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36in"/>
    </style:style>
    <style:style style:name="co2" style:family="table-column">
      <style:table-column-properties fo:break-before="auto" style:column-width="2.8756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5.9016in"/>
    </style:style>
    <style:style style:name="co6" style:family="table-column">
      <style:table-column-properties fo:break-before="auto" style:column-width="14.7937in"/>
    </style:style>
    <style:style style:name="co7" style:family="table-column">
      <style:table-column-properties fo:break-before="auto" style:column-width="5.4008in"/>
    </style:style>
    <style:style style:name="co8" style:family="table-column">
      <style:table-column-properties fo:break-before="auto" style:column-width="3.7134in"/>
    </style:style>
    <style:style style:name="co9" style:family="table-column">
      <style:table-column-properties fo:break-before="auto" style:column-width="0.7311in"/>
    </style:style>
    <style:style style:name="co10" style:family="table-column">
      <style:table-column-properties fo:break-before="auto" style:column-width="3.5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46"/>
    <style:style style:name="ce2" style:family="table-cell" style:parent-style-name="Default" style:data-style-name="N60"/>
    <style:style style:name="ce3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_record - Dry Ice Calibration" table:style-name="ta1">
        <table:shapes>
          <draw:frame draw:z-index="0" draw:style-name="gr1" draw:text-style-name="P1" svg:width="6.2988in" svg:height="3.5429in" svg:x="12.761in" svg:y="0in">
            <draw:object draw:notify-on-update-of-ranges="'temp_record - Dry Ice Calibration'.J25:'temp_record - Dry Ice Calibration'.J617 'temp_record - Dry Ice Calibration'.E24:'temp_record - Dry Ice Calibration'.E24 'temp_record - Dry Ice Calibration'.E25:'temp_record - Dry Ice Calibration'.E617 'temp_record - Dry Ice Calibration'.J25:'temp_record - Dry Ice Calibration'.J617 'temp_record - Dry Ice Calibration'.F24:'temp_record - Dry Ice Calibration'.F24 'temp_record - Dry Ice Calibration'.F25:'temp_record - Dry Ice Calibration'.F617 'temp_record - Dry Ice Calibration'.J25:'temp_record - Dry Ice Calibration'.J617 'temp_record - Dry Ice Calibration'.G24:'temp_record - Dry Ice Calibration'.G24 'temp_record - Dry Ice Calibration'.G25:'temp_record - Dry Ice Calibration'.G617 'temp_record - Dry Ice Calibration'.J25:'temp_record - Dry Ice Calibration'.J617 'temp_record - Dry Ice Calibration'.H24:'temp_record - Dry Ice Calibration'.H24 'temp_record - Dry Ice Calibration'.H25:'temp_record - Dry Ice Calibration'.H6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bVIEW Measurement</text:p>
          </table:table-cell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riter_Version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ader_Version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eparator</text:p>
          </table:table-cell>
          <table:table-cell office:value-type="string" calcext:value-type="string">
            <text:p>Comma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ecimal_Separator</text:p>
          </table:table-cell>
          <table:table-cell office:value-type="string" calcext:value-type="string">
            <text:p>.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ulti_Headings</text:p>
          </table:table-cell>
          <table:table-cell office:value-type="string" calcext:value-type="string">
            <text:p>No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_Columns</text:p>
          </table:table-cell>
          <table:table-cell office:value-type="string" calcext:value-type="string">
            <text:p>One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ime_Pref</text:p>
          </table:table-cell>
          <table:table-cell office:value-type="string" calcext:value-type="string">
            <text:p>Relative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poltarg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Recorded temperature from the Mercury iTC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2014/12/18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table:style-name="ce1" office:value-type="time" office:time-value="PT16H29M33.027851105S" calcext:value-type="time">
            <text:p>16:29:33.03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***End_of_Header***</text:p>
          </table:table-cell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amples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8" office:value-type="string" calcext:value-type="string">
            <text:p>2014/12/1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8" table:style-name="ce1" office:value-type="time" office:time-value="PT16H29M33.027851105S" calcext:value-type="time">
            <text:p>16:29:33.0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Y_Unit_Label</text:p>
          </table:table-cell>
          <table:table-cell table:number-columns-repeated="3" office:value-type="string" calcext:value-type="string">
            <text:p>K</text:p>
          </table:table-cell>
          <table:table-cell table:number-columns-repeated="4" office:value-type="string" calcext:value-type="string">
            <text:p>Ohm</text:p>
          </table:table-cell>
          <table:table-cell office:value-type="string" calcext:value-type="string">
            <text:p>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_Dimension</text:p>
          </table:table-cell>
          <table:table-cell table:number-columns-repeated="8" office:value-type="string" calcext:value-type="string">
            <text:p>Tim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</text:p>
          </table:table-cell>
          <table:table-cell table:number-columns-repeated="8" table:style-name="ce2" office:value-type="float" office:value="0" calcext:value-type="float">
            <text:p>0.00E+0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elta_X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***End_of_Header***</text:p>
          </table:table-cell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_Value</text:p>
          </table:table-cell>
          <table:table-cell office:value-type="string" calcext:value-type="string">
            <text:p>Pill.T</text:p>
          </table:table-cell>
          <table:table-cell office:value-type="string" calcext:value-type="string">
            <text:p>CCS.T</text:p>
          </table:table-cell>
          <table:table-cell office:value-type="string" calcext:value-type="string">
            <text:p>AB1.T</text:p>
          </table:table-cell>
          <table:table-cell office:value-type="string" calcext:value-type="string">
            <text:p>CCS.R</text:p>
          </table:table-cell>
          <table:table-cell office:value-type="string" calcext:value-type="string">
            <text:p>Pill.R</text:p>
          </table:table-cell>
          <table:table-cell office:value-type="string" calcext:value-type="string">
            <text:p>AB1.R</text:p>
          </table:table-cell>
          <table:table-cell office:value-type="string" calcext:value-type="string">
            <text:p>AB3.R</text:p>
          </table:table-cell>
          <table:table-cell office:value-type="string" calcext:value-type="string">
            <text:p>AB3.T</text:p>
          </table:table-cell>
          <table:table-cell table:style-name="Default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0103" calcext:value-type="float">
            <text:p>294.0103</text:p>
          </table:table-cell>
          <table:table-cell office:value-type="float" office:value="400" calcext:value-type="float">
            <text:p>400</text:p>
          </table:table-cell>
          <table:table-cell office:value-type="float" office:value="986.3129" calcext:value-type="float">
            <text:p>986.3129</text:p>
          </table:table-cell>
          <table:table-cell office:value-type="float" office:value="36.7649" calcext:value-type="float">
            <text:p>36.7649</text:p>
          </table:table-cell>
          <table:table-cell office:value-type="float" office:value="166.6128" calcext:value-type="float">
            <text:p>166.6128</text:p>
          </table:table-cell>
          <table:table-cell table:number-columns-repeated="2" office:value-type="float" office:value="159.3243" calcext:value-type="float">
            <text:p>159.3243</text:p>
          </table:table-cell>
          <table:table-cell office:value-type="date" office:date-value="2015-01-15T11:01:40" calcext:value-type="date">
            <text:p>01/15/15 11:01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0247" calcext:value-type="float">
            <text:p>294.024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6.7669" calcext:value-type="float">
            <text:p>36.7669</text:p>
          </table:table-cell>
          <table:table-cell/>
          <table:table-cell table:number-columns-repeated="2" office:value-type="float" office:value="159.3498" calcext:value-type="float">
            <text:p>159.3498</text:p>
          </table:table-cell>
          <table:table-cell office:value-type="date" office:date-value="2015-01-15T11:01:45" calcext:value-type="date">
            <text:p>01/15/15 11:01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0286" calcext:value-type="float">
            <text:p>294.0286</text:p>
          </table:table-cell>
          <table:table-cell office:value-type="float" office:value="400" calcext:value-type="float">
            <text:p>400</text:p>
          </table:table-cell>
          <table:table-cell office:value-type="float" office:value="986.1457" calcext:value-type="float">
            <text:p>986.1457</text:p>
          </table:table-cell>
          <table:table-cell office:value-type="float" office:value="36.764" calcext:value-type="float">
            <text:p>36.764</text:p>
          </table:table-cell>
          <table:table-cell office:value-type="float" office:value="166.595" calcext:value-type="float">
            <text:p>166.595</text:p>
          </table:table-cell>
          <table:table-cell table:number-columns-repeated="2" office:value-type="float" office:value="159.3707" calcext:value-type="float">
            <text:p>159.3707</text:p>
          </table:table-cell>
          <table:table-cell office:value-type="date" office:date-value="2015-01-15T11:01:54" calcext:value-type="date">
            <text:p>01/15/15 11:01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1134" calcext:value-type="float">
            <text:p>294.1134</text:p>
          </table:table-cell>
          <table:table-cell office:value-type="float" office:value="400" calcext:value-type="float">
            <text:p>400</text:p>
          </table:table-cell>
          <table:table-cell office:value-type="float" office:value="986.2659" calcext:value-type="float">
            <text:p>986.2659</text:p>
          </table:table-cell>
          <table:table-cell office:value-type="float" office:value="36.7604" calcext:value-type="float">
            <text:p>36.7604</text:p>
          </table:table-cell>
          <table:table-cell office:value-type="float" office:value="166.5855" calcext:value-type="float">
            <text:p>166.5855</text:p>
          </table:table-cell>
          <table:table-cell table:number-columns-repeated="2" office:value-type="float" office:value="159.3589" calcext:value-type="float">
            <text:p>159.3589</text:p>
          </table:table-cell>
          <table:table-cell office:value-type="date" office:date-value="2015-01-15T11:01:59" calcext:value-type="date">
            <text:p>01/15/15 11:01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128" calcext:value-type="float">
            <text:p>294.128</text:p>
          </table:table-cell>
          <table:table-cell office:value-type="float" office:value="400" calcext:value-type="float">
            <text:p>400</text:p>
          </table:table-cell>
          <table:table-cell office:value-type="float" office:value="986.39" calcext:value-type="float">
            <text:p>986.39</text:p>
          </table:table-cell>
          <table:table-cell office:value-type="float" office:value="36.764" calcext:value-type="float">
            <text:p>36.764</text:p>
          </table:table-cell>
          <table:table-cell office:value-type="float" office:value="166.6097" calcext:value-type="float">
            <text:p>166.6097</text:p>
          </table:table-cell>
          <table:table-cell table:number-columns-repeated="2" office:value-type="float" office:value="159.372" calcext:value-type="float">
            <text:p>159.372</text:p>
          </table:table-cell>
          <table:table-cell office:value-type="date" office:date-value="2015-01-15T11:02:08" calcext:value-type="date">
            <text:p>01/15/15 11:02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0212" calcext:value-type="float">
            <text:p>294.0212</text:p>
          </table:table-cell>
          <table:table-cell office:value-type="float" office:value="400" calcext:value-type="float">
            <text:p>400</text:p>
          </table:table-cell>
          <table:table-cell office:value-type="float" office:value="986.0017" calcext:value-type="float">
            <text:p>986.0017</text:p>
          </table:table-cell>
          <table:table-cell office:value-type="float" office:value="36.7634" calcext:value-type="float">
            <text:p>36.7634</text:p>
          </table:table-cell>
          <table:table-cell office:value-type="float" office:value="166.653" calcext:value-type="float">
            <text:p>166.653</text:p>
          </table:table-cell>
          <table:table-cell table:number-columns-repeated="2" office:value-type="float" office:value="159.376" calcext:value-type="float">
            <text:p>159.376</text:p>
          </table:table-cell>
          <table:table-cell office:value-type="date" office:date-value="2015-01-15T11:02:17" calcext:value-type="date">
            <text:p>01/15/15 11:02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1176" calcext:value-type="float">
            <text:p>294.1176</text:p>
          </table:table-cell>
          <table:table-cell office:value-type="float" office:value="400" calcext:value-type="float">
            <text:p>400</text:p>
          </table:table-cell>
          <table:table-cell office:value-type="float" office:value="986.0489" calcext:value-type="float">
            <text:p>986.0489</text:p>
          </table:table-cell>
          <table:table-cell office:value-type="float" office:value="36.7599" calcext:value-type="float">
            <text:p>36.7599</text:p>
          </table:table-cell>
          <table:table-cell office:value-type="float" office:value="166.5902" calcext:value-type="float">
            <text:p>166.5902</text:p>
          </table:table-cell>
          <table:table-cell table:number-columns-repeated="2" office:value-type="float" office:value="159.3698" calcext:value-type="float">
            <text:p>159.3698</text:p>
          </table:table-cell>
          <table:table-cell office:value-type="date" office:date-value="2015-01-15T11:02:23" calcext:value-type="date">
            <text:p>01/15/15 11:02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1447" calcext:value-type="float">
            <text:p>294.1447</text:p>
          </table:table-cell>
          <table:table-cell office:value-type="float" office:value="400" calcext:value-type="float">
            <text:p>400</text:p>
          </table:table-cell>
          <table:table-cell office:value-type="float" office:value="986.0317" calcext:value-type="float">
            <text:p>986.0317</text:p>
          </table:table-cell>
          <table:table-cell office:value-type="float" office:value="36.7606" calcext:value-type="float">
            <text:p>36.7606</text:p>
          </table:table-cell>
          <table:table-cell office:value-type="float" office:value="166.6015" calcext:value-type="float">
            <text:p>166.6015</text:p>
          </table:table-cell>
          <table:table-cell table:number-columns-repeated="2" office:value-type="float" office:value="159.3298" calcext:value-type="float">
            <text:p>159.3298</text:p>
          </table:table-cell>
          <table:table-cell office:value-type="date" office:date-value="2015-01-15T11:02:28" calcext:value-type="date">
            <text:p>01/15/15 11:02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1613" calcext:value-type="float">
            <text:p>294.1613</text:p>
          </table:table-cell>
          <table:table-cell office:value-type="float" office:value="400" calcext:value-type="float">
            <text:p>400</text:p>
          </table:table-cell>
          <table:table-cell office:value-type="float" office:value="986.2638" calcext:value-type="float">
            <text:p>986.2638</text:p>
          </table:table-cell>
          <table:table-cell office:value-type="float" office:value="36.7692" calcext:value-type="float">
            <text:p>36.7692</text:p>
          </table:table-cell>
          <table:table-cell office:value-type="float" office:value="166.5941" calcext:value-type="float">
            <text:p>166.5941</text:p>
          </table:table-cell>
          <table:table-cell table:number-columns-repeated="2" office:value-type="float" office:value="159.3431" calcext:value-type="float">
            <text:p>159.3431</text:p>
          </table:table-cell>
          <table:table-cell office:value-type="date" office:date-value="2015-01-15T11:02:37" calcext:value-type="date">
            <text:p>01/15/15 11:02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0592" calcext:value-type="float">
            <text:p>294.0592</text:p>
          </table:table-cell>
          <table:table-cell office:value-type="float" office:value="400" calcext:value-type="float">
            <text:p>400</text:p>
          </table:table-cell>
          <table:table-cell office:value-type="float" office:value="986.0767" calcext:value-type="float">
            <text:p>986.0767</text:p>
          </table:table-cell>
          <table:table-cell office:value-type="float" office:value="36.759" calcext:value-type="float">
            <text:p>36.759</text:p>
          </table:table-cell>
          <table:table-cell office:value-type="float" office:value="166.5448" calcext:value-type="float">
            <text:p>166.5448</text:p>
          </table:table-cell>
          <table:table-cell table:number-columns-repeated="2" office:value-type="float" office:value="159.3497" calcext:value-type="float">
            <text:p>159.3497</text:p>
          </table:table-cell>
          <table:table-cell office:value-type="date" office:date-value="2015-01-15T11:02:46" calcext:value-type="date">
            <text:p>01/15/15 11:02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94.1212" calcext:value-type="float">
            <text:p>294.121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6.76" calcext:value-type="float">
            <text:p>36.76</text:p>
          </table:table-cell>
          <table:table-cell/>
          <table:table-cell table:number-columns-repeated="2" office:value-type="float" office:value="159.3594" calcext:value-type="float">
            <text:p>159.3594</text:p>
          </table:table-cell>
          <table:table-cell office:value-type="date" office:date-value="2015-01-15T11:02:51" calcext:value-type="date">
            <text:p>01/15/15 11:02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6" calcext:value-type="float">
            <text:p>159.36</text:p>
          </table:table-cell>
          <table:table-cell office:value-type="date" office:date-value="2015-01-15T11:03:03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869" calcext:value-type="float">
            <text:p>159.3869</text:p>
          </table:table-cell>
          <table:table-cell office:value-type="date" office:date-value="2015-01-15T11:03:11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329" calcext:value-type="float">
            <text:p>159.3329</text:p>
          </table:table-cell>
          <table:table-cell office:value-type="date" office:date-value="2015-01-15T11:03:19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163" calcext:value-type="float">
            <text:p>159.3163</text:p>
          </table:table-cell>
          <table:table-cell office:value-type="date" office:date-value="2015-01-15T11:03:24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345" calcext:value-type="float">
            <text:p>159.3345</text:p>
          </table:table-cell>
          <table:table-cell office:value-type="date" office:date-value="2015-01-15T11:03:29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667" calcext:value-type="float">
            <text:p>159.3667</text:p>
          </table:table-cell>
          <table:table-cell office:value-type="date" office:date-value="2015-01-15T11:03:34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546" calcext:value-type="float">
            <text:p>159.3546</text:p>
          </table:table-cell>
          <table:table-cell office:value-type="date" office:date-value="2015-01-15T11:03:39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436" calcext:value-type="float">
            <text:p>159.3436</text:p>
          </table:table-cell>
          <table:table-cell office:value-type="date" office:date-value="2015-01-15T11:03:45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657" calcext:value-type="float">
            <text:p>159.3657</text:p>
          </table:table-cell>
          <table:table-cell office:value-type="date" office:date-value="2015-01-15T11:03:50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63" calcext:value-type="float">
            <text:p>159.363</text:p>
          </table:table-cell>
          <table:table-cell office:value-type="date" office:date-value="2015-01-15T11:03:55" calcext:value-type="date">
            <text:p>01/15/15 11:03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726" calcext:value-type="float">
            <text:p>159.3726</text:p>
          </table:table-cell>
          <table:table-cell office:value-type="date" office:date-value="2015-01-15T11:04:00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76" calcext:value-type="float">
            <text:p>159.376</text:p>
          </table:table-cell>
          <table:table-cell office:value-type="date" office:date-value="2015-01-15T11:04:05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012" calcext:value-type="float">
            <text:p>159.4012</text:p>
          </table:table-cell>
          <table:table-cell office:value-type="date" office:date-value="2015-01-15T11:04:10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482" calcext:value-type="float">
            <text:p>159.4482</text:p>
          </table:table-cell>
          <table:table-cell office:value-type="date" office:date-value="2015-01-15T11:04:15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684" calcext:value-type="float">
            <text:p>159.4684</text:p>
          </table:table-cell>
          <table:table-cell office:value-type="date" office:date-value="2015-01-15T11:04:20.000001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854" calcext:value-type="float">
            <text:p>159.4854</text:p>
          </table:table-cell>
          <table:table-cell office:value-type="date" office:date-value="2015-01-15T11:04:25.000001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795" calcext:value-type="float">
            <text:p>159.4795</text:p>
          </table:table-cell>
          <table:table-cell office:value-type="date" office:date-value="2015-01-15T11:04:30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868" calcext:value-type="float">
            <text:p>159.4868</text:p>
          </table:table-cell>
          <table:table-cell office:value-type="date" office:date-value="2015-01-15T11:04:39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751" calcext:value-type="float">
            <text:p>159.4751</text:p>
          </table:table-cell>
          <table:table-cell office:value-type="date" office:date-value="2015-01-15T11:04:47.000001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552" calcext:value-type="float">
            <text:p>159.4552</text:p>
          </table:table-cell>
          <table:table-cell office:value-type="date" office:date-value="2015-01-15T11:04:55.000001" calcext:value-type="date">
            <text:p>01/15/15 11:04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487" calcext:value-type="float">
            <text:p>159.4487</text:p>
          </table:table-cell>
          <table:table-cell office:value-type="date" office:date-value="2015-01-15T11:05:00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748" calcext:value-type="float">
            <text:p>159.4748</text:p>
          </table:table-cell>
          <table:table-cell office:value-type="date" office:date-value="2015-01-15T11:05:05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524" calcext:value-type="float">
            <text:p>159.4524</text:p>
          </table:table-cell>
          <table:table-cell office:value-type="date" office:date-value="2015-01-15T11:05:10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721" calcext:value-type="float">
            <text:p>159.4721</text:p>
          </table:table-cell>
          <table:table-cell office:value-type="date" office:date-value="2015-01-15T11:05:15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044" calcext:value-type="float">
            <text:p>159.5044</text:p>
          </table:table-cell>
          <table:table-cell office:value-type="date" office:date-value="2015-01-15T11:05:20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284" calcext:value-type="float">
            <text:p>159.5284</text:p>
          </table:table-cell>
          <table:table-cell office:value-type="date" office:date-value="2015-01-15T11:05:25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413" calcext:value-type="float">
            <text:p>159.5413</text:p>
          </table:table-cell>
          <table:table-cell office:value-type="date" office:date-value="2015-01-15T11:05:30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317" calcext:value-type="float">
            <text:p>159.5317</text:p>
          </table:table-cell>
          <table:table-cell office:value-type="date" office:date-value="2015-01-15T11:05:35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542" calcext:value-type="float">
            <text:p>159.5542</text:p>
          </table:table-cell>
          <table:table-cell office:value-type="date" office:date-value="2015-01-15T11:05:40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364" calcext:value-type="float">
            <text:p>159.5364</text:p>
          </table:table-cell>
          <table:table-cell office:value-type="date" office:date-value="2015-01-15T11:05:45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29" calcext:value-type="float">
            <text:p>159.529</text:p>
          </table:table-cell>
          <table:table-cell office:value-type="date" office:date-value="2015-01-15T11:05:51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472" calcext:value-type="float">
            <text:p>159.5472</text:p>
          </table:table-cell>
          <table:table-cell office:value-type="date" office:date-value="2015-01-15T11:05:56" calcext:value-type="date">
            <text:p>01/15/15 11:05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351" calcext:value-type="float">
            <text:p>159.5351</text:p>
          </table:table-cell>
          <table:table-cell office:value-type="date" office:date-value="2015-01-15T11:06:01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257" calcext:value-type="float">
            <text:p>159.5257</text:p>
          </table:table-cell>
          <table:table-cell office:value-type="date" office:date-value="2015-01-15T11:06:06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326" calcext:value-type="float">
            <text:p>159.5326</text:p>
          </table:table-cell>
          <table:table-cell office:value-type="date" office:date-value="2015-01-15T11:06:11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384" calcext:value-type="float">
            <text:p>159.5384</text:p>
          </table:table-cell>
          <table:table-cell office:value-type="date" office:date-value="2015-01-15T11:06:16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349" calcext:value-type="float">
            <text:p>159.5349</text:p>
          </table:table-cell>
          <table:table-cell office:value-type="date" office:date-value="2015-01-15T11:06:21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292" calcext:value-type="float">
            <text:p>159.5292</text:p>
          </table:table-cell>
          <table:table-cell office:value-type="date" office:date-value="2015-01-15T11:06:26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348" calcext:value-type="float">
            <text:p>159.5348</text:p>
          </table:table-cell>
          <table:table-cell office:value-type="date" office:date-value="2015-01-15T11:06:31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252" calcext:value-type="float">
            <text:p>159.5252</text:p>
          </table:table-cell>
          <table:table-cell office:value-type="date" office:date-value="2015-01-15T11:06:36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267" calcext:value-type="float">
            <text:p>159.5267</text:p>
          </table:table-cell>
          <table:table-cell office:value-type="date" office:date-value="2015-01-15T11:06:41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054" calcext:value-type="float">
            <text:p>159.5054</text:p>
          </table:table-cell>
          <table:table-cell office:value-type="date" office:date-value="2015-01-15T11:06:46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269" calcext:value-type="float">
            <text:p>159.5269</text:p>
          </table:table-cell>
          <table:table-cell office:value-type="date" office:date-value="2015-01-15T11:06:51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26" calcext:value-type="float">
            <text:p>159.526</text:p>
          </table:table-cell>
          <table:table-cell office:value-type="date" office:date-value="2015-01-15T11:06:56" calcext:value-type="date">
            <text:p>01/15/15 11:06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463" calcext:value-type="float">
            <text:p>159.5463</text:p>
          </table:table-cell>
          <table:table-cell office:value-type="date" office:date-value="2015-01-15T11:07:01.000001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153" calcext:value-type="float">
            <text:p>159.5153</text:p>
          </table:table-cell>
          <table:table-cell office:value-type="date" office:date-value="2015-01-15T11:07:06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173" calcext:value-type="float">
            <text:p>159.5173</text:p>
          </table:table-cell>
          <table:table-cell office:value-type="date" office:date-value="2015-01-15T11:07:11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88.6446" calcext:value-type="float">
            <text:p>288.6446</text:p>
          </table:table-cell>
          <table:table-cell office:value-type="float" office:value="400" calcext:value-type="float">
            <text:p>400</text:p>
          </table:table-cell>
          <table:table-cell office:value-type="float" office:value="1050.6587" calcext:value-type="float">
            <text:p>1050.6587</text:p>
          </table:table-cell>
          <table:table-cell office:value-type="float" office:value="36.7634" calcext:value-type="float">
            <text:p>36.7634</text:p>
          </table:table-cell>
          <table:table-cell office:value-type="float" office:value="166.6815" calcext:value-type="float">
            <text:p>166.6815</text:p>
          </table:table-cell>
          <table:table-cell table:number-columns-repeated="2" office:value-type="float" office:value="159.5016" calcext:value-type="float">
            <text:p>159.5016</text:p>
          </table:table-cell>
          <table:table-cell office:value-type="date" office:date-value="2015-01-15T11:07:17.000002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25.7194" calcext:value-type="float">
            <text:p>225.7194</text:p>
          </table:table-cell>
          <table:table-cell office:value-type="float" office:value="400" calcext:value-type="float">
            <text:p>400</text:p>
          </table:table-cell>
          <table:table-cell office:value-type="float" office:value="1050.9867" calcext:value-type="float">
            <text:p>1050.9867</text:p>
          </table:table-cell>
          <table:table-cell office:value-type="float" office:value="36.762" calcext:value-type="float">
            <text:p>36.762</text:p>
          </table:table-cell>
          <table:table-cell office:value-type="float" office:value="166.7496" calcext:value-type="float">
            <text:p>166.7496</text:p>
          </table:table-cell>
          <table:table-cell table:number-columns-repeated="2" office:value-type="float" office:value="159.5031" calcext:value-type="float">
            <text:p>159.5031</text:p>
          </table:table-cell>
          <table:table-cell office:value-type="date" office:date-value="2015-01-15T11:07:22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8.405" calcext:value-type="float">
            <text:p>218.405</text:p>
          </table:table-cell>
          <table:table-cell office:value-type="float" office:value="400" calcext:value-type="float">
            <text:p>400</text:p>
          </table:table-cell>
          <table:table-cell office:value-type="float" office:value="1051.0672" calcext:value-type="float">
            <text:p>1051.0672</text:p>
          </table:table-cell>
          <table:table-cell office:value-type="float" office:value="36.7635" calcext:value-type="float">
            <text:p>36.7635</text:p>
          </table:table-cell>
          <table:table-cell office:value-type="float" office:value="166.7277" calcext:value-type="float">
            <text:p>166.7277</text:p>
          </table:table-cell>
          <table:table-cell table:number-columns-repeated="2" office:value-type="float" office:value="159.505" calcext:value-type="float">
            <text:p>159.505</text:p>
          </table:table-cell>
          <table:table-cell office:value-type="date" office:date-value="2015-01-15T11:07:28.000002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7.1816" calcext:value-type="float">
            <text:p>217.1816</text:p>
          </table:table-cell>
          <table:table-cell office:value-type="float" office:value="400" calcext:value-type="float">
            <text:p>400</text:p>
          </table:table-cell>
          <table:table-cell office:value-type="float" office:value="1051.3707" calcext:value-type="float">
            <text:p>1051.3707</text:p>
          </table:table-cell>
          <table:table-cell office:value-type="float" office:value="36.765" calcext:value-type="float">
            <text:p>36.765</text:p>
          </table:table-cell>
          <table:table-cell office:value-type="float" office:value="166.6935" calcext:value-type="float">
            <text:p>166.6935</text:p>
          </table:table-cell>
          <table:table-cell table:number-columns-repeated="2" office:value-type="float" office:value="159.5387" calcext:value-type="float">
            <text:p>159.5387</text:p>
          </table:table-cell>
          <table:table-cell office:value-type="date" office:date-value="2015-01-15T11:07:33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6.8864" calcext:value-type="float">
            <text:p>216.8864</text:p>
          </table:table-cell>
          <table:table-cell office:value-type="float" office:value="400" calcext:value-type="float">
            <text:p>400</text:p>
          </table:table-cell>
          <table:table-cell office:value-type="float" office:value="1051.3854" calcext:value-type="float">
            <text:p>1051.3854</text:p>
          </table:table-cell>
          <table:table-cell office:value-type="float" office:value="36.7586" calcext:value-type="float">
            <text:p>36.7586</text:p>
          </table:table-cell>
          <table:table-cell office:value-type="float" office:value="166.6757" calcext:value-type="float">
            <text:p>166.6757</text:p>
          </table:table-cell>
          <table:table-cell table:number-columns-repeated="2" office:value-type="float" office:value="159.5133" calcext:value-type="float">
            <text:p>159.5133</text:p>
          </table:table-cell>
          <table:table-cell office:value-type="date" office:date-value="2015-01-15T11:07:39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6.7883" calcext:value-type="float">
            <text:p>216.7883</text:p>
          </table:table-cell>
          <table:table-cell office:value-type="float" office:value="400" calcext:value-type="float">
            <text:p>400</text:p>
          </table:table-cell>
          <table:table-cell office:value-type="float" office:value="1051.8691" calcext:value-type="float">
            <text:p>1051.8691</text:p>
          </table:table-cell>
          <table:table-cell office:value-type="float" office:value="36.7605" calcext:value-type="float">
            <text:p>36.7605</text:p>
          </table:table-cell>
          <table:table-cell office:value-type="float" office:value="166.6423" calcext:value-type="float">
            <text:p>166.6423</text:p>
          </table:table-cell>
          <table:table-cell table:number-columns-repeated="2" office:value-type="float" office:value="159.5151" calcext:value-type="float">
            <text:p>159.5151</text:p>
          </table:table-cell>
          <table:table-cell office:value-type="date" office:date-value="2015-01-15T11:07:45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6.3004" calcext:value-type="float">
            <text:p>216.3004</text:p>
          </table:table-cell>
          <table:table-cell office:value-type="float" office:value="400" calcext:value-type="float">
            <text:p>400</text:p>
          </table:table-cell>
          <table:table-cell office:value-type="float" office:value="1052.1989" calcext:value-type="float">
            <text:p>1052.1989</text:p>
          </table:table-cell>
          <table:table-cell office:value-type="float" office:value="36.7582" calcext:value-type="float">
            <text:p>36.7582</text:p>
          </table:table-cell>
          <table:table-cell office:value-type="float" office:value="166.6904" calcext:value-type="float">
            <text:p>166.6904</text:p>
          </table:table-cell>
          <table:table-cell table:number-columns-repeated="2" office:value-type="float" office:value="159.4888" calcext:value-type="float">
            <text:p>159.4888</text:p>
          </table:table-cell>
          <table:table-cell office:value-type="date" office:date-value="2015-01-15T11:07:50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5.8744" calcext:value-type="float">
            <text:p>215.8744</text:p>
          </table:table-cell>
          <table:table-cell office:value-type="float" office:value="400" calcext:value-type="float">
            <text:p>400</text:p>
          </table:table-cell>
          <table:table-cell office:value-type="float" office:value="1052.3792" calcext:value-type="float">
            <text:p>1052.3792</text:p>
          </table:table-cell>
          <table:table-cell office:value-type="float" office:value="36.7563" calcext:value-type="float">
            <text:p>36.7563</text:p>
          </table:table-cell>
          <table:table-cell office:value-type="float" office:value="166.7129" calcext:value-type="float">
            <text:p>166.7129</text:p>
          </table:table-cell>
          <table:table-cell table:number-columns-repeated="2" office:value-type="float" office:value="159.4689" calcext:value-type="float">
            <text:p>159.4689</text:p>
          </table:table-cell>
          <table:table-cell office:value-type="date" office:date-value="2015-01-15T11:07:56" calcext:value-type="date">
            <text:p>01/15/15 11:07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5.6975" calcext:value-type="float">
            <text:p>215.6975</text:p>
          </table:table-cell>
          <table:table-cell office:value-type="float" office:value="400" calcext:value-type="float">
            <text:p>400</text:p>
          </table:table-cell>
          <table:table-cell office:value-type="float" office:value="1052.5073" calcext:value-type="float">
            <text:p>1052.5073</text:p>
          </table:table-cell>
          <table:table-cell office:value-type="float" office:value="36.7592" calcext:value-type="float">
            <text:p>36.7592</text:p>
          </table:table-cell>
          <table:table-cell office:value-type="float" office:value="166.702" calcext:value-type="float">
            <text:p>166.702</text:p>
          </table:table-cell>
          <table:table-cell table:number-columns-repeated="2" office:value-type="float" office:value="159.5035" calcext:value-type="float">
            <text:p>159.5035</text:p>
          </table:table-cell>
          <table:table-cell office:value-type="date" office:date-value="2015-01-15T11:08:01.000002" calcext:value-type="date">
            <text:p>01/15/15 11:08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5.6907" calcext:value-type="float">
            <text:p>215.6907</text:p>
          </table:table-cell>
          <table:table-cell office:value-type="float" office:value="400" calcext:value-type="float">
            <text:p>400</text:p>
          </table:table-cell>
          <table:table-cell office:value-type="float" office:value="1052.7475" calcext:value-type="float">
            <text:p>1052.7475</text:p>
          </table:table-cell>
          <table:table-cell office:value-type="float" office:value="36.7559" calcext:value-type="float">
            <text:p>36.7559</text:p>
          </table:table-cell>
          <table:table-cell office:value-type="float" office:value="166.6864" calcext:value-type="float">
            <text:p>166.6864</text:p>
          </table:table-cell>
          <table:table-cell table:number-columns-repeated="2" office:value-type="float" office:value="159.4985" calcext:value-type="float">
            <text:p>159.4985</text:p>
          </table:table-cell>
          <table:table-cell office:value-type="date" office:date-value="2015-01-15T11:08:10" calcext:value-type="date">
            <text:p>01/15/15 11:08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5.4331" calcext:value-type="float">
            <text:p>215.4331</text:p>
          </table:table-cell>
          <table:table-cell office:value-type="float" office:value="400" calcext:value-type="float">
            <text:p>400</text:p>
          </table:table-cell>
          <table:table-cell office:value-type="float" office:value="1053.04" calcext:value-type="float">
            <text:p>1053.04</text:p>
          </table:table-cell>
          <table:table-cell office:value-type="float" office:value="36.7608" calcext:value-type="float">
            <text:p>36.7608</text:p>
          </table:table-cell>
          <table:table-cell office:value-type="float" office:value="166.6915" calcext:value-type="float">
            <text:p>166.6915</text:p>
          </table:table-cell>
          <table:table-cell table:number-columns-repeated="2" office:value-type="float" office:value="159.4899" calcext:value-type="float">
            <text:p>159.4899</text:p>
          </table:table-cell>
          <table:table-cell office:value-type="date" office:date-value="2015-01-15T11:08:16" calcext:value-type="date">
            <text:p>01/15/15 11:08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5.0909" calcext:value-type="float">
            <text:p>215.0909</text:p>
          </table:table-cell>
          <table:table-cell office:value-type="float" office:value="400" calcext:value-type="float">
            <text:p>400</text:p>
          </table:table-cell>
          <table:table-cell office:value-type="float" office:value="1052.8135" calcext:value-type="float">
            <text:p>1052.8135</text:p>
          </table:table-cell>
          <table:table-cell office:value-type="float" office:value="36.7592" calcext:value-type="float">
            <text:p>36.7592</text:p>
          </table:table-cell>
          <table:table-cell office:value-type="float" office:value="166.6689" calcext:value-type="float">
            <text:p>166.6689</text:p>
          </table:table-cell>
          <table:table-cell table:number-columns-repeated="2" office:value-type="float" office:value="159.5044" calcext:value-type="float">
            <text:p>159.5044</text:p>
          </table:table-cell>
          <table:table-cell office:value-type="date" office:date-value="2015-01-15T11:08:21" calcext:value-type="date">
            <text:p>01/15/15 11:08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5.2283" calcext:value-type="float">
            <text:p>215.2283</text:p>
          </table:table-cell>
          <table:table-cell office:value-type="float" office:value="400" calcext:value-type="float">
            <text:p>400</text:p>
          </table:table-cell>
          <table:table-cell office:value-type="float" office:value="1053.0347" calcext:value-type="float">
            <text:p>1053.0347</text:p>
          </table:table-cell>
          <table:table-cell office:value-type="float" office:value="36.767" calcext:value-type="float">
            <text:p>36.767</text:p>
          </table:table-cell>
          <table:table-cell office:value-type="float" office:value="166.6954" calcext:value-type="float">
            <text:p>166.6954</text:p>
          </table:table-cell>
          <table:table-cell table:number-columns-repeated="2" office:value-type="float" office:value="159.4917" calcext:value-type="float">
            <text:p>159.4917</text:p>
          </table:table-cell>
          <table:table-cell office:value-type="date" office:date-value="2015-01-15T11:08:30.000002" calcext:value-type="date">
            <text:p>01/15/15 11:08 AM</text:p>
          </table:table-cell>
          <table:table-cell office:value-type="string" calcext:value-type="string">
            <text:p><text:s/>User comment = <text:s/>Putting dry ice on CCS temp sensor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5.3148" calcext:value-type="float">
            <text:p>215.3148</text:p>
          </table:table-cell>
          <table:table-cell office:value-type="float" office:value="400" calcext:value-type="float">
            <text:p>400</text:p>
          </table:table-cell>
          <table:table-cell office:value-type="float" office:value="1052.8497" calcext:value-type="float">
            <text:p>1052.8497</text:p>
          </table:table-cell>
          <table:table-cell office:value-type="float" office:value="36.7676" calcext:value-type="float">
            <text:p>36.7676</text:p>
          </table:table-cell>
          <table:table-cell office:value-type="float" office:value="166.7445" calcext:value-type="float">
            <text:p>166.7445</text:p>
          </table:table-cell>
          <table:table-cell table:number-columns-repeated="2" office:value-type="float" office:value="159.4814" calcext:value-type="float">
            <text:p>159.4814</text:p>
          </table:table-cell>
          <table:table-cell office:value-type="date" office:date-value="2015-01-15T11:08:35.000002" calcext:value-type="date">
            <text:p>01/15/15 11:08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5.3021" calcext:value-type="float">
            <text:p>215.3021</text:p>
          </table:table-cell>
          <table:table-cell office:value-type="float" office:value="400" calcext:value-type="float">
            <text:p>400</text:p>
          </table:table-cell>
          <table:table-cell office:value-type="float" office:value="1053.1112" calcext:value-type="float">
            <text:p>1053.1112</text:p>
          </table:table-cell>
          <table:table-cell office:value-type="float" office:value="36.76" calcext:value-type="float">
            <text:p>36.76</text:p>
          </table:table-cell>
          <table:table-cell office:value-type="float" office:value="166.7406" calcext:value-type="float">
            <text:p>166.7406</text:p>
          </table:table-cell>
          <table:table-cell table:number-columns-repeated="2" office:value-type="float" office:value="159.4595" calcext:value-type="float">
            <text:p>159.4595</text:p>
          </table:table-cell>
          <table:table-cell office:value-type="date" office:date-value="2015-01-15T11:08:41.000002" calcext:value-type="date">
            <text:p>01/15/15 11:08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5.1965" calcext:value-type="float">
            <text:p>215.1965</text:p>
          </table:table-cell>
          <table:table-cell office:value-type="float" office:value="400" calcext:value-type="float">
            <text:p>400</text:p>
          </table:table-cell>
          <table:table-cell office:value-type="float" office:value="1053.2009" calcext:value-type="float">
            <text:p>1053.2009</text:p>
          </table:table-cell>
          <table:table-cell office:value-type="float" office:value="36.7624" calcext:value-type="float">
            <text:p>36.7624</text:p>
          </table:table-cell>
          <table:table-cell office:value-type="float" office:value="166.7329" calcext:value-type="float">
            <text:p>166.7329</text:p>
          </table:table-cell>
          <table:table-cell table:number-columns-repeated="2" office:value-type="float" office:value="159.4447" calcext:value-type="float">
            <text:p>159.4447</text:p>
          </table:table-cell>
          <table:table-cell office:value-type="date" office:date-value="2015-01-15T11:08:46.000002" calcext:value-type="date">
            <text:p>01/15/15 11:08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4.8954" calcext:value-type="float">
            <text:p>214.8954</text:p>
          </table:table-cell>
          <table:table-cell office:value-type="float" office:value="400" calcext:value-type="float">
            <text:p>400</text:p>
          </table:table-cell>
          <table:table-cell office:value-type="float" office:value="1053.4511" calcext:value-type="float">
            <text:p>1053.4511</text:p>
          </table:table-cell>
          <table:table-cell office:value-type="float" office:value="36.7669" calcext:value-type="float">
            <text:p>36.7669</text:p>
          </table:table-cell>
          <table:table-cell office:value-type="float" office:value="166.7143" calcext:value-type="float">
            <text:p>166.7143</text:p>
          </table:table-cell>
          <table:table-cell table:number-columns-repeated="2" office:value-type="float" office:value="159.4404" calcext:value-type="float">
            <text:p>159.4404</text:p>
          </table:table-cell>
          <table:table-cell office:value-type="date" office:date-value="2015-01-15T11:08:52.000002" calcext:value-type="date">
            <text:p>01/15/15 11:08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4.6168" calcext:value-type="float">
            <text:p>214.6168</text:p>
          </table:table-cell>
          <table:table-cell office:value-type="float" office:value="400" calcext:value-type="float">
            <text:p>400</text:p>
          </table:table-cell>
          <table:table-cell office:value-type="float" office:value="1053.8251" calcext:value-type="float">
            <text:p>1053.8251</text:p>
          </table:table-cell>
          <table:table-cell office:value-type="float" office:value="36.7646" calcext:value-type="float">
            <text:p>36.7646</text:p>
          </table:table-cell>
          <table:table-cell office:value-type="float" office:value="166.7225" calcext:value-type="float">
            <text:p>166.7225</text:p>
          </table:table-cell>
          <table:table-cell table:number-columns-repeated="2" office:value-type="float" office:value="159.4648" calcext:value-type="float">
            <text:p>159.4648</text:p>
          </table:table-cell>
          <table:table-cell office:value-type="date" office:date-value="2015-01-15T11:09:01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4.3195" calcext:value-type="float">
            <text:p>214.3195</text:p>
          </table:table-cell>
          <table:table-cell office:value-type="float" office:value="400" calcext:value-type="float">
            <text:p>400</text:p>
          </table:table-cell>
          <table:table-cell office:value-type="float" office:value="1054.002" calcext:value-type="float">
            <text:p>1054.002</text:p>
          </table:table-cell>
          <table:table-cell office:value-type="float" office:value="36.7685" calcext:value-type="float">
            <text:p>36.7685</text:p>
          </table:table-cell>
          <table:table-cell office:value-type="float" office:value="166.6825" calcext:value-type="float">
            <text:p>166.6825</text:p>
          </table:table-cell>
          <table:table-cell table:number-columns-repeated="2" office:value-type="float" office:value="159.4668" calcext:value-type="float">
            <text:p>159.4668</text:p>
          </table:table-cell>
          <table:table-cell office:value-type="date" office:date-value="2015-01-15T11:09:06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4.2715" calcext:value-type="float">
            <text:p>214.2715</text:p>
          </table:table-cell>
          <table:table-cell office:value-type="float" office:value="400" calcext:value-type="float">
            <text:p>400</text:p>
          </table:table-cell>
          <table:table-cell office:value-type="float" office:value="1053.9639" calcext:value-type="float">
            <text:p>1053.9639</text:p>
          </table:table-cell>
          <table:table-cell office:value-type="float" office:value="36.7676" calcext:value-type="float">
            <text:p>36.7676</text:p>
          </table:table-cell>
          <table:table-cell/>
          <table:table-cell table:number-columns-repeated="2" office:value-type="float" office:value="159.5091" calcext:value-type="float">
            <text:p>159.5091</text:p>
          </table:table-cell>
          <table:table-cell office:value-type="date" office:date-value="2015-01-15T11:09:12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4.3259" calcext:value-type="float">
            <text:p>214.3259</text:p>
          </table:table-cell>
          <table:table-cell office:value-type="float" office:value="400" calcext:value-type="float">
            <text:p>400</text:p>
          </table:table-cell>
          <table:table-cell office:value-type="float" office:value="1053.9047" calcext:value-type="float">
            <text:p>1053.9047</text:p>
          </table:table-cell>
          <table:table-cell office:value-type="float" office:value="36.7656" calcext:value-type="float">
            <text:p>36.7656</text:p>
          </table:table-cell>
          <table:table-cell office:value-type="float" office:value="166.7344" calcext:value-type="float">
            <text:p>166.7344</text:p>
          </table:table-cell>
          <table:table-cell table:number-columns-repeated="2" office:value-type="float" office:value="159.4761" calcext:value-type="float">
            <text:p>159.4761</text:p>
          </table:table-cell>
          <table:table-cell office:value-type="date" office:date-value="2015-01-15T11:09:20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4.1634" calcext:value-type="float">
            <text:p>214.1634</text:p>
          </table:table-cell>
          <table:table-cell office:value-type="float" office:value="400" calcext:value-type="float">
            <text:p>400</text:p>
          </table:table-cell>
          <table:table-cell office:value-type="float" office:value="1054.2284" calcext:value-type="float">
            <text:p>1054.2284</text:p>
          </table:table-cell>
          <table:table-cell office:value-type="float" office:value="36.77" calcext:value-type="float">
            <text:p>36.77</text:p>
          </table:table-cell>
          <table:table-cell office:value-type="float" office:value="166.6965" calcext:value-type="float">
            <text:p>166.6965</text:p>
          </table:table-cell>
          <table:table-cell table:number-columns-repeated="2" office:value-type="float" office:value="159.4742" calcext:value-type="float">
            <text:p>159.4742</text:p>
          </table:table-cell>
          <table:table-cell office:value-type="date" office:date-value="2015-01-15T11:09:26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4.1618" calcext:value-type="float">
            <text:p>214.1618</text:p>
          </table:table-cell>
          <table:table-cell office:value-type="float" office:value="400" calcext:value-type="float">
            <text:p>400</text:p>
          </table:table-cell>
          <table:table-cell office:value-type="float" office:value="1054.2338" calcext:value-type="float">
            <text:p>1054.2338</text:p>
          </table:table-cell>
          <table:table-cell office:value-type="float" office:value="36.7636" calcext:value-type="float">
            <text:p>36.7636</text:p>
          </table:table-cell>
          <table:table-cell office:value-type="float" office:value="166.6721" calcext:value-type="float">
            <text:p>166.6721</text:p>
          </table:table-cell>
          <table:table-cell table:number-columns-repeated="2" office:value-type="float" office:value="159.5066" calcext:value-type="float">
            <text:p>159.5066</text:p>
          </table:table-cell>
          <table:table-cell office:value-type="date" office:date-value="2015-01-15T11:09:32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9955" calcext:value-type="float">
            <text:p>213.9955</text:p>
          </table:table-cell>
          <table:table-cell office:value-type="float" office:value="400" calcext:value-type="float">
            <text:p>400</text:p>
          </table:table-cell>
          <table:table-cell office:value-type="float" office:value="1054.4946" calcext:value-type="float">
            <text:p>1054.4946</text:p>
          </table:table-cell>
          <table:table-cell office:value-type="float" office:value="36.7658" calcext:value-type="float">
            <text:p>36.7658</text:p>
          </table:table-cell>
          <table:table-cell office:value-type="float" office:value="166.7248" calcext:value-type="float">
            <text:p>166.7248</text:p>
          </table:table-cell>
          <table:table-cell table:number-columns-repeated="2" office:value-type="float" office:value="159.5006" calcext:value-type="float">
            <text:p>159.5006</text:p>
          </table:table-cell>
          <table:table-cell office:value-type="date" office:date-value="2015-01-15T11:09:37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7976" calcext:value-type="float">
            <text:p>213.7976</text:p>
          </table:table-cell>
          <table:table-cell office:value-type="float" office:value="400" calcext:value-type="float">
            <text:p>400</text:p>
          </table:table-cell>
          <table:table-cell office:value-type="float" office:value="1054.6596" calcext:value-type="float">
            <text:p>1054.6596</text:p>
          </table:table-cell>
          <table:table-cell office:value-type="float" office:value="36.7627" calcext:value-type="float">
            <text:p>36.7627</text:p>
          </table:table-cell>
          <table:table-cell office:value-type="float" office:value="166.7108" calcext:value-type="float">
            <text:p>166.7108</text:p>
          </table:table-cell>
          <table:table-cell table:number-columns-repeated="2" office:value-type="float" office:value="159.484" calcext:value-type="float">
            <text:p>159.484</text:p>
          </table:table-cell>
          <table:table-cell office:value-type="date" office:date-value="2015-01-15T11:09:43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6783" calcext:value-type="float">
            <text:p>213.6783</text:p>
          </table:table-cell>
          <table:table-cell office:value-type="float" office:value="400" calcext:value-type="float">
            <text:p>400</text:p>
          </table:table-cell>
          <table:table-cell office:value-type="float" office:value="1054.7149" calcext:value-type="float">
            <text:p>1054.7149</text:p>
          </table:table-cell>
          <table:table-cell office:value-type="float" office:value="36.7578" calcext:value-type="float">
            <text:p>36.7578</text:p>
          </table:table-cell>
          <table:table-cell office:value-type="float" office:value="166.662" calcext:value-type="float">
            <text:p>166.662</text:p>
          </table:table-cell>
          <table:table-cell table:number-columns-repeated="2" office:value-type="float" office:value="159.4605" calcext:value-type="float">
            <text:p>159.4605</text:p>
          </table:table-cell>
          <table:table-cell office:value-type="date" office:date-value="2015-01-15T11:09:48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5888" calcext:value-type="float">
            <text:p>213.5888</text:p>
          </table:table-cell>
          <table:table-cell office:value-type="float" office:value="400" calcext:value-type="float">
            <text:p>400</text:p>
          </table:table-cell>
          <table:table-cell office:value-type="float" office:value="1054.8243" calcext:value-type="float">
            <text:p>1054.8243</text:p>
          </table:table-cell>
          <table:table-cell office:value-type="float" office:value="36.7618" calcext:value-type="float">
            <text:p>36.7618</text:p>
          </table:table-cell>
          <table:table-cell office:value-type="float" office:value="166.708" calcext:value-type="float">
            <text:p>166.708</text:p>
          </table:table-cell>
          <table:table-cell table:number-columns-repeated="2" office:value-type="float" office:value="159.4676" calcext:value-type="float">
            <text:p>159.4676</text:p>
          </table:table-cell>
          <table:table-cell office:value-type="date" office:date-value="2015-01-15T11:09:54" calcext:value-type="date">
            <text:p>01/15/15 11:09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563" calcext:value-type="float">
            <text:p>213.563</text:p>
          </table:table-cell>
          <table:table-cell office:value-type="float" office:value="400" calcext:value-type="float">
            <text:p>400</text:p>
          </table:table-cell>
          <table:table-cell office:value-type="float" office:value="1054.6707" calcext:value-type="float">
            <text:p>1054.6707</text:p>
          </table:table-cell>
          <table:table-cell office:value-type="float" office:value="36.76" calcext:value-type="float">
            <text:p>36.76</text:p>
          </table:table-cell>
          <table:table-cell office:value-type="float" office:value="166.681" calcext:value-type="float">
            <text:p>166.681</text:p>
          </table:table-cell>
          <table:table-cell table:number-columns-repeated="2" office:value-type="float" office:value="159.4463" calcext:value-type="float">
            <text:p>159.4463</text:p>
          </table:table-cell>
          <table:table-cell office:value-type="date" office:date-value="2015-01-15T11:10:00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3467" calcext:value-type="float">
            <text:p>213.3467</text:p>
          </table:table-cell>
          <table:table-cell office:value-type="float" office:value="400" calcext:value-type="float">
            <text:p>400</text:p>
          </table:table-cell>
          <table:table-cell office:value-type="float" office:value="1054.909" calcext:value-type="float">
            <text:p>1054.909</text:p>
          </table:table-cell>
          <table:table-cell office:value-type="float" office:value="36.7678" calcext:value-type="float">
            <text:p>36.7678</text:p>
          </table:table-cell>
          <table:table-cell office:value-type="float" office:value="166.6654" calcext:value-type="float">
            <text:p>166.6654</text:p>
          </table:table-cell>
          <table:table-cell table:number-columns-repeated="2" office:value-type="float" office:value="159.4637" calcext:value-type="float">
            <text:p>159.4637</text:p>
          </table:table-cell>
          <table:table-cell office:value-type="date" office:date-value="2015-01-15T11:10:05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2928" calcext:value-type="float">
            <text:p>213.2928</text:p>
          </table:table-cell>
          <table:table-cell office:value-type="float" office:value="400" calcext:value-type="float">
            <text:p>400</text:p>
          </table:table-cell>
          <table:table-cell office:value-type="float" office:value="1054.7872" calcext:value-type="float">
            <text:p>1054.7872</text:p>
          </table:table-cell>
          <table:table-cell office:value-type="float" office:value="36.766" calcext:value-type="float">
            <text:p>36.766</text:p>
          </table:table-cell>
          <table:table-cell office:value-type="float" office:value="166.6988" calcext:value-type="float">
            <text:p>166.6988</text:p>
          </table:table-cell>
          <table:table-cell table:number-columns-repeated="2" office:value-type="float" office:value="159.4508" calcext:value-type="float">
            <text:p>159.4508</text:p>
          </table:table-cell>
          <table:table-cell office:value-type="date" office:date-value="2015-01-15T11:10:11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9152" calcext:value-type="float">
            <text:p>213.9152</text:p>
          </table:table-cell>
          <table:table-cell office:value-type="float" office:value="400" calcext:value-type="float">
            <text:p>400</text:p>
          </table:table-cell>
          <table:table-cell office:value-type="float" office:value="1054.4379" calcext:value-type="float">
            <text:p>1054.4379</text:p>
          </table:table-cell>
          <table:table-cell office:value-type="float" office:value="36.7668" calcext:value-type="float">
            <text:p>36.7668</text:p>
          </table:table-cell>
          <table:table-cell office:value-type="float" office:value="166.6983" calcext:value-type="float">
            <text:p>166.6983</text:p>
          </table:table-cell>
          <table:table-cell table:number-columns-repeated="2" office:value-type="float" office:value="159.4611" calcext:value-type="float">
            <text:p>159.4611</text:p>
          </table:table-cell>
          <table:table-cell office:value-type="date" office:date-value="2015-01-15T11:10:19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9916" calcext:value-type="float">
            <text:p>213.9916</text:p>
          </table:table-cell>
          <table:table-cell office:value-type="float" office:value="400" calcext:value-type="float">
            <text:p>400</text:p>
          </table:table-cell>
          <table:table-cell office:value-type="float" office:value="1054.5417" calcext:value-type="float">
            <text:p>1054.5417</text:p>
          </table:table-cell>
          <table:table-cell office:value-type="float" office:value="36.7629" calcext:value-type="float">
            <text:p>36.7629</text:p>
          </table:table-cell>
          <table:table-cell office:value-type="float" office:value="166.7163" calcext:value-type="float">
            <text:p>166.7163</text:p>
          </table:table-cell>
          <table:table-cell table:number-columns-repeated="2" office:value-type="float" office:value="159.4615" calcext:value-type="float">
            <text:p>159.4615</text:p>
          </table:table-cell>
          <table:table-cell office:value-type="date" office:date-value="2015-01-15T11:10:28.000002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6941" calcext:value-type="float">
            <text:p>213.6941</text:p>
          </table:table-cell>
          <table:table-cell office:value-type="float" office:value="400" calcext:value-type="float">
            <text:p>400</text:p>
          </table:table-cell>
          <table:table-cell office:value-type="float" office:value="1054.8445" calcext:value-type="float">
            <text:p>1054.8445</text:p>
          </table:table-cell>
          <table:table-cell office:value-type="float" office:value="36.7662" calcext:value-type="float">
            <text:p>36.7662</text:p>
          </table:table-cell>
          <table:table-cell office:value-type="float" office:value="166.7288" calcext:value-type="float">
            <text:p>166.7288</text:p>
          </table:table-cell>
          <table:table-cell table:number-columns-repeated="2" office:value-type="float" office:value="159.4531" calcext:value-type="float">
            <text:p>159.4531</text:p>
          </table:table-cell>
          <table:table-cell office:value-type="date" office:date-value="2015-01-15T11:10:34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3.4062" calcext:value-type="float">
            <text:p>213.4062</text:p>
          </table:table-cell>
          <table:table-cell office:value-type="float" office:value="400" calcext:value-type="float">
            <text:p>400</text:p>
          </table:table-cell>
          <table:table-cell office:value-type="float" office:value="1055.4062" calcext:value-type="float">
            <text:p>1055.4062</text:p>
          </table:table-cell>
          <table:table-cell office:value-type="float" office:value="36.7653" calcext:value-type="float">
            <text:p>36.7653</text:p>
          </table:table-cell>
          <table:table-cell office:value-type="float" office:value="166.7541" calcext:value-type="float">
            <text:p>166.7541</text:p>
          </table:table-cell>
          <table:table-cell table:number-columns-repeated="2" office:value-type="float" office:value="159.4533" calcext:value-type="float">
            <text:p>159.4533</text:p>
          </table:table-cell>
          <table:table-cell office:value-type="date" office:date-value="2015-01-15T11:10:39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table:number-columns-repeated="5"/>
          <table:table-cell table:number-columns-repeated="2" office:value-type="float" office:value="159.466" calcext:value-type="float">
            <text:p>159.466</text:p>
          </table:table-cell>
          <table:table-cell office:value-type="date" office:date-value="2015-01-15T11:10:45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2.7562" calcext:value-type="float">
            <text:p>212.7562</text:p>
          </table:table-cell>
          <table:table-cell office:value-type="float" office:value="400" calcext:value-type="float">
            <text:p>400</text:p>
          </table:table-cell>
          <table:table-cell office:value-type="float" office:value="1055.5595" calcext:value-type="float">
            <text:p>1055.5595</text:p>
          </table:table-cell>
          <table:table-cell office:value-type="float" office:value="36.7579" calcext:value-type="float">
            <text:p>36.7579</text:p>
          </table:table-cell>
          <table:table-cell office:value-type="float" office:value="166.6771" calcext:value-type="float">
            <text:p>166.6771</text:p>
          </table:table-cell>
          <table:table-cell table:number-columns-repeated="2" office:value-type="float" office:value="159.4755" calcext:value-type="float">
            <text:p>159.4755</text:p>
          </table:table-cell>
          <table:table-cell office:value-type="date" office:date-value="2015-01-15T11:10:53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11.6796" calcext:value-type="float">
            <text:p>211.6796</text:p>
          </table:table-cell>
          <table:table-cell office:value-type="float" office:value="400" calcext:value-type="float">
            <text:p>400</text:p>
          </table:table-cell>
          <table:table-cell office:value-type="float" office:value="1060.3776" calcext:value-type="float">
            <text:p>1060.3776</text:p>
          </table:table-cell>
          <table:table-cell office:value-type="float" office:value="36.7662" calcext:value-type="float">
            <text:p>36.7662</text:p>
          </table:table-cell>
          <table:table-cell office:value-type="float" office:value="166.6729" calcext:value-type="float">
            <text:p>166.6729</text:p>
          </table:table-cell>
          <table:table-cell table:number-columns-repeated="2" office:value-type="float" office:value="159.475" calcext:value-type="float">
            <text:p>159.475</text:p>
          </table:table-cell>
          <table:table-cell office:value-type="date" office:date-value="2015-01-15T11:10:59" calcext:value-type="date">
            <text:p>01/15/15 11:10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8469" calcext:value-type="float">
            <text:p>207.8469</text:p>
          </table:table-cell>
          <table:table-cell office:value-type="float" office:value="400" calcext:value-type="float">
            <text:p>400</text:p>
          </table:table-cell>
          <table:table-cell office:value-type="float" office:value="1059.6169" calcext:value-type="float">
            <text:p>1059.6169</text:p>
          </table:table-cell>
          <table:table-cell office:value-type="float" office:value="36.7634" calcext:value-type="float">
            <text:p>36.7634</text:p>
          </table:table-cell>
          <table:table-cell office:value-type="float" office:value="166.6799" calcext:value-type="float">
            <text:p>166.6799</text:p>
          </table:table-cell>
          <table:table-cell table:number-columns-repeated="2" office:value-type="float" office:value="159.453" calcext:value-type="float">
            <text:p>159.453</text:p>
          </table:table-cell>
          <table:table-cell office:value-type="date" office:date-value="2015-01-15T11:11:08" calcext:value-type="date">
            <text:p>01/15/15 11:11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8.2381" calcext:value-type="float">
            <text:p>208.2381</text:p>
          </table:table-cell>
          <table:table-cell office:value-type="float" office:value="400" calcext:value-type="float">
            <text:p>400</text:p>
          </table:table-cell>
          <table:table-cell office:value-type="float" office:value="1063.4912" calcext:value-type="float">
            <text:p>1063.4912</text:p>
          </table:table-cell>
          <table:table-cell office:value-type="float" office:value="36.7628" calcext:value-type="float">
            <text:p>36.7628</text:p>
          </table:table-cell>
          <table:table-cell office:value-type="float" office:value="166.6985" calcext:value-type="float">
            <text:p>166.6985</text:p>
          </table:table-cell>
          <table:table-cell table:number-columns-repeated="2" office:value-type="float" office:value="159.4537" calcext:value-type="float">
            <text:p>159.4537</text:p>
          </table:table-cell>
          <table:table-cell office:value-type="date" office:date-value="2015-01-15T11:11:16" calcext:value-type="date">
            <text:p>01/15/15 11:11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4.9996" calcext:value-type="float">
            <text:p>204.9996</text:p>
          </table:table-cell>
          <table:table-cell office:value-type="float" office:value="400" calcext:value-type="float">
            <text:p>400</text:p>
          </table:table-cell>
          <table:table-cell office:value-type="float" office:value="1066.7978" calcext:value-type="float">
            <text:p>1066.7978</text:p>
          </table:table-cell>
          <table:table-cell office:value-type="float" office:value="36.7613" calcext:value-type="float">
            <text:p>36.7613</text:p>
          </table:table-cell>
          <table:table-cell office:value-type="float" office:value="166.6744" calcext:value-type="float">
            <text:p>166.6744</text:p>
          </table:table-cell>
          <table:table-cell table:number-columns-repeated="2" office:value-type="float" office:value="159.4746" calcext:value-type="float">
            <text:p>159.4746</text:p>
          </table:table-cell>
          <table:table-cell office:value-type="date" office:date-value="2015-01-15T11:11:22.000002" calcext:value-type="date">
            <text:p>01/15/15 11:11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2.4814" calcext:value-type="float">
            <text:p>202.4814</text:p>
          </table:table-cell>
          <table:table-cell office:value-type="float" office:value="400" calcext:value-type="float">
            <text:p>400</text:p>
          </table:table-cell>
          <table:table-cell office:value-type="float" office:value="1070.572" calcext:value-type="float">
            <text:p>1070.572</text:p>
          </table:table-cell>
          <table:table-cell office:value-type="float" office:value="36.7639" calcext:value-type="float">
            <text:p>36.7639</text:p>
          </table:table-cell>
          <table:table-cell office:value-type="float" office:value="166.703" calcext:value-type="float">
            <text:p>166.703</text:p>
          </table:table-cell>
          <table:table-cell table:number-columns-repeated="2" office:value-type="float" office:value="159.4466" calcext:value-type="float">
            <text:p>159.4466</text:p>
          </table:table-cell>
          <table:table-cell office:value-type="date" office:date-value="2015-01-15T11:11:28.000002" calcext:value-type="date">
            <text:p>01/15/15 11:11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8.6661" calcext:value-type="float">
            <text:p>198.6661</text:p>
          </table:table-cell>
          <table:table-cell office:value-type="float" office:value="400" calcext:value-type="float">
            <text:p>400</text:p>
          </table:table-cell>
          <table:table-cell office:value-type="float" office:value="1072.5782" calcext:value-type="float">
            <text:p>1072.5782</text:p>
          </table:table-cell>
          <table:table-cell office:value-type="float" office:value="36.751" calcext:value-type="float">
            <text:p>36.751</text:p>
          </table:table-cell>
          <table:table-cell office:value-type="float" office:value="166.6561" calcext:value-type="float">
            <text:p>166.6561</text:p>
          </table:table-cell>
          <table:table-cell table:number-columns-repeated="2" office:value-type="float" office:value="159.4394" calcext:value-type="float">
            <text:p>159.4394</text:p>
          </table:table-cell>
          <table:table-cell office:value-type="date" office:date-value="2015-01-15T11:11:36.000002" calcext:value-type="date">
            <text:p>01/15/15 11:11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7.0758" calcext:value-type="float">
            <text:p>197.0758</text:p>
          </table:table-cell>
          <table:table-cell office:value-type="float" office:value="400" calcext:value-type="float">
            <text:p>400</text:p>
          </table:table-cell>
          <table:table-cell office:value-type="float" office:value="1073.5967" calcext:value-type="float">
            <text:p>1073.5967</text:p>
          </table:table-cell>
          <table:table-cell office:value-type="float" office:value="36.7622" calcext:value-type="float">
            <text:p>36.7622</text:p>
          </table:table-cell>
          <table:table-cell office:value-type="float" office:value="166.6254" calcext:value-type="float">
            <text:p>166.6254</text:p>
          </table:table-cell>
          <table:table-cell table:number-columns-repeated="2" office:value-type="float" office:value="159.4453" calcext:value-type="float">
            <text:p>159.4453</text:p>
          </table:table-cell>
          <table:table-cell office:value-type="date" office:date-value="2015-01-15T11:11:42" calcext:value-type="date">
            <text:p>01/15/15 11:11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5.651" calcext:value-type="float">
            <text:p>195.651</text:p>
          </table:table-cell>
          <table:table-cell office:value-type="float" office:value="400" calcext:value-type="float">
            <text:p>400</text:p>
          </table:table-cell>
          <table:table-cell office:value-type="float" office:value="1075.2336" calcext:value-type="float">
            <text:p>1075.2336</text:p>
          </table:table-cell>
          <table:table-cell office:value-type="float" office:value="36.7605" calcext:value-type="float">
            <text:p>36.7605</text:p>
          </table:table-cell>
          <table:table-cell office:value-type="float" office:value="166.6345" calcext:value-type="float">
            <text:p>166.6345</text:p>
          </table:table-cell>
          <table:table-cell table:number-columns-repeated="2" office:value-type="float" office:value="159.4483" calcext:value-type="float">
            <text:p>159.4483</text:p>
          </table:table-cell>
          <table:table-cell office:value-type="date" office:date-value="2015-01-15T11:11:51" calcext:value-type="date">
            <text:p>01/15/15 11:11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6323" calcext:value-type="float">
            <text:p>194.6323</text:p>
          </table:table-cell>
          <table:table-cell office:value-type="float" office:value="400" calcext:value-type="float">
            <text:p>400</text:p>
          </table:table-cell>
          <table:table-cell office:value-type="float" office:value="1076.0972" calcext:value-type="float">
            <text:p>1076.0972</text:p>
          </table:table-cell>
          <table:table-cell office:value-type="float" office:value="36.7611" calcext:value-type="float">
            <text:p>36.7611</text:p>
          </table:table-cell>
          <table:table-cell office:value-type="float" office:value="166.6103" calcext:value-type="float">
            <text:p>166.6103</text:p>
          </table:table-cell>
          <table:table-cell table:number-columns-repeated="2" office:value-type="float" office:value="159.382" calcext:value-type="float">
            <text:p>159.382</text:p>
          </table:table-cell>
          <table:table-cell office:value-type="date" office:date-value="2015-01-15T11:11:56" calcext:value-type="date">
            <text:p>01/15/15 11:11 AM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temp sensor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28" calcext:value-type="float">
            <text:p>194.28</text:p>
          </table:table-cell>
          <table:table-cell office:value-type="float" office:value="400" calcext:value-type="float">
            <text:p>400</text:p>
          </table:table-cell>
          <table:table-cell office:value-type="float" office:value="1075.9988" calcext:value-type="float">
            <text:p>1075.9988</text:p>
          </table:table-cell>
          <table:table-cell office:value-type="float" office:value="36.7513" calcext:value-type="float">
            <text:p>36.7513</text:p>
          </table:table-cell>
          <table:table-cell office:value-type="float" office:value="166.6383" calcext:value-type="float">
            <text:p>166.6383</text:p>
          </table:table-cell>
          <table:table-cell table:number-columns-repeated="2" office:value-type="float" office:value="159.4424" calcext:value-type="float">
            <text:p>159.4424</text:p>
          </table:table-cell>
          <table:table-cell office:value-type="date" office:date-value="2015-01-15T11:12:05" calcext:value-type="date">
            <text:p>01/15/15 11:12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8228" calcext:value-type="float">
            <text:p>193.8228</text:p>
          </table:table-cell>
          <table:table-cell table:number-columns-repeated="4"/>
          <table:table-cell table:number-columns-repeated="2" office:value-type="float" office:value="159.418" calcext:value-type="float">
            <text:p>159.418</text:p>
          </table:table-cell>
          <table:table-cell office:value-type="date" office:date-value="2015-01-15T11:12:14" calcext:value-type="date">
            <text:p>01/15/15 11:12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2542" calcext:value-type="float">
            <text:p>193.2542</text:p>
          </table:table-cell>
          <table:table-cell office:value-type="float" office:value="400" calcext:value-type="float">
            <text:p>400</text:p>
          </table:table-cell>
          <table:table-cell office:value-type="float" office:value="1077.4486" calcext:value-type="float">
            <text:p>1077.4486</text:p>
          </table:table-cell>
          <table:table-cell office:value-type="float" office:value="36.7599" calcext:value-type="float">
            <text:p>36.7599</text:p>
          </table:table-cell>
          <table:table-cell office:value-type="float" office:value="166.5717" calcext:value-type="float">
            <text:p>166.5717</text:p>
          </table:table-cell>
          <table:table-cell table:number-columns-repeated="2" office:value-type="float" office:value="159.4023" calcext:value-type="float">
            <text:p>159.4023</text:p>
          </table:table-cell>
          <table:table-cell office:value-type="date" office:date-value="2015-01-15T11:12:22" calcext:value-type="date">
            <text:p>01/15/15 11:12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1037" calcext:value-type="float">
            <text:p>193.1037</text:p>
          </table:table-cell>
          <table:table-cell office:value-type="float" office:value="400" calcext:value-type="float">
            <text:p>400</text:p>
          </table:table-cell>
          <table:table-cell office:value-type="float" office:value="1076.8402" calcext:value-type="float">
            <text:p>1076.8402</text:p>
          </table:table-cell>
          <table:table-cell office:value-type="float" office:value="36.7586" calcext:value-type="float">
            <text:p>36.7586</text:p>
          </table:table-cell>
          <table:table-cell office:value-type="float" office:value="166.5945" calcext:value-type="float">
            <text:p>166.5945</text:p>
          </table:table-cell>
          <table:table-cell table:number-columns-repeated="2" office:value-type="float" office:value="159.4334" calcext:value-type="float">
            <text:p>159.4334</text:p>
          </table:table-cell>
          <table:table-cell office:value-type="date" office:date-value="2015-01-15T11:12:28" calcext:value-type="date">
            <text:p>01/15/15 11:12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3562" calcext:value-type="float">
            <text:p>193.3562</text:p>
          </table:table-cell>
          <table:table-cell office:value-type="float" office:value="400" calcext:value-type="float">
            <text:p>400</text:p>
          </table:table-cell>
          <table:table-cell office:value-type="float" office:value="1077.3412" calcext:value-type="float">
            <text:p>1077.3412</text:p>
          </table:table-cell>
          <table:table-cell office:value-type="float" office:value="36.7619" calcext:value-type="float">
            <text:p>36.7619</text:p>
          </table:table-cell>
          <table:table-cell office:value-type="float" office:value="163.232" calcext:value-type="float">
            <text:p>163.232</text:p>
          </table:table-cell>
          <table:table-cell table:number-columns-repeated="2" office:value-type="float" office:value="159.4578" calcext:value-type="float">
            <text:p>159.4578</text:p>
          </table:table-cell>
          <table:table-cell office:value-type="date" office:date-value="2015-01-15T11:12:36" calcext:value-type="date">
            <text:p>01/15/15 11:12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3956" calcext:value-type="float">
            <text:p>193.3956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number-columns-repeated="2" office:value-type="float" office:value="157.7164" calcext:value-type="float">
            <text:p>157.7164</text:p>
          </table:table-cell>
          <table:table-cell office:value-type="date" office:date-value="2015-01-15T11:12:42" calcext:value-type="date">
            <text:p>01/15/15 11:12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1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4.9172" calcext:value-type="float">
            <text:p>154.9172</text:p>
          </table:table-cell>
          <table:table-cell office:value-type="date" office:date-value="2015-01-15T11:12:50" calcext:value-type="date">
            <text:p>01/15/15 11:12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492" calcext:value-type="float">
            <text:p>159.0492</text:p>
          </table:table-cell>
          <table:table-cell office:value-type="date" office:date-value="2015-01-15T11:12:58" calcext:value-type="date">
            <text:p>01/15/15 11:12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432" calcext:value-type="float">
            <text:p>159.3432</text:p>
          </table:table-cell>
          <table:table-cell office:value-type="date" office:date-value="2015-01-15T11:13:06" calcext:value-type="date">
            <text:p>01/15/15 11:13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523" calcext:value-type="float">
            <text:p>159.3523</text:p>
          </table:table-cell>
          <table:table-cell office:value-type="date" office:date-value="2015-01-15T11:13:15" calcext:value-type="date">
            <text:p>01/15/15 11:13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382" calcext:value-type="float">
            <text:p>159.3382</text:p>
          </table:table-cell>
          <table:table-cell office:value-type="date" office:date-value="2015-01-15T11:13:23" calcext:value-type="date">
            <text:p>01/15/15 11:13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936" calcext:value-type="float">
            <text:p>159.1936</text:p>
          </table:table-cell>
          <table:table-cell office:value-type="date" office:date-value="2015-01-15T11:13:31" calcext:value-type="date">
            <text:p>01/15/15 11:13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2458" calcext:value-type="float">
            <text:p>159.2458</text:p>
          </table:table-cell>
          <table:table-cell office:value-type="date" office:date-value="2015-01-15T11:13:39" calcext:value-type="date">
            <text:p>01/15/15 11:13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166" calcext:value-type="float">
            <text:p>159.3166</text:p>
          </table:table-cell>
          <table:table-cell office:value-type="date" office:date-value="2015-01-15T11:13:47.000001" calcext:value-type="date">
            <text:p>01/15/15 11:13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284" calcext:value-type="float">
            <text:p>159.284</text:p>
          </table:table-cell>
          <table:table-cell office:value-type="date" office:date-value="2015-01-15T11:13:55.000001" calcext:value-type="date">
            <text:p>01/15/15 11:13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258" calcext:value-type="float">
            <text:p>159.3258</text:p>
          </table:table-cell>
          <table:table-cell office:value-type="date" office:date-value="2015-01-15T11:14:03.000001" calcext:value-type="date">
            <text:p>01/15/15 11:14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462" calcext:value-type="float">
            <text:p>159.3462</text:p>
          </table:table-cell>
          <table:table-cell office:value-type="date" office:date-value="2015-01-15T11:14:11" calcext:value-type="date">
            <text:p>01/15/15 11:14 AM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and Pill temp sensors (Sublimation temp = 194.65 K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2995" calcext:value-type="float">
            <text:p>159.2995</text:p>
          </table:table-cell>
          <table:table-cell office:value-type="date" office:date-value="2015-01-15T11:14:19" calcext:value-type="date">
            <text:p>01/15/15 11:14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263" calcext:value-type="float">
            <text:p>159.263</text:p>
          </table:table-cell>
          <table:table-cell office:value-type="date" office:date-value="2015-01-15T11:14:27" calcext:value-type="date">
            <text:p>01/15/15 11:14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2491" calcext:value-type="float">
            <text:p>159.2491</text:p>
          </table:table-cell>
          <table:table-cell office:value-type="date" office:date-value="2015-01-15T11:14:36.000001" calcext:value-type="date">
            <text:p>01/15/15 11:14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8696" calcext:value-type="float">
            <text:p>158.8696</text:p>
          </table:table-cell>
          <table:table-cell office:value-type="date" office:date-value="2015-01-15T11:14:44.000001" calcext:value-type="date">
            <text:p>01/15/15 11:14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5312" calcext:value-type="float">
            <text:p>158.5312</text:p>
          </table:table-cell>
          <table:table-cell office:value-type="date" office:date-value="2015-01-15T11:14:52.000001" calcext:value-type="date">
            <text:p>01/15/15 11:14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6.659" calcext:value-type="float">
            <text:p>156.659</text:p>
          </table:table-cell>
          <table:table-cell office:value-type="date" office:date-value="2015-01-15T11:15:00" calcext:value-type="date">
            <text:p>01/15/15 11:15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4927" calcext:value-type="float">
            <text:p>158.4927</text:p>
          </table:table-cell>
          <table:table-cell office:value-type="date" office:date-value="2015-01-15T11:15:08" calcext:value-type="date">
            <text:p>01/15/15 11:15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567" calcext:value-type="float">
            <text:p>159.1567</text:p>
          </table:table-cell>
          <table:table-cell office:value-type="date" office:date-value="2015-01-15T11:15:16" calcext:value-type="date">
            <text:p>01/15/15 11:15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751" calcext:value-type="float">
            <text:p>159.1751</text:p>
          </table:table-cell>
          <table:table-cell office:value-type="date" office:date-value="2015-01-15T11:15:24" calcext:value-type="date">
            <text:p>01/15/15 11:15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1143" calcext:value-type="float">
            <text:p>158.1143</text:p>
          </table:table-cell>
          <table:table-cell office:value-type="date" office:date-value="2015-01-15T11:15:32" calcext:value-type="date">
            <text:p>01/15/15 11:15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6663" calcext:value-type="float">
            <text:p>157.6663</text:p>
          </table:table-cell>
          <table:table-cell office:value-type="date" office:date-value="2015-01-15T11:15:40" calcext:value-type="date">
            <text:p>01/15/15 11:15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5298" calcext:value-type="float">
            <text:p>157.5298</text:p>
          </table:table-cell>
          <table:table-cell office:value-type="date" office:date-value="2015-01-15T11:15:49" calcext:value-type="date">
            <text:p>01/15/15 11:15 AM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nd AB3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nd AB3 temp sensors (Sublimation temp = 194.65 K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5255" calcext:value-type="float">
            <text:p>157.5255</text:p>
          </table:table-cell>
          <table:table-cell office:value-type="date" office:date-value="2015-01-15T11:15:57" calcext:value-type="date">
            <text:p>01/15/15 11:15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8027" calcext:value-type="float">
            <text:p>157.8027</text:p>
          </table:table-cell>
          <table:table-cell office:value-type="date" office:date-value="2015-01-15T11:16:05" calcext:value-type="date">
            <text:p>01/15/15 11:16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4892" calcext:value-type="float">
            <text:p>157.4892</text:p>
          </table:table-cell>
          <table:table-cell office:value-type="date" office:date-value="2015-01-15T11:16:13" calcext:value-type="date">
            <text:p>01/15/15 11:16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3624" calcext:value-type="float">
            <text:p>157.3624</text:p>
          </table:table-cell>
          <table:table-cell office:value-type="date" office:date-value="2015-01-15T11:16:21" calcext:value-type="date">
            <text:p>01/15/15 11:16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365" calcext:value-type="float">
            <text:p>157.365</text:p>
          </table:table-cell>
          <table:table-cell office:value-type="date" office:date-value="2015-01-15T11:16:29" calcext:value-type="date">
            <text:p>01/15/15 11:16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2727" calcext:value-type="float">
            <text:p>157.2727</text:p>
          </table:table-cell>
          <table:table-cell office:value-type="date" office:date-value="2015-01-15T11:16:37" calcext:value-type="date">
            <text:p>01/15/15 11:16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951" calcext:value-type="float">
            <text:p>157.1951</text:p>
          </table:table-cell>
          <table:table-cell office:value-type="date" office:date-value="2015-01-15T11:16:45" calcext:value-type="date">
            <text:p>01/15/15 11:16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0863" calcext:value-type="float">
            <text:p>157.0863</text:p>
          </table:table-cell>
          <table:table-cell office:value-type="date" office:date-value="2015-01-15T11:16:53" calcext:value-type="date">
            <text:p>01/15/15 11:16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0519" calcext:value-type="float">
            <text:p>157.0519</text:p>
          </table:table-cell>
          <table:table-cell office:value-type="date" office:date-value="2015-01-15T11:17:01.000001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001" calcext:value-type="float">
            <text:p>157.1001</text:p>
          </table:table-cell>
          <table:table-cell office:value-type="date" office:date-value="2015-01-15T11:17:10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0623" calcext:value-type="float">
            <text:p>157.0623</text:p>
          </table:table-cell>
          <table:table-cell office:value-type="date" office:date-value="2015-01-15T11:17:18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6.987" calcext:value-type="float">
            <text:p>156.987</text:p>
          </table:table-cell>
          <table:table-cell office:value-type="date" office:date-value="2015-01-15T11:17:23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0716" calcext:value-type="float">
            <text:p>157.0716</text:p>
          </table:table-cell>
          <table:table-cell office:value-type="date" office:date-value="2015-01-15T11:17:28.000001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416" calcext:value-type="float">
            <text:p>157.1416</text:p>
          </table:table-cell>
          <table:table-cell office:value-type="date" office:date-value="2015-01-15T11:17:33.000001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2189" calcext:value-type="float">
            <text:p>157.2189</text:p>
          </table:table-cell>
          <table:table-cell office:value-type="date" office:date-value="2015-01-15T11:17:38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346" calcext:value-type="float">
            <text:p>157.1346</text:p>
          </table:table-cell>
          <table:table-cell office:value-type="date" office:date-value="2015-01-15T11:17:43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6.9685" calcext:value-type="float">
            <text:p>156.9685</text:p>
          </table:table-cell>
          <table:table-cell office:value-type="date" office:date-value="2015-01-15T11:17:48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6.9356" calcext:value-type="float">
            <text:p>156.9356</text:p>
          </table:table-cell>
          <table:table-cell office:value-type="date" office:date-value="2015-01-15T11:17:53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6.9624" calcext:value-type="float">
            <text:p>156.9624</text:p>
          </table:table-cell>
          <table:table-cell office:value-type="date" office:date-value="2015-01-15T11:17:58" calcext:value-type="date">
            <text:p>01/15/15 11:17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0428" calcext:value-type="float">
            <text:p>157.0428</text:p>
          </table:table-cell>
          <table:table-cell office:value-type="date" office:date-value="2015-01-15T11:18:03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0898" calcext:value-type="float">
            <text:p>157.0898</text:p>
          </table:table-cell>
          <table:table-cell office:value-type="date" office:date-value="2015-01-15T11:18:08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095" calcext:value-type="float">
            <text:p>157.1095</text:p>
          </table:table-cell>
          <table:table-cell office:value-type="date" office:date-value="2015-01-15T11:18:13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638" calcext:value-type="float">
            <text:p>157.1638</text:p>
          </table:table-cell>
          <table:table-cell office:value-type="date" office:date-value="2015-01-15T11:18:18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479" calcext:value-type="float">
            <text:p>157.1479</text:p>
          </table:table-cell>
          <table:table-cell office:value-type="date" office:date-value="2015-01-15T11:18:23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514" calcext:value-type="float">
            <text:p>157.1514</text:p>
          </table:table-cell>
          <table:table-cell office:value-type="date" office:date-value="2015-01-15T11:18:29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339" calcext:value-type="float">
            <text:p>157.1339</text:p>
          </table:table-cell>
          <table:table-cell office:value-type="date" office:date-value="2015-01-15T11:18:34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353" calcext:value-type="float">
            <text:p>157.1353</text:p>
          </table:table-cell>
          <table:table-cell office:value-type="date" office:date-value="2015-01-15T11:18:39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574" calcext:value-type="float">
            <text:p>157.1574</text:p>
          </table:table-cell>
          <table:table-cell office:value-type="date" office:date-value="2015-01-15T11:18:44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426" calcext:value-type="float">
            <text:p>157.1426</text:p>
          </table:table-cell>
          <table:table-cell office:value-type="date" office:date-value="2015-01-15T11:18:49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467" calcext:value-type="float">
            <text:p>157.1467</text:p>
          </table:table-cell>
          <table:table-cell office:value-type="date" office:date-value="2015-01-15T11:18:54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301" calcext:value-type="float">
            <text:p>157.1301</text:p>
          </table:table-cell>
          <table:table-cell office:value-type="date" office:date-value="2015-01-15T11:18:59" calcext:value-type="date">
            <text:p>01/15/15 11:18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625" calcext:value-type="float">
            <text:p>157.1625</text:p>
          </table:table-cell>
          <table:table-cell office:value-type="date" office:date-value="2015-01-15T11:19:04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221" calcext:value-type="float">
            <text:p>157.1221</text:p>
          </table:table-cell>
          <table:table-cell office:value-type="date" office:date-value="2015-01-15T11:19:09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569" calcext:value-type="float">
            <text:p>157.1569</text:p>
          </table:table-cell>
          <table:table-cell office:value-type="date" office:date-value="2015-01-15T11:19:14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913" calcext:value-type="float">
            <text:p>157.1913</text:p>
          </table:table-cell>
          <table:table-cell office:value-type="date" office:date-value="2015-01-15T11:19:19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2221" calcext:value-type="float">
            <text:p>157.2221</text:p>
          </table:table-cell>
          <table:table-cell office:value-type="date" office:date-value="2015-01-15T11:19:24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2277" calcext:value-type="float">
            <text:p>157.2277</text:p>
          </table:table-cell>
          <table:table-cell office:value-type="date" office:date-value="2015-01-15T11:19:29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303.0039" calcext:value-type="float">
            <text:p>303.0039</text:p>
          </table:table-cell>
          <table:table-cell office:value-type="float" office:value="400" calcext:value-type="float">
            <text:p>400</text:p>
          </table:table-cell>
          <table:table-cell office:value-type="float" office:value="1081.6038" calcext:value-type="float">
            <text:p>1081.6038</text:p>
          </table:table-cell>
          <table:table-cell office:value-type="float" office:value="36.3593" calcext:value-type="float">
            <text:p>36.3593</text:p>
          </table:table-cell>
          <table:table-cell office:value-type="float" office:value="212.9332" calcext:value-type="float">
            <text:p>212.9332</text:p>
          </table:table-cell>
          <table:table-cell table:number-columns-repeated="2" office:value-type="float" office:value="157.2697" calcext:value-type="float">
            <text:p>157.2697</text:p>
          </table:table-cell>
          <table:table-cell office:value-type="date" office:date-value="2015-01-15T11:19:34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8809" calcext:value-type="float">
            <text:p>205.8809</text:p>
          </table:table-cell>
          <table:table-cell office:value-type="float" office:value="400" calcext:value-type="float">
            <text:p>400</text:p>
          </table:table-cell>
          <table:table-cell office:value-type="float" office:value="1081.2752" calcext:value-type="float">
            <text:p>1081.2752</text:p>
          </table:table-cell>
          <table:table-cell office:value-type="float" office:value="36.3064" calcext:value-type="float">
            <text:p>36.3064</text:p>
          </table:table-cell>
          <table:table-cell office:value-type="float" office:value="212.4955" calcext:value-type="float">
            <text:p>212.4955</text:p>
          </table:table-cell>
          <table:table-cell table:number-columns-repeated="2" office:value-type="float" office:value="157.2849" calcext:value-type="float">
            <text:p>157.2849</text:p>
          </table:table-cell>
          <table:table-cell office:value-type="date" office:date-value="2015-01-15T11:19:41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utting dry ice on CCS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7372" calcext:value-type="float">
            <text:p>191.7372</text:p>
          </table:table-cell>
          <table:table-cell office:value-type="float" office:value="400" calcext:value-type="float">
            <text:p>400</text:p>
          </table:table-cell>
          <table:table-cell office:value-type="float" office:value="1081.7016" calcext:value-type="float">
            <text:p>1081.7016</text:p>
          </table:table-cell>
          <table:table-cell office:value-type="float" office:value="36.6529" calcext:value-type="float">
            <text:p>36.6529</text:p>
          </table:table-cell>
          <table:table-cell/>
          <table:table-cell table:number-columns-repeated="2" office:value-type="float" office:value="157.3493" calcext:value-type="float">
            <text:p>157.3493</text:p>
          </table:table-cell>
          <table:table-cell office:value-type="date" office:date-value="2015-01-15T11:19:46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1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3304" calcext:value-type="float">
            <text:p>157.3304</text:p>
          </table:table-cell>
          <table:table-cell office:value-type="date" office:date-value="2015-01-15T11:19:55" calcext:value-type="date">
            <text:p>01/15/15 11:19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0272" calcext:value-type="float">
            <text:p>157.0272</text:p>
          </table:table-cell>
          <table:table-cell office:value-type="date" office:date-value="2015-01-15T11:20:03" calcext:value-type="date">
            <text:p>01/15/15 11:20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6.8408" calcext:value-type="float">
            <text:p>156.8408</text:p>
          </table:table-cell>
          <table:table-cell office:value-type="date" office:date-value="2015-01-15T11:20:11" calcext:value-type="date">
            <text:p>01/15/15 11:20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6.7799" calcext:value-type="float">
            <text:p>156.7799</text:p>
          </table:table-cell>
          <table:table-cell office:value-type="date" office:date-value="2015-01-15T11:20:19" calcext:value-type="date">
            <text:p>01/15/15 11:20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1537" calcext:value-type="float">
            <text:p>157.1537</text:p>
          </table:table-cell>
          <table:table-cell office:value-type="date" office:date-value="2015-01-15T11:20:27" calcext:value-type="date">
            <text:p>01/15/15 11:20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2985" calcext:value-type="float">
            <text:p>157.2985</text:p>
          </table:table-cell>
          <table:table-cell office:value-type="date" office:date-value="2015-01-15T11:20:35" calcext:value-type="date">
            <text:p>01/15/15 11:20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3439" calcext:value-type="float">
            <text:p>157.3439</text:p>
          </table:table-cell>
          <table:table-cell office:value-type="date" office:date-value="2015-01-15T11:20:43" calcext:value-type="date">
            <text:p>01/15/15 11:20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3889" calcext:value-type="float">
            <text:p>157.3889</text:p>
          </table:table-cell>
          <table:table-cell office:value-type="date" office:date-value="2015-01-15T11:20:51" calcext:value-type="date">
            <text:p>01/15/15 11:20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4495" calcext:value-type="float">
            <text:p>157.4495</text:p>
          </table:table-cell>
          <table:table-cell office:value-type="date" office:date-value="2015-01-15T11:20:59" calcext:value-type="date">
            <text:p>01/15/15 11:20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5173" calcext:value-type="float">
            <text:p>157.5173</text:p>
          </table:table-cell>
          <table:table-cell office:value-type="date" office:date-value="2015-01-15T11:21:07" calcext:value-type="date">
            <text:p>01/15/15 11:21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6077" calcext:value-type="float">
            <text:p>157.6077</text:p>
          </table:table-cell>
          <table:table-cell office:value-type="date" office:date-value="2015-01-15T11:21:15" calcext:value-type="date">
            <text:p>01/15/15 11:21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7.8515" calcext:value-type="float">
            <text:p>157.8515</text:p>
          </table:table-cell>
          <table:table-cell office:value-type="date" office:date-value="2015-01-15T11:21:24" calcext:value-type="date">
            <text:p>01/15/15 11:21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0562" calcext:value-type="float">
            <text:p>158.0562</text:p>
          </table:table-cell>
          <table:table-cell office:value-type="date" office:date-value="2015-01-15T11:21:32" calcext:value-type="date">
            <text:p>01/15/15 11:21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1496" calcext:value-type="float">
            <text:p>158.1496</text:p>
          </table:table-cell>
          <table:table-cell office:value-type="date" office:date-value="2015-01-15T11:21:40" calcext:value-type="date">
            <text:p>01/15/15 11:21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213" calcext:value-type="float">
            <text:p>158.213</text:p>
          </table:table-cell>
          <table:table-cell office:value-type="date" office:date-value="2015-01-15T11:21:48" calcext:value-type="date">
            <text:p>01/15/15 11:21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3077" calcext:value-type="float">
            <text:p>158.3077</text:p>
          </table:table-cell>
          <table:table-cell office:value-type="date" office:date-value="2015-01-15T11:21:56" calcext:value-type="date">
            <text:p>01/15/15 11:21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6" calcext:value-type="float">
            <text:p>158.6</text:p>
          </table:table-cell>
          <table:table-cell office:value-type="date" office:date-value="2015-01-15T11:22:04" calcext:value-type="date">
            <text:p>01/15/15 11:22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788" calcext:value-type="float">
            <text:p>158.788</text:p>
          </table:table-cell>
          <table:table-cell office:value-type="date" office:date-value="2015-01-15T11:22:12" calcext:value-type="date">
            <text:p>01/15/15 11:22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701" calcext:value-type="float">
            <text:p>159.0701</text:p>
          </table:table-cell>
          <table:table-cell office:value-type="date" office:date-value="2015-01-15T11:22:20" calcext:value-type="date">
            <text:p>01/15/15 11:22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277" calcext:value-type="float">
            <text:p>159.277</text:p>
          </table:table-cell>
          <table:table-cell office:value-type="date" office:date-value="2015-01-15T11:22:28" calcext:value-type="date">
            <text:p>01/15/15 11:22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301" calcext:value-type="float">
            <text:p>159.4301</text:p>
          </table:table-cell>
          <table:table-cell office:value-type="date" office:date-value="2015-01-15T11:22:36" calcext:value-type="date">
            <text:p>01/15/15 11:22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598" calcext:value-type="float">
            <text:p>159.5598</text:p>
          </table:table-cell>
          <table:table-cell office:value-type="date" office:date-value="2015-01-15T11:22:45" calcext:value-type="date">
            <text:p>01/15/15 11:22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814" calcext:value-type="float">
            <text:p>159.5814</text:p>
          </table:table-cell>
          <table:table-cell office:value-type="date" office:date-value="2015-01-15T11:22:53" calcext:value-type="date">
            <text:p>01/15/15 11:22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1" calcext:value-type="float">
            <text:p>159.51</text:p>
          </table:table-cell>
          <table:table-cell office:value-type="date" office:date-value="2015-01-15T11:23:01.000001" calcext:value-type="date">
            <text:p>01/15/15 11:23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2615" calcext:value-type="float">
            <text:p>159.2615</text:p>
          </table:table-cell>
          <table:table-cell office:value-type="date" office:date-value="2015-01-15T11:23:09.000001" calcext:value-type="date">
            <text:p>01/15/15 11:23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9545" calcext:value-type="float">
            <text:p>158.9545</text:p>
          </table:table-cell>
          <table:table-cell office:value-type="date" office:date-value="2015-01-15T11:23:17.000001" calcext:value-type="date">
            <text:p>01/15/15 11:23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7342" calcext:value-type="float">
            <text:p>158.7342</text:p>
          </table:table-cell>
          <table:table-cell office:value-type="date" office:date-value="2015-01-15T11:23:25" calcext:value-type="date">
            <text:p>01/15/15 11:23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7144" calcext:value-type="float">
            <text:p>158.7144</text:p>
          </table:table-cell>
          <table:table-cell office:value-type="date" office:date-value="2015-01-15T11:23:33" calcext:value-type="date">
            <text:p>01/15/15 11:23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6057" calcext:value-type="float">
            <text:p>158.6057</text:p>
          </table:table-cell>
          <table:table-cell office:value-type="date" office:date-value="2015-01-15T11:23:41" calcext:value-type="date">
            <text:p>01/15/15 11:23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4074" calcext:value-type="float">
            <text:p>158.4074</text:p>
          </table:table-cell>
          <table:table-cell office:value-type="date" office:date-value="2015-01-15T11:23:49" calcext:value-type="date">
            <text:p>01/15/15 11:23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5765" calcext:value-type="float">
            <text:p>158.5765</text:p>
          </table:table-cell>
          <table:table-cell office:value-type="date" office:date-value="2015-01-15T11:23:58" calcext:value-type="date">
            <text:p>01/15/15 11:23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9374" calcext:value-type="float">
            <text:p>158.9374</text:p>
          </table:table-cell>
          <table:table-cell office:value-type="date" office:date-value="2015-01-15T11:24:06.000001" calcext:value-type="date">
            <text:p>01/15/15 11:24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545" calcext:value-type="float">
            <text:p>159.0545</text:p>
          </table:table-cell>
          <table:table-cell office:value-type="date" office:date-value="2015-01-15T11:24:14.000001" calcext:value-type="date">
            <text:p>01/15/15 11:24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3485" calcext:value-type="float">
            <text:p>159.3485</text:p>
          </table:table-cell>
          <table:table-cell office:value-type="date" office:date-value="2015-01-15T11:24:22.000001" calcext:value-type="date">
            <text:p>01/15/15 11:24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561" calcext:value-type="float">
            <text:p>159.5561</text:p>
          </table:table-cell>
          <table:table-cell office:value-type="date" office:date-value="2015-01-15T11:24:30.000001" calcext:value-type="date">
            <text:p>01/15/15 11:24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707" calcext:value-type="float">
            <text:p>159.4707</text:p>
          </table:table-cell>
          <table:table-cell office:value-type="date" office:date-value="2015-01-15T11:24:38.000001" calcext:value-type="date">
            <text:p>01/15/15 11:24 AM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utting dry ice on CCS Pill AB3 and AB1 temp sensors (Sublimation temp = 194.55K)</text:p>
          </table:table-cell>
          <table:table-cell office:value-type="string" calcext:value-type="string">
            <text:p><text:s/>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AB1 temp sensors (Sublimation temp = 194.65 K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6447" calcext:value-type="float">
            <text:p>159.6447</text:p>
          </table:table-cell>
          <table:table-cell office:value-type="date" office:date-value="2015-01-15T11:24:46.000001" calcext:value-type="date">
            <text:p>01/15/15 11:24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9672" calcext:value-type="float">
            <text:p>159.9672</text:p>
          </table:table-cell>
          <table:table-cell office:value-type="date" office:date-value="2015-01-15T11:24:54.000001" calcext:value-type="date">
            <text:p>01/15/15 11:24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60.1318" calcext:value-type="float">
            <text:p>160.1318</text:p>
          </table:table-cell>
          <table:table-cell office:value-type="date" office:date-value="2015-01-15T11:25:03" calcext:value-type="date">
            <text:p>01/15/15 11:25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60.0434" calcext:value-type="float">
            <text:p>160.0434</text:p>
          </table:table-cell>
          <table:table-cell office:value-type="date" office:date-value="2015-01-15T11:25:11" calcext:value-type="date">
            <text:p>01/15/15 11:25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60.0414" calcext:value-type="float">
            <text:p>160.0414</text:p>
          </table:table-cell>
          <table:table-cell office:value-type="date" office:date-value="2015-01-15T11:25:19" calcext:value-type="date">
            <text:p>01/15/15 11:25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923" calcext:value-type="float">
            <text:p>159.923</text:p>
          </table:table-cell>
          <table:table-cell office:value-type="date" office:date-value="2015-01-15T11:25:27" calcext:value-type="date">
            <text:p>01/15/15 11:25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59" calcext:value-type="float">
            <text:p>159.859</text:p>
          </table:table-cell>
          <table:table-cell office:value-type="date" office:date-value="2015-01-15T11:25:35" calcext:value-type="date">
            <text:p>01/15/15 11:25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86" calcext:value-type="float">
            <text:p>159.886</text:p>
          </table:table-cell>
          <table:table-cell office:value-type="date" office:date-value="2015-01-15T11:25:43" calcext:value-type="date">
            <text:p>01/15/15 11:25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512" calcext:value-type="float">
            <text:p>159.8512</text:p>
          </table:table-cell>
          <table:table-cell office:value-type="date" office:date-value="2015-01-15T11:25:51" calcext:value-type="date">
            <text:p>01/15/15 11:25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489" calcext:value-type="float">
            <text:p>159.8489</text:p>
          </table:table-cell>
          <table:table-cell office:value-type="date" office:date-value="2015-01-15T11:25:56" calcext:value-type="date">
            <text:p>01/15/15 11:25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448" calcext:value-type="float">
            <text:p>159.8448</text:p>
          </table:table-cell>
          <table:table-cell office:value-type="date" office:date-value="2015-01-15T11:26:01" calcext:value-type="date">
            <text:p>01/15/15 11:26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889" calcext:value-type="float">
            <text:p>159.8889</text:p>
          </table:table-cell>
          <table:table-cell office:value-type="date" office:date-value="2015-01-15T11:26:06" calcext:value-type="date">
            <text:p>01/15/15 11:26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731" calcext:value-type="float">
            <text:p>159.8731</text:p>
          </table:table-cell>
          <table:table-cell office:value-type="date" office:date-value="2015-01-15T11:26:11" calcext:value-type="date">
            <text:p>01/15/15 11:26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838" calcext:value-type="float">
            <text:p>159.8838</text:p>
          </table:table-cell>
          <table:table-cell office:value-type="date" office:date-value="2015-01-15T11:26:17" calcext:value-type="date">
            <text:p>01/15/15 11:26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688" calcext:value-type="float">
            <text:p>159.8688</text:p>
          </table:table-cell>
          <table:table-cell office:value-type="date" office:date-value="2015-01-15T11:26:27" calcext:value-type="date">
            <text:p>01/15/15 11:26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8733" calcext:value-type="float">
            <text:p>159.8733</text:p>
          </table:table-cell>
          <table:table-cell office:value-type="date" office:date-value="2015-01-15T11:26:37" calcext:value-type="date">
            <text:p>01/15/15 11:26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7943" calcext:value-type="float">
            <text:p>159.7943</text:p>
          </table:table-cell>
          <table:table-cell office:value-type="date" office:date-value="2015-01-15T11:26:47.000001" calcext:value-type="date">
            <text:p>01/15/15 11:26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7693" calcext:value-type="float">
            <text:p>159.7693</text:p>
          </table:table-cell>
          <table:table-cell office:value-type="date" office:date-value="2015-01-15T11:26:57" calcext:value-type="date">
            <text:p>01/15/15 11:26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7073" calcext:value-type="float">
            <text:p>159.7073</text:p>
          </table:table-cell>
          <table:table-cell office:value-type="date" office:date-value="2015-01-15T11:27:07" calcext:value-type="date">
            <text:p>01/15/15 11:27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6714" calcext:value-type="float">
            <text:p>159.6714</text:p>
          </table:table-cell>
          <table:table-cell office:value-type="date" office:date-value="2015-01-15T11:27:17.000001" calcext:value-type="date">
            <text:p>01/15/15 11:27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992" calcext:value-type="float">
            <text:p>159.5992</text:p>
          </table:table-cell>
          <table:table-cell office:value-type="date" office:date-value="2015-01-15T11:27:27" calcext:value-type="date">
            <text:p>01/15/15 11:27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5458" calcext:value-type="float">
            <text:p>159.5458</text:p>
          </table:table-cell>
          <table:table-cell office:value-type="date" office:date-value="2015-01-15T11:27:37" calcext:value-type="date">
            <text:p>01/15/15 11:27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6928" calcext:value-type="float">
            <text:p>159.6928</text:p>
          </table:table-cell>
          <table:table-cell office:value-type="date" office:date-value="2015-01-15T11:27:47.000001" calcext:value-type="date">
            <text:p>01/15/15 11:27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4528" calcext:value-type="float">
            <text:p>159.4528</text:p>
          </table:table-cell>
          <table:table-cell office:value-type="date" office:date-value="2015-01-15T11:27:57.000001" calcext:value-type="date">
            <text:p>01/15/15 11:27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303.0039" calcext:value-type="float">
            <text:p>303.0039</text:p>
          </table:table-cell>
          <table:table-cell office:value-type="float" office:value="8.2193" calcext:value-type="float">
            <text:p>8.2193</text:p>
          </table:table-cell>
          <table:table-cell office:value-type="float" office:value="1079.6885" calcext:value-type="float">
            <text:p>1079.6885</text:p>
          </table:table-cell>
          <table:table-cell office:value-type="float" office:value="38.2809" calcext:value-type="float">
            <text:p>38.2809</text:p>
          </table:table-cell>
          <table:table-cell office:value-type="float" office:value="369.9959" calcext:value-type="float">
            <text:p>369.9959</text:p>
          </table:table-cell>
          <table:table-cell table:number-columns-repeated="2" office:value-type="float" office:value="159.3777" calcext:value-type="float">
            <text:p>159.3777</text:p>
          </table:table-cell>
          <table:table-cell office:value-type="date" office:date-value="2015-01-15T11:28:07" calcext:value-type="date">
            <text:p>01/15/15 11:28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5.4595" calcext:value-type="float">
            <text:p>195.4595</text:p>
          </table:table-cell>
          <table:table-cell office:value-type="float" office:value="8.1418" calcext:value-type="float">
            <text:p>8.1418</text:p>
          </table:table-cell>
          <table:table-cell office:value-type="float" office:value="1077.3934" calcext:value-type="float">
            <text:p>1077.3934</text:p>
          </table:table-cell>
          <table:table-cell office:value-type="float" office:value="38.2194" calcext:value-type="float">
            <text:p>38.2194</text:p>
          </table:table-cell>
          <table:table-cell office:value-type="float" office:value="378.791" calcext:value-type="float">
            <text:p>378.791</text:p>
          </table:table-cell>
          <table:table-cell table:number-columns-repeated="2" office:value-type="float" office:value="159.3245" calcext:value-type="float">
            <text:p>159.3245</text:p>
          </table:table-cell>
          <table:table-cell office:value-type="date" office:date-value="2015-01-15T11:28:18" calcext:value-type="date">
            <text:p>01/15/15 11:28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1305" calcext:value-type="float">
            <text:p>194.1305</text:p>
          </table:table-cell>
          <table:table-cell office:value-type="float" office:value="7.7545" calcext:value-type="float">
            <text:p>7.7545</text:p>
          </table:table-cell>
          <table:table-cell office:value-type="float" office:value="1075.8911" calcext:value-type="float">
            <text:p>1075.8911</text:p>
          </table:table-cell>
          <table:table-cell office:value-type="float" office:value="38.1096" calcext:value-type="float">
            <text:p>38.1096</text:p>
          </table:table-cell>
          <table:table-cell office:value-type="float" office:value="380.6999" calcext:value-type="float">
            <text:p>380.6999</text:p>
          </table:table-cell>
          <table:table-cell table:number-columns-repeated="2" office:value-type="float" office:value="159.3657" calcext:value-type="float">
            <text:p>159.3657</text:p>
          </table:table-cell>
          <table:table-cell office:value-type="date" office:date-value="2015-01-15T11:28:29" calcext:value-type="date">
            <text:p>01/15/15 11:28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4062" calcext:value-type="float">
            <text:p>193.4062</text:p>
          </table:table-cell>
          <table:table-cell office:value-type="float" office:value="7.7442" calcext:value-type="float">
            <text:p>7.7442</text:p>
          </table:table-cell>
          <table:table-cell office:value-type="float" office:value="1077.3542" calcext:value-type="float">
            <text:p>1077.3542</text:p>
          </table:table-cell>
          <table:table-cell office:value-type="float" office:value="38.6071" calcext:value-type="float">
            <text:p>38.6071</text:p>
          </table:table-cell>
          <table:table-cell office:value-type="float" office:value="379.8609" calcext:value-type="float">
            <text:p>379.8609</text:p>
          </table:table-cell>
          <table:table-cell table:number-columns-repeated="2" office:value-type="float" office:value="159.7546" calcext:value-type="float">
            <text:p>159.7546</text:p>
          </table:table-cell>
          <table:table-cell office:value-type="date" office:date-value="2015-01-15T11:28:39" calcext:value-type="date">
            <text:p>01/15/15 11:28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5637" calcext:value-type="float">
            <text:p>193.5637</text:p>
          </table:table-cell>
          <table:table-cell office:value-type="float" office:value="7.6968" calcext:value-type="float">
            <text:p>7.6968</text:p>
          </table:table-cell>
          <table:table-cell office:value-type="float" office:value="1076.3022" calcext:value-type="float">
            <text:p>1076.3022</text:p>
          </table:table-cell>
          <table:table-cell office:value-type="float" office:value="38.554" calcext:value-type="float">
            <text:p>38.554</text:p>
          </table:table-cell>
          <table:table-cell office:value-type="float" office:value="385.8329" calcext:value-type="float">
            <text:p>385.8329</text:p>
          </table:table-cell>
          <table:table-cell table:number-columns-repeated="2" office:value-type="float" office:value="159.8427" calcext:value-type="float">
            <text:p>159.8427</text:p>
          </table:table-cell>
          <table:table-cell office:value-type="date" office:date-value="2015-01-15T11:28:52" calcext:value-type="date">
            <text:p>01/15/15 11:28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7563" calcext:value-type="float">
            <text:p>193.7563</text:p>
          </table:table-cell>
          <table:table-cell office:value-type="float" office:value="7.5391" calcext:value-type="float">
            <text:p>7.5391</text:p>
          </table:table-cell>
          <table:table-cell office:value-type="float" office:value="1076.2954" calcext:value-type="float">
            <text:p>1076.2954</text:p>
          </table:table-cell>
          <table:table-cell office:value-type="float" office:value="38.1728" calcext:value-type="float">
            <text:p>38.1728</text:p>
          </table:table-cell>
          <table:table-cell office:value-type="float" office:value="388.1892" calcext:value-type="float">
            <text:p>388.1892</text:p>
          </table:table-cell>
          <table:table-cell table:number-columns-repeated="2" office:value-type="float" office:value="146.8312" calcext:value-type="float">
            <text:p>146.8312</text:p>
          </table:table-cell>
          <table:table-cell office:value-type="date" office:date-value="2015-01-15T11:29:02" calcext:value-type="date">
            <text:p>01/15/15 11:29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5376" calcext:value-type="float">
            <text:p>193.5376</text:p>
          </table:table-cell>
          <table:table-cell office:value-type="float" office:value="7.3998" calcext:value-type="float">
            <text:p>7.3998</text:p>
          </table:table-cell>
          <table:table-cell office:value-type="float" office:value="1078.4672" calcext:value-type="float">
            <text:p>1078.4672</text:p>
          </table:table-cell>
          <table:table-cell office:value-type="float" office:value="37.9677" calcext:value-type="float">
            <text:p>37.9677</text:p>
          </table:table-cell>
          <table:table-cell office:value-type="float" office:value="393.0536" calcext:value-type="float">
            <text:p>393.0536</text:p>
          </table:table-cell>
          <table:table-cell table:number-columns-repeated="2" office:value-type="float" office:value="159.6482" calcext:value-type="float">
            <text:p>159.6482</text:p>
          </table:table-cell>
          <table:table-cell office:value-type="date" office:date-value="2015-01-15T11:29:13" calcext:value-type="date">
            <text:p>01/15/15 11:29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377" calcext:value-type="float">
            <text:p>191.377</text:p>
          </table:table-cell>
          <table:table-cell office:value-type="float" office:value="7.2598" calcext:value-type="float">
            <text:p>7.2598</text:p>
          </table:table-cell>
          <table:table-cell office:value-type="float" office:value="1079.1899" calcext:value-type="float">
            <text:p>1079.1899</text:p>
          </table:table-cell>
          <table:table-cell office:value-type="float" office:value="38.3066" calcext:value-type="float">
            <text:p>38.3066</text:p>
          </table:table-cell>
          <table:table-cell office:value-type="float" office:value="395.5629" calcext:value-type="float">
            <text:p>395.5629</text:p>
          </table:table-cell>
          <table:table-cell table:number-columns-repeated="2" office:value-type="float" office:value="159.7535" calcext:value-type="float">
            <text:p>159.7535</text:p>
          </table:table-cell>
          <table:table-cell office:value-type="date" office:date-value="2015-01-15T11:29:24" calcext:value-type="date">
            <text:p>01/15/15 11:29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5" calcext:value-type="float">
            <text:p>191.5</text:p>
          </table:table-cell>
          <table:table-cell office:value-type="float" office:value="7.2608" calcext:value-type="float">
            <text:p>7.2608</text:p>
          </table:table-cell>
          <table:table-cell office:value-type="float" office:value="1078.905" calcext:value-type="float">
            <text:p>1078.905</text:p>
          </table:table-cell>
          <table:table-cell office:value-type="float" office:value="38.2218" calcext:value-type="float">
            <text:p>38.2218</text:p>
          </table:table-cell>
          <table:table-cell office:value-type="float" office:value="389.7623" calcext:value-type="float">
            <text:p>389.7623</text:p>
          </table:table-cell>
          <table:table-cell table:number-columns-repeated="2" office:value-type="float" office:value="160.9277" calcext:value-type="float">
            <text:p>160.9277</text:p>
          </table:table-cell>
          <table:table-cell office:value-type="date" office:date-value="2015-01-15T11:29:34" calcext:value-type="date">
            <text:p>01/15/15 11:29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045" calcext:value-type="float">
            <text:p>192.045</text:p>
          </table:table-cell>
          <table:table-cell office:value-type="float" office:value="7.363" calcext:value-type="float">
            <text:p>7.363</text:p>
          </table:table-cell>
          <table:table-cell office:value-type="float" office:value="1078.384" calcext:value-type="float">
            <text:p>1078.384</text:p>
          </table:table-cell>
          <table:table-cell office:value-type="float" office:value="38.1339" calcext:value-type="float">
            <text:p>38.1339</text:p>
          </table:table-cell>
          <table:table-cell office:value-type="float" office:value="394.3603" calcext:value-type="float">
            <text:p>394.3603</text:p>
          </table:table-cell>
          <table:table-cell table:number-columns-repeated="2" office:value-type="float" office:value="161.9871" calcext:value-type="float">
            <text:p>161.9871</text:p>
          </table:table-cell>
          <table:table-cell office:value-type="date" office:date-value="2015-01-15T11:29:45" calcext:value-type="date">
            <text:p>01/15/15 11:29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62.4884" calcext:value-type="float">
            <text:p>162.4884</text:p>
          </table:table-cell>
          <table:table-cell office:value-type="date" office:date-value="2015-01-15T11:29:56" calcext:value-type="date">
            <text:p>01/15/15 11:29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3145" calcext:value-type="float">
            <text:p>192.3145</text:p>
          </table:table-cell>
          <table:table-cell office:value-type="float" office:value="7.3745" calcext:value-type="float">
            <text:p>7.3745</text:p>
          </table:table-cell>
          <table:table-cell office:value-type="float" office:value="1078.678" calcext:value-type="float">
            <text:p>1078.678</text:p>
          </table:table-cell>
          <table:table-cell office:value-type="float" office:value="38.2064" calcext:value-type="float">
            <text:p>38.2064</text:p>
          </table:table-cell>
          <table:table-cell office:value-type="float" office:value="386.8624" calcext:value-type="float">
            <text:p>386.8624</text:p>
          </table:table-cell>
          <table:table-cell table:number-columns-repeated="2" office:value-type="float" office:value="162.8499" calcext:value-type="float">
            <text:p>162.8499</text:p>
          </table:table-cell>
          <table:table-cell office:value-type="date" office:date-value="2015-01-15T11:30:09.000002" calcext:value-type="date">
            <text:p>01/15/15 11:30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0432" calcext:value-type="float">
            <text:p>192.0432</text:p>
          </table:table-cell>
          <table:table-cell office:value-type="float" office:value="7.5121" calcext:value-type="float">
            <text:p>7.5121</text:p>
          </table:table-cell>
          <table:table-cell office:value-type="float" office:value="1079.0613" calcext:value-type="float">
            <text:p>1079.0613</text:p>
          </table:table-cell>
          <table:table-cell office:value-type="float" office:value="38.126" calcext:value-type="float">
            <text:p>38.126</text:p>
          </table:table-cell>
          <table:table-cell office:value-type="float" office:value="382.2438" calcext:value-type="float">
            <text:p>382.2438</text:p>
          </table:table-cell>
          <table:table-cell table:number-columns-repeated="2" office:value-type="float" office:value="162.2658" calcext:value-type="float">
            <text:p>162.2658</text:p>
          </table:table-cell>
          <table:table-cell office:value-type="date" office:date-value="2015-01-15T11:30:20.000002" calcext:value-type="date">
            <text:p>01/15/15 11:30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8796" calcext:value-type="float">
            <text:p>191.8796</text:p>
          </table:table-cell>
          <table:table-cell office:value-type="float" office:value="7.6355" calcext:value-type="float">
            <text:p>7.6355</text:p>
          </table:table-cell>
          <table:table-cell office:value-type="float" office:value="1079.1569" calcext:value-type="float">
            <text:p>1079.1569</text:p>
          </table:table-cell>
          <table:table-cell office:value-type="float" office:value="38.051" calcext:value-type="float">
            <text:p>38.051</text:p>
          </table:table-cell>
          <table:table-cell office:value-type="float" office:value="382.55" calcext:value-type="float">
            <text:p>382.55</text:p>
          </table:table-cell>
          <table:table-cell table:number-columns-repeated="2" office:value-type="float" office:value="161.7805" calcext:value-type="float">
            <text:p>161.7805</text:p>
          </table:table-cell>
          <table:table-cell office:value-type="date" office:date-value="2015-01-15T11:30:30.000002" calcext:value-type="date">
            <text:p>01/15/15 11:30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6092" calcext:value-type="float">
            <text:p>191.6092</text:p>
          </table:table-cell>
          <table:table-cell office:value-type="float" office:value="7.6463" calcext:value-type="float">
            <text:p>7.6463</text:p>
          </table:table-cell>
          <table:table-cell office:value-type="float" office:value="1079.0007" calcext:value-type="float">
            <text:p>1079.0007</text:p>
          </table:table-cell>
          <table:table-cell office:value-type="float" office:value="36.0692" calcext:value-type="float">
            <text:p>36.0692</text:p>
          </table:table-cell>
          <table:table-cell/>
          <table:table-cell table:number-columns-repeated="2" office:value-type="float" office:value="161.6826" calcext:value-type="float">
            <text:p>161.6826</text:p>
          </table:table-cell>
          <table:table-cell office:value-type="date" office:date-value="2015-01-15T11:30:41.000001" calcext:value-type="date">
            <text:p>01/15/15 11:30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table:number-columns-repeated="5"/>
          <table:table-cell table:number-columns-repeated="2" office:value-type="float" office:value="161.9902" calcext:value-type="float">
            <text:p>161.9902</text:p>
          </table:table-cell>
          <table:table-cell office:value-type="date" office:date-value="2015-01-15T11:30:55.000001" calcext:value-type="date">
            <text:p>01/15/15 11:30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3872" calcext:value-type="float">
            <text:p>191.3872</text:p>
          </table:table-cell>
          <table:table-cell office:value-type="float" office:value="7.6847" calcext:value-type="float">
            <text:p>7.6847</text:p>
          </table:table-cell>
          <table:table-cell office:value-type="float" office:value="1079.3542" calcext:value-type="float">
            <text:p>1079.3542</text:p>
          </table:table-cell>
          <table:table-cell office:value-type="float" office:value="40.7945" calcext:value-type="float">
            <text:p>40.7945</text:p>
          </table:table-cell>
          <table:table-cell office:value-type="float" office:value="381.5397" calcext:value-type="float">
            <text:p>381.5397</text:p>
          </table:table-cell>
          <table:table-cell table:number-columns-repeated="2" office:value-type="float" office:value="162.6063" calcext:value-type="float">
            <text:p>162.6063</text:p>
          </table:table-cell>
          <table:table-cell office:value-type="date" office:date-value="2015-01-15T11:31:08" calcext:value-type="date">
            <text:p>01/15/15 11:31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2965" calcext:value-type="float">
            <text:p>191.2965</text:p>
          </table:table-cell>
          <table:table-cell office:value-type="float" office:value="7.6624" calcext:value-type="float">
            <text:p>7.6624</text:p>
          </table:table-cell>
          <table:table-cell office:value-type="float" office:value="1079.9084" calcext:value-type="float">
            <text:p>1079.9084</text:p>
          </table:table-cell>
          <table:table-cell office:value-type="float" office:value="41.294" calcext:value-type="float">
            <text:p>41.294</text:p>
          </table:table-cell>
          <table:table-cell office:value-type="float" office:value="386.4873" calcext:value-type="float">
            <text:p>386.4873</text:p>
          </table:table-cell>
          <table:table-cell table:number-columns-repeated="2" office:value-type="float" office:value="163.0388" calcext:value-type="float">
            <text:p>163.0388</text:p>
          </table:table-cell>
          <table:table-cell office:value-type="date" office:date-value="2015-01-15T11:31:19" calcext:value-type="date">
            <text:p>01/15/15 11:31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2352" calcext:value-type="float">
            <text:p>191.2352</text:p>
          </table:table-cell>
          <table:table-cell office:value-type="float" office:value="7.4437" calcext:value-type="float">
            <text:p>7.4437</text:p>
          </table:table-cell>
          <table:table-cell office:value-type="float" office:value="1079.4438" calcext:value-type="float">
            <text:p>1079.4438</text:p>
          </table:table-cell>
          <table:table-cell office:value-type="float" office:value="41.6489" calcext:value-type="float">
            <text:p>41.6489</text:p>
          </table:table-cell>
          <table:table-cell office:value-type="float" office:value="389.0573" calcext:value-type="float">
            <text:p>389.0573</text:p>
          </table:table-cell>
          <table:table-cell table:number-columns-repeated="2" office:value-type="float" office:value="163.3484" calcext:value-type="float">
            <text:p>163.3484</text:p>
          </table:table-cell>
          <table:table-cell office:value-type="date" office:date-value="2015-01-15T11:31:30" calcext:value-type="date">
            <text:p>01/15/15 11:31 AM</text:p>
          </table:table-cell>
          <table:table-cell office:value-type="string" calcext:value-type="string">
            <text:p><text:s/>User comment = <text:s/>Removed dry ice from AB1 - <text:s/>keeping it on AB3 is difficult but I'm focusing on that now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keeping it on AB3 is difficult but I'm focusing on that now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2869" calcext:value-type="float">
            <text:p>191.2869</text:p>
          </table:table-cell>
          <table:table-cell office:value-type="float" office:value="7.2718" calcext:value-type="float">
            <text:p>7.2718</text:p>
          </table:table-cell>
          <table:table-cell office:value-type="float" office:value="1079.4695" calcext:value-type="float">
            <text:p>1079.4695</text:p>
          </table:table-cell>
          <table:table-cell office:value-type="float" office:value="42.0671" calcext:value-type="float">
            <text:p>42.0671</text:p>
          </table:table-cell>
          <table:table-cell office:value-type="float" office:value="392.8778" calcext:value-type="float">
            <text:p>392.8778</text:p>
          </table:table-cell>
          <table:table-cell table:number-columns-repeated="2" office:value-type="float" office:value="163.4443" calcext:value-type="float">
            <text:p>163.4443</text:p>
          </table:table-cell>
          <table:table-cell office:value-type="date" office:date-value="2015-01-15T11:31:41" calcext:value-type="date">
            <text:p>01/15/15 11:31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2341" calcext:value-type="float">
            <text:p>191.2341</text:p>
          </table:table-cell>
          <table:table-cell office:value-type="float" office:value="8.9908" calcext:value-type="float">
            <text:p>8.9908</text:p>
          </table:table-cell>
          <table:table-cell office:value-type="float" office:value="1079.1862" calcext:value-type="float">
            <text:p>1079.1862</text:p>
          </table:table-cell>
          <table:table-cell office:value-type="float" office:value="42.2465" calcext:value-type="float">
            <text:p>42.2465</text:p>
          </table:table-cell>
          <table:table-cell office:value-type="float" office:value="332.0569" calcext:value-type="float">
            <text:p>332.0569</text:p>
          </table:table-cell>
          <table:table-cell table:number-columns-repeated="2" office:value-type="float" office:value="163.4976" calcext:value-type="float">
            <text:p>163.4976</text:p>
          </table:table-cell>
          <table:table-cell office:value-type="date" office:date-value="2015-01-15T11:31:51" calcext:value-type="date">
            <text:p>01/15/15 11:31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1485" calcext:value-type="float">
            <text:p>191.1485</text:p>
          </table:table-cell>
          <table:table-cell office:value-type="float" office:value="10.8984" calcext:value-type="float">
            <text:p>10.8984</text:p>
          </table:table-cell>
          <table:table-cell office:value-type="float" office:value="1079.6778" calcext:value-type="float">
            <text:p>1079.6778</text:p>
          </table:table-cell>
          <table:table-cell office:value-type="float" office:value="42.6783" calcext:value-type="float">
            <text:p>42.6783</text:p>
          </table:table-cell>
          <table:table-cell office:value-type="float" office:value="333.3261" calcext:value-type="float">
            <text:p>333.3261</text:p>
          </table:table-cell>
          <table:table-cell table:number-columns-repeated="2" office:value-type="float" office:value="163.5855" calcext:value-type="float">
            <text:p>163.5855</text:p>
          </table:table-cell>
          <table:table-cell office:value-type="date" office:date-value="2015-01-15T11:32:02" calcext:value-type="date">
            <text:p>01/15/15 11:32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9202" calcext:value-type="float">
            <text:p>190.9202</text:p>
          </table:table-cell>
          <table:table-cell office:value-type="float" office:value="10.6914" calcext:value-type="float">
            <text:p>10.6914</text:p>
          </table:table-cell>
          <table:table-cell office:value-type="float" office:value="1079.8067" calcext:value-type="float">
            <text:p>1079.8067</text:p>
          </table:table-cell>
          <table:table-cell office:value-type="float" office:value="43.5985" calcext:value-type="float">
            <text:p>43.5985</text:p>
          </table:table-cell>
          <table:table-cell office:value-type="float" office:value="332.6528" calcext:value-type="float">
            <text:p>332.6528</text:p>
          </table:table-cell>
          <table:table-cell table:number-columns-repeated="2" office:value-type="float" office:value="163.7299" calcext:value-type="float">
            <text:p>163.7299</text:p>
          </table:table-cell>
          <table:table-cell office:value-type="date" office:date-value="2015-01-15T11:32:16" calcext:value-type="date">
            <text:p>01/15/15 11:32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8614" calcext:value-type="float">
            <text:p>190.8614</text:p>
          </table:table-cell>
          <table:table-cell office:value-type="float" office:value="10.9665" calcext:value-type="float">
            <text:p>10.9665</text:p>
          </table:table-cell>
          <table:table-cell office:value-type="float" office:value="1079.4753" calcext:value-type="float">
            <text:p>1079.4753</text:p>
          </table:table-cell>
          <table:table-cell office:value-type="float" office:value="43.8824" calcext:value-type="float">
            <text:p>43.8824</text:p>
          </table:table-cell>
          <table:table-cell office:value-type="float" office:value="329.5751" calcext:value-type="float">
            <text:p>329.5751</text:p>
          </table:table-cell>
          <table:table-cell table:number-columns-repeated="2" office:value-type="float" office:value="163.9237" calcext:value-type="float">
            <text:p>163.9237</text:p>
          </table:table-cell>
          <table:table-cell office:value-type="date" office:date-value="2015-01-15T11:32:27" calcext:value-type="date">
            <text:p>01/15/15 11:32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89" calcext:value-type="float">
            <text:p>190.89</text:p>
          </table:table-cell>
          <table:table-cell office:value-type="float" office:value="12.0931" calcext:value-type="float">
            <text:p>12.0931</text:p>
          </table:table-cell>
          <table:table-cell office:value-type="float" office:value="1079.6296" calcext:value-type="float">
            <text:p>1079.6296</text:p>
          </table:table-cell>
          <table:table-cell office:value-type="float" office:value="41.6707" calcext:value-type="float">
            <text:p>41.6707</text:p>
          </table:table-cell>
          <table:table-cell office:value-type="float" office:value="317.122" calcext:value-type="float">
            <text:p>317.122</text:p>
          </table:table-cell>
          <table:table-cell table:number-columns-repeated="2" office:value-type="float" office:value="164.0432" calcext:value-type="float">
            <text:p>164.0432</text:p>
          </table:table-cell>
          <table:table-cell office:value-type="date" office:date-value="2015-01-15T11:32:37" calcext:value-type="date">
            <text:p>01/15/15 11:32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0822" calcext:value-type="float">
            <text:p>191.0822</text:p>
          </table:table-cell>
          <table:table-cell office:value-type="float" office:value="12.3244" calcext:value-type="float">
            <text:p>12.3244</text:p>
          </table:table-cell>
          <table:table-cell office:value-type="float" office:value="1079.8296" calcext:value-type="float">
            <text:p>1079.8296</text:p>
          </table:table-cell>
          <table:table-cell office:value-type="float" office:value="41.9543" calcext:value-type="float">
            <text:p>41.9543</text:p>
          </table:table-cell>
          <table:table-cell office:value-type="float" office:value="328.8564" calcext:value-type="float">
            <text:p>328.8564</text:p>
          </table:table-cell>
          <table:table-cell table:number-columns-repeated="2" office:value-type="float" office:value="164.1595" calcext:value-type="float">
            <text:p>164.1595</text:p>
          </table:table-cell>
          <table:table-cell office:value-type="date" office:date-value="2015-01-15T11:32:51" calcext:value-type="date">
            <text:p>01/15/15 11:32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986" calcext:value-type="float">
            <text:p>190.986</text:p>
          </table:table-cell>
          <table:table-cell office:value-type="float" office:value="11.5812" calcext:value-type="float">
            <text:p>11.5812</text:p>
          </table:table-cell>
          <table:table-cell table:number-columns-repeated="3"/>
          <table:table-cell table:number-columns-repeated="2" office:value-type="float" office:value="164.2496" calcext:value-type="float">
            <text:p>164.2496</text:p>
          </table:table-cell>
          <table:table-cell office:value-type="date" office:date-value="2015-01-15T11:33:01.000001" calcext:value-type="date">
            <text:p>01/15/15 11:33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1702" calcext:value-type="float">
            <text:p>191.1702</text:p>
          </table:table-cell>
          <table:table-cell office:value-type="float" office:value="12.1578" calcext:value-type="float">
            <text:p>12.1578</text:p>
          </table:table-cell>
          <table:table-cell office:value-type="float" office:value="1079.4973" calcext:value-type="float">
            <text:p>1079.4973</text:p>
          </table:table-cell>
          <table:table-cell office:value-type="float" office:value="42.9634" calcext:value-type="float">
            <text:p>42.9634</text:p>
          </table:table-cell>
          <table:table-cell office:value-type="float" office:value="309.7384" calcext:value-type="float">
            <text:p>309.7384</text:p>
          </table:table-cell>
          <table:table-cell table:number-columns-repeated="2" office:value-type="float" office:value="164.2603" calcext:value-type="float">
            <text:p>164.2603</text:p>
          </table:table-cell>
          <table:table-cell office:value-type="date" office:date-value="2015-01-15T11:33:15" calcext:value-type="date">
            <text:p>01/15/15 11:33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table:number-columns-repeated="5"/>
          <table:table-cell table:number-columns-repeated="2" office:value-type="float" office:value="164.2869" calcext:value-type="float">
            <text:p>164.2869</text:p>
          </table:table-cell>
          <table:table-cell office:value-type="date" office:date-value="2015-01-15T11:33:26" calcext:value-type="date">
            <text:p>01/15/15 11:33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167" calcext:value-type="float">
            <text:p>191.167</text:p>
          </table:table-cell>
          <table:table-cell office:value-type="float" office:value="12.6996" calcext:value-type="float">
            <text:p>12.6996</text:p>
          </table:table-cell>
          <table:table-cell office:value-type="float" office:value="1079.5994" calcext:value-type="float">
            <text:p>1079.5994</text:p>
          </table:table-cell>
          <table:table-cell office:value-type="float" office:value="43.8403" calcext:value-type="float">
            <text:p>43.8403</text:p>
          </table:table-cell>
          <table:table-cell office:value-type="float" office:value="336.7495" calcext:value-type="float">
            <text:p>336.7495</text:p>
          </table:table-cell>
          <table:table-cell table:number-columns-repeated="2" office:value-type="float" office:value="164.3516" calcext:value-type="float">
            <text:p>164.3516</text:p>
          </table:table-cell>
          <table:table-cell office:value-type="date" office:date-value="2015-01-15T11:33:39" calcext:value-type="date">
            <text:p>01/15/15 11:33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1091" calcext:value-type="float">
            <text:p>191.1091</text:p>
          </table:table-cell>
          <table:table-cell office:value-type="float" office:value="10.3916" calcext:value-type="float">
            <text:p>10.3916</text:p>
          </table:table-cell>
          <table:table-cell office:value-type="float" office:value="1079.4226" calcext:value-type="float">
            <text:p>1079.4226</text:p>
          </table:table-cell>
          <table:table-cell office:value-type="float" office:value="44.1651" calcext:value-type="float">
            <text:p>44.1651</text:p>
          </table:table-cell>
          <table:table-cell office:value-type="float" office:value="338.0292" calcext:value-type="float">
            <text:p>338.0292</text:p>
          </table:table-cell>
          <table:table-cell table:number-columns-repeated="2" office:value-type="float" office:value="164.3879" calcext:value-type="float">
            <text:p>164.3879</text:p>
          </table:table-cell>
          <table:table-cell office:value-type="date" office:date-value="2015-01-15T11:33:50" calcext:value-type="date">
            <text:p>01/15/15 11:33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2366" calcext:value-type="float">
            <text:p>191.2366</text:p>
          </table:table-cell>
          <table:table-cell office:value-type="float" office:value="10.5438" calcext:value-type="float">
            <text:p>10.5438</text:p>
          </table:table-cell>
          <table:table-cell office:value-type="float" office:value="1079.3375" calcext:value-type="float">
            <text:p>1079.3375</text:p>
          </table:table-cell>
          <table:table-cell office:value-type="float" office:value="44.7597" calcext:value-type="float">
            <text:p>44.7597</text:p>
          </table:table-cell>
          <table:table-cell office:value-type="float" office:value="338.2347" calcext:value-type="float">
            <text:p>338.2347</text:p>
          </table:table-cell>
          <table:table-cell table:number-columns-repeated="2" office:value-type="float" office:value="164.3878" calcext:value-type="float">
            <text:p>164.3878</text:p>
          </table:table-cell>
          <table:table-cell office:value-type="date" office:date-value="2015-01-15T11:34:00" calcext:value-type="date">
            <text:p>01/15/15 11:34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2938" calcext:value-type="float">
            <text:p>191.2938</text:p>
          </table:table-cell>
          <table:table-cell office:value-type="float" office:value="10.2074" calcext:value-type="float">
            <text:p>10.2074</text:p>
          </table:table-cell>
          <table:table-cell office:value-type="float" office:value="1079.4552" calcext:value-type="float">
            <text:p>1079.4552</text:p>
          </table:table-cell>
          <table:table-cell office:value-type="float" office:value="44.2156" calcext:value-type="float">
            <text:p>44.2156</text:p>
          </table:table-cell>
          <table:table-cell office:value-type="float" office:value="340.9277" calcext:value-type="float">
            <text:p>340.9277</text:p>
          </table:table-cell>
          <table:table-cell table:number-columns-repeated="2" office:value-type="float" office:value="164.3934" calcext:value-type="float">
            <text:p>164.3934</text:p>
          </table:table-cell>
          <table:table-cell office:value-type="date" office:date-value="2015-01-15T11:34:14" calcext:value-type="date">
            <text:p>01/15/15 11:34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3078" calcext:value-type="float">
            <text:p>191.3078</text:p>
          </table:table-cell>
          <table:table-cell office:value-type="float" office:value="10.1324" calcext:value-type="float">
            <text:p>10.1324</text:p>
          </table:table-cell>
          <table:table-cell office:value-type="float" office:value="1079.5208" calcext:value-type="float">
            <text:p>1079.5208</text:p>
          </table:table-cell>
          <table:table-cell office:value-type="float" office:value="44.2569" calcext:value-type="float">
            <text:p>44.2569</text:p>
          </table:table-cell>
          <table:table-cell office:value-type="float" office:value="340.8634" calcext:value-type="float">
            <text:p>340.8634</text:p>
          </table:table-cell>
          <table:table-cell table:number-columns-repeated="2" office:value-type="float" office:value="164.3564" calcext:value-type="float">
            <text:p>164.3564</text:p>
          </table:table-cell>
          <table:table-cell office:value-type="date" office:date-value="2015-01-15T11:34:25" calcext:value-type="date">
            <text:p>01/15/15 11:34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3328" calcext:value-type="float">
            <text:p>191.3328</text:p>
          </table:table-cell>
          <table:table-cell office:value-type="float" office:value="10.1363" calcext:value-type="float">
            <text:p>10.1363</text:p>
          </table:table-cell>
          <table:table-cell office:value-type="float" office:value="1079.3647" calcext:value-type="float">
            <text:p>1079.3647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341.7173" calcext:value-type="float">
            <text:p>341.7173</text:p>
          </table:table-cell>
          <table:table-cell table:number-columns-repeated="2" office:value-type="float" office:value="164.3496" calcext:value-type="float">
            <text:p>164.3496</text:p>
          </table:table-cell>
          <table:table-cell office:value-type="date" office:date-value="2015-01-15T11:34:35" calcext:value-type="date">
            <text:p>01/15/15 11:34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4798" calcext:value-type="float">
            <text:p>191.4798</text:p>
          </table:table-cell>
          <table:table-cell office:value-type="float" office:value="10.065" calcext:value-type="float">
            <text:p>10.065</text:p>
          </table:table-cell>
          <table:table-cell office:value-type="float" office:value="1078.8312" calcext:value-type="float">
            <text:p>1078.8312</text:p>
          </table:table-cell>
          <table:table-cell office:value-type="float" office:value="45.1577" calcext:value-type="float">
            <text:p>45.1577</text:p>
          </table:table-cell>
          <table:table-cell office:value-type="float" office:value="342.3124" calcext:value-type="float">
            <text:p>342.3124</text:p>
          </table:table-cell>
          <table:table-cell table:number-columns-repeated="2" office:value-type="float" office:value="164.3442" calcext:value-type="float">
            <text:p>164.3442</text:p>
          </table:table-cell>
          <table:table-cell office:value-type="date" office:date-value="2015-01-15T11:34:49" calcext:value-type="date">
            <text:p>01/15/15 11:34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6632" calcext:value-type="float">
            <text:p>191.6632</text:p>
          </table:table-cell>
          <table:table-cell office:value-type="float" office:value="9.9746" calcext:value-type="float">
            <text:p>9.9746</text:p>
          </table:table-cell>
          <table:table-cell/>
          <table:table-cell office:value-type="float" office:value="45.4116" calcext:value-type="float">
            <text:p>45.4116</text:p>
          </table:table-cell>
          <table:table-cell/>
          <table:table-cell table:number-columns-repeated="2" office:value-type="float" office:value="164.3199" calcext:value-type="float">
            <text:p>164.3199</text:p>
          </table:table-cell>
          <table:table-cell office:value-type="date" office:date-value="2015-01-15T11:35:00" calcext:value-type="date">
            <text:p>01/15/15 11:35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6914" calcext:value-type="float">
            <text:p>191.6914</text:p>
          </table:table-cell>
          <table:table-cell office:value-type="float" office:value="9.4166" calcext:value-type="float">
            <text:p>9.4166</text:p>
          </table:table-cell>
          <table:table-cell office:value-type="float" office:value="1079.2584" calcext:value-type="float">
            <text:p>1079.2584</text:p>
          </table:table-cell>
          <table:table-cell office:value-type="float" office:value="45.7998" calcext:value-type="float">
            <text:p>45.7998</text:p>
          </table:table-cell>
          <table:table-cell office:value-type="float" office:value="349.9992" calcext:value-type="float">
            <text:p>349.9992</text:p>
          </table:table-cell>
          <table:table-cell table:number-columns-repeated="2" office:value-type="float" office:value="164.3641" calcext:value-type="float">
            <text:p>164.3641</text:p>
          </table:table-cell>
          <table:table-cell office:value-type="date" office:date-value="2015-01-15T11:35:14" calcext:value-type="date">
            <text:p>01/15/15 11:35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7171" calcext:value-type="float">
            <text:p>191.7171</text:p>
          </table:table-cell>
          <table:table-cell office:value-type="float" office:value="9.5626" calcext:value-type="float">
            <text:p>9.5626</text:p>
          </table:table-cell>
          <table:table-cell office:value-type="float" office:value="1078.8565" calcext:value-type="float">
            <text:p>1078.8565</text:p>
          </table:table-cell>
          <table:table-cell office:value-type="float" office:value="45.9893" calcext:value-type="float">
            <text:p>45.9893</text:p>
          </table:table-cell>
          <table:table-cell office:value-type="float" office:value="351.8108" calcext:value-type="float">
            <text:p>351.8108</text:p>
          </table:table-cell>
          <table:table-cell table:number-columns-repeated="2" office:value-type="float" office:value="164.3223" calcext:value-type="float">
            <text:p>164.3223</text:p>
          </table:table-cell>
          <table:table-cell office:value-type="date" office:date-value="2015-01-15T11:35:24" calcext:value-type="date">
            <text:p>01/15/15 11:35 AM</text:p>
          </table:table-cell>
          <table:table-cell office:value-type="string" calcext:value-type="string">
            <text:p><text:s/>User comment = <text:s/>Dry ice focus on AB1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focus on AB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7755" calcext:value-type="float">
            <text:p>191.7755</text:p>
          </table:table-cell>
          <table:table-cell office:value-type="float" office:value="9.2248" calcext:value-type="float">
            <text:p>9.2248</text:p>
          </table:table-cell>
          <table:table-cell office:value-type="float" office:value="1078.4266" calcext:value-type="float">
            <text:p>1078.4266</text:p>
          </table:table-cell>
          <table:table-cell office:value-type="float" office:value="46.2102" calcext:value-type="float">
            <text:p>46.2102</text:p>
          </table:table-cell>
          <table:table-cell office:value-type="float" office:value="357.1323" calcext:value-type="float">
            <text:p>357.1323</text:p>
          </table:table-cell>
          <table:table-cell table:number-columns-repeated="2" office:value-type="float" office:value="164.3503" calcext:value-type="float">
            <text:p>164.3503</text:p>
          </table:table-cell>
          <table:table-cell office:value-type="date" office:date-value="2015-01-15T11:35:35" calcext:value-type="date">
            <text:p>01/15/15 11:35 AM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focusing on AB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8814" calcext:value-type="float">
            <text:p>191.8814</text:p>
          </table:table-cell>
          <table:table-cell office:value-type="float" office:value="9.0246" calcext:value-type="float">
            <text:p>9.0246</text:p>
          </table:table-cell>
          <table:table-cell office:value-type="float" office:value="1078.8878" calcext:value-type="float">
            <text:p>1078.8878</text:p>
          </table:table-cell>
          <table:table-cell office:value-type="float" office:value="42.3292" calcext:value-type="float">
            <text:p>42.3292</text:p>
          </table:table-cell>
          <table:table-cell office:value-type="float" office:value="347.9487" calcext:value-type="float">
            <text:p>347.9487</text:p>
          </table:table-cell>
          <table:table-cell table:number-columns-repeated="2" office:value-type="float" office:value="164.3287" calcext:value-type="float">
            <text:p>164.3287</text:p>
          </table:table-cell>
          <table:table-cell office:value-type="date" office:date-value="2015-01-15T11:35:46" calcext:value-type="date">
            <text:p>01/15/15 11:35 AM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focusing on AB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893" calcext:value-type="float">
            <text:p>191.893</text:p>
          </table:table-cell>
          <table:table-cell table:number-columns-repeated="4"/>
          <table:table-cell table:number-columns-repeated="2" office:value-type="float" office:value="164.2994" calcext:value-type="float">
            <text:p>164.2994</text:p>
          </table:table-cell>
          <table:table-cell office:value-type="date" office:date-value="2015-01-15T11:35:56" calcext:value-type="date">
            <text:p>01/15/15 11:35 AM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focusing on AB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9515" calcext:value-type="float">
            <text:p>192.9515</text:p>
          </table:table-cell>
          <table:table-cell office:value-type="float" office:value="8.2394" calcext:value-type="float">
            <text:p>8.2394</text:p>
          </table:table-cell>
          <table:table-cell office:value-type="float" office:value="1078.1484" calcext:value-type="float">
            <text:p>1078.1484</text:p>
          </table:table-cell>
          <table:table-cell office:value-type="float" office:value="42.8506" calcext:value-type="float">
            <text:p>42.8506</text:p>
          </table:table-cell>
          <table:table-cell office:value-type="float" office:value="368.1676" calcext:value-type="float">
            <text:p>368.1676</text:p>
          </table:table-cell>
          <table:table-cell table:number-columns-repeated="2" office:value-type="float" office:value="164.3175" calcext:value-type="float">
            <text:p>164.3175</text:p>
          </table:table-cell>
          <table:table-cell office:value-type="date" office:date-value="2015-01-15T11:36:10" calcext:value-type="date">
            <text:p>01/15/15 11:36 AM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focusing on AB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9771" calcext:value-type="float">
            <text:p>190.9771</text:p>
          </table:table-cell>
          <table:table-cell office:value-type="float" office:value="8.6738" calcext:value-type="float">
            <text:p>8.6738</text:p>
          </table:table-cell>
          <table:table-cell office:value-type="float" office:value="1081.5076" calcext:value-type="float">
            <text:p>1081.5076</text:p>
          </table:table-cell>
          <table:table-cell office:value-type="float" office:value="42.6748" calcext:value-type="float">
            <text:p>42.6748</text:p>
          </table:table-cell>
          <table:table-cell office:value-type="float" office:value="346.5249" calcext:value-type="float">
            <text:p>346.5249</text:p>
          </table:table-cell>
          <table:table-cell table:number-columns-repeated="2" office:value-type="float" office:value="164.6148" calcext:value-type="float">
            <text:p>164.6148</text:p>
          </table:table-cell>
          <table:table-cell office:value-type="date" office:date-value="2015-01-15T11:36:27" calcext:value-type="date">
            <text:p>01/15/15 11:36 AM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focusing on AB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7016" calcext:value-type="float">
            <text:p>188.7016</text:p>
          </table:table-cell>
          <table:table-cell office:value-type="float" office:value="9.3877" calcext:value-type="float">
            <text:p>9.3877</text:p>
          </table:table-cell>
          <table:table-cell office:value-type="float" office:value="1083.7582" calcext:value-type="float">
            <text:p>1083.7582</text:p>
          </table:table-cell>
          <table:table-cell office:value-type="float" office:value="41.4916" calcext:value-type="float">
            <text:p>41.4916</text:p>
          </table:table-cell>
          <table:table-cell office:value-type="float" office:value="354.7632" calcext:value-type="float">
            <text:p>354.7632</text:p>
          </table:table-cell>
          <table:table-cell table:number-columns-repeated="2" office:value-type="float" office:value="164.7372" calcext:value-type="float">
            <text:p>164.7372</text:p>
          </table:table-cell>
          <table:table-cell office:value-type="date" office:date-value="2015-01-15T11:36:37" calcext:value-type="date">
            <text:p>01/15/15 11:36 AM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focusing on AB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1212" calcext:value-type="float">
            <text:p>187.1212</text:p>
          </table:table-cell>
          <table:table-cell office:value-type="float" office:value="9.0401" calcext:value-type="float">
            <text:p>9.0401</text:p>
          </table:table-cell>
          <table:table-cell office:value-type="float" office:value="1085.1958" calcext:value-type="float">
            <text:p>1085.1958</text:p>
          </table:table-cell>
          <table:table-cell office:value-type="float" office:value="41.8445" calcext:value-type="float">
            <text:p>41.8445</text:p>
          </table:table-cell>
          <table:table-cell office:value-type="float" office:value="354.6641" calcext:value-type="float">
            <text:p>354.6641</text:p>
          </table:table-cell>
          <table:table-cell table:number-columns-repeated="2" office:value-type="float" office:value="164.8229" calcext:value-type="float">
            <text:p>164.8229</text:p>
          </table:table-cell>
          <table:table-cell office:value-type="date" office:date-value="2015-01-15T11:36:48" calcext:value-type="date">
            <text:p>01/15/15 11:36 AM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focusing on AB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2947" calcext:value-type="float">
            <text:p>186.2947</text:p>
          </table:table-cell>
          <table:table-cell office:value-type="float" office:value="9.145" calcext:value-type="float">
            <text:p>9.145</text:p>
          </table:table-cell>
          <table:table-cell office:value-type="float" office:value="1085.7959" calcext:value-type="float">
            <text:p>1085.7959</text:p>
          </table:table-cell>
          <table:table-cell office:value-type="float" office:value="41.8463" calcext:value-type="float">
            <text:p>41.8463</text:p>
          </table:table-cell>
          <table:table-cell office:value-type="float" office:value="355.9042" calcext:value-type="float">
            <text:p>355.9042</text:p>
          </table:table-cell>
          <table:table-cell table:number-columns-repeated="2" office:value-type="float" office:value="164.9225" calcext:value-type="float">
            <text:p>164.9225</text:p>
          </table:table-cell>
          <table:table-cell office:value-type="date" office:date-value="2015-01-15T11:36:59" calcext:value-type="date">
            <text:p>01/15/15 11:36 AM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focusing on AB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5.8673" calcext:value-type="float">
            <text:p>185.8673</text:p>
          </table:table-cell>
          <table:table-cell office:value-type="float" office:value="9.0109" calcext:value-type="float">
            <text:p>9.0109</text:p>
          </table:table-cell>
          <table:table-cell office:value-type="float" office:value="1086.26" calcext:value-type="float">
            <text:p>1086.26</text:p>
          </table:table-cell>
          <table:table-cell office:value-type="float" office:value="41.9196" calcext:value-type="float">
            <text:p>41.9196</text:p>
          </table:table-cell>
          <table:table-cell office:value-type="float" office:value="353.1395" calcext:value-type="float">
            <text:p>353.1395</text:p>
          </table:table-cell>
          <table:table-cell table:number-columns-repeated="2" office:value-type="float" office:value="164.8925" calcext:value-type="float">
            <text:p>164.8925</text:p>
          </table:table-cell>
          <table:table-cell office:value-type="date" office:date-value="2015-01-15T11:37:10" calcext:value-type="date">
            <text:p>01/15/15 11:37 AM</text:p>
          </table:table-cell>
          <table:table-cell office:value-type="string" calcext:value-type="string">
            <text:p><text:s/>User comment = <text:s/>Removed dry ice from AB1 – Focusing on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AB1</text:p>
          </table:table-cell>
          <table:table-cell office:value-type="string" calcext:value-type="string">
            <text:p><text:s/>focusing on AB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5.3352" calcext:value-type="float">
            <text:p>185.3352</text:p>
          </table:table-cell>
          <table:table-cell office:value-type="float" office:value="9.5059" calcext:value-type="float">
            <text:p>9.5059</text:p>
          </table:table-cell>
          <table:table-cell office:value-type="float" office:value="1086.7565" calcext:value-type="float">
            <text:p>1086.7565</text:p>
          </table:table-cell>
          <table:table-cell office:value-type="float" office:value="41.8163" calcext:value-type="float">
            <text:p>41.8163</text:p>
          </table:table-cell>
          <table:table-cell office:value-type="float" office:value="350.714" calcext:value-type="float">
            <text:p>350.714</text:p>
          </table:table-cell>
          <table:table-cell table:number-columns-repeated="2" office:value-type="float" office:value="164.847" calcext:value-type="float">
            <text:p>164.847</text:p>
          </table:table-cell>
          <table:table-cell office:value-type="date" office:date-value="2015-01-15T11:37:20" calcext:value-type="date">
            <text:p>01/15/15 11:37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5.1496" calcext:value-type="float">
            <text:p>185.1496</text:p>
          </table:table-cell>
          <table:table-cell office:value-type="float" office:value="9.4177" calcext:value-type="float">
            <text:p>9.4177</text:p>
          </table:table-cell>
          <table:table-cell office:value-type="float" office:value="1087.0497" calcext:value-type="float">
            <text:p>1087.0497</text:p>
          </table:table-cell>
          <table:table-cell office:value-type="float" office:value="41.8385" calcext:value-type="float">
            <text:p>41.8385</text:p>
          </table:table-cell>
          <table:table-cell office:value-type="float" office:value="349.1203" calcext:value-type="float">
            <text:p>349.1203</text:p>
          </table:table-cell>
          <table:table-cell table:number-columns-repeated="2" office:value-type="float" office:value="164.8159" calcext:value-type="float">
            <text:p>164.8159</text:p>
          </table:table-cell>
          <table:table-cell office:value-type="date" office:date-value="2015-01-15T11:37:34" calcext:value-type="date">
            <text:p>01/15/15 11:37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5.0829" calcext:value-type="float">
            <text:p>185.0829</text:p>
          </table:table-cell>
          <table:table-cell table:number-columns-repeated="4"/>
          <table:table-cell table:number-columns-repeated="2" office:value-type="float" office:value="164.8027" calcext:value-type="float">
            <text:p>164.8027</text:p>
          </table:table-cell>
          <table:table-cell office:value-type="date" office:date-value="2015-01-15T11:37:45" calcext:value-type="date">
            <text:p>01/15/15 11:37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8284" calcext:value-type="float">
            <text:p>184.8284</text:p>
          </table:table-cell>
          <table:table-cell office:value-type="float" office:value="9.7338" calcext:value-type="float">
            <text:p>9.7338</text:p>
          </table:table-cell>
          <table:table-cell office:value-type="float" office:value="1087.1167" calcext:value-type="float">
            <text:p>1087.1167</text:p>
          </table:table-cell>
          <table:table-cell office:value-type="float" office:value="41.4624" calcext:value-type="float">
            <text:p>41.4624</text:p>
          </table:table-cell>
          <table:table-cell office:value-type="float" office:value="341.3513" calcext:value-type="float">
            <text:p>341.3513</text:p>
          </table:table-cell>
          <table:table-cell table:number-columns-repeated="2" office:value-type="float" office:value="164.7606" calcext:value-type="float">
            <text:p>164.7606</text:p>
          </table:table-cell>
          <table:table-cell office:value-type="date" office:date-value="2015-01-15T11:37:58" calcext:value-type="date">
            <text:p>01/15/15 11:37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6475" calcext:value-type="float">
            <text:p>184.6475</text:p>
          </table:table-cell>
          <table:table-cell office:value-type="float" office:value="10.1732" calcext:value-type="float">
            <text:p>10.1732</text:p>
          </table:table-cell>
          <table:table-cell office:value-type="float" office:value="1087.8008" calcext:value-type="float">
            <text:p>1087.8008</text:p>
          </table:table-cell>
          <table:table-cell office:value-type="float" office:value="42.7719" calcext:value-type="float">
            <text:p>42.7719</text:p>
          </table:table-cell>
          <table:table-cell/>
          <table:table-cell table:number-columns-repeated="2" office:value-type="float" office:value="164.7901" calcext:value-type="float">
            <text:p>164.7901</text:p>
          </table:table-cell>
          <table:table-cell office:value-type="date" office:date-value="2015-01-15T11:38:12" calcext:value-type="date">
            <text:p>01/15/15 11:38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478" calcext:value-type="float">
            <text:p>184.478</text:p>
          </table:table-cell>
          <table:table-cell office:value-type="float" office:value="10.2331" calcext:value-type="float">
            <text:p>10.2331</text:p>
          </table:table-cell>
          <table:table-cell office:value-type="float" office:value="1087.6174" calcext:value-type="float">
            <text:p>1087.6174</text:p>
          </table:table-cell>
          <table:table-cell office:value-type="float" office:value="43.2921" calcext:value-type="float">
            <text:p>43.2921</text:p>
          </table:table-cell>
          <table:table-cell office:value-type="float" office:value="338.9164" calcext:value-type="float">
            <text:p>338.9164</text:p>
          </table:table-cell>
          <table:table-cell table:number-columns-repeated="2" office:value-type="float" office:value="164.6976" calcext:value-type="float">
            <text:p>164.6976</text:p>
          </table:table-cell>
          <table:table-cell office:value-type="date" office:date-value="2015-01-15T11:38:26" calcext:value-type="date">
            <text:p>01/15/15 11:38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4287" calcext:value-type="float">
            <text:p>184.4287</text:p>
          </table:table-cell>
          <table:table-cell table:number-columns-repeated="4"/>
          <table:table-cell table:number-columns-repeated="2" office:value-type="float" office:value="164.5868" calcext:value-type="float">
            <text:p>164.5868</text:p>
          </table:table-cell>
          <table:table-cell office:value-type="date" office:date-value="2015-01-15T11:38:36" calcext:value-type="date">
            <text:p>01/15/15 11:38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5139" calcext:value-type="float">
            <text:p>184.5139</text:p>
          </table:table-cell>
          <table:table-cell office:value-type="float" office:value="10.1964" calcext:value-type="float">
            <text:p>10.1964</text:p>
          </table:table-cell>
          <table:table-cell office:value-type="float" office:value="1087.489" calcext:value-type="float">
            <text:p>1087.489</text:p>
          </table:table-cell>
          <table:table-cell office:value-type="float" office:value="42.3933" calcext:value-type="float">
            <text:p>42.3933</text:p>
          </table:table-cell>
          <table:table-cell office:value-type="float" office:value="341.3376" calcext:value-type="float">
            <text:p>341.3376</text:p>
          </table:table-cell>
          <table:table-cell table:number-columns-repeated="2" office:value-type="float" office:value="164.6094" calcext:value-type="float">
            <text:p>164.6094</text:p>
          </table:table-cell>
          <table:table-cell office:value-type="date" office:date-value="2015-01-15T11:38:50" calcext:value-type="date">
            <text:p>01/15/15 11:38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4537" calcext:value-type="float">
            <text:p>184.4537</text:p>
          </table:table-cell>
          <table:table-cell office:value-type="float" office:value="10.1277" calcext:value-type="float">
            <text:p>10.1277</text:p>
          </table:table-cell>
          <table:table-cell office:value-type="float" office:value="1088.0216" calcext:value-type="float">
            <text:p>1088.0216</text:p>
          </table:table-cell>
          <table:table-cell office:value-type="float" office:value="42.2251" calcext:value-type="float">
            <text:p>42.2251</text:p>
          </table:table-cell>
          <table:table-cell office:value-type="float" office:value="340.3621" calcext:value-type="float">
            <text:p>340.3621</text:p>
          </table:table-cell>
          <table:table-cell table:number-columns-repeated="2" office:value-type="float" office:value="164.6534" calcext:value-type="float">
            <text:p>164.6534</text:p>
          </table:table-cell>
          <table:table-cell office:value-type="date" office:date-value="2015-01-15T11:39:04.000002" calcext:value-type="date">
            <text:p>01/15/15 11:39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3903" calcext:value-type="float">
            <text:p>184.3903</text:p>
          </table:table-cell>
          <table:table-cell office:value-type="float" office:value="10.1993" calcext:value-type="float">
            <text:p>10.1993</text:p>
          </table:table-cell>
          <table:table-cell office:value-type="float" office:value="1087.7319" calcext:value-type="float">
            <text:p>1087.7319</text:p>
          </table:table-cell>
          <table:table-cell office:value-type="float" office:value="42.1515" calcext:value-type="float">
            <text:p>42.1515</text:p>
          </table:table-cell>
          <table:table-cell office:value-type="float" office:value="339.1477" calcext:value-type="float">
            <text:p>339.1477</text:p>
          </table:table-cell>
          <table:table-cell table:number-columns-repeated="2" office:value-type="float" office:value="164.6389" calcext:value-type="float">
            <text:p>164.6389</text:p>
          </table:table-cell>
          <table:table-cell office:value-type="date" office:date-value="2015-01-15T11:39:14" calcext:value-type="date">
            <text:p>01/15/15 11:39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4299" calcext:value-type="float">
            <text:p>184.4299</text:p>
          </table:table-cell>
          <table:table-cell office:value-type="float" office:value="10.2426" calcext:value-type="float">
            <text:p>10.2426</text:p>
          </table:table-cell>
          <table:table-cell office:value-type="float" office:value="1087.6606" calcext:value-type="float">
            <text:p>1087.6606</text:p>
          </table:table-cell>
          <table:table-cell office:value-type="float" office:value="41.3923" calcext:value-type="float">
            <text:p>41.3923</text:p>
          </table:table-cell>
          <table:table-cell office:value-type="float" office:value="339.977" calcext:value-type="float">
            <text:p>339.977</text:p>
          </table:table-cell>
          <table:table-cell table:number-columns-repeated="2" office:value-type="float" office:value="164.5967" calcext:value-type="float">
            <text:p>164.5967</text:p>
          </table:table-cell>
          <table:table-cell office:value-type="date" office:date-value="2015-01-15T11:39:25" calcext:value-type="date">
            <text:p>01/15/15 11:39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5203" calcext:value-type="float">
            <text:p>184.5203</text:p>
          </table:table-cell>
          <table:table-cell office:value-type="float" office:value="10.1406" calcext:value-type="float">
            <text:p>10.1406</text:p>
          </table:table-cell>
          <table:table-cell table:number-columns-repeated="3"/>
          <table:table-cell table:number-columns-repeated="2" office:value-type="float" office:value="164.6458" calcext:value-type="float">
            <text:p>164.6458</text:p>
          </table:table-cell>
          <table:table-cell office:value-type="date" office:date-value="2015-01-15T11:39:36.000001" calcext:value-type="date">
            <text:p>01/15/15 11:39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4089" calcext:value-type="float">
            <text:p>184.4089</text:p>
          </table:table-cell>
          <table:table-cell office:value-type="float" office:value="10.106" calcext:value-type="float">
            <text:p>10.106</text:p>
          </table:table-cell>
          <table:table-cell office:value-type="float" office:value="1087.4346" calcext:value-type="float">
            <text:p>1087.4346</text:p>
          </table:table-cell>
          <table:table-cell office:value-type="float" office:value="42.4786" calcext:value-type="float">
            <text:p>42.4786</text:p>
          </table:table-cell>
          <table:table-cell office:value-type="float" office:value="341.7993" calcext:value-type="float">
            <text:p>341.7993</text:p>
          </table:table-cell>
          <table:table-cell table:number-columns-repeated="2" office:value-type="float" office:value="164.6795" calcext:value-type="float">
            <text:p>164.6795</text:p>
          </table:table-cell>
          <table:table-cell office:value-type="date" office:date-value="2015-01-15T11:39:49" calcext:value-type="date">
            <text:p>01/15/15 11:39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4.9397" calcext:value-type="float">
            <text:p>184.9397</text:p>
          </table:table-cell>
          <table:table-cell office:value-type="float" office:value="10.2072" calcext:value-type="float">
            <text:p>10.2072</text:p>
          </table:table-cell>
          <table:table-cell office:value-type="float" office:value="1086.8595" calcext:value-type="float">
            <text:p>1086.8595</text:p>
          </table:table-cell>
          <table:table-cell office:value-type="float" office:value="42.4186" calcext:value-type="float">
            <text:p>42.4186</text:p>
          </table:table-cell>
          <table:table-cell office:value-type="float" office:value="339.7974" calcext:value-type="float">
            <text:p>339.7974</text:p>
          </table:table-cell>
          <table:table-cell table:number-columns-repeated="2" office:value-type="float" office:value="164.6837" calcext:value-type="float">
            <text:p>164.6837</text:p>
          </table:table-cell>
          <table:table-cell office:value-type="date" office:date-value="2015-01-15T11:40:00" calcext:value-type="date">
            <text:p>01/15/15 11:40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5.2348" calcext:value-type="float">
            <text:p>185.2348</text:p>
          </table:table-cell>
          <table:table-cell office:value-type="float" office:value="9.7994" calcext:value-type="float">
            <text:p>9.7994</text:p>
          </table:table-cell>
          <table:table-cell office:value-type="float" office:value="1086.4927" calcext:value-type="float">
            <text:p>1086.4927</text:p>
          </table:table-cell>
          <table:table-cell office:value-type="float" office:value="42.4767" calcext:value-type="float">
            <text:p>42.4767</text:p>
          </table:table-cell>
          <table:table-cell office:value-type="float" office:value="346.7687" calcext:value-type="float">
            <text:p>346.7687</text:p>
          </table:table-cell>
          <table:table-cell table:number-columns-repeated="2" office:value-type="float" office:value="164.6551" calcext:value-type="float">
            <text:p>164.6551</text:p>
          </table:table-cell>
          <table:table-cell office:value-type="date" office:date-value="2015-01-15T11:40:11.000002" calcext:value-type="date">
            <text:p>01/15/15 11:40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5.457" calcext:value-type="float">
            <text:p>185.457</text:p>
          </table:table-cell>
          <table:table-cell office:value-type="float" office:value="9.6734" calcext:value-type="float">
            <text:p>9.6734</text:p>
          </table:table-cell>
          <table:table-cell office:value-type="float" office:value="1086.3125" calcext:value-type="float">
            <text:p>1086.3125</text:p>
          </table:table-cell>
          <table:table-cell office:value-type="float" office:value="42.5485" calcext:value-type="float">
            <text:p>42.5485</text:p>
          </table:table-cell>
          <table:table-cell office:value-type="float" office:value="347.098" calcext:value-type="float">
            <text:p>347.098</text:p>
          </table:table-cell>
          <table:table-cell table:number-columns-repeated="2" office:value-type="float" office:value="164.7122" calcext:value-type="float">
            <text:p>164.7122</text:p>
          </table:table-cell>
          <table:table-cell office:value-type="date" office:date-value="2015-01-15T11:40:28.000002" calcext:value-type="date">
            <text:p>01/15/15 11:40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5.7194" calcext:value-type="float">
            <text:p>185.7194</text:p>
          </table:table-cell>
          <table:table-cell office:value-type="float" office:value="9.6337" calcext:value-type="float">
            <text:p>9.6337</text:p>
          </table:table-cell>
          <table:table-cell office:value-type="float" office:value="1085.953" calcext:value-type="float">
            <text:p>1085.953</text:p>
          </table:table-cell>
          <table:table-cell office:value-type="float" office:value="42.5982" calcext:value-type="float">
            <text:p>42.5982</text:p>
          </table:table-cell>
          <table:table-cell office:value-type="float" office:value="346.6532" calcext:value-type="float">
            <text:p>346.6532</text:p>
          </table:table-cell>
          <table:table-cell table:number-columns-repeated="2" office:value-type="float" office:value="164.6695" calcext:value-type="float">
            <text:p>164.6695</text:p>
          </table:table-cell>
          <table:table-cell office:value-type="date" office:date-value="2015-01-15T11:40:38.000002" calcext:value-type="date">
            <text:p>01/15/15 11:40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5.8472" calcext:value-type="float">
            <text:p>185.8472</text:p>
          </table:table-cell>
          <table:table-cell office:value-type="float" office:value="9.7816" calcext:value-type="float">
            <text:p>9.7816</text:p>
          </table:table-cell>
          <table:table-cell office:value-type="float" office:value="1086.0332" calcext:value-type="float">
            <text:p>1086.0332</text:p>
          </table:table-cell>
          <table:table-cell office:value-type="float" office:value="42.6125" calcext:value-type="float">
            <text:p>42.6125</text:p>
          </table:table-cell>
          <table:table-cell office:value-type="float" office:value="344.5832" calcext:value-type="float">
            <text:p>344.5832</text:p>
          </table:table-cell>
          <table:table-cell table:number-columns-repeated="2" office:value-type="float" office:value="164.637" calcext:value-type="float">
            <text:p>164.637</text:p>
          </table:table-cell>
          <table:table-cell office:value-type="date" office:date-value="2015-01-15T11:40:49.000002" calcext:value-type="date">
            <text:p>01/15/15 11:40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5.8861" calcext:value-type="float">
            <text:p>185.8861</text:p>
          </table:table-cell>
          <table:table-cell office:value-type="float" office:value="9.8377" calcext:value-type="float">
            <text:p>9.8377</text:p>
          </table:table-cell>
          <table:table-cell office:value-type="float" office:value="1086.071" calcext:value-type="float">
            <text:p>1086.071</text:p>
          </table:table-cell>
          <table:table-cell office:value-type="float" office:value="42.8904" calcext:value-type="float">
            <text:p>42.8904</text:p>
          </table:table-cell>
          <table:table-cell office:value-type="float" office:value="344.5302" calcext:value-type="float">
            <text:p>344.5302</text:p>
          </table:table-cell>
          <table:table-cell table:number-columns-repeated="2" office:value-type="float" office:value="164.6491" calcext:value-type="float">
            <text:p>164.6491</text:p>
          </table:table-cell>
          <table:table-cell office:value-type="date" office:date-value="2015-01-15T11:41:00" calcext:value-type="date">
            <text:p>01/15/15 11:41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0626" calcext:value-type="float">
            <text:p>186.0626</text:p>
          </table:table-cell>
          <table:table-cell office:value-type="float" office:value="9.8802" calcext:value-type="float">
            <text:p>9.8802</text:p>
          </table:table-cell>
          <table:table-cell office:value-type="float" office:value="1085.6881" calcext:value-type="float">
            <text:p>1085.6881</text:p>
          </table:table-cell>
          <table:table-cell office:value-type="float" office:value="42.9452" calcext:value-type="float">
            <text:p>42.9452</text:p>
          </table:table-cell>
          <table:table-cell office:value-type="float" office:value="346.9147" calcext:value-type="float">
            <text:p>346.9147</text:p>
          </table:table-cell>
          <table:table-cell table:number-columns-repeated="2" office:value-type="float" office:value="164.6648" calcext:value-type="float">
            <text:p>164.6648</text:p>
          </table:table-cell>
          <table:table-cell office:value-type="date" office:date-value="2015-01-15T11:41:10" calcext:value-type="date">
            <text:p>01/15/15 11:41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0798" calcext:value-type="float">
            <text:p>186.0798</text:p>
          </table:table-cell>
          <table:table-cell office:value-type="float" office:value="9.733" calcext:value-type="float">
            <text:p>9.733</text:p>
          </table:table-cell>
          <table:table-cell office:value-type="float" office:value="1085.54" calcext:value-type="float">
            <text:p>1085.54</text:p>
          </table:table-cell>
          <table:table-cell office:value-type="float" office:value="42.7638" calcext:value-type="float">
            <text:p>42.7638</text:p>
          </table:table-cell>
          <table:table-cell office:value-type="float" office:value="346.894" calcext:value-type="float">
            <text:p>346.894</text:p>
          </table:table-cell>
          <table:table-cell table:number-columns-repeated="2" office:value-type="float" office:value="164.658" calcext:value-type="float">
            <text:p>164.658</text:p>
          </table:table-cell>
          <table:table-cell office:value-type="date" office:date-value="2015-01-15T11:41:21" calcext:value-type="date">
            <text:p>01/15/15 11:41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2918" calcext:value-type="float">
            <text:p>186.2918</text:p>
          </table:table-cell>
          <table:table-cell office:value-type="float" office:value="11.9777" calcext:value-type="float">
            <text:p>11.9777</text:p>
          </table:table-cell>
          <table:table-cell office:value-type="float" office:value="1085.6584" calcext:value-type="float">
            <text:p>1085.6584</text:p>
          </table:table-cell>
          <table:table-cell office:value-type="float" office:value="43.1492" calcext:value-type="float">
            <text:p>43.1492</text:p>
          </table:table-cell>
          <table:table-cell office:value-type="float" office:value="292.6383" calcext:value-type="float">
            <text:p>292.6383</text:p>
          </table:table-cell>
          <table:table-cell table:number-columns-repeated="2" office:value-type="float" office:value="164.6399" calcext:value-type="float">
            <text:p>164.6399</text:p>
          </table:table-cell>
          <table:table-cell office:value-type="date" office:date-value="2015-01-15T11:41:32" calcext:value-type="date">
            <text:p>01/15/15 11:41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3271" calcext:value-type="float">
            <text:p>186.3271</text:p>
          </table:table-cell>
          <table:table-cell office:value-type="float" office:value="15.6092" calcext:value-type="float">
            <text:p>15.6092</text:p>
          </table:table-cell>
          <table:table-cell office:value-type="float" office:value="1085.7916" calcext:value-type="float">
            <text:p>1085.7916</text:p>
          </table:table-cell>
          <table:table-cell office:value-type="float" office:value="42.7466" calcext:value-type="float">
            <text:p>42.7466</text:p>
          </table:table-cell>
          <table:table-cell office:value-type="float" office:value="304.7594" calcext:value-type="float">
            <text:p>304.7594</text:p>
          </table:table-cell>
          <table:table-cell table:number-columns-repeated="2" office:value-type="float" office:value="164.6141" calcext:value-type="float">
            <text:p>164.6141</text:p>
          </table:table-cell>
          <table:table-cell office:value-type="date" office:date-value="2015-01-15T11:41:43" calcext:value-type="date">
            <text:p>01/15/15 11:41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2613" calcext:value-type="float">
            <text:p>186.2613</text:p>
          </table:table-cell>
          <table:table-cell office:value-type="float" office:value="15.0873" calcext:value-type="float">
            <text:p>15.0873</text:p>
          </table:table-cell>
          <table:table-cell office:value-type="float" office:value="1085.4307" calcext:value-type="float">
            <text:p>1085.4307</text:p>
          </table:table-cell>
          <table:table-cell office:value-type="float" office:value="42.7463" calcext:value-type="float">
            <text:p>42.7463</text:p>
          </table:table-cell>
          <table:table-cell office:value-type="float" office:value="336.7992" calcext:value-type="float">
            <text:p>336.7992</text:p>
          </table:table-cell>
          <table:table-cell table:number-columns-repeated="2" office:value-type="float" office:value="164.658" calcext:value-type="float">
            <text:p>164.658</text:p>
          </table:table-cell>
          <table:table-cell office:value-type="date" office:date-value="2015-01-15T11:41:56" calcext:value-type="date">
            <text:p>01/15/15 11:41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4009" calcext:value-type="float">
            <text:p>186.4009</text:p>
          </table:table-cell>
          <table:table-cell office:value-type="float" office:value="10.7183" calcext:value-type="float">
            <text:p>10.7183</text:p>
          </table:table-cell>
          <table:table-cell office:value-type="float" office:value="1085.5022" calcext:value-type="float">
            <text:p>1085.5022</text:p>
          </table:table-cell>
          <table:table-cell office:value-type="float" office:value="42.5875" calcext:value-type="float">
            <text:p>42.5875</text:p>
          </table:table-cell>
          <table:table-cell office:value-type="float" office:value="323.6643" calcext:value-type="float">
            <text:p>323.6643</text:p>
          </table:table-cell>
          <table:table-cell table:number-columns-repeated="2" office:value-type="float" office:value="164.6543" calcext:value-type="float">
            <text:p>164.6543</text:p>
          </table:table-cell>
          <table:table-cell office:value-type="date" office:date-value="2015-01-15T11:42:07" calcext:value-type="date">
            <text:p>01/15/15 11:42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3144" calcext:value-type="float">
            <text:p>186.3144</text:p>
          </table:table-cell>
          <table:table-cell office:value-type="float" office:value="11.8578" calcext:value-type="float">
            <text:p>11.8578</text:p>
          </table:table-cell>
          <table:table-cell office:value-type="float" office:value="1085.4024" calcext:value-type="float">
            <text:p>1085.4024</text:p>
          </table:table-cell>
          <table:table-cell office:value-type="float" office:value="42.8473" calcext:value-type="float">
            <text:p>42.8473</text:p>
          </table:table-cell>
          <table:table-cell office:value-type="float" office:value="323.6428" calcext:value-type="float">
            <text:p>323.6428</text:p>
          </table:table-cell>
          <table:table-cell table:number-columns-repeated="2" office:value-type="float" office:value="164.6054" calcext:value-type="float">
            <text:p>164.6054</text:p>
          </table:table-cell>
          <table:table-cell office:value-type="date" office:date-value="2015-01-15T11:42:18" calcext:value-type="date">
            <text:p>01/15/15 11:42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4504" calcext:value-type="float">
            <text:p>186.4504</text:p>
          </table:table-cell>
          <table:table-cell office:value-type="float" office:value="11.6807" calcext:value-type="float">
            <text:p>11.6807</text:p>
          </table:table-cell>
          <table:table-cell office:value-type="float" office:value="1085.2771" calcext:value-type="float">
            <text:p>1085.2771</text:p>
          </table:table-cell>
          <table:table-cell office:value-type="float" office:value="42.8415" calcext:value-type="float">
            <text:p>42.8415</text:p>
          </table:table-cell>
          <table:table-cell office:value-type="float" office:value="327.0836" calcext:value-type="float">
            <text:p>327.0836</text:p>
          </table:table-cell>
          <table:table-cell table:number-columns-repeated="2" office:value-type="float" office:value="164.6204" calcext:value-type="float">
            <text:p>164.6204</text:p>
          </table:table-cell>
          <table:table-cell office:value-type="date" office:date-value="2015-01-15T11:42:32" calcext:value-type="date">
            <text:p>01/15/15 11:42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5486" calcext:value-type="float">
            <text:p>186.5486</text:p>
          </table:table-cell>
          <table:table-cell office:value-type="float" office:value="11.4799" calcext:value-type="float">
            <text:p>11.4799</text:p>
          </table:table-cell>
          <table:table-cell office:value-type="float" office:value="1085.3708" calcext:value-type="float">
            <text:p>1085.3708</text:p>
          </table:table-cell>
          <table:table-cell office:value-type="float" office:value="42.8985" calcext:value-type="float">
            <text:p>42.8985</text:p>
          </table:table-cell>
          <table:table-cell office:value-type="float" office:value="324.5739" calcext:value-type="float">
            <text:p>324.5739</text:p>
          </table:table-cell>
          <table:table-cell table:number-columns-repeated="2" office:value-type="float" office:value="164.6356" calcext:value-type="float">
            <text:p>164.6356</text:p>
          </table:table-cell>
          <table:table-cell office:value-type="date" office:date-value="2015-01-15T11:42:46" calcext:value-type="date">
            <text:p>01/15/15 11:42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6486" calcext:value-type="float">
            <text:p>186.6486</text:p>
          </table:table-cell>
          <table:table-cell office:value-type="float" office:value="11.5781" calcext:value-type="float">
            <text:p>11.5781</text:p>
          </table:table-cell>
          <table:table-cell office:value-type="float" office:value="1085.033" calcext:value-type="float">
            <text:p>1085.033</text:p>
          </table:table-cell>
          <table:table-cell office:value-type="float" office:value="43.1489" calcext:value-type="float">
            <text:p>43.1489</text:p>
          </table:table-cell>
          <table:table-cell office:value-type="float" office:value="324.3997" calcext:value-type="float">
            <text:p>324.3997</text:p>
          </table:table-cell>
          <table:table-cell table:number-columns-repeated="2" office:value-type="float" office:value="164.5933" calcext:value-type="float">
            <text:p>164.5933</text:p>
          </table:table-cell>
          <table:table-cell office:value-type="date" office:date-value="2015-01-15T11:42:59" calcext:value-type="date">
            <text:p>01/15/15 11:42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8772" calcext:value-type="float">
            <text:p>186.8772</text:p>
          </table:table-cell>
          <table:table-cell office:value-type="float" office:value="11.7181" calcext:value-type="float">
            <text:p>11.7181</text:p>
          </table:table-cell>
          <table:table-cell office:value-type="float" office:value="1084.7268" calcext:value-type="float">
            <text:p>1084.7268</text:p>
          </table:table-cell>
          <table:table-cell office:value-type="float" office:value="43.2534" calcext:value-type="float">
            <text:p>43.2534</text:p>
          </table:table-cell>
          <table:table-cell office:value-type="float" office:value="323.2766" calcext:value-type="float">
            <text:p>323.2766</text:p>
          </table:table-cell>
          <table:table-cell table:number-columns-repeated="2" office:value-type="float" office:value="164.5962" calcext:value-type="float">
            <text:p>164.5962</text:p>
          </table:table-cell>
          <table:table-cell office:value-type="date" office:date-value="2015-01-15T11:43:10" calcext:value-type="date">
            <text:p>01/15/15 11:43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9445" calcext:value-type="float">
            <text:p>186.9445</text:p>
          </table:table-cell>
          <table:table-cell office:value-type="float" office:value="11.7376" calcext:value-type="float">
            <text:p>11.7376</text:p>
          </table:table-cell>
          <table:table-cell office:value-type="float" office:value="1084.9517" calcext:value-type="float">
            <text:p>1084.9517</text:p>
          </table:table-cell>
          <table:table-cell office:value-type="float" office:value="43.2186" calcext:value-type="float">
            <text:p>43.2186</text:p>
          </table:table-cell>
          <table:table-cell office:value-type="float" office:value="324.0871" calcext:value-type="float">
            <text:p>324.0871</text:p>
          </table:table-cell>
          <table:table-cell table:number-columns-repeated="2" office:value-type="float" office:value="164.6323" calcext:value-type="float">
            <text:p>164.6323</text:p>
          </table:table-cell>
          <table:table-cell office:value-type="date" office:date-value="2015-01-15T11:43:24" calcext:value-type="date">
            <text:p>01/15/15 11:43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6.9928" calcext:value-type="float">
            <text:p>186.9928</text:p>
          </table:table-cell>
          <table:table-cell office:value-type="float" office:value="11.6753" calcext:value-type="float">
            <text:p>11.6753</text:p>
          </table:table-cell>
          <table:table-cell office:value-type="float" office:value="1084.4504" calcext:value-type="float">
            <text:p>1084.4504</text:p>
          </table:table-cell>
          <table:table-cell office:value-type="float" office:value="43.2402" calcext:value-type="float">
            <text:p>43.2402</text:p>
          </table:table-cell>
          <table:table-cell office:value-type="float" office:value="323.9047" calcext:value-type="float">
            <text:p>323.9047</text:p>
          </table:table-cell>
          <table:table-cell table:number-columns-repeated="2" office:value-type="float" office:value="164.6392" calcext:value-type="float">
            <text:p>164.6392</text:p>
          </table:table-cell>
          <table:table-cell office:value-type="date" office:date-value="2015-01-15T11:43:35" calcext:value-type="date">
            <text:p>01/15/15 11:43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1413" calcext:value-type="float">
            <text:p>187.1413</text:p>
          </table:table-cell>
          <table:table-cell office:value-type="float" office:value="11.6487" calcext:value-type="float">
            <text:p>11.6487</text:p>
          </table:table-cell>
          <table:table-cell office:value-type="float" office:value="1084.2697" calcext:value-type="float">
            <text:p>1084.2697</text:p>
          </table:table-cell>
          <table:table-cell office:value-type="float" office:value="43.166" calcext:value-type="float">
            <text:p>43.166</text:p>
          </table:table-cell>
          <table:table-cell office:value-type="float" office:value="324.6254" calcext:value-type="float">
            <text:p>324.6254</text:p>
          </table:table-cell>
          <table:table-cell table:number-columns-repeated="2" office:value-type="float" office:value="164.6059" calcext:value-type="float">
            <text:p>164.6059</text:p>
          </table:table-cell>
          <table:table-cell office:value-type="date" office:date-value="2015-01-15T11:43:45" calcext:value-type="date">
            <text:p>01/15/15 11:43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1998" calcext:value-type="float">
            <text:p>187.1998</text:p>
          </table:table-cell>
          <table:table-cell office:value-type="float" office:value="11.5385" calcext:value-type="float">
            <text:p>11.5385</text:p>
          </table:table-cell>
          <table:table-cell office:value-type="float" office:value="1084.3662" calcext:value-type="float">
            <text:p>1084.3662</text:p>
          </table:table-cell>
          <table:table-cell office:value-type="float" office:value="43.1281" calcext:value-type="float">
            <text:p>43.1281</text:p>
          </table:table-cell>
          <table:table-cell office:value-type="float" office:value="327.9678" calcext:value-type="float">
            <text:p>327.9678</text:p>
          </table:table-cell>
          <table:table-cell table:number-columns-repeated="2" office:value-type="float" office:value="164.6063" calcext:value-type="float">
            <text:p>164.6063</text:p>
          </table:table-cell>
          <table:table-cell office:value-type="date" office:date-value="2015-01-15T11:43:56" calcext:value-type="date">
            <text:p>01/15/15 11:43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3373" calcext:value-type="float">
            <text:p>187.3373</text:p>
          </table:table-cell>
          <table:table-cell office:value-type="float" office:value="11.2364" calcext:value-type="float">
            <text:p>11.2364</text:p>
          </table:table-cell>
          <table:table-cell office:value-type="float" office:value="1084.3995" calcext:value-type="float">
            <text:p>1084.3995</text:p>
          </table:table-cell>
          <table:table-cell office:value-type="float" office:value="42.8782" calcext:value-type="float">
            <text:p>42.8782</text:p>
          </table:table-cell>
          <table:table-cell office:value-type="float" office:value="328.1803" calcext:value-type="float">
            <text:p>328.1803</text:p>
          </table:table-cell>
          <table:table-cell table:number-columns-repeated="2" office:value-type="float" office:value="164.599" calcext:value-type="float">
            <text:p>164.599</text:p>
          </table:table-cell>
          <table:table-cell office:value-type="date" office:date-value="2015-01-15T11:44:07" calcext:value-type="date">
            <text:p>01/15/15 11:44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3958" calcext:value-type="float">
            <text:p>187.3958</text:p>
          </table:table-cell>
          <table:table-cell office:value-type="float" office:value="11.4228" calcext:value-type="float">
            <text:p>11.4228</text:p>
          </table:table-cell>
          <table:table-cell office:value-type="float" office:value="1084.2528" calcext:value-type="float">
            <text:p>1084.2528</text:p>
          </table:table-cell>
          <table:table-cell office:value-type="float" office:value="42.6259" calcext:value-type="float">
            <text:p>42.6259</text:p>
          </table:table-cell>
          <table:table-cell office:value-type="float" office:value="327.0511" calcext:value-type="float">
            <text:p>327.0511</text:p>
          </table:table-cell>
          <table:table-cell table:number-columns-repeated="2" office:value-type="float" office:value="164.6558" calcext:value-type="float">
            <text:p>164.6558</text:p>
          </table:table-cell>
          <table:table-cell office:value-type="date" office:date-value="2015-01-15T11:44:18" calcext:value-type="date">
            <text:p>01/15/15 11:44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4539" calcext:value-type="float">
            <text:p>187.4539</text:p>
          </table:table-cell>
          <table:table-cell office:value-type="float" office:value="11.427" calcext:value-type="float">
            <text:p>11.427</text:p>
          </table:table-cell>
          <table:table-cell office:value-type="float" office:value="1083.8136" calcext:value-type="float">
            <text:p>1083.8136</text:p>
          </table:table-cell>
          <table:table-cell office:value-type="float" office:value="42.2428" calcext:value-type="float">
            <text:p>42.2428</text:p>
          </table:table-cell>
          <table:table-cell office:value-type="float" office:value="325.4852" calcext:value-type="float">
            <text:p>325.4852</text:p>
          </table:table-cell>
          <table:table-cell table:number-columns-repeated="2" office:value-type="float" office:value="164.6477" calcext:value-type="float">
            <text:p>164.6477</text:p>
          </table:table-cell>
          <table:table-cell office:value-type="date" office:date-value="2015-01-15T11:44:31" calcext:value-type="date">
            <text:p>01/15/15 11:44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4386" calcext:value-type="float">
            <text:p>187.4386</text:p>
          </table:table-cell>
          <table:table-cell office:value-type="float" office:value="11.4779" calcext:value-type="float">
            <text:p>11.4779</text:p>
          </table:table-cell>
          <table:table-cell office:value-type="float" office:value="1083.7874" calcext:value-type="float">
            <text:p>1083.7874</text:p>
          </table:table-cell>
          <table:table-cell office:value-type="float" office:value="41.7408" calcext:value-type="float">
            <text:p>41.7408</text:p>
          </table:table-cell>
          <table:table-cell office:value-type="float" office:value="325.6004" calcext:value-type="float">
            <text:p>325.6004</text:p>
          </table:table-cell>
          <table:table-cell table:number-columns-repeated="2" office:value-type="float" office:value="164.647" calcext:value-type="float">
            <text:p>164.647</text:p>
          </table:table-cell>
          <table:table-cell office:value-type="date" office:date-value="2015-01-15T11:44:42" calcext:value-type="date">
            <text:p>01/15/15 11:44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5749" calcext:value-type="float">
            <text:p>187.5749</text:p>
          </table:table-cell>
          <table:table-cell office:value-type="float" office:value="11.5007" calcext:value-type="float">
            <text:p>11.5007</text:p>
          </table:table-cell>
          <table:table-cell office:value-type="float" office:value="1084.0022" calcext:value-type="float">
            <text:p>1084.0022</text:p>
          </table:table-cell>
          <table:table-cell office:value-type="float" office:value="41.5371" calcext:value-type="float">
            <text:p>41.5371</text:p>
          </table:table-cell>
          <table:table-cell/>
          <table:table-cell table:number-columns-repeated="2" office:value-type="float" office:value="164.7065" calcext:value-type="float">
            <text:p>164.7065</text:p>
          </table:table-cell>
          <table:table-cell office:value-type="date" office:date-value="2015-01-15T11:44:53" calcext:value-type="date">
            <text:p>01/15/15 11:44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7393" calcext:value-type="float">
            <text:p>187.7393</text:p>
          </table:table-cell>
          <table:table-cell office:value-type="float" office:value="11.5364" calcext:value-type="float">
            <text:p>11.5364</text:p>
          </table:table-cell>
          <table:table-cell office:value-type="float" office:value="1083.8049" calcext:value-type="float">
            <text:p>1083.8049</text:p>
          </table:table-cell>
          <table:table-cell office:value-type="float" office:value="41.0199" calcext:value-type="float">
            <text:p>41.0199</text:p>
          </table:table-cell>
          <table:table-cell office:value-type="float" office:value="324.2853" calcext:value-type="float">
            <text:p>324.2853</text:p>
          </table:table-cell>
          <table:table-cell table:number-columns-repeated="2" office:value-type="float" office:value="164.746" calcext:value-type="float">
            <text:p>164.746</text:p>
          </table:table-cell>
          <table:table-cell office:value-type="date" office:date-value="2015-01-15T11:45:10" calcext:value-type="date">
            <text:p>01/15/15 11:45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6808" calcext:value-type="float">
            <text:p>187.6808</text:p>
          </table:table-cell>
          <table:table-cell office:value-type="float" office:value="11.4645" calcext:value-type="float">
            <text:p>11.4645</text:p>
          </table:table-cell>
          <table:table-cell office:value-type="float" office:value="1083.4942" calcext:value-type="float">
            <text:p>1083.4942</text:p>
          </table:table-cell>
          <table:table-cell office:value-type="float" office:value="40.7983" calcext:value-type="float">
            <text:p>40.7983</text:p>
          </table:table-cell>
          <table:table-cell office:value-type="float" office:value="325.2754" calcext:value-type="float">
            <text:p>325.2754</text:p>
          </table:table-cell>
          <table:table-cell table:number-columns-repeated="2" office:value-type="float" office:value="164.7056" calcext:value-type="float">
            <text:p>164.7056</text:p>
          </table:table-cell>
          <table:table-cell office:value-type="date" office:date-value="2015-01-15T11:45:20" calcext:value-type="date">
            <text:p>01/15/15 11:45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8159" calcext:value-type="float">
            <text:p>187.8159</text:p>
          </table:table-cell>
          <table:table-cell office:value-type="float" office:value="11.6075" calcext:value-type="float">
            <text:p>11.6075</text:p>
          </table:table-cell>
          <table:table-cell office:value-type="float" office:value="1083.5581" calcext:value-type="float">
            <text:p>1083.5581</text:p>
          </table:table-cell>
          <table:table-cell office:value-type="float" office:value="40.7647" calcext:value-type="float">
            <text:p>40.7647</text:p>
          </table:table-cell>
          <table:table-cell office:value-type="float" office:value="325.413" calcext:value-type="float">
            <text:p>325.413</text:p>
          </table:table-cell>
          <table:table-cell table:number-columns-repeated="2" office:value-type="float" office:value="164.7042" calcext:value-type="float">
            <text:p>164.7042</text:p>
          </table:table-cell>
          <table:table-cell office:value-type="date" office:date-value="2015-01-15T11:45:31" calcext:value-type="date">
            <text:p>01/15/15 11:45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9335" calcext:value-type="float">
            <text:p>187.9335</text:p>
          </table:table-cell>
          <table:table-cell office:value-type="float" office:value="11.4767" calcext:value-type="float">
            <text:p>11.4767</text:p>
          </table:table-cell>
          <table:table-cell office:value-type="float" office:value="1083.3701" calcext:value-type="float">
            <text:p>1083.3701</text:p>
          </table:table-cell>
          <table:table-cell office:value-type="float" office:value="40.7289" calcext:value-type="float">
            <text:p>40.7289</text:p>
          </table:table-cell>
          <table:table-cell office:value-type="float" office:value="326.0597" calcext:value-type="float">
            <text:p>326.0597</text:p>
          </table:table-cell>
          <table:table-cell table:number-columns-repeated="2" office:value-type="float" office:value="164.7292" calcext:value-type="float">
            <text:p>164.7292</text:p>
          </table:table-cell>
          <table:table-cell office:value-type="date" office:date-value="2015-01-15T11:45:42" calcext:value-type="date">
            <text:p>01/15/15 11:45 AM</text:p>
          </table:table-cell>
          <table:table-cell office:value-type="string" calcext:value-type="string">
            <text:p><text:s/>User comment = <text:s/>Dry ice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Dry ice good on pill</text:p>
          </table:table-cell>
          <table:table-cell office:value-type="string" calcext:value-type="string">
            <text:p><text:s/>AB3</text:p>
          </table:table-cell>
          <table:table-cell office:value-type="string" calcext:value-type="string">
            <text:p><text:s/>and CC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7.8786" calcext:value-type="float">
            <text:p>187.8786</text:p>
          </table:table-cell>
          <table:table-cell office:value-type="float" office:value="11.4735" calcext:value-type="float">
            <text:p>11.4735</text:p>
          </table:table-cell>
          <table:table-cell office:value-type="float" office:value="1083.5789" calcext:value-type="float">
            <text:p>1083.5789</text:p>
          </table:table-cell>
          <table:table-cell office:value-type="float" office:value="40.6023" calcext:value-type="float">
            <text:p>40.6023</text:p>
          </table:table-cell>
          <table:table-cell office:value-type="float" office:value="324.693" calcext:value-type="float">
            <text:p>324.693</text:p>
          </table:table-cell>
          <table:table-cell table:number-columns-repeated="2" office:value-type="float" office:value="164.7257" calcext:value-type="float">
            <text:p>164.7257</text:p>
          </table:table-cell>
          <table:table-cell office:value-type="date" office:date-value="2015-01-15T11:45:52" calcext:value-type="date">
            <text:p>01/15/15 11:45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0845" calcext:value-type="float">
            <text:p>188.0845</text:p>
          </table:table-cell>
          <table:table-cell office:value-type="float" office:value="11.6226" calcext:value-type="float">
            <text:p>11.6226</text:p>
          </table:table-cell>
          <table:table-cell office:value-type="float" office:value="1083.4119" calcext:value-type="float">
            <text:p>1083.4119</text:p>
          </table:table-cell>
          <table:table-cell office:value-type="float" office:value="40.4024" calcext:value-type="float">
            <text:p>40.4024</text:p>
          </table:table-cell>
          <table:table-cell office:value-type="float" office:value="325.7217" calcext:value-type="float">
            <text:p>325.7217</text:p>
          </table:table-cell>
          <table:table-cell table:number-columns-repeated="2" office:value-type="float" office:value="164.7427" calcext:value-type="float">
            <text:p>164.7427</text:p>
          </table:table-cell>
          <table:table-cell office:value-type="date" office:date-value="2015-01-15T11:46:03" calcext:value-type="date">
            <text:p>01/15/15 11:46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0246" calcext:value-type="float">
            <text:p>188.0246</text:p>
          </table:table-cell>
          <table:table-cell office:value-type="float" office:value="11.5661" calcext:value-type="float">
            <text:p>11.5661</text:p>
          </table:table-cell>
          <table:table-cell office:value-type="float" office:value="1083.248" calcext:value-type="float">
            <text:p>1083.248</text:p>
          </table:table-cell>
          <table:table-cell office:value-type="float" office:value="40.193" calcext:value-type="float">
            <text:p>40.193</text:p>
          </table:table-cell>
          <table:table-cell office:value-type="float" office:value="325.1993" calcext:value-type="float">
            <text:p>325.1993</text:p>
          </table:table-cell>
          <table:table-cell table:number-columns-repeated="2" office:value-type="float" office:value="164.7343" calcext:value-type="float">
            <text:p>164.7343</text:p>
          </table:table-cell>
          <table:table-cell office:value-type="date" office:date-value="2015-01-15T11:46:14.000002" calcext:value-type="date">
            <text:p>01/15/15 11:46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0507" calcext:value-type="float">
            <text:p>188.0507</text:p>
          </table:table-cell>
          <table:table-cell office:value-type="float" office:value="11.5749" calcext:value-type="float">
            <text:p>11.5749</text:p>
          </table:table-cell>
          <table:table-cell office:value-type="float" office:value="1083.0827" calcext:value-type="float">
            <text:p>1083.0827</text:p>
          </table:table-cell>
          <table:table-cell office:value-type="float" office:value="39.9811" calcext:value-type="float">
            <text:p>39.9811</text:p>
          </table:table-cell>
          <table:table-cell office:value-type="float" office:value="325.4828" calcext:value-type="float">
            <text:p>325.4828</text:p>
          </table:table-cell>
          <table:table-cell table:number-columns-repeated="2" office:value-type="float" office:value="164.7266" calcext:value-type="float">
            <text:p>164.7266</text:p>
          </table:table-cell>
          <table:table-cell office:value-type="date" office:date-value="2015-01-15T11:46:24" calcext:value-type="date">
            <text:p>01/15/15 11:46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241" calcext:value-type="float">
            <text:p>188.241</text:p>
          </table:table-cell>
          <table:table-cell office:value-type="float" office:value="11.5348" calcext:value-type="float">
            <text:p>11.5348</text:p>
          </table:table-cell>
          <table:table-cell office:value-type="float" office:value="1082.9684" calcext:value-type="float">
            <text:p>1082.9684</text:p>
          </table:table-cell>
          <table:table-cell office:value-type="float" office:value="40.6788" calcext:value-type="float">
            <text:p>40.6788</text:p>
          </table:table-cell>
          <table:table-cell office:value-type="float" office:value="325.4988" calcext:value-type="float">
            <text:p>325.4988</text:p>
          </table:table-cell>
          <table:table-cell table:number-columns-repeated="2" office:value-type="float" office:value="164.7518" calcext:value-type="float">
            <text:p>164.7518</text:p>
          </table:table-cell>
          <table:table-cell office:value-type="date" office:date-value="2015-01-15T11:46:35" calcext:value-type="date">
            <text:p>01/15/15 11:46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3267" calcext:value-type="float">
            <text:p>188.3267</text:p>
          </table:table-cell>
          <table:table-cell office:value-type="float" office:value="11.4483" calcext:value-type="float">
            <text:p>11.4483</text:p>
          </table:table-cell>
          <table:table-cell office:value-type="float" office:value="1083.0576" calcext:value-type="float">
            <text:p>1083.0576</text:p>
          </table:table-cell>
          <table:table-cell office:value-type="float" office:value="40.4334" calcext:value-type="float">
            <text:p>40.4334</text:p>
          </table:table-cell>
          <table:table-cell office:value-type="float" office:value="325.9989" calcext:value-type="float">
            <text:p>325.9989</text:p>
          </table:table-cell>
          <table:table-cell table:number-columns-repeated="2" office:value-type="float" office:value="164.7773" calcext:value-type="float">
            <text:p>164.7773</text:p>
          </table:table-cell>
          <table:table-cell office:value-type="date" office:date-value="2015-01-15T11:46:46" calcext:value-type="date">
            <text:p>01/15/15 11:46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3002" calcext:value-type="float">
            <text:p>188.3002</text:p>
          </table:table-cell>
          <table:table-cell office:value-type="float" office:value="11.5479" calcext:value-type="float">
            <text:p>11.5479</text:p>
          </table:table-cell>
          <table:table-cell office:value-type="float" office:value="1082.8999" calcext:value-type="float">
            <text:p>1082.8999</text:p>
          </table:table-cell>
          <table:table-cell office:value-type="float" office:value="40.3119" calcext:value-type="float">
            <text:p>40.3119</text:p>
          </table:table-cell>
          <table:table-cell office:value-type="float" office:value="325.1937" calcext:value-type="float">
            <text:p>325.1937</text:p>
          </table:table-cell>
          <table:table-cell table:number-columns-repeated="2" office:value-type="float" office:value="164.7995" calcext:value-type="float">
            <text:p>164.7995</text:p>
          </table:table-cell>
          <table:table-cell office:value-type="date" office:date-value="2015-01-15T11:46:57.000002" calcext:value-type="date">
            <text:p>01/15/15 11:46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3875" calcext:value-type="float">
            <text:p>188.3875</text:p>
          </table:table-cell>
          <table:table-cell office:value-type="float" office:value="11.56" calcext:value-type="float">
            <text:p>11.56</text:p>
          </table:table-cell>
          <table:table-cell office:value-type="float" office:value="1082.9038" calcext:value-type="float">
            <text:p>1082.9038</text:p>
          </table:table-cell>
          <table:table-cell office:value-type="float" office:value="40.169" calcext:value-type="float">
            <text:p>40.169</text:p>
          </table:table-cell>
          <table:table-cell office:value-type="float" office:value="325.6455" calcext:value-type="float">
            <text:p>325.6455</text:p>
          </table:table-cell>
          <table:table-cell table:number-columns-repeated="2" office:value-type="float" office:value="164.8114" calcext:value-type="float">
            <text:p>164.8114</text:p>
          </table:table-cell>
          <table:table-cell office:value-type="date" office:date-value="2015-01-15T11:47:08" calcext:value-type="date">
            <text:p>01/15/15 11:47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4514" calcext:value-type="float">
            <text:p>188.4514</text:p>
          </table:table-cell>
          <table:table-cell office:value-type="float" office:value="11.5481" calcext:value-type="float">
            <text:p>11.5481</text:p>
          </table:table-cell>
          <table:table-cell office:value-type="float" office:value="1082.9699" calcext:value-type="float">
            <text:p>1082.9699</text:p>
          </table:table-cell>
          <table:table-cell office:value-type="float" office:value="40.0913" calcext:value-type="float">
            <text:p>40.0913</text:p>
          </table:table-cell>
          <table:table-cell office:value-type="float" office:value="325.4142" calcext:value-type="float">
            <text:p>325.4142</text:p>
          </table:table-cell>
          <table:table-cell table:number-columns-repeated="2" office:value-type="float" office:value="164.8174" calcext:value-type="float">
            <text:p>164.8174</text:p>
          </table:table-cell>
          <table:table-cell office:value-type="date" office:date-value="2015-01-15T11:47:18" calcext:value-type="date">
            <text:p>01/15/15 11:47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5108" calcext:value-type="float">
            <text:p>188.5108</text:p>
          </table:table-cell>
          <table:table-cell office:value-type="float" office:value="11.5234" calcext:value-type="float">
            <text:p>11.5234</text:p>
          </table:table-cell>
          <table:table-cell office:value-type="float" office:value="1082.618" calcext:value-type="float">
            <text:p>1082.618</text:p>
          </table:table-cell>
          <table:table-cell office:value-type="float" office:value="40.0883" calcext:value-type="float">
            <text:p>40.0883</text:p>
          </table:table-cell>
          <table:table-cell office:value-type="float" office:value="324.945" calcext:value-type="float">
            <text:p>324.945</text:p>
          </table:table-cell>
          <table:table-cell table:number-columns-repeated="2" office:value-type="float" office:value="164.7975" calcext:value-type="float">
            <text:p>164.7975</text:p>
          </table:table-cell>
          <table:table-cell office:value-type="date" office:date-value="2015-01-15T11:47:29" calcext:value-type="date">
            <text:p>01/15/15 11:47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6532" calcext:value-type="float">
            <text:p>188.6532</text:p>
          </table:table-cell>
          <table:table-cell office:value-type="float" office:value="11.5958" calcext:value-type="float">
            <text:p>11.5958</text:p>
          </table:table-cell>
          <table:table-cell office:value-type="float" office:value="1082.5566" calcext:value-type="float">
            <text:p>1082.5566</text:p>
          </table:table-cell>
          <table:table-cell office:value-type="float" office:value="40.0804" calcext:value-type="float">
            <text:p>40.0804</text:p>
          </table:table-cell>
          <table:table-cell office:value-type="float" office:value="324.1407" calcext:value-type="float">
            <text:p>324.1407</text:p>
          </table:table-cell>
          <table:table-cell table:number-columns-repeated="2" office:value-type="float" office:value="164.7996" calcext:value-type="float">
            <text:p>164.7996</text:p>
          </table:table-cell>
          <table:table-cell office:value-type="date" office:date-value="2015-01-15T11:47:40" calcext:value-type="date">
            <text:p>01/15/15 11:47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7179" calcext:value-type="float">
            <text:p>188.7179</text:p>
          </table:table-cell>
          <table:table-cell office:value-type="float" office:value="11.5037" calcext:value-type="float">
            <text:p>11.5037</text:p>
          </table:table-cell>
          <table:table-cell office:value-type="float" office:value="1082.8677" calcext:value-type="float">
            <text:p>1082.8677</text:p>
          </table:table-cell>
          <table:table-cell office:value-type="float" office:value="39.9959" calcext:value-type="float">
            <text:p>39.9959</text:p>
          </table:table-cell>
          <table:table-cell office:value-type="float" office:value="325.3885" calcext:value-type="float">
            <text:p>325.3885</text:p>
          </table:table-cell>
          <table:table-cell table:number-columns-repeated="2" office:value-type="float" office:value="164.7899" calcext:value-type="float">
            <text:p>164.7899</text:p>
          </table:table-cell>
          <table:table-cell office:value-type="date" office:date-value="2015-01-15T11:47:51" calcext:value-type="date">
            <text:p>01/15/15 11:47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64.7861" calcext:value-type="float">
            <text:p>164.7861</text:p>
          </table:table-cell>
          <table:table-cell office:value-type="date" office:date-value="2015-01-15T11:48:01" calcext:value-type="date">
            <text:p>01/15/15 11:48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7682" calcext:value-type="float">
            <text:p>188.7682</text:p>
          </table:table-cell>
          <table:table-cell office:value-type="float" office:value="11.706" calcext:value-type="float">
            <text:p>11.706</text:p>
          </table:table-cell>
          <table:table-cell office:value-type="float" office:value="1082.5813" calcext:value-type="float">
            <text:p>1082.5813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324.4966" calcext:value-type="float">
            <text:p>324.4966</text:p>
          </table:table-cell>
          <table:table-cell table:number-columns-repeated="2" office:value-type="float" office:value="164.7793" calcext:value-type="float">
            <text:p>164.7793</text:p>
          </table:table-cell>
          <table:table-cell office:value-type="date" office:date-value="2015-01-15T11:48:14" calcext:value-type="date">
            <text:p>01/15/15 11:48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7403" calcext:value-type="float">
            <text:p>188.7403</text:p>
          </table:table-cell>
          <table:table-cell office:value-type="float" office:value="11.5337" calcext:value-type="float">
            <text:p>11.5337</text:p>
          </table:table-cell>
          <table:table-cell office:value-type="float" office:value="1082.4373" calcext:value-type="float">
            <text:p>1082.4373</text:p>
          </table:table-cell>
          <table:table-cell office:value-type="float" office:value="39.8943" calcext:value-type="float">
            <text:p>39.8943</text:p>
          </table:table-cell>
          <table:table-cell office:value-type="float" office:value="325.7654" calcext:value-type="float">
            <text:p>325.7654</text:p>
          </table:table-cell>
          <table:table-cell table:number-columns-repeated="2" office:value-type="float" office:value="164.7767" calcext:value-type="float">
            <text:p>164.7767</text:p>
          </table:table-cell>
          <table:table-cell office:value-type="date" office:date-value="2015-01-15T11:48:25" calcext:value-type="date">
            <text:p>01/15/15 11:48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8001" calcext:value-type="float">
            <text:p>188.8001</text:p>
          </table:table-cell>
          <table:table-cell office:value-type="float" office:value="11.4645" calcext:value-type="float">
            <text:p>11.4645</text:p>
          </table:table-cell>
          <table:table-cell office:value-type="float" office:value="1082.2679" calcext:value-type="float">
            <text:p>1082.2679</text:p>
          </table:table-cell>
          <table:table-cell office:value-type="float" office:value="39.8488" calcext:value-type="float">
            <text:p>39.8488</text:p>
          </table:table-cell>
          <table:table-cell/>
          <table:table-cell table:number-columns-repeated="2" office:value-type="float" office:value="164.7928" calcext:value-type="float">
            <text:p>164.7928</text:p>
          </table:table-cell>
          <table:table-cell office:value-type="date" office:date-value="2015-01-15T11:48:36" calcext:value-type="date">
            <text:p>01/15/15 11:48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7641" calcext:value-type="float">
            <text:p>188.7641</text:p>
          </table:table-cell>
          <table:table-cell office:value-type="float" office:value="11.4347" calcext:value-type="float">
            <text:p>11.4347</text:p>
          </table:table-cell>
          <table:table-cell office:value-type="float" office:value="1082.3099" calcext:value-type="float">
            <text:p>1082.3099</text:p>
          </table:table-cell>
          <table:table-cell office:value-type="float" office:value="39.8575" calcext:value-type="float">
            <text:p>39.8575</text:p>
          </table:table-cell>
          <table:table-cell/>
          <table:table-cell table:number-columns-repeated="2" office:value-type="float" office:value="164.7708" calcext:value-type="float">
            <text:p>164.7708</text:p>
          </table:table-cell>
          <table:table-cell office:value-type="date" office:date-value="2015-01-15T11:48:49" calcext:value-type="date">
            <text:p>01/15/15 11:48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8243" calcext:value-type="float">
            <text:p>188.8243</text:p>
          </table:table-cell>
          <table:table-cell office:value-type="float" office:value="11.378" calcext:value-type="float">
            <text:p>11.378</text:p>
          </table:table-cell>
          <table:table-cell office:value-type="float" office:value="1082.0793" calcext:value-type="float">
            <text:p>1082.0793</text:p>
          </table:table-cell>
          <table:table-cell office:value-type="float" office:value="39.8224" calcext:value-type="float">
            <text:p>39.8224</text:p>
          </table:table-cell>
          <table:table-cell office:value-type="float" office:value="326.1879" calcext:value-type="float">
            <text:p>326.1879</text:p>
          </table:table-cell>
          <table:table-cell table:number-columns-repeated="2" office:value-type="float" office:value="164.7452" calcext:value-type="float">
            <text:p>164.7452</text:p>
          </table:table-cell>
          <table:table-cell office:value-type="date" office:date-value="2015-01-15T11:49:03" calcext:value-type="date">
            <text:p>01/15/15 11:49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8.9601" calcext:value-type="float">
            <text:p>188.9601</text:p>
          </table:table-cell>
          <table:table-cell office:value-type="float" office:value="11.5195" calcext:value-type="float">
            <text:p>11.5195</text:p>
          </table:table-cell>
          <table:table-cell office:value-type="float" office:value="1082.4196" calcext:value-type="float">
            <text:p>1082.4196</text:p>
          </table:table-cell>
          <table:table-cell office:value-type="float" office:value="39.809" calcext:value-type="float">
            <text:p>39.809</text:p>
          </table:table-cell>
          <table:table-cell office:value-type="float" office:value="324.7603" calcext:value-type="float">
            <text:p>324.7603</text:p>
          </table:table-cell>
          <table:table-cell table:number-columns-repeated="2" office:value-type="float" office:value="164.703" calcext:value-type="float">
            <text:p>164.703</text:p>
          </table:table-cell>
          <table:table-cell office:value-type="date" office:date-value="2015-01-15T11:49:14" calcext:value-type="date">
            <text:p>01/15/15 11:49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0366" calcext:value-type="float">
            <text:p>189.0366</text:p>
          </table:table-cell>
          <table:table-cell office:value-type="float" office:value="11.4898" calcext:value-type="float">
            <text:p>11.4898</text:p>
          </table:table-cell>
          <table:table-cell office:value-type="float" office:value="1082.0172" calcext:value-type="float">
            <text:p>1082.0172</text:p>
          </table:table-cell>
          <table:table-cell office:value-type="float" office:value="39.7975" calcext:value-type="float">
            <text:p>39.7975</text:p>
          </table:table-cell>
          <table:table-cell office:value-type="float" office:value="325.8128" calcext:value-type="float">
            <text:p>325.8128</text:p>
          </table:table-cell>
          <table:table-cell table:number-columns-repeated="2" office:value-type="float" office:value="164.6774" calcext:value-type="float">
            <text:p>164.6774</text:p>
          </table:table-cell>
          <table:table-cell office:value-type="date" office:date-value="2015-01-15T11:49:28.000002" calcext:value-type="date">
            <text:p>01/15/15 11:49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14" calcext:value-type="float">
            <text:p>189.14</text:p>
          </table:table-cell>
          <table:table-cell office:value-type="float" office:value="11.4279" calcext:value-type="float">
            <text:p>11.4279</text:p>
          </table:table-cell>
          <table:table-cell office:value-type="float" office:value="1082.1635" calcext:value-type="float">
            <text:p>1082.1635</text:p>
          </table:table-cell>
          <table:table-cell office:value-type="float" office:value="39.8291" calcext:value-type="float">
            <text:p>39.8291</text:p>
          </table:table-cell>
          <table:table-cell office:value-type="float" office:value="326.5199" calcext:value-type="float">
            <text:p>326.5199</text:p>
          </table:table-cell>
          <table:table-cell table:number-columns-repeated="2" office:value-type="float" office:value="164.6631" calcext:value-type="float">
            <text:p>164.6631</text:p>
          </table:table-cell>
          <table:table-cell office:value-type="date" office:date-value="2015-01-15T11:49:38" calcext:value-type="date">
            <text:p>01/15/15 11:49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0359" calcext:value-type="float">
            <text:p>189.0359</text:p>
          </table:table-cell>
          <table:table-cell office:value-type="float" office:value="11.399" calcext:value-type="float">
            <text:p>11.399</text:p>
          </table:table-cell>
          <table:table-cell office:value-type="float" office:value="1082.2035" calcext:value-type="float">
            <text:p>1082.2035</text:p>
          </table:table-cell>
          <table:table-cell office:value-type="float" office:value="40.182" calcext:value-type="float">
            <text:p>40.182</text:p>
          </table:table-cell>
          <table:table-cell office:value-type="float" office:value="327.0356" calcext:value-type="float">
            <text:p>327.0356</text:p>
          </table:table-cell>
          <table:table-cell table:number-columns-repeated="2" office:value-type="float" office:value="164.6336" calcext:value-type="float">
            <text:p>164.6336</text:p>
          </table:table-cell>
          <table:table-cell office:value-type="date" office:date-value="2015-01-15T11:49:49.000002" calcext:value-type="date">
            <text:p>01/15/15 11:49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1103" calcext:value-type="float">
            <text:p>189.1103</text:p>
          </table:table-cell>
          <table:table-cell office:value-type="float" office:value="11.4203" calcext:value-type="float">
            <text:p>11.4203</text:p>
          </table:table-cell>
          <table:table-cell office:value-type="float" office:value="1081.9149" calcext:value-type="float">
            <text:p>1081.9149</text:p>
          </table:table-cell>
          <table:table-cell office:value-type="float" office:value="40.6816" calcext:value-type="float">
            <text:p>40.6816</text:p>
          </table:table-cell>
          <table:table-cell office:value-type="float" office:value="326.6441" calcext:value-type="float">
            <text:p>326.6441</text:p>
          </table:table-cell>
          <table:table-cell table:number-columns-repeated="2" office:value-type="float" office:value="164.6206" calcext:value-type="float">
            <text:p>164.6206</text:p>
          </table:table-cell>
          <table:table-cell office:value-type="date" office:date-value="2015-01-15T11:50:00" calcext:value-type="date">
            <text:p>01/15/15 11:50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25" calcext:value-type="float">
            <text:p>189.25</text:p>
          </table:table-cell>
          <table:table-cell office:value-type="float" office:value="11.4483" calcext:value-type="float">
            <text:p>11.4483</text:p>
          </table:table-cell>
          <table:table-cell office:value-type="float" office:value="1081.9534" calcext:value-type="float">
            <text:p>1081.9534</text:p>
          </table:table-cell>
          <table:table-cell office:value-type="float" office:value="40.728" calcext:value-type="float">
            <text:p>40.728</text:p>
          </table:table-cell>
          <table:table-cell office:value-type="float" office:value="326.6548" calcext:value-type="float">
            <text:p>326.6548</text:p>
          </table:table-cell>
          <table:table-cell table:number-columns-repeated="2" office:value-type="float" office:value="164.6456" calcext:value-type="float">
            <text:p>164.6456</text:p>
          </table:table-cell>
          <table:table-cell office:value-type="date" office:date-value="2015-01-15T11:50:11" calcext:value-type="date">
            <text:p>01/15/15 11:50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1105" calcext:value-type="float">
            <text:p>189.1105</text:p>
          </table:table-cell>
          <table:table-cell office:value-type="float" office:value="11.6013" calcext:value-type="float">
            <text:p>11.6013</text:p>
          </table:table-cell>
          <table:table-cell office:value-type="float" office:value="1081.7849" calcext:value-type="float">
            <text:p>1081.7849</text:p>
          </table:table-cell>
          <table:table-cell office:value-type="float" office:value="40.7889" calcext:value-type="float">
            <text:p>40.7889</text:p>
          </table:table-cell>
          <table:table-cell office:value-type="float" office:value="322.3824" calcext:value-type="float">
            <text:p>322.3824</text:p>
          </table:table-cell>
          <table:table-cell table:number-columns-repeated="2" office:value-type="float" office:value="164.6491" calcext:value-type="float">
            <text:p>164.6491</text:p>
          </table:table-cell>
          <table:table-cell office:value-type="date" office:date-value="2015-01-15T11:50:21" calcext:value-type="date">
            <text:p>01/15/15 11:50 AM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Out of dry ice <text:s/>but still good on pill AB3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2246" calcext:value-type="float">
            <text:p>189.2246</text:p>
          </table:table-cell>
          <table:table-cell office:value-type="float" office:value="11.7667" calcext:value-type="float">
            <text:p>11.7667</text:p>
          </table:table-cell>
          <table:table-cell office:value-type="float" office:value="1082.038" calcext:value-type="float">
            <text:p>1082.038</text:p>
          </table:table-cell>
          <table:table-cell office:value-type="float" office:value="40.838" calcext:value-type="float">
            <text:p>40.838</text:p>
          </table:table-cell>
          <table:table-cell office:value-type="float" office:value="321.4659" calcext:value-type="float">
            <text:p>321.4659</text:p>
          </table:table-cell>
          <table:table-cell table:number-columns-repeated="2" office:value-type="float" office:value="164.6568" calcext:value-type="float">
            <text:p>164.6568</text:p>
          </table:table-cell>
          <table:table-cell office:value-type="date" office:date-value="2015-01-15T11:50:35" calcext:value-type="date">
            <text:p>01/15/15 11:50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2287" calcext:value-type="float">
            <text:p>189.2287</text:p>
          </table:table-cell>
          <table:table-cell office:value-type="float" office:value="11.9447" calcext:value-type="float">
            <text:p>11.9447</text:p>
          </table:table-cell>
          <table:table-cell office:value-type="float" office:value="1081.8915" calcext:value-type="float">
            <text:p>1081.8915</text:p>
          </table:table-cell>
          <table:table-cell office:value-type="float" office:value="40.9668" calcext:value-type="float">
            <text:p>40.9668</text:p>
          </table:table-cell>
          <table:table-cell office:value-type="float" office:value="320.7413" calcext:value-type="float">
            <text:p>320.7413</text:p>
          </table:table-cell>
          <table:table-cell table:number-columns-repeated="2" office:value-type="float" office:value="164.6366" calcext:value-type="float">
            <text:p>164.6366</text:p>
          </table:table-cell>
          <table:table-cell office:value-type="date" office:date-value="2015-01-15T11:50:49" calcext:value-type="date">
            <text:p>01/15/15 11:50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2433" calcext:value-type="float">
            <text:p>189.2433</text:p>
          </table:table-cell>
          <table:table-cell office:value-type="float" office:value="12.0881" calcext:value-type="float">
            <text:p>12.0881</text:p>
          </table:table-cell>
          <table:table-cell office:value-type="float" office:value="1081.7083" calcext:value-type="float">
            <text:p>1081.7083</text:p>
          </table:table-cell>
          <table:table-cell office:value-type="float" office:value="41.0438" calcext:value-type="float">
            <text:p>41.0438</text:p>
          </table:table-cell>
          <table:table-cell office:value-type="float" office:value="319.8619" calcext:value-type="float">
            <text:p>319.8619</text:p>
          </table:table-cell>
          <table:table-cell table:number-columns-repeated="2" office:value-type="float" office:value="164.6292" calcext:value-type="float">
            <text:p>164.6292</text:p>
          </table:table-cell>
          <table:table-cell office:value-type="date" office:date-value="2015-01-15T11:50:59" calcext:value-type="date">
            <text:p>01/15/15 11:50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2859" calcext:value-type="float">
            <text:p>189.2859</text:p>
          </table:table-cell>
          <table:table-cell office:value-type="float" office:value="12.1998" calcext:value-type="float">
            <text:p>12.1998</text:p>
          </table:table-cell>
          <table:table-cell office:value-type="float" office:value="1081.9397" calcext:value-type="float">
            <text:p>1081.9397</text:p>
          </table:table-cell>
          <table:table-cell office:value-type="float" office:value="41.0991" calcext:value-type="float">
            <text:p>41.0991</text:p>
          </table:table-cell>
          <table:table-cell office:value-type="float" office:value="319.0418" calcext:value-type="float">
            <text:p>319.0418</text:p>
          </table:table-cell>
          <table:table-cell table:number-columns-repeated="2" office:value-type="float" office:value="164.6297" calcext:value-type="float">
            <text:p>164.6297</text:p>
          </table:table-cell>
          <table:table-cell office:value-type="date" office:date-value="2015-01-15T11:51:10" calcext:value-type="date">
            <text:p>01/15/15 11:51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2726" calcext:value-type="float">
            <text:p>189.2726</text:p>
          </table:table-cell>
          <table:table-cell office:value-type="float" office:value="12.3721" calcext:value-type="float">
            <text:p>12.3721</text:p>
          </table:table-cell>
          <table:table-cell office:value-type="float" office:value="1081.7655" calcext:value-type="float">
            <text:p>1081.7655</text:p>
          </table:table-cell>
          <table:table-cell office:value-type="float" office:value="41.2503" calcext:value-type="float">
            <text:p>41.2503</text:p>
          </table:table-cell>
          <table:table-cell office:value-type="float" office:value="318.3092" calcext:value-type="float">
            <text:p>318.3092</text:p>
          </table:table-cell>
          <table:table-cell table:number-columns-repeated="2" office:value-type="float" office:value="164.6286" calcext:value-type="float">
            <text:p>164.6286</text:p>
          </table:table-cell>
          <table:table-cell office:value-type="date" office:date-value="2015-01-15T11:51:21" calcext:value-type="date">
            <text:p>01/15/15 11:51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333" calcext:value-type="float">
            <text:p>189.333</text:p>
          </table:table-cell>
          <table:table-cell office:value-type="float" office:value="12.3944" calcext:value-type="float">
            <text:p>12.3944</text:p>
          </table:table-cell>
          <table:table-cell office:value-type="float" office:value="1081.6625" calcext:value-type="float">
            <text:p>1081.6625</text:p>
          </table:table-cell>
          <table:table-cell office:value-type="float" office:value="41.277" calcext:value-type="float">
            <text:p>41.277</text:p>
          </table:table-cell>
          <table:table-cell office:value-type="float" office:value="317.6955" calcext:value-type="float">
            <text:p>317.6955</text:p>
          </table:table-cell>
          <table:table-cell table:number-columns-repeated="2" office:value-type="float" office:value="164.5968" calcext:value-type="float">
            <text:p>164.5968</text:p>
          </table:table-cell>
          <table:table-cell office:value-type="date" office:date-value="2015-01-15T11:51:32" calcext:value-type="date">
            <text:p>01/15/15 11:51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3193" calcext:value-type="float">
            <text:p>189.3193</text:p>
          </table:table-cell>
          <table:table-cell office:value-type="float" office:value="12.521" calcext:value-type="float">
            <text:p>12.521</text:p>
          </table:table-cell>
          <table:table-cell office:value-type="float" office:value="1081.865" calcext:value-type="float">
            <text:p>1081.865</text:p>
          </table:table-cell>
          <table:table-cell office:value-type="float" office:value="41.1831" calcext:value-type="float">
            <text:p>41.1831</text:p>
          </table:table-cell>
          <table:table-cell office:value-type="float" office:value="317.9156" calcext:value-type="float">
            <text:p>317.9156</text:p>
          </table:table-cell>
          <table:table-cell table:number-columns-repeated="2" office:value-type="float" office:value="164.6098" calcext:value-type="float">
            <text:p>164.6098</text:p>
          </table:table-cell>
          <table:table-cell office:value-type="date" office:date-value="2015-01-15T11:51:42" calcext:value-type="date">
            <text:p>01/15/15 11:51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4395" calcext:value-type="float">
            <text:p>189.4395</text:p>
          </table:table-cell>
          <table:table-cell office:value-type="float" office:value="12.4705" calcext:value-type="float">
            <text:p>12.4705</text:p>
          </table:table-cell>
          <table:table-cell table:number-columns-repeated="3"/>
          <table:table-cell table:number-columns-repeated="2" office:value-type="float" office:value="164.6001" calcext:value-type="float">
            <text:p>164.6001</text:p>
          </table:table-cell>
          <table:table-cell office:value-type="date" office:date-value="2015-01-15T11:51:53" calcext:value-type="date">
            <text:p>01/15/15 11:51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4521" calcext:value-type="float">
            <text:p>189.4521</text:p>
          </table:table-cell>
          <table:table-cell office:value-type="float" office:value="12.2569" calcext:value-type="float">
            <text:p>12.2569</text:p>
          </table:table-cell>
          <table:table-cell office:value-type="float" office:value="1081.7921" calcext:value-type="float">
            <text:p>1081.7921</text:p>
          </table:table-cell>
          <table:table-cell office:value-type="float" office:value="40.9065" calcext:value-type="float">
            <text:p>40.9065</text:p>
          </table:table-cell>
          <table:table-cell office:value-type="float" office:value="320.3451" calcext:value-type="float">
            <text:p>320.3451</text:p>
          </table:table-cell>
          <table:table-cell table:number-columns-repeated="2" office:value-type="float" office:value="164.5793" calcext:value-type="float">
            <text:p>164.5793</text:p>
          </table:table-cell>
          <table:table-cell office:value-type="date" office:date-value="2015-01-15T11:52:10" calcext:value-type="date">
            <text:p>01/15/15 11:52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5331" calcext:value-type="float">
            <text:p>189.5331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1081.9431" calcext:value-type="float">
            <text:p>1081.9431</text:p>
          </table:table-cell>
          <table:table-cell office:value-type="float" office:value="40.5448" calcext:value-type="float">
            <text:p>40.5448</text:p>
          </table:table-cell>
          <table:table-cell office:value-type="float" office:value="321.1785" calcext:value-type="float">
            <text:p>321.1785</text:p>
          </table:table-cell>
          <table:table-cell table:number-columns-repeated="2" office:value-type="float" office:value="164.4797" calcext:value-type="float">
            <text:p>164.4797</text:p>
          </table:table-cell>
          <table:table-cell office:value-type="date" office:date-value="2015-01-15T11:52:20.000002" calcext:value-type="date">
            <text:p>01/15/15 11:52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4993" calcext:value-type="float">
            <text:p>189.4993</text:p>
          </table:table-cell>
          <table:table-cell office:value-type="float" office:value="11.9001" calcext:value-type="float">
            <text:p>11.9001</text:p>
          </table:table-cell>
          <table:table-cell office:value-type="float" office:value="1081.4281" calcext:value-type="float">
            <text:p>1081.4281</text:p>
          </table:table-cell>
          <table:table-cell office:value-type="float" office:value="40.5168" calcext:value-type="float">
            <text:p>40.5168</text:p>
          </table:table-cell>
          <table:table-cell office:value-type="float" office:value="322.9394" calcext:value-type="float">
            <text:p>322.9394</text:p>
          </table:table-cell>
          <table:table-cell table:number-columns-repeated="2" office:value-type="float" office:value="164.493" calcext:value-type="float">
            <text:p>164.493</text:p>
          </table:table-cell>
          <table:table-cell office:value-type="date" office:date-value="2015-01-15T11:52:34" calcext:value-type="date">
            <text:p>01/15/15 11:52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5301" calcext:value-type="float">
            <text:p>189.5301</text:p>
          </table:table-cell>
          <table:table-cell office:value-type="float" office:value="11.7207" calcext:value-type="float">
            <text:p>11.7207</text:p>
          </table:table-cell>
          <table:table-cell office:value-type="float" office:value="1081.6106" calcext:value-type="float">
            <text:p>1081.6106</text:p>
          </table:table-cell>
          <table:table-cell office:value-type="float" office:value="40.6224" calcext:value-type="float">
            <text:p>40.6224</text:p>
          </table:table-cell>
          <table:table-cell office:value-type="float" office:value="325.1054" calcext:value-type="float">
            <text:p>325.1054</text:p>
          </table:table-cell>
          <table:table-cell table:number-columns-repeated="2" office:value-type="float" office:value="164.5074" calcext:value-type="float">
            <text:p>164.5074</text:p>
          </table:table-cell>
          <table:table-cell office:value-type="date" office:date-value="2015-01-15T11:52:45" calcext:value-type="date">
            <text:p>01/15/15 11:52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6854" calcext:value-type="float">
            <text:p>189.6854</text:p>
          </table:table-cell>
          <table:table-cell office:value-type="float" office:value="11.3585" calcext:value-type="float">
            <text:p>11.3585</text:p>
          </table:table-cell>
          <table:table-cell office:value-type="float" office:value="1081.4477" calcext:value-type="float">
            <text:p>1081.4477</text:p>
          </table:table-cell>
          <table:table-cell office:value-type="float" office:value="40.7211" calcext:value-type="float">
            <text:p>40.7211</text:p>
          </table:table-cell>
          <table:table-cell office:value-type="float" office:value="328.8444" calcext:value-type="float">
            <text:p>328.8444</text:p>
          </table:table-cell>
          <table:table-cell table:number-columns-repeated="2" office:value-type="float" office:value="164.5114" calcext:value-type="float">
            <text:p>164.5114</text:p>
          </table:table-cell>
          <table:table-cell office:value-type="date" office:date-value="2015-01-15T11:53:16" calcext:value-type="date">
            <text:p>01/15/15 11:53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6812" calcext:value-type="float">
            <text:p>189.6812</text:p>
          </table:table-cell>
          <table:table-cell office:value-type="float" office:value="11.1143" calcext:value-type="float">
            <text:p>11.1143</text:p>
          </table:table-cell>
          <table:table-cell office:value-type="float" office:value="1081.1905" calcext:value-type="float">
            <text:p>1081.1905</text:p>
          </table:table-cell>
          <table:table-cell office:value-type="float" office:value="40.9014" calcext:value-type="float">
            <text:p>40.9014</text:p>
          </table:table-cell>
          <table:table-cell office:value-type="float" office:value="327.7666" calcext:value-type="float">
            <text:p>327.7666</text:p>
          </table:table-cell>
          <table:table-cell table:number-columns-repeated="2" office:value-type="float" office:value="164.4969" calcext:value-type="float">
            <text:p>164.4969</text:p>
          </table:table-cell>
          <table:table-cell office:value-type="date" office:date-value="2015-01-15T11:53:46.000002" calcext:value-type="date">
            <text:p>01/15/15 11:53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6908" calcext:value-type="float">
            <text:p>189.6908</text:p>
          </table:table-cell>
          <table:table-cell office:value-type="float" office:value="11.0077" calcext:value-type="float">
            <text:p>11.0077</text:p>
          </table:table-cell>
          <table:table-cell office:value-type="float" office:value="1081.3621" calcext:value-type="float">
            <text:p>1081.3621</text:p>
          </table:table-cell>
          <table:table-cell office:value-type="float" office:value="40.9273" calcext:value-type="float">
            <text:p>40.9273</text:p>
          </table:table-cell>
          <table:table-cell office:value-type="float" office:value="331.1235" calcext:value-type="float">
            <text:p>331.1235</text:p>
          </table:table-cell>
          <table:table-cell table:number-columns-repeated="2" office:value-type="float" office:value="164.4816" calcext:value-type="float">
            <text:p>164.4816</text:p>
          </table:table-cell>
          <table:table-cell office:value-type="date" office:date-value="2015-01-15T11:54:17" calcext:value-type="date">
            <text:p>01/15/15 11:54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7664" calcext:value-type="float">
            <text:p>189.7664</text:p>
          </table:table-cell>
          <table:table-cell office:value-type="float" office:value="10.8192" calcext:value-type="float">
            <text:p>10.8192</text:p>
          </table:table-cell>
          <table:table-cell office:value-type="float" office:value="1081.3312" calcext:value-type="float">
            <text:p>1081.3312</text:p>
          </table:table-cell>
          <table:table-cell office:value-type="float" office:value="40.8856" calcext:value-type="float">
            <text:p>40.8856</text:p>
          </table:table-cell>
          <table:table-cell office:value-type="float" office:value="333.1405" calcext:value-type="float">
            <text:p>333.1405</text:p>
          </table:table-cell>
          <table:table-cell table:number-columns-repeated="2" office:value-type="float" office:value="164.3236" calcext:value-type="float">
            <text:p>164.3236</text:p>
          </table:table-cell>
          <table:table-cell office:value-type="date" office:date-value="2015-01-15T11:54:48" calcext:value-type="date">
            <text:p>01/15/15 11:54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89.8789" calcext:value-type="float">
            <text:p>189.8789</text:p>
          </table:table-cell>
          <table:table-cell office:value-type="float" office:value="10.6729" calcext:value-type="float">
            <text:p>10.6729</text:p>
          </table:table-cell>
          <table:table-cell office:value-type="float" office:value="1081.0702" calcext:value-type="float">
            <text:p>1081.0702</text:p>
          </table:table-cell>
          <table:table-cell office:value-type="float" office:value="40.9556" calcext:value-type="float">
            <text:p>40.9556</text:p>
          </table:table-cell>
          <table:table-cell office:value-type="float" office:value="337.4052" calcext:value-type="float">
            <text:p>337.4052</text:p>
          </table:table-cell>
          <table:table-cell table:number-columns-repeated="2" office:value-type="float" office:value="164.2385" calcext:value-type="float">
            <text:p>164.2385</text:p>
          </table:table-cell>
          <table:table-cell office:value-type="date" office:date-value="2015-01-15T11:55:18" calcext:value-type="date">
            <text:p>01/15/15 11:55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2354" calcext:value-type="float">
            <text:p>190.2354</text:p>
          </table:table-cell>
          <table:table-cell office:value-type="float" office:value="10.3847" calcext:value-type="float">
            <text:p>10.3847</text:p>
          </table:table-cell>
          <table:table-cell/>
          <table:table-cell office:value-type="float" office:value="40.6881" calcext:value-type="float">
            <text:p>40.6881</text:p>
          </table:table-cell>
          <table:table-cell/>
          <table:table-cell table:number-columns-repeated="2" office:value-type="float" office:value="164.1809" calcext:value-type="float">
            <text:p>164.1809</text:p>
          </table:table-cell>
          <table:table-cell office:value-type="date" office:date-value="2015-01-15T11:55:52" calcext:value-type="date">
            <text:p>01/15/15 11:55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2168" calcext:value-type="float">
            <text:p>190.2168</text:p>
          </table:table-cell>
          <table:table-cell office:value-type="float" office:value="10.4826" calcext:value-type="float">
            <text:p>10.4826</text:p>
          </table:table-cell>
          <table:table-cell office:value-type="float" office:value="1080.8263" calcext:value-type="float">
            <text:p>1080.8263</text:p>
          </table:table-cell>
          <table:table-cell office:value-type="float" office:value="40.0965" calcext:value-type="float">
            <text:p>40.0965</text:p>
          </table:table-cell>
          <table:table-cell office:value-type="float" office:value="334.5745" calcext:value-type="float">
            <text:p>334.5745</text:p>
          </table:table-cell>
          <table:table-cell table:number-columns-repeated="2" office:value-type="float" office:value="163.7601" calcext:value-type="float">
            <text:p>163.7601</text:p>
          </table:table-cell>
          <table:table-cell office:value-type="date" office:date-value="2015-01-15T11:56:26" calcext:value-type="date">
            <text:p>01/15/15 11:56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3121" calcext:value-type="float">
            <text:p>190.3121</text:p>
          </table:table-cell>
          <table:table-cell office:value-type="float" office:value="10.8419" calcext:value-type="float">
            <text:p>10.8419</text:p>
          </table:table-cell>
          <table:table-cell office:value-type="float" office:value="1080.6395" calcext:value-type="float">
            <text:p>1080.6395</text:p>
          </table:table-cell>
          <table:table-cell office:value-type="float" office:value="39.5032" calcext:value-type="float">
            <text:p>39.5032</text:p>
          </table:table-cell>
          <table:table-cell office:value-type="float" office:value="332.9318" calcext:value-type="float">
            <text:p>332.9318</text:p>
          </table:table-cell>
          <table:table-cell table:number-columns-repeated="2" office:value-type="float" office:value="163.6019" calcext:value-type="float">
            <text:p>163.6019</text:p>
          </table:table-cell>
          <table:table-cell office:value-type="date" office:date-value="2015-01-15T11:56:56" calcext:value-type="date">
            <text:p>01/15/15 11:56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277" calcext:value-type="float">
            <text:p>190.277</text:p>
          </table:table-cell>
          <table:table-cell office:value-type="float" office:value="10.8426" calcext:value-type="float">
            <text:p>10.8426</text:p>
          </table:table-cell>
          <table:table-cell office:value-type="float" office:value="1080.5334" calcext:value-type="float">
            <text:p>1080.5334</text:p>
          </table:table-cell>
          <table:table-cell office:value-type="float" office:value="38.8585" calcext:value-type="float">
            <text:p>38.8585</text:p>
          </table:table-cell>
          <table:table-cell office:value-type="float" office:value="334.0203" calcext:value-type="float">
            <text:p>334.0203</text:p>
          </table:table-cell>
          <table:table-cell table:number-columns-repeated="2" office:value-type="float" office:value="163.5164" calcext:value-type="float">
            <text:p>163.5164</text:p>
          </table:table-cell>
          <table:table-cell office:value-type="date" office:date-value="2015-01-15T11:57:27" calcext:value-type="date">
            <text:p>01/15/15 11:57 AM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CCS and AB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342" calcext:value-type="float">
            <text:p>190.342</text:p>
          </table:table-cell>
          <table:table-cell office:value-type="float" office:value="10.7189" calcext:value-type="float">
            <text:p>10.7189</text:p>
          </table:table-cell>
          <table:table-cell office:value-type="float" office:value="1080.7031" calcext:value-type="float">
            <text:p>1080.7031</text:p>
          </table:table-cell>
          <table:table-cell office:value-type="float" office:value="38.4174" calcext:value-type="float">
            <text:p>38.4174</text:p>
          </table:table-cell>
          <table:table-cell office:value-type="float" office:value="334.6153" calcext:value-type="float">
            <text:p>334.6153</text:p>
          </table:table-cell>
          <table:table-cell table:number-columns-repeated="2" office:value-type="float" office:value="163.4407" calcext:value-type="float">
            <text:p>163.4407</text:p>
          </table:table-cell>
          <table:table-cell office:value-type="date" office:date-value="2015-01-15T11:57:57" calcext:value-type="date">
            <text:p>01/15/15 11:57 A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2996" calcext:value-type="float">
            <text:p>190.2996</text:p>
          </table:table-cell>
          <table:table-cell office:value-type="float" office:value="10.7054" calcext:value-type="float">
            <text:p>10.7054</text:p>
          </table:table-cell>
          <table:table-cell office:value-type="float" office:value="1080.4311" calcext:value-type="float">
            <text:p>1080.4311</text:p>
          </table:table-cell>
          <table:table-cell office:value-type="float" office:value="38.0927" calcext:value-type="float">
            <text:p>38.0927</text:p>
          </table:table-cell>
          <table:table-cell office:value-type="float" office:value="333.9453" calcext:value-type="float">
            <text:p>333.9453</text:p>
          </table:table-cell>
          <table:table-cell table:number-columns-repeated="2" office:value-type="float" office:value="161.6048" calcext:value-type="float">
            <text:p>161.6048</text:p>
          </table:table-cell>
          <table:table-cell office:value-type="date" office:date-value="2015-01-15T11:58:28" calcext:value-type="date">
            <text:p>01/15/15 11:58 A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4013" calcext:value-type="float">
            <text:p>190.4013</text:p>
          </table:table-cell>
          <table:table-cell office:value-type="float" office:value="10.7129" calcext:value-type="float">
            <text:p>10.7129</text:p>
          </table:table-cell>
          <table:table-cell office:value-type="float" office:value="1080.3431" calcext:value-type="float">
            <text:p>1080.3431</text:p>
          </table:table-cell>
          <table:table-cell office:value-type="float" office:value="37.8837" calcext:value-type="float">
            <text:p>37.8837</text:p>
          </table:table-cell>
          <table:table-cell office:value-type="float" office:value="333.9795" calcext:value-type="float">
            <text:p>333.9795</text:p>
          </table:table-cell>
          <table:table-cell table:number-columns-repeated="2" office:value-type="float" office:value="160.9216" calcext:value-type="float">
            <text:p>160.9216</text:p>
          </table:table-cell>
          <table:table-cell office:value-type="date" office:date-value="2015-01-15T11:58:59" calcext:value-type="date">
            <text:p>01/15/15 11:58 A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431" calcext:value-type="float">
            <text:p>190.431</text:p>
          </table:table-cell>
          <table:table-cell office:value-type="float" office:value="10.6436" calcext:value-type="float">
            <text:p>10.6436</text:p>
          </table:table-cell>
          <table:table-cell office:value-type="float" office:value="1080.1947" calcext:value-type="float">
            <text:p>1080.1947</text:p>
          </table:table-cell>
          <table:table-cell office:value-type="float" office:value="37.6989" calcext:value-type="float">
            <text:p>37.6989</text:p>
          </table:table-cell>
          <table:table-cell office:value-type="float" office:value="335.321" calcext:value-type="float">
            <text:p>335.321</text:p>
          </table:table-cell>
          <table:table-cell table:number-columns-repeated="2" office:value-type="float" office:value="160.4809" calcext:value-type="float">
            <text:p>160.4809</text:p>
          </table:table-cell>
          <table:table-cell office:value-type="date" office:date-value="2015-01-15T11:59:29" calcext:value-type="date">
            <text:p>01/15/15 11:59 A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5402" calcext:value-type="float">
            <text:p>190.5402</text:p>
          </table:table-cell>
          <table:table-cell office:value-type="float" office:value="10.6521" calcext:value-type="float">
            <text:p>10.6521</text:p>
          </table:table-cell>
          <table:table-cell office:value-type="float" office:value="1080.5548" calcext:value-type="float">
            <text:p>1080.5548</text:p>
          </table:table-cell>
          <table:table-cell office:value-type="float" office:value="37.5333" calcext:value-type="float">
            <text:p>37.5333</text:p>
          </table:table-cell>
          <table:table-cell office:value-type="float" office:value="335.4217" calcext:value-type="float">
            <text:p>335.4217</text:p>
          </table:table-cell>
          <table:table-cell table:number-columns-repeated="2" office:value-type="float" office:value="160.1534" calcext:value-type="float">
            <text:p>160.1534</text:p>
          </table:table-cell>
          <table:table-cell office:value-type="date" office:date-value="2015-01-15T12:00:03" calcext:value-type="date">
            <text:p>01/15/15 12:0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5676" calcext:value-type="float">
            <text:p>190.5676</text:p>
          </table:table-cell>
          <table:table-cell office:value-type="float" office:value="10.5571" calcext:value-type="float">
            <text:p>10.5571</text:p>
          </table:table-cell>
          <table:table-cell office:value-type="float" office:value="1080.3707" calcext:value-type="float">
            <text:p>1080.3707</text:p>
          </table:table-cell>
          <table:table-cell office:value-type="float" office:value="37.317" calcext:value-type="float">
            <text:p>37.317</text:p>
          </table:table-cell>
          <table:table-cell office:value-type="float" office:value="335.739" calcext:value-type="float">
            <text:p>335.739</text:p>
          </table:table-cell>
          <table:table-cell table:number-columns-repeated="2" office:value-type="float" office:value="159.9263" calcext:value-type="float">
            <text:p>159.9263</text:p>
          </table:table-cell>
          <table:table-cell office:value-type="date" office:date-value="2015-01-15T12:00:34" calcext:value-type="date">
            <text:p>01/15/15 12:0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4891" calcext:value-type="float">
            <text:p>190.4891</text:p>
          </table:table-cell>
          <table:table-cell office:value-type="float" office:value="10.5563" calcext:value-type="float">
            <text:p>10.5563</text:p>
          </table:table-cell>
          <table:table-cell office:value-type="float" office:value="1080.0708" calcext:value-type="float">
            <text:p>1080.0708</text:p>
          </table:table-cell>
          <table:table-cell office:value-type="float" office:value="37.0741" calcext:value-type="float">
            <text:p>37.0741</text:p>
          </table:table-cell>
          <table:table-cell/>
          <table:table-cell table:number-columns-repeated="2" office:value-type="float" office:value="159.8554" calcext:value-type="float">
            <text:p>159.8554</text:p>
          </table:table-cell>
          <table:table-cell office:value-type="date" office:date-value="2015-01-15T12:01:08" calcext:value-type="date">
            <text:p>01/15/15 12:0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6631" calcext:value-type="float">
            <text:p>190.6631</text:p>
          </table:table-cell>
          <table:table-cell office:value-type="float" office:value="10.4731" calcext:value-type="float">
            <text:p>10.4731</text:p>
          </table:table-cell>
          <table:table-cell office:value-type="float" office:value="1080.1523" calcext:value-type="float">
            <text:p>1080.1523</text:p>
          </table:table-cell>
          <table:table-cell office:value-type="float" office:value="37.1769" calcext:value-type="float">
            <text:p>37.1769</text:p>
          </table:table-cell>
          <table:table-cell office:value-type="float" office:value="337.7749" calcext:value-type="float">
            <text:p>337.7749</text:p>
          </table:table-cell>
          <table:table-cell table:number-columns-repeated="2" office:value-type="float" office:value="157.2581" calcext:value-type="float">
            <text:p>157.2581</text:p>
          </table:table-cell>
          <table:table-cell office:value-type="date" office:date-value="2015-01-15T12:01:44" calcext:value-type="date">
            <text:p>01/15/15 12:0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7815" calcext:value-type="float">
            <text:p>190.7815</text:p>
          </table:table-cell>
          <table:table-cell office:value-type="float" office:value="10.5253" calcext:value-type="float">
            <text:p>10.5253</text:p>
          </table:table-cell>
          <table:table-cell office:value-type="float" office:value="1079.9904" calcext:value-type="float">
            <text:p>1079.9904</text:p>
          </table:table-cell>
          <table:table-cell office:value-type="float" office:value="37.018" calcext:value-type="float">
            <text:p>37.018</text:p>
          </table:table-cell>
          <table:table-cell office:value-type="float" office:value="337.2962" calcext:value-type="float">
            <text:p>337.2962</text:p>
          </table:table-cell>
          <table:table-cell table:number-columns-repeated="2" office:value-type="float" office:value="156.937" calcext:value-type="float">
            <text:p>156.937</text:p>
          </table:table-cell>
          <table:table-cell office:value-type="date" office:date-value="2015-01-15T12:02:14.999999" calcext:value-type="date">
            <text:p>01/15/15 12:0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7873" calcext:value-type="float">
            <text:p>190.7873</text:p>
          </table:table-cell>
          <table:table-cell office:value-type="float" office:value="10.4704" calcext:value-type="float">
            <text:p>10.4704</text:p>
          </table:table-cell>
          <table:table-cell office:value-type="float" office:value="1080.1742" calcext:value-type="float">
            <text:p>1080.1742</text:p>
          </table:table-cell>
          <table:table-cell office:value-type="float" office:value="37.1059" calcext:value-type="float">
            <text:p>37.1059</text:p>
          </table:table-cell>
          <table:table-cell office:value-type="float" office:value="337.8152" calcext:value-type="float">
            <text:p>337.8152</text:p>
          </table:table-cell>
          <table:table-cell table:number-columns-repeated="2" office:value-type="float" office:value="157.0482" calcext:value-type="float">
            <text:p>157.0482</text:p>
          </table:table-cell>
          <table:table-cell office:value-type="date" office:date-value="2015-01-15T12:02:46" calcext:value-type="date">
            <text:p>01/15/15 12:0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8568" calcext:value-type="float">
            <text:p>190.8568</text:p>
          </table:table-cell>
          <table:table-cell office:value-type="float" office:value="10.3732" calcext:value-type="float">
            <text:p>10.3732</text:p>
          </table:table-cell>
          <table:table-cell office:value-type="float" office:value="1079.9004" calcext:value-type="float">
            <text:p>1079.9004</text:p>
          </table:table-cell>
          <table:table-cell office:value-type="float" office:value="37.0369" calcext:value-type="float">
            <text:p>37.0369</text:p>
          </table:table-cell>
          <table:table-cell/>
          <table:table-cell table:number-columns-repeated="2" office:value-type="float" office:value="157.184" calcext:value-type="float">
            <text:p>157.184</text:p>
          </table:table-cell>
          <table:table-cell office:value-type="date" office:date-value="2015-01-15T12:03:16" calcext:value-type="date">
            <text:p>01/15/15 12:0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825" calcext:value-type="float">
            <text:p>190.825</text:p>
          </table:table-cell>
          <table:table-cell office:value-type="float" office:value="10.4033" calcext:value-type="float">
            <text:p>10.4033</text:p>
          </table:table-cell>
          <table:table-cell office:value-type="float" office:value="1080.01" calcext:value-type="float">
            <text:p>1080.01</text:p>
          </table:table-cell>
          <table:table-cell office:value-type="float" office:value="37.0897" calcext:value-type="float">
            <text:p>37.0897</text:p>
          </table:table-cell>
          <table:table-cell office:value-type="float" office:value="338.5125" calcext:value-type="float">
            <text:p>338.5125</text:p>
          </table:table-cell>
          <table:table-cell table:number-columns-repeated="2" office:value-type="float" office:value="157.2733" calcext:value-type="float">
            <text:p>157.2733</text:p>
          </table:table-cell>
          <table:table-cell office:value-type="date" office:date-value="2015-01-15T12:03:50" calcext:value-type="date">
            <text:p>01/15/15 12:0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9379" calcext:value-type="float">
            <text:p>190.9379</text:p>
          </table:table-cell>
          <table:table-cell office:value-type="float" office:value="10.4239" calcext:value-type="float">
            <text:p>10.4239</text:p>
          </table:table-cell>
          <table:table-cell office:value-type="float" office:value="1079.7328" calcext:value-type="float">
            <text:p>1079.7328</text:p>
          </table:table-cell>
          <table:table-cell office:value-type="float" office:value="36.9783" calcext:value-type="float">
            <text:p>36.9783</text:p>
          </table:table-cell>
          <table:table-cell office:value-type="float" office:value="337.8993" calcext:value-type="float">
            <text:p>337.8993</text:p>
          </table:table-cell>
          <table:table-cell table:number-columns-repeated="2" office:value-type="float" office:value="157.3709" calcext:value-type="float">
            <text:p>157.3709</text:p>
          </table:table-cell>
          <table:table-cell office:value-type="date" office:date-value="2015-01-15T12:04:21" calcext:value-type="date">
            <text:p>01/15/15 12:0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8815" calcext:value-type="float">
            <text:p>190.8815</text:p>
          </table:table-cell>
          <table:table-cell office:value-type="float" office:value="10.4644" calcext:value-type="float">
            <text:p>10.4644</text:p>
          </table:table-cell>
          <table:table-cell office:value-type="float" office:value="1079.9891" calcext:value-type="float">
            <text:p>1079.9891</text:p>
          </table:table-cell>
          <table:table-cell office:value-type="float" office:value="36.9128" calcext:value-type="float">
            <text:p>36.9128</text:p>
          </table:table-cell>
          <table:table-cell office:value-type="float" office:value="337.1997" calcext:value-type="float">
            <text:p>337.1997</text:p>
          </table:table-cell>
          <table:table-cell table:number-columns-repeated="2" office:value-type="float" office:value="157.4238" calcext:value-type="float">
            <text:p>157.4238</text:p>
          </table:table-cell>
          <table:table-cell office:value-type="date" office:date-value="2015-01-15T12:04:52" calcext:value-type="date">
            <text:p>01/15/15 12:0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9479" calcext:value-type="float">
            <text:p>190.9479</text:p>
          </table:table-cell>
          <table:table-cell office:value-type="float" office:value="10.3677" calcext:value-type="float">
            <text:p>10.3677</text:p>
          </table:table-cell>
          <table:table-cell office:value-type="float" office:value="1079.6098" calcext:value-type="float">
            <text:p>1079.6098</text:p>
          </table:table-cell>
          <table:table-cell office:value-type="float" office:value="36.9152" calcext:value-type="float">
            <text:p>36.9152</text:p>
          </table:table-cell>
          <table:table-cell office:value-type="float" office:value="337.6792" calcext:value-type="float">
            <text:p>337.6792</text:p>
          </table:table-cell>
          <table:table-cell table:number-columns-repeated="2" office:value-type="float" office:value="157.5204" calcext:value-type="float">
            <text:p>157.5204</text:p>
          </table:table-cell>
          <table:table-cell office:value-type="date" office:date-value="2015-01-15T12:05:25" calcext:value-type="date">
            <text:p>01/15/15 12:0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0.9909" calcext:value-type="float">
            <text:p>190.9909</text:p>
          </table:table-cell>
          <table:table-cell office:value-type="float" office:value="10.4113" calcext:value-type="float">
            <text:p>10.4113</text:p>
          </table:table-cell>
          <table:table-cell office:value-type="float" office:value="1079.7532" calcext:value-type="float">
            <text:p>1079.7532</text:p>
          </table:table-cell>
          <table:table-cell office:value-type="float" office:value="36.8264" calcext:value-type="float">
            <text:p>36.8264</text:p>
          </table:table-cell>
          <table:table-cell office:value-type="float" office:value="338.5999" calcext:value-type="float">
            <text:p>338.5999</text:p>
          </table:table-cell>
          <table:table-cell table:number-columns-repeated="2" office:value-type="float" office:value="157.5893" calcext:value-type="float">
            <text:p>157.5893</text:p>
          </table:table-cell>
          <table:table-cell office:value-type="date" office:date-value="2015-01-15T12:05:59" calcext:value-type="date">
            <text:p>01/15/15 12:0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137" calcext:value-type="float">
            <text:p>191.137</text:p>
          </table:table-cell>
          <table:table-cell office:value-type="float" office:value="10.3344" calcext:value-type="float">
            <text:p>10.3344</text:p>
          </table:table-cell>
          <table:table-cell office:value-type="float" office:value="1079.6941" calcext:value-type="float">
            <text:p>1079.6941</text:p>
          </table:table-cell>
          <table:table-cell office:value-type="float" office:value="36.8137" calcext:value-type="float">
            <text:p>36.8137</text:p>
          </table:table-cell>
          <table:table-cell office:value-type="float" office:value="339.9791" calcext:value-type="float">
            <text:p>339.9791</text:p>
          </table:table-cell>
          <table:table-cell table:number-columns-repeated="2" office:value-type="float" office:value="157.6274" calcext:value-type="float">
            <text:p>157.6274</text:p>
          </table:table-cell>
          <table:table-cell office:value-type="date" office:date-value="2015-01-15T12:06:33" calcext:value-type="date">
            <text:p>01/15/15 12:0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0885" calcext:value-type="float">
            <text:p>191.0885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1079.7009" calcext:value-type="float">
            <text:p>1079.7009</text:p>
          </table:table-cell>
          <table:table-cell office:value-type="float" office:value="36.7311" calcext:value-type="float">
            <text:p>36.7311</text:p>
          </table:table-cell>
          <table:table-cell office:value-type="float" office:value="339.641" calcext:value-type="float">
            <text:p>339.641</text:p>
          </table:table-cell>
          <table:table-cell table:number-columns-repeated="2" office:value-type="float" office:value="157.7887" calcext:value-type="float">
            <text:p>157.7887</text:p>
          </table:table-cell>
          <table:table-cell office:value-type="date" office:date-value="2015-01-15T12:07:03" calcext:value-type="date">
            <text:p>01/15/15 12:0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1073" calcext:value-type="float">
            <text:p>191.1073</text:p>
          </table:table-cell>
          <table:table-cell office:value-type="float" office:value="10.2286" calcext:value-type="float">
            <text:p>10.2286</text:p>
          </table:table-cell>
          <table:table-cell office:value-type="float" office:value="1079.7487" calcext:value-type="float">
            <text:p>1079.7487</text:p>
          </table:table-cell>
          <table:table-cell office:value-type="float" office:value="36.6571" calcext:value-type="float">
            <text:p>36.6571</text:p>
          </table:table-cell>
          <table:table-cell office:value-type="float" office:value="340.0623" calcext:value-type="float">
            <text:p>340.0623</text:p>
          </table:table-cell>
          <table:table-cell table:number-columns-repeated="2" office:value-type="float" office:value="157.7997" calcext:value-type="float">
            <text:p>157.7997</text:p>
          </table:table-cell>
          <table:table-cell office:value-type="date" office:date-value="2015-01-15T12:07:37" calcext:value-type="date">
            <text:p>01/15/15 12:0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1619" calcext:value-type="float">
            <text:p>191.1619</text:p>
          </table:table-cell>
          <table:table-cell office:value-type="float" office:value="10.1898" calcext:value-type="float">
            <text:p>10.1898</text:p>
          </table:table-cell>
          <table:table-cell office:value-type="float" office:value="1079.8422" calcext:value-type="float">
            <text:p>1079.8422</text:p>
          </table:table-cell>
          <table:table-cell office:value-type="float" office:value="36.5962" calcext:value-type="float">
            <text:p>36.5962</text:p>
          </table:table-cell>
          <table:table-cell office:value-type="float" office:value="340.6571" calcext:value-type="float">
            <text:p>340.6571</text:p>
          </table:table-cell>
          <table:table-cell table:number-columns-repeated="2" office:value-type="float" office:value="157.6609" calcext:value-type="float">
            <text:p>157.6609</text:p>
          </table:table-cell>
          <table:table-cell office:value-type="date" office:date-value="2015-01-15T12:08:08" calcext:value-type="date">
            <text:p>01/15/15 12:0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1437" calcext:value-type="float">
            <text:p>191.1437</text:p>
          </table:table-cell>
          <table:table-cell office:value-type="float" office:value="10.1775" calcext:value-type="float">
            <text:p>10.1775</text:p>
          </table:table-cell>
          <table:table-cell office:value-type="float" office:value="1079.5527" calcext:value-type="float">
            <text:p>1079.5527</text:p>
          </table:table-cell>
          <table:table-cell office:value-type="float" office:value="36.5759" calcext:value-type="float">
            <text:p>36.5759</text:p>
          </table:table-cell>
          <table:table-cell office:value-type="float" office:value="339.8311" calcext:value-type="float">
            <text:p>339.8311</text:p>
          </table:table-cell>
          <table:table-cell table:number-columns-repeated="2" office:value-type="float" office:value="157.747" calcext:value-type="float">
            <text:p>157.747</text:p>
          </table:table-cell>
          <table:table-cell office:value-type="date" office:date-value="2015-01-15T12:08:39" calcext:value-type="date">
            <text:p>01/15/15 12:0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3101" calcext:value-type="float">
            <text:p>191.3101</text:p>
          </table:table-cell>
          <table:table-cell office:value-type="float" office:value="10.205" calcext:value-type="float">
            <text:p>10.205</text:p>
          </table:table-cell>
          <table:table-cell office:value-type="float" office:value="1079.4123" calcext:value-type="float">
            <text:p>1079.4123</text:p>
          </table:table-cell>
          <table:table-cell office:value-type="float" office:value="36.6235" calcext:value-type="float">
            <text:p>36.6235</text:p>
          </table:table-cell>
          <table:table-cell office:value-type="float" office:value="340.125" calcext:value-type="float">
            <text:p>340.125</text:p>
          </table:table-cell>
          <table:table-cell table:number-columns-repeated="2" office:value-type="float" office:value="155.5206" calcext:value-type="float">
            <text:p>155.5206</text:p>
          </table:table-cell>
          <table:table-cell office:value-type="date" office:date-value="2015-01-15T12:09:09" calcext:value-type="date">
            <text:p>01/15/15 12:0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2828" calcext:value-type="float">
            <text:p>191.2828</text:p>
          </table:table-cell>
          <table:table-cell office:value-type="float" office:value="10.1771" calcext:value-type="float">
            <text:p>10.1771</text:p>
          </table:table-cell>
          <table:table-cell office:value-type="float" office:value="1079.2529" calcext:value-type="float">
            <text:p>1079.2529</text:p>
          </table:table-cell>
          <table:table-cell office:value-type="float" office:value="36.6523" calcext:value-type="float">
            <text:p>36.6523</text:p>
          </table:table-cell>
          <table:table-cell office:value-type="float" office:value="339.4776" calcext:value-type="float">
            <text:p>339.4776</text:p>
          </table:table-cell>
          <table:table-cell table:number-columns-repeated="2" office:value-type="float" office:value="155.256" calcext:value-type="float">
            <text:p>155.256</text:p>
          </table:table-cell>
          <table:table-cell office:value-type="date" office:date-value="2015-01-15T12:09:40" calcext:value-type="date">
            <text:p>01/15/15 12:0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2779" calcext:value-type="float">
            <text:p>191.2779</text:p>
          </table:table-cell>
          <table:table-cell office:value-type="float" office:value="10.1972" calcext:value-type="float">
            <text:p>10.1972</text:p>
          </table:table-cell>
          <table:table-cell office:value-type="float" office:value="1079.4613" calcext:value-type="float">
            <text:p>1079.4613</text:p>
          </table:table-cell>
          <table:table-cell office:value-type="float" office:value="36.6694" calcext:value-type="float">
            <text:p>36.6694</text:p>
          </table:table-cell>
          <table:table-cell office:value-type="float" office:value="339.8327" calcext:value-type="float">
            <text:p>339.8327</text:p>
          </table:table-cell>
          <table:table-cell table:number-columns-repeated="2" office:value-type="float" office:value="155.2681" calcext:value-type="float">
            <text:p>155.2681</text:p>
          </table:table-cell>
          <table:table-cell office:value-type="date" office:date-value="2015-01-15T12:10:11" calcext:value-type="date">
            <text:p>01/15/15 12:1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3592" calcext:value-type="float">
            <text:p>191.3592</text:p>
          </table:table-cell>
          <table:table-cell office:value-type="float" office:value="10.3574" calcext:value-type="float">
            <text:p>10.3574</text:p>
          </table:table-cell>
          <table:table-cell office:value-type="float" office:value="1079.3673" calcext:value-type="float">
            <text:p>1079.3673</text:p>
          </table:table-cell>
          <table:table-cell office:value-type="float" office:value="36.7106" calcext:value-type="float">
            <text:p>36.7106</text:p>
          </table:table-cell>
          <table:table-cell office:value-type="float" office:value="340.5805" calcext:value-type="float">
            <text:p>340.5805</text:p>
          </table:table-cell>
          <table:table-cell table:number-columns-repeated="2" office:value-type="float" office:value="155.256" calcext:value-type="float">
            <text:p>155.256</text:p>
          </table:table-cell>
          <table:table-cell office:value-type="date" office:date-value="2015-01-15T12:10:41" calcext:value-type="date">
            <text:p>01/15/15 12:1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5027" calcext:value-type="float">
            <text:p>191.5027</text:p>
          </table:table-cell>
          <table:table-cell office:value-type="float" office:value="10.0985" calcext:value-type="float">
            <text:p>10.0985</text:p>
          </table:table-cell>
          <table:table-cell office:value-type="float" office:value="1079.289" calcext:value-type="float">
            <text:p>1079.289</text:p>
          </table:table-cell>
          <table:table-cell office:value-type="float" office:value="36.6884" calcext:value-type="float">
            <text:p>36.6884</text:p>
          </table:table-cell>
          <table:table-cell office:value-type="float" office:value="340.7375" calcext:value-type="float">
            <text:p>340.7375</text:p>
          </table:table-cell>
          <table:table-cell table:number-columns-repeated="2" office:value-type="float" office:value="155.2517" calcext:value-type="float">
            <text:p>155.2517</text:p>
          </table:table-cell>
          <table:table-cell office:value-type="date" office:date-value="2015-01-15T12:11:12.000002" calcext:value-type="date">
            <text:p>01/15/15 12:1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3962" calcext:value-type="float">
            <text:p>191.3962</text:p>
          </table:table-cell>
          <table:table-cell office:value-type="float" office:value="10.1169" calcext:value-type="float">
            <text:p>10.1169</text:p>
          </table:table-cell>
          <table:table-cell table:number-columns-repeated="3"/>
          <table:table-cell table:number-columns-repeated="2" office:value-type="float" office:value="155.2122" calcext:value-type="float">
            <text:p>155.2122</text:p>
          </table:table-cell>
          <table:table-cell office:value-type="date" office:date-value="2015-01-15T12:11:43" calcext:value-type="date">
            <text:p>01/15/15 12:1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3622" calcext:value-type="float">
            <text:p>191.3622</text:p>
          </table:table-cell>
          <table:table-cell office:value-type="float" office:value="10.2041" calcext:value-type="float">
            <text:p>10.2041</text:p>
          </table:table-cell>
          <table:table-cell office:value-type="float" office:value="1079.2037" calcext:value-type="float">
            <text:p>1079.2037</text:p>
          </table:table-cell>
          <table:table-cell office:value-type="float" office:value="36.745" calcext:value-type="float">
            <text:p>36.745</text:p>
          </table:table-cell>
          <table:table-cell office:value-type="float" office:value="340.9874" calcext:value-type="float">
            <text:p>340.9874</text:p>
          </table:table-cell>
          <table:table-cell table:number-columns-repeated="2" office:value-type="float" office:value="155.2129" calcext:value-type="float">
            <text:p>155.2129</text:p>
          </table:table-cell>
          <table:table-cell office:value-type="date" office:date-value="2015-01-15T12:12:16" calcext:value-type="date">
            <text:p>01/15/15 12:1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4695" calcext:value-type="float">
            <text:p>191.4695</text:p>
          </table:table-cell>
          <table:table-cell office:value-type="float" office:value="10.2668" calcext:value-type="float">
            <text:p>10.2668</text:p>
          </table:table-cell>
          <table:table-cell office:value-type="float" office:value="1079.1193" calcext:value-type="float">
            <text:p>1079.1193</text:p>
          </table:table-cell>
          <table:table-cell office:value-type="float" office:value="36.8215" calcext:value-type="float">
            <text:p>36.8215</text:p>
          </table:table-cell>
          <table:table-cell office:value-type="float" office:value="339.0978" calcext:value-type="float">
            <text:p>339.0978</text:p>
          </table:table-cell>
          <table:table-cell table:number-columns-repeated="2" office:value-type="float" office:value="155.2392" calcext:value-type="float">
            <text:p>155.2392</text:p>
          </table:table-cell>
          <table:table-cell office:value-type="date" office:date-value="2015-01-15T12:12:47" calcext:value-type="date">
            <text:p>01/15/15 12:1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575" calcext:value-type="float">
            <text:p>191.575</text:p>
          </table:table-cell>
          <table:table-cell office:value-type="float" office:value="10.2053" calcext:value-type="float">
            <text:p>10.2053</text:p>
          </table:table-cell>
          <table:table-cell office:value-type="float" office:value="1079.3298" calcext:value-type="float">
            <text:p>1079.3298</text:p>
          </table:table-cell>
          <table:table-cell office:value-type="float" office:value="36.8041" calcext:value-type="float">
            <text:p>36.8041</text:p>
          </table:table-cell>
          <table:table-cell office:value-type="float" office:value="338.2675" calcext:value-type="float">
            <text:p>338.2675</text:p>
          </table:table-cell>
          <table:table-cell table:number-columns-repeated="2" office:value-type="float" office:value="155.2744" calcext:value-type="float">
            <text:p>155.2744</text:p>
          </table:table-cell>
          <table:table-cell office:value-type="date" office:date-value="2015-01-15T12:13:18" calcext:value-type="date">
            <text:p>01/15/15 12:1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5685" calcext:value-type="float">
            <text:p>191.5685</text:p>
          </table:table-cell>
          <table:table-cell office:value-type="float" office:value="10.3294" calcext:value-type="float">
            <text:p>10.3294</text:p>
          </table:table-cell>
          <table:table-cell office:value-type="float" office:value="1078.7762" calcext:value-type="float">
            <text:p>1078.7762</text:p>
          </table:table-cell>
          <table:table-cell office:value-type="float" office:value="36.8525" calcext:value-type="float">
            <text:p>36.8525</text:p>
          </table:table-cell>
          <table:table-cell office:value-type="float" office:value="338.9194" calcext:value-type="float">
            <text:p>338.9194</text:p>
          </table:table-cell>
          <table:table-cell table:number-columns-repeated="2" office:value-type="float" office:value="155.2563" calcext:value-type="float">
            <text:p>155.2563</text:p>
          </table:table-cell>
          <table:table-cell office:value-type="date" office:date-value="2015-01-15T12:13:48" calcext:value-type="date">
            <text:p>01/15/15 12:1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7316" calcext:value-type="float">
            <text:p>191.7316</text:p>
          </table:table-cell>
          <table:table-cell office:value-type="float" office:value="10.3421" calcext:value-type="float">
            <text:p>10.3421</text:p>
          </table:table-cell>
          <table:table-cell office:value-type="float" office:value="1079.0146" calcext:value-type="float">
            <text:p>1079.0146</text:p>
          </table:table-cell>
          <table:table-cell office:value-type="float" office:value="36.9022" calcext:value-type="float">
            <text:p>36.9022</text:p>
          </table:table-cell>
          <table:table-cell/>
          <table:table-cell table:number-columns-repeated="2" office:value-type="float" office:value="155.2508" calcext:value-type="float">
            <text:p>155.2508</text:p>
          </table:table-cell>
          <table:table-cell office:value-type="date" office:date-value="2015-01-15T12:14:22" calcext:value-type="date">
            <text:p>01/15/15 12:1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6315" calcext:value-type="float">
            <text:p>191.6315</text:p>
          </table:table-cell>
          <table:table-cell office:value-type="float" office:value="10.3582" calcext:value-type="float">
            <text:p>10.3582</text:p>
          </table:table-cell>
          <table:table-cell office:value-type="float" office:value="1078.6375" calcext:value-type="float">
            <text:p>1078.6375</text:p>
          </table:table-cell>
          <table:table-cell office:value-type="float" office:value="36.8938" calcext:value-type="float">
            <text:p>36.8938</text:p>
          </table:table-cell>
          <table:table-cell office:value-type="float" office:value="337.9538" calcext:value-type="float">
            <text:p>337.9538</text:p>
          </table:table-cell>
          <table:table-cell table:number-columns-repeated="2" office:value-type="float" office:value="155.2541" calcext:value-type="float">
            <text:p>155.2541</text:p>
          </table:table-cell>
          <table:table-cell office:value-type="date" office:date-value="2015-01-15T12:14:56" calcext:value-type="date">
            <text:p>01/15/15 12:1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621" calcext:value-type="float">
            <text:p>191.621</text:p>
          </table:table-cell>
          <table:table-cell office:value-type="float" office:value="10.4955" calcext:value-type="float">
            <text:p>10.4955</text:p>
          </table:table-cell>
          <table:table-cell office:value-type="float" office:value="1079.1827" calcext:value-type="float">
            <text:p>1079.1827</text:p>
          </table:table-cell>
          <table:table-cell office:value-type="float" office:value="36.9358" calcext:value-type="float">
            <text:p>36.9358</text:p>
          </table:table-cell>
          <table:table-cell office:value-type="float" office:value="337.6065" calcext:value-type="float">
            <text:p>337.6065</text:p>
          </table:table-cell>
          <table:table-cell table:number-columns-repeated="2" office:value-type="float" office:value="155.2795" calcext:value-type="float">
            <text:p>155.2795</text:p>
          </table:table-cell>
          <table:table-cell office:value-type="date" office:date-value="2015-01-15T12:15:30" calcext:value-type="date">
            <text:p>01/15/15 12:1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5977" calcext:value-type="float">
            <text:p>191.5977</text:p>
          </table:table-cell>
          <table:table-cell office:value-type="float" office:value="10.4776" calcext:value-type="float">
            <text:p>10.4776</text:p>
          </table:table-cell>
          <table:table-cell office:value-type="float" office:value="1078.7708" calcext:value-type="float">
            <text:p>1078.7708</text:p>
          </table:table-cell>
          <table:table-cell office:value-type="float" office:value="36.9581" calcext:value-type="float">
            <text:p>36.9581</text:p>
          </table:table-cell>
          <table:table-cell office:value-type="float" office:value="336.8716" calcext:value-type="float">
            <text:p>336.8716</text:p>
          </table:table-cell>
          <table:table-cell table:number-columns-repeated="2" office:value-type="float" office:value="155.2384" calcext:value-type="float">
            <text:p>155.2384</text:p>
          </table:table-cell>
          <table:table-cell office:value-type="date" office:date-value="2015-01-15T12:16:00" calcext:value-type="date">
            <text:p>01/15/15 12:1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641" calcext:value-type="float">
            <text:p>191.641</text:p>
          </table:table-cell>
          <table:table-cell office:value-type="float" office:value="10.4093" calcext:value-type="float">
            <text:p>10.4093</text:p>
          </table:table-cell>
          <table:table-cell office:value-type="float" office:value="1078.9623" calcext:value-type="float">
            <text:p>1078.9623</text:p>
          </table:table-cell>
          <table:table-cell office:value-type="float" office:value="36.9792" calcext:value-type="float">
            <text:p>36.9792</text:p>
          </table:table-cell>
          <table:table-cell office:value-type="float" office:value="338.0527" calcext:value-type="float">
            <text:p>338.0527</text:p>
          </table:table-cell>
          <table:table-cell table:number-columns-repeated="2" office:value-type="float" office:value="157.7272" calcext:value-type="float">
            <text:p>157.7272</text:p>
          </table:table-cell>
          <table:table-cell office:value-type="date" office:date-value="2015-01-15T12:16:34" calcext:value-type="date">
            <text:p>01/15/15 12:1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7715" calcext:value-type="float">
            <text:p>191.7715</text:p>
          </table:table-cell>
          <table:table-cell office:value-type="float" office:value="10.4771" calcext:value-type="float">
            <text:p>10.4771</text:p>
          </table:table-cell>
          <table:table-cell office:value-type="float" office:value="1078.9805" calcext:value-type="float">
            <text:p>1078.9805</text:p>
          </table:table-cell>
          <table:table-cell office:value-type="float" office:value="36.9845" calcext:value-type="float">
            <text:p>36.9845</text:p>
          </table:table-cell>
          <table:table-cell office:value-type="float" office:value="338.7656" calcext:value-type="float">
            <text:p>338.7656</text:p>
          </table:table-cell>
          <table:table-cell table:number-columns-repeated="2" office:value-type="float" office:value="158.1207" calcext:value-type="float">
            <text:p>158.1207</text:p>
          </table:table-cell>
          <table:table-cell office:value-type="date" office:date-value="2015-01-15T12:17:05" calcext:value-type="date">
            <text:p>01/15/15 12:1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7099" calcext:value-type="float">
            <text:p>191.7099</text:p>
          </table:table-cell>
          <table:table-cell office:value-type="float" office:value="10.4028" calcext:value-type="float">
            <text:p>10.4028</text:p>
          </table:table-cell>
          <table:table-cell office:value-type="float" office:value="1078.5602" calcext:value-type="float">
            <text:p>1078.5602</text:p>
          </table:table-cell>
          <table:table-cell office:value-type="float" office:value="36.9805" calcext:value-type="float">
            <text:p>36.9805</text:p>
          </table:table-cell>
          <table:table-cell office:value-type="float" office:value="338.8409" calcext:value-type="float">
            <text:p>338.8409</text:p>
          </table:table-cell>
          <table:table-cell table:number-columns-repeated="2" office:value-type="float" office:value="158.1792" calcext:value-type="float">
            <text:p>158.1792</text:p>
          </table:table-cell>
          <table:table-cell office:value-type="date" office:date-value="2015-01-15T12:17:35" calcext:value-type="date">
            <text:p>01/15/15 12:1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6616" calcext:value-type="float">
            <text:p>191.6616</text:p>
          </table:table-cell>
          <table:table-cell office:value-type="float" office:value="10.3753" calcext:value-type="float">
            <text:p>10.3753</text:p>
          </table:table-cell>
          <table:table-cell office:value-type="float" office:value="1079.0542" calcext:value-type="float">
            <text:p>1079.0542</text:p>
          </table:table-cell>
          <table:table-cell office:value-type="float" office:value="36.9073" calcext:value-type="float">
            <text:p>36.9073</text:p>
          </table:table-cell>
          <table:table-cell office:value-type="float" office:value="338.8912" calcext:value-type="float">
            <text:p>338.8912</text:p>
          </table:table-cell>
          <table:table-cell table:number-columns-repeated="2" office:value-type="float" office:value="158.1808" calcext:value-type="float">
            <text:p>158.1808</text:p>
          </table:table-cell>
          <table:table-cell office:value-type="date" office:date-value="2015-01-15T12:18:06" calcext:value-type="date">
            <text:p>01/15/15 12:1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6991" calcext:value-type="float">
            <text:p>191.6991</text:p>
          </table:table-cell>
          <table:table-cell office:value-type="float" office:value="10.312" calcext:value-type="float">
            <text:p>10.312</text:p>
          </table:table-cell>
          <table:table-cell office:value-type="float" office:value="1078.6829" calcext:value-type="float">
            <text:p>1078.6829</text:p>
          </table:table-cell>
          <table:table-cell office:value-type="float" office:value="36.9451" calcext:value-type="float">
            <text:p>36.9451</text:p>
          </table:table-cell>
          <table:table-cell office:value-type="float" office:value="339.3026" calcext:value-type="float">
            <text:p>339.3026</text:p>
          </table:table-cell>
          <table:table-cell table:number-columns-repeated="2" office:value-type="float" office:value="158.2167" calcext:value-type="float">
            <text:p>158.2167</text:p>
          </table:table-cell>
          <table:table-cell office:value-type="date" office:date-value="2015-01-15T12:18:37" calcext:value-type="date">
            <text:p>01/15/15 12:1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818" calcext:value-type="float">
            <text:p>191.818</text:p>
          </table:table-cell>
          <table:table-cell office:value-type="float" office:value="10.3094" calcext:value-type="float">
            <text:p>10.3094</text:p>
          </table:table-cell>
          <table:table-cell office:value-type="float" office:value="1079.0968" calcext:value-type="float">
            <text:p>1079.0968</text:p>
          </table:table-cell>
          <table:table-cell office:value-type="float" office:value="36.9" calcext:value-type="float">
            <text:p>36.9</text:p>
          </table:table-cell>
          <table:table-cell office:value-type="float" office:value="339.1269" calcext:value-type="float">
            <text:p>339.1269</text:p>
          </table:table-cell>
          <table:table-cell table:number-columns-repeated="2" office:value-type="float" office:value="158.2673" calcext:value-type="float">
            <text:p>158.2673</text:p>
          </table:table-cell>
          <table:table-cell office:value-type="date" office:date-value="2015-01-15T12:19:11" calcext:value-type="date">
            <text:p>01/15/15 12:1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6555" calcext:value-type="float">
            <text:p>191.6555</text:p>
          </table:table-cell>
          <table:table-cell office:value-type="float" office:value="10.3121" calcext:value-type="float">
            <text:p>10.3121</text:p>
          </table:table-cell>
          <table:table-cell office:value-type="float" office:value="1079.0717" calcext:value-type="float">
            <text:p>1079.0717</text:p>
          </table:table-cell>
          <table:table-cell office:value-type="float" office:value="36.8804" calcext:value-type="float">
            <text:p>36.8804</text:p>
          </table:table-cell>
          <table:table-cell office:value-type="float" office:value="339.3086" calcext:value-type="float">
            <text:p>339.3086</text:p>
          </table:table-cell>
          <table:table-cell table:number-columns-repeated="2" office:value-type="float" office:value="158.2679" calcext:value-type="float">
            <text:p>158.2679</text:p>
          </table:table-cell>
          <table:table-cell office:value-type="date" office:date-value="2015-01-15T12:19:42" calcext:value-type="date">
            <text:p>01/15/15 12:1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8256" calcext:value-type="float">
            <text:p>191.8256</text:p>
          </table:table-cell>
          <table:table-cell office:value-type="float" office:value="10.2258" calcext:value-type="float">
            <text:p>10.2258</text:p>
          </table:table-cell>
          <table:table-cell office:value-type="float" office:value="1078.9076" calcext:value-type="float">
            <text:p>1078.9076</text:p>
          </table:table-cell>
          <table:table-cell office:value-type="float" office:value="36.9423" calcext:value-type="float">
            <text:p>36.9423</text:p>
          </table:table-cell>
          <table:table-cell office:value-type="float" office:value="338.7872" calcext:value-type="float">
            <text:p>338.7872</text:p>
          </table:table-cell>
          <table:table-cell table:number-columns-repeated="2" office:value-type="float" office:value="158.3002" calcext:value-type="float">
            <text:p>158.3002</text:p>
          </table:table-cell>
          <table:table-cell office:value-type="date" office:date-value="2015-01-15T12:20:15" calcext:value-type="date">
            <text:p>01/15/15 12:2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8084" calcext:value-type="float">
            <text:p>191.8084</text:p>
          </table:table-cell>
          <table:table-cell office:value-type="float" office:value="10.1619" calcext:value-type="float">
            <text:p>10.1619</text:p>
          </table:table-cell>
          <table:table-cell office:value-type="float" office:value="1078.8009" calcext:value-type="float">
            <text:p>1078.8009</text:p>
          </table:table-cell>
          <table:table-cell office:value-type="float" office:value="36.9788" calcext:value-type="float">
            <text:p>36.9788</text:p>
          </table:table-cell>
          <table:table-cell office:value-type="float" office:value="339.8763" calcext:value-type="float">
            <text:p>339.8763</text:p>
          </table:table-cell>
          <table:table-cell table:number-columns-repeated="2" office:value-type="float" office:value="158.3047" calcext:value-type="float">
            <text:p>158.3047</text:p>
          </table:table-cell>
          <table:table-cell office:value-type="date" office:date-value="2015-01-15T12:20:46" calcext:value-type="date">
            <text:p>01/15/15 12:2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843" calcext:value-type="float">
            <text:p>191.843</text:p>
          </table:table-cell>
          <table:table-cell office:value-type="float" office:value="10.2238" calcext:value-type="float">
            <text:p>10.2238</text:p>
          </table:table-cell>
          <table:table-cell office:value-type="float" office:value="1079.0381" calcext:value-type="float">
            <text:p>1079.0381</text:p>
          </table:table-cell>
          <table:table-cell office:value-type="float" office:value="36.9265" calcext:value-type="float">
            <text:p>36.9265</text:p>
          </table:table-cell>
          <table:table-cell office:value-type="float" office:value="339.8746" calcext:value-type="float">
            <text:p>339.8746</text:p>
          </table:table-cell>
          <table:table-cell table:number-columns-repeated="2" office:value-type="float" office:value="158.2934" calcext:value-type="float">
            <text:p>158.2934</text:p>
          </table:table-cell>
          <table:table-cell office:value-type="date" office:date-value="2015-01-15T12:21:16" calcext:value-type="date">
            <text:p>01/15/15 12:2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8268" calcext:value-type="float">
            <text:p>191.8268</text:p>
          </table:table-cell>
          <table:table-cell office:value-type="float" office:value="10.2473" calcext:value-type="float">
            <text:p>10.2473</text:p>
          </table:table-cell>
          <table:table-cell office:value-type="float" office:value="1078.8163" calcext:value-type="float">
            <text:p>1078.8163</text:p>
          </table:table-cell>
          <table:table-cell office:value-type="float" office:value="36.9243" calcext:value-type="float">
            <text:p>36.9243</text:p>
          </table:table-cell>
          <table:table-cell office:value-type="float" office:value="340.0142" calcext:value-type="float">
            <text:p>340.0142</text:p>
          </table:table-cell>
          <table:table-cell table:number-columns-repeated="2" office:value-type="float" office:value="158.2253" calcext:value-type="float">
            <text:p>158.2253</text:p>
          </table:table-cell>
          <table:table-cell office:value-type="date" office:date-value="2015-01-15T12:21:47" calcext:value-type="date">
            <text:p>01/15/15 12:2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7552" calcext:value-type="float">
            <text:p>191.7552</text:p>
          </table:table-cell>
          <table:table-cell office:value-type="float" office:value="10.2994" calcext:value-type="float">
            <text:p>10.2994</text:p>
          </table:table-cell>
          <table:table-cell office:value-type="float" office:value="1078.7239" calcext:value-type="float">
            <text:p>1078.7239</text:p>
          </table:table-cell>
          <table:table-cell office:value-type="float" office:value="36.8984" calcext:value-type="float">
            <text:p>36.8984</text:p>
          </table:table-cell>
          <table:table-cell office:value-type="float" office:value="340.212" calcext:value-type="float">
            <text:p>340.212</text:p>
          </table:table-cell>
          <table:table-cell table:number-columns-repeated="2" office:value-type="float" office:value="158.2583" calcext:value-type="float">
            <text:p>158.2583</text:p>
          </table:table-cell>
          <table:table-cell office:value-type="date" office:date-value="2015-01-15T12:22:18" calcext:value-type="date">
            <text:p>01/15/15 12:2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8833" calcext:value-type="float">
            <text:p>191.8833</text:p>
          </table:table-cell>
          <table:table-cell office:value-type="float" office:value="10.3111" calcext:value-type="float">
            <text:p>10.3111</text:p>
          </table:table-cell>
          <table:table-cell office:value-type="float" office:value="1078.8022" calcext:value-type="float">
            <text:p>1078.8022</text:p>
          </table:table-cell>
          <table:table-cell office:value-type="float" office:value="36.9036" calcext:value-type="float">
            <text:p>36.9036</text:p>
          </table:table-cell>
          <table:table-cell office:value-type="float" office:value="339.3947" calcext:value-type="float">
            <text:p>339.3947</text:p>
          </table:table-cell>
          <table:table-cell table:number-columns-repeated="2" office:value-type="float" office:value="158.2962" calcext:value-type="float">
            <text:p>158.2962</text:p>
          </table:table-cell>
          <table:table-cell office:value-type="date" office:date-value="2015-01-15T12:22:52" calcext:value-type="date">
            <text:p>01/15/15 12:2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9324" calcext:value-type="float">
            <text:p>191.9324</text:p>
          </table:table-cell>
          <table:table-cell office:value-type="float" office:value="10.2997" calcext:value-type="float">
            <text:p>10.2997</text:p>
          </table:table-cell>
          <table:table-cell office:value-type="float" office:value="1078.5735" calcext:value-type="float">
            <text:p>1078.5735</text:p>
          </table:table-cell>
          <table:table-cell office:value-type="float" office:value="36.8802" calcext:value-type="float">
            <text:p>36.8802</text:p>
          </table:table-cell>
          <table:table-cell office:value-type="float" office:value="338.9033" calcext:value-type="float">
            <text:p>338.9033</text:p>
          </table:table-cell>
          <table:table-cell table:number-columns-repeated="2" office:value-type="float" office:value="158.2889" calcext:value-type="float">
            <text:p>158.2889</text:p>
          </table:table-cell>
          <table:table-cell office:value-type="date" office:date-value="2015-01-15T12:23:25" calcext:value-type="date">
            <text:p>01/15/15 12:2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1.9205" calcext:value-type="float">
            <text:p>191.9205</text:p>
          </table:table-cell>
          <table:table-cell office:value-type="float" office:value="10.3069" calcext:value-type="float">
            <text:p>10.3069</text:p>
          </table:table-cell>
          <table:table-cell office:value-type="float" office:value="1078.516" calcext:value-type="float">
            <text:p>1078.516</text:p>
          </table:table-cell>
          <table:table-cell office:value-type="float" office:value="36.8642" calcext:value-type="float">
            <text:p>36.8642</text:p>
          </table:table-cell>
          <table:table-cell office:value-type="float" office:value="339.0593" calcext:value-type="float">
            <text:p>339.0593</text:p>
          </table:table-cell>
          <table:table-cell table:number-columns-repeated="2" office:value-type="float" office:value="158.3109" calcext:value-type="float">
            <text:p>158.3109</text:p>
          </table:table-cell>
          <table:table-cell office:value-type="date" office:date-value="2015-01-15T12:23:56" calcext:value-type="date">
            <text:p>01/15/15 12:2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0334" calcext:value-type="float">
            <text:p>192.0334</text:p>
          </table:table-cell>
          <table:table-cell office:value-type="float" office:value="10.3184" calcext:value-type="float">
            <text:p>10.3184</text:p>
          </table:table-cell>
          <table:table-cell office:value-type="float" office:value="1078.745" calcext:value-type="float">
            <text:p>1078.745</text:p>
          </table:table-cell>
          <table:table-cell office:value-type="float" office:value="36.8585" calcext:value-type="float">
            <text:p>36.8585</text:p>
          </table:table-cell>
          <table:table-cell office:value-type="float" office:value="337.7154" calcext:value-type="float">
            <text:p>337.7154</text:p>
          </table:table-cell>
          <table:table-cell table:number-columns-repeated="2" office:value-type="float" office:value="158.3514" calcext:value-type="float">
            <text:p>158.3514</text:p>
          </table:table-cell>
          <table:table-cell office:value-type="date" office:date-value="2015-01-15T12:24:27" calcext:value-type="date">
            <text:p>01/15/15 12:2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table:number-columns-repeated="5"/>
          <table:table-cell table:number-columns-repeated="2" office:value-type="float" office:value="158.3711" calcext:value-type="float">
            <text:p>158.3711</text:p>
          </table:table-cell>
          <table:table-cell office:value-type="date" office:date-value="2015-01-15T12:24:58" calcext:value-type="date">
            <text:p>01/15/15 12:2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0251" calcext:value-type="float">
            <text:p>192.0251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1078.3389" calcext:value-type="float">
            <text:p>1078.3389</text:p>
          </table:table-cell>
          <table:table-cell office:value-type="float" office:value="36.8404" calcext:value-type="float">
            <text:p>36.8404</text:p>
          </table:table-cell>
          <table:table-cell office:value-type="float" office:value="339.882" calcext:value-type="float">
            <text:p>339.882</text:p>
          </table:table-cell>
          <table:table-cell table:number-columns-repeated="2" office:value-type="float" office:value="158.3981" calcext:value-type="float">
            <text:p>158.3981</text:p>
          </table:table-cell>
          <table:table-cell office:value-type="date" office:date-value="2015-01-15T12:25:31" calcext:value-type="date">
            <text:p>01/15/15 12:2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1438" calcext:value-type="float">
            <text:p>192.1438</text:p>
          </table:table-cell>
          <table:table-cell office:value-type="float" office:value="10.2131" calcext:value-type="float">
            <text:p>10.2131</text:p>
          </table:table-cell>
          <table:table-cell office:value-type="float" office:value="1078.3883" calcext:value-type="float">
            <text:p>1078.3883</text:p>
          </table:table-cell>
          <table:table-cell office:value-type="float" office:value="36.8467" calcext:value-type="float">
            <text:p>36.8467</text:p>
          </table:table-cell>
          <table:table-cell office:value-type="float" office:value="339.3171" calcext:value-type="float">
            <text:p>339.3171</text:p>
          </table:table-cell>
          <table:table-cell table:number-columns-repeated="2" office:value-type="float" office:value="158.4221" calcext:value-type="float">
            <text:p>158.4221</text:p>
          </table:table-cell>
          <table:table-cell office:value-type="date" office:date-value="2015-01-15T12:26:02" calcext:value-type="date">
            <text:p>01/15/15 12:2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173" calcext:value-type="float">
            <text:p>192.173</text:p>
          </table:table-cell>
          <table:table-cell table:number-columns-repeated="4"/>
          <table:table-cell table:number-columns-repeated="2" office:value-type="float" office:value="158.4188" calcext:value-type="float">
            <text:p>158.4188</text:p>
          </table:table-cell>
          <table:table-cell office:value-type="date" office:date-value="2015-01-15T12:26:32" calcext:value-type="date">
            <text:p>01/15/15 12:2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1051" calcext:value-type="float">
            <text:p>192.1051</text:p>
          </table:table-cell>
          <table:table-cell office:value-type="float" office:value="10.1968" calcext:value-type="float">
            <text:p>10.1968</text:p>
          </table:table-cell>
          <table:table-cell office:value-type="float" office:value="1078.6024" calcext:value-type="float">
            <text:p>1078.6024</text:p>
          </table:table-cell>
          <table:table-cell office:value-type="float" office:value="36.8166" calcext:value-type="float">
            <text:p>36.8166</text:p>
          </table:table-cell>
          <table:table-cell office:value-type="float" office:value="340.0154" calcext:value-type="float">
            <text:p>340.0154</text:p>
          </table:table-cell>
          <table:table-cell table:number-columns-repeated="2" office:value-type="float" office:value="158.4163" calcext:value-type="float">
            <text:p>158.4163</text:p>
          </table:table-cell>
          <table:table-cell office:value-type="date" office:date-value="2015-01-15T12:27:06" calcext:value-type="date">
            <text:p>01/15/15 12:2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2563" calcext:value-type="float">
            <text:p>192.2563</text:p>
          </table:table-cell>
          <table:table-cell office:value-type="float" office:value="10.2033" calcext:value-type="float">
            <text:p>10.2033</text:p>
          </table:table-cell>
          <table:table-cell office:value-type="float" office:value="1078.2963" calcext:value-type="float">
            <text:p>1078.2963</text:p>
          </table:table-cell>
          <table:table-cell office:value-type="float" office:value="36.8337" calcext:value-type="float">
            <text:p>36.8337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158.4107" calcext:value-type="float">
            <text:p>158.4107</text:p>
          </table:table-cell>
          <table:table-cell office:value-type="date" office:date-value="2015-01-15T12:27:36" calcext:value-type="date">
            <text:p>01/15/15 12:2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2023" calcext:value-type="float">
            <text:p>192.2023</text:p>
          </table:table-cell>
          <table:table-cell office:value-type="float" office:value="10.2652" calcext:value-type="float">
            <text:p>10.2652</text:p>
          </table:table-cell>
          <table:table-cell office:value-type="float" office:value="1078.3028" calcext:value-type="float">
            <text:p>1078.3028</text:p>
          </table:table-cell>
          <table:table-cell office:value-type="float" office:value="36.8437" calcext:value-type="float">
            <text:p>36.8437</text:p>
          </table:table-cell>
          <table:table-cell office:value-type="float" office:value="340.1644" calcext:value-type="float">
            <text:p>340.1644</text:p>
          </table:table-cell>
          <table:table-cell table:number-columns-repeated="2" office:value-type="float" office:value="158.4765" calcext:value-type="float">
            <text:p>158.4765</text:p>
          </table:table-cell>
          <table:table-cell office:value-type="date" office:date-value="2015-01-15T12:28:10" calcext:value-type="date">
            <text:p>01/15/15 12:2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27" calcext:value-type="float">
            <text:p>192.27</text:p>
          </table:table-cell>
          <table:table-cell office:value-type="float" office:value="10.2061" calcext:value-type="float">
            <text:p>10.2061</text:p>
          </table:table-cell>
          <table:table-cell office:value-type="float" office:value="1078.2907" calcext:value-type="float">
            <text:p>1078.2907</text:p>
          </table:table-cell>
          <table:table-cell office:value-type="float" office:value="36.8742" calcext:value-type="float">
            <text:p>36.8742</text:p>
          </table:table-cell>
          <table:table-cell office:value-type="float" office:value="339.846" calcext:value-type="float">
            <text:p>339.846</text:p>
          </table:table-cell>
          <table:table-cell table:number-columns-repeated="2" office:value-type="float" office:value="158.5094" calcext:value-type="float">
            <text:p>158.5094</text:p>
          </table:table-cell>
          <table:table-cell office:value-type="date" office:date-value="2015-01-15T12:28:41" calcext:value-type="date">
            <text:p>01/15/15 12:2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2246" calcext:value-type="float">
            <text:p>192.2246</text:p>
          </table:table-cell>
          <table:table-cell office:value-type="float" office:value="10.2681" calcext:value-type="float">
            <text:p>10.2681</text:p>
          </table:table-cell>
          <table:table-cell office:value-type="float" office:value="1078.3622" calcext:value-type="float">
            <text:p>1078.3622</text:p>
          </table:table-cell>
          <table:table-cell office:value-type="float" office:value="36.7737" calcext:value-type="float">
            <text:p>36.7737</text:p>
          </table:table-cell>
          <table:table-cell office:value-type="float" office:value="339.6285" calcext:value-type="float">
            <text:p>339.6285</text:p>
          </table:table-cell>
          <table:table-cell table:number-columns-repeated="2" office:value-type="float" office:value="158.5155" calcext:value-type="float">
            <text:p>158.5155</text:p>
          </table:table-cell>
          <table:table-cell office:value-type="date" office:date-value="2015-01-15T12:29:12" calcext:value-type="date">
            <text:p>01/15/15 12:2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2928" calcext:value-type="float">
            <text:p>192.2928</text:p>
          </table:table-cell>
          <table:table-cell office:value-type="float" office:value="10.1736" calcext:value-type="float">
            <text:p>10.1736</text:p>
          </table:table-cell>
          <table:table-cell office:value-type="float" office:value="1078.1314" calcext:value-type="float">
            <text:p>1078.1314</text:p>
          </table:table-cell>
          <table:table-cell office:value-type="float" office:value="36.7799" calcext:value-type="float">
            <text:p>36.7799</text:p>
          </table:table-cell>
          <table:table-cell office:value-type="float" office:value="340.0845" calcext:value-type="float">
            <text:p>340.0845</text:p>
          </table:table-cell>
          <table:table-cell table:number-columns-repeated="2" office:value-type="float" office:value="158.5231" calcext:value-type="float">
            <text:p>158.5231</text:p>
          </table:table-cell>
          <table:table-cell office:value-type="date" office:date-value="2015-01-15T12:29:42" calcext:value-type="date">
            <text:p>01/15/15 12:2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3518" calcext:value-type="float">
            <text:p>192.3518</text:p>
          </table:table-cell>
          <table:table-cell office:value-type="float" office:value="10.1821" calcext:value-type="float">
            <text:p>10.1821</text:p>
          </table:table-cell>
          <table:table-cell office:value-type="float" office:value="1078.2598" calcext:value-type="float">
            <text:p>1078.2598</text:p>
          </table:table-cell>
          <table:table-cell office:value-type="float" office:value="36.778" calcext:value-type="float">
            <text:p>36.778</text:p>
          </table:table-cell>
          <table:table-cell office:value-type="float" office:value="341.1455" calcext:value-type="float">
            <text:p>341.1455</text:p>
          </table:table-cell>
          <table:table-cell table:number-columns-repeated="2" office:value-type="float" office:value="158.5186" calcext:value-type="float">
            <text:p>158.5186</text:p>
          </table:table-cell>
          <table:table-cell office:value-type="date" office:date-value="2015-01-15T12:30:13" calcext:value-type="date">
            <text:p>01/15/15 12:3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3843" calcext:value-type="float">
            <text:p>192.3843</text:p>
          </table:table-cell>
          <table:table-cell office:value-type="float" office:value="10.1869" calcext:value-type="float">
            <text:p>10.1869</text:p>
          </table:table-cell>
          <table:table-cell office:value-type="float" office:value="1078.1273" calcext:value-type="float">
            <text:p>1078.1273</text:p>
          </table:table-cell>
          <table:table-cell office:value-type="float" office:value="36.7602" calcext:value-type="float">
            <text:p>36.7602</text:p>
          </table:table-cell>
          <table:table-cell office:value-type="float" office:value="341.4343" calcext:value-type="float">
            <text:p>341.4343</text:p>
          </table:table-cell>
          <table:table-cell table:number-columns-repeated="2" office:value-type="float" office:value="158.5512" calcext:value-type="float">
            <text:p>158.5512</text:p>
          </table:table-cell>
          <table:table-cell office:value-type="date" office:date-value="2015-01-15T12:30:44" calcext:value-type="date">
            <text:p>01/15/15 12:3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6115" calcext:value-type="float">
            <text:p>192.6115</text:p>
          </table:table-cell>
          <table:table-cell office:value-type="float" office:value="10.1064" calcext:value-type="float">
            <text:p>10.1064</text:p>
          </table:table-cell>
          <table:table-cell office:value-type="float" office:value="1077.8388" calcext:value-type="float">
            <text:p>1077.8388</text:p>
          </table:table-cell>
          <table:table-cell office:value-type="float" office:value="36.7298" calcext:value-type="float">
            <text:p>36.7298</text:p>
          </table:table-cell>
          <table:table-cell office:value-type="float" office:value="340.7081" calcext:value-type="float">
            <text:p>340.7081</text:p>
          </table:table-cell>
          <table:table-cell table:number-columns-repeated="2" office:value-type="float" office:value="158.5705" calcext:value-type="float">
            <text:p>158.5705</text:p>
          </table:table-cell>
          <table:table-cell office:value-type="date" office:date-value="2015-01-15T12:31:14" calcext:value-type="date">
            <text:p>01/15/15 12:3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5884" calcext:value-type="float">
            <text:p>192.5884</text:p>
          </table:table-cell>
          <table:table-cell office:value-type="float" office:value="10.137" calcext:value-type="float">
            <text:p>10.137</text:p>
          </table:table-cell>
          <table:table-cell office:value-type="float" office:value="1077.81" calcext:value-type="float">
            <text:p>1077.81</text:p>
          </table:table-cell>
          <table:table-cell office:value-type="float" office:value="36.7379" calcext:value-type="float">
            <text:p>36.7379</text:p>
          </table:table-cell>
          <table:table-cell office:value-type="float" office:value="341.2541" calcext:value-type="float">
            <text:p>341.2541</text:p>
          </table:table-cell>
          <table:table-cell table:number-columns-repeated="2" office:value-type="float" office:value="158.5785" calcext:value-type="float">
            <text:p>158.5785</text:p>
          </table:table-cell>
          <table:table-cell office:value-type="date" office:date-value="2015-01-15T12:31:45" calcext:value-type="date">
            <text:p>01/15/15 12:3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5171" calcext:value-type="float">
            <text:p>192.5171</text:p>
          </table:table-cell>
          <table:table-cell office:value-type="float" office:value="10.1395" calcext:value-type="float">
            <text:p>10.1395</text:p>
          </table:table-cell>
          <table:table-cell office:value-type="float" office:value="1078.0265" calcext:value-type="float">
            <text:p>1078.0265</text:p>
          </table:table-cell>
          <table:table-cell office:value-type="float" office:value="36.7496" calcext:value-type="float">
            <text:p>36.7496</text:p>
          </table:table-cell>
          <table:table-cell office:value-type="float" office:value="340.5741" calcext:value-type="float">
            <text:p>340.5741</text:p>
          </table:table-cell>
          <table:table-cell table:number-columns-repeated="2" office:value-type="float" office:value="158.6228" calcext:value-type="float">
            <text:p>158.6228</text:p>
          </table:table-cell>
          <table:table-cell office:value-type="date" office:date-value="2015-01-15T12:32:16" calcext:value-type="date">
            <text:p>01/15/15 12:3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6214" calcext:value-type="float">
            <text:p>192.6214</text:p>
          </table:table-cell>
          <table:table-cell office:value-type="float" office:value="10.1722" calcext:value-type="float">
            <text:p>10.1722</text:p>
          </table:table-cell>
          <table:table-cell office:value-type="float" office:value="1077.7992" calcext:value-type="float">
            <text:p>1077.7992</text:p>
          </table:table-cell>
          <table:table-cell office:value-type="float" office:value="36.7466" calcext:value-type="float">
            <text:p>36.7466</text:p>
          </table:table-cell>
          <table:table-cell office:value-type="float" office:value="341.1226" calcext:value-type="float">
            <text:p>341.1226</text:p>
          </table:table-cell>
          <table:table-cell table:number-columns-repeated="2" office:value-type="float" office:value="158.6119" calcext:value-type="float">
            <text:p>158.6119</text:p>
          </table:table-cell>
          <table:table-cell office:value-type="date" office:date-value="2015-01-15T12:32:47" calcext:value-type="date">
            <text:p>01/15/15 12:3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7006" calcext:value-type="float">
            <text:p>192.7006</text:p>
          </table:table-cell>
          <table:table-cell office:value-type="float" office:value="10.2314" calcext:value-type="float">
            <text:p>10.2314</text:p>
          </table:table-cell>
          <table:table-cell office:value-type="float" office:value="1077.6938" calcext:value-type="float">
            <text:p>1077.6938</text:p>
          </table:table-cell>
          <table:table-cell office:value-type="float" office:value="36.6986" calcext:value-type="float">
            <text:p>36.6986</text:p>
          </table:table-cell>
          <table:table-cell office:value-type="float" office:value="340.1399" calcext:value-type="float">
            <text:p>340.1399</text:p>
          </table:table-cell>
          <table:table-cell table:number-columns-repeated="2" office:value-type="float" office:value="158.6048" calcext:value-type="float">
            <text:p>158.6048</text:p>
          </table:table-cell>
          <table:table-cell office:value-type="date" office:date-value="2015-01-15T12:33:17" calcext:value-type="date">
            <text:p>01/15/15 12:3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7995" calcext:value-type="float">
            <text:p>192.7995</text:p>
          </table:table-cell>
          <table:table-cell office:value-type="float" office:value="10.1622" calcext:value-type="float">
            <text:p>10.1622</text:p>
          </table:table-cell>
          <table:table-cell office:value-type="float" office:value="1077.6756" calcext:value-type="float">
            <text:p>1077.6756</text:p>
          </table:table-cell>
          <table:table-cell office:value-type="float" office:value="36.6822" calcext:value-type="float">
            <text:p>36.6822</text:p>
          </table:table-cell>
          <table:table-cell office:value-type="float" office:value="341.5313" calcext:value-type="float">
            <text:p>341.5313</text:p>
          </table:table-cell>
          <table:table-cell table:number-columns-repeated="2" office:value-type="float" office:value="158.5814" calcext:value-type="float">
            <text:p>158.5814</text:p>
          </table:table-cell>
          <table:table-cell office:value-type="date" office:date-value="2015-01-15T12:33:48" calcext:value-type="date">
            <text:p>01/15/15 12:3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0311" calcext:value-type="float">
            <text:p>193.0311</text:p>
          </table:table-cell>
          <table:table-cell office:value-type="float" office:value="10.1526" calcext:value-type="float">
            <text:p>10.1526</text:p>
          </table:table-cell>
          <table:table-cell office:value-type="float" office:value="1077.7969" calcext:value-type="float">
            <text:p>1077.7969</text:p>
          </table:table-cell>
          <table:table-cell office:value-type="float" office:value="36.6795" calcext:value-type="float">
            <text:p>36.6795</text:p>
          </table:table-cell>
          <table:table-cell office:value-type="float" office:value="341.1234" calcext:value-type="float">
            <text:p>341.1234</text:p>
          </table:table-cell>
          <table:table-cell table:number-columns-repeated="2" office:value-type="float" office:value="158.5835" calcext:value-type="float">
            <text:p>158.5835</text:p>
          </table:table-cell>
          <table:table-cell office:value-type="date" office:date-value="2015-01-15T12:34:18" calcext:value-type="date">
            <text:p>01/15/15 12:3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1069" calcext:value-type="float">
            <text:p>193.1069</text:p>
          </table:table-cell>
          <table:table-cell office:value-type="float" office:value="10.0967" calcext:value-type="float">
            <text:p>10.0967</text:p>
          </table:table-cell>
          <table:table-cell office:value-type="float" office:value="1077.2392" calcext:value-type="float">
            <text:p>1077.2392</text:p>
          </table:table-cell>
          <table:table-cell office:value-type="float" office:value="36.6681" calcext:value-type="float">
            <text:p>36.6681</text:p>
          </table:table-cell>
          <table:table-cell office:value-type="float" office:value="341.2395" calcext:value-type="float">
            <text:p>341.2395</text:p>
          </table:table-cell>
          <table:table-cell table:number-columns-repeated="2" office:value-type="float" office:value="158.6396" calcext:value-type="float">
            <text:p>158.6396</text:p>
          </table:table-cell>
          <table:table-cell office:value-type="date" office:date-value="2015-01-15T12:34:49" calcext:value-type="date">
            <text:p>01/15/15 12:3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2.9811" calcext:value-type="float">
            <text:p>192.9811</text:p>
          </table:table-cell>
          <table:table-cell office:value-type="float" office:value="10.2172" calcext:value-type="float">
            <text:p>10.2172</text:p>
          </table:table-cell>
          <table:table-cell office:value-type="float" office:value="1077.035" calcext:value-type="float">
            <text:p>1077.035</text:p>
          </table:table-cell>
          <table:table-cell office:value-type="float" office:value="36.6277" calcext:value-type="float">
            <text:p>36.6277</text:p>
          </table:table-cell>
          <table:table-cell office:value-type="float" office:value="340.3247" calcext:value-type="float">
            <text:p>340.3247</text:p>
          </table:table-cell>
          <table:table-cell table:number-columns-repeated="2" office:value-type="float" office:value="158.656" calcext:value-type="float">
            <text:p>158.656</text:p>
          </table:table-cell>
          <table:table-cell office:value-type="date" office:date-value="2015-01-15T12:35:23" calcext:value-type="date">
            <text:p>01/15/15 12:3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1058" calcext:value-type="float">
            <text:p>193.1058</text:p>
          </table:table-cell>
          <table:table-cell office:value-type="float" office:value="10.1702" calcext:value-type="float">
            <text:p>10.1702</text:p>
          </table:table-cell>
          <table:table-cell office:value-type="float" office:value="1077.1744" calcext:value-type="float">
            <text:p>1077.1744</text:p>
          </table:table-cell>
          <table:table-cell office:value-type="float" office:value="36.6139" calcext:value-type="float">
            <text:p>36.6139</text:p>
          </table:table-cell>
          <table:table-cell office:value-type="float" office:value="340.8121" calcext:value-type="float">
            <text:p>340.8121</text:p>
          </table:table-cell>
          <table:table-cell table:number-columns-repeated="2" office:value-type="float" office:value="158.7006" calcext:value-type="float">
            <text:p>158.7006</text:p>
          </table:table-cell>
          <table:table-cell office:value-type="date" office:date-value="2015-01-15T12:35:54" calcext:value-type="date">
            <text:p>01/15/15 12:3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2124" calcext:value-type="float">
            <text:p>193.2124</text:p>
          </table:table-cell>
          <table:table-cell table:number-columns-repeated="4"/>
          <table:table-cell table:number-columns-repeated="2" office:value-type="float" office:value="158.5466" calcext:value-type="float">
            <text:p>158.5466</text:p>
          </table:table-cell>
          <table:table-cell office:value-type="date" office:date-value="2015-01-15T12:36:24" calcext:value-type="date">
            <text:p>01/15/15 12:3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1996" calcext:value-type="float">
            <text:p>193.1996</text:p>
          </table:table-cell>
          <table:table-cell office:value-type="float" office:value="10.1722" calcext:value-type="float">
            <text:p>10.1722</text:p>
          </table:table-cell>
          <table:table-cell office:value-type="float" office:value="1076.9344" calcext:value-type="float">
            <text:p>1076.9344</text:p>
          </table:table-cell>
          <table:table-cell office:value-type="float" office:value="36.6051" calcext:value-type="float">
            <text:p>36.6051</text:p>
          </table:table-cell>
          <table:table-cell office:value-type="float" office:value="340.1798" calcext:value-type="float">
            <text:p>340.1798</text:p>
          </table:table-cell>
          <table:table-cell table:number-columns-repeated="2" office:value-type="float" office:value="158.6671" calcext:value-type="float">
            <text:p>158.6671</text:p>
          </table:table-cell>
          <table:table-cell office:value-type="date" office:date-value="2015-01-15T12:36:58" calcext:value-type="date">
            <text:p>01/15/15 12:3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3508" calcext:value-type="float">
            <text:p>193.3508</text:p>
          </table:table-cell>
          <table:table-cell office:value-type="float" office:value="10.2363" calcext:value-type="float">
            <text:p>10.2363</text:p>
          </table:table-cell>
          <table:table-cell office:value-type="float" office:value="1076.9762" calcext:value-type="float">
            <text:p>1076.9762</text:p>
          </table:table-cell>
          <table:table-cell office:value-type="float" office:value="36.579" calcext:value-type="float">
            <text:p>36.579</text:p>
          </table:table-cell>
          <table:table-cell office:value-type="float" office:value="340.9322" calcext:value-type="float">
            <text:p>340.9322</text:p>
          </table:table-cell>
          <table:table-cell table:number-columns-repeated="2" office:value-type="float" office:value="158.7282" calcext:value-type="float">
            <text:p>158.7282</text:p>
          </table:table-cell>
          <table:table-cell office:value-type="date" office:date-value="2015-01-15T12:37:28" calcext:value-type="date">
            <text:p>01/15/15 12:3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2749" calcext:value-type="float">
            <text:p>193.2749</text:p>
          </table:table-cell>
          <table:table-cell office:value-type="float" office:value="10.1406" calcext:value-type="float">
            <text:p>10.1406</text:p>
          </table:table-cell>
          <table:table-cell office:value-type="float" office:value="1077.0034" calcext:value-type="float">
            <text:p>1077.0034</text:p>
          </table:table-cell>
          <table:table-cell office:value-type="float" office:value="36.589" calcext:value-type="float">
            <text:p>36.589</text:p>
          </table:table-cell>
          <table:table-cell office:value-type="float" office:value="340.7944" calcext:value-type="float">
            <text:p>340.7944</text:p>
          </table:table-cell>
          <table:table-cell table:number-columns-repeated="2" office:value-type="float" office:value="158.7364" calcext:value-type="float">
            <text:p>158.7364</text:p>
          </table:table-cell>
          <table:table-cell office:value-type="date" office:date-value="2015-01-15T12:37:59" calcext:value-type="date">
            <text:p>01/15/15 12:3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4526" calcext:value-type="float">
            <text:p>193.4526</text:p>
          </table:table-cell>
          <table:table-cell table:number-columns-repeated="4"/>
          <table:table-cell table:number-columns-repeated="2" office:value-type="float" office:value="158.8211" calcext:value-type="float">
            <text:p>158.8211</text:p>
          </table:table-cell>
          <table:table-cell office:value-type="date" office:date-value="2015-01-15T12:38:30" calcext:value-type="date">
            <text:p>01/15/15 12:3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5385" calcext:value-type="float">
            <text:p>193.5385</text:p>
          </table:table-cell>
          <table:table-cell office:value-type="float" office:value="10.2283" calcext:value-type="float">
            <text:p>10.2283</text:p>
          </table:table-cell>
          <table:table-cell office:value-type="float" office:value="1076.8114" calcext:value-type="float">
            <text:p>1076.8114</text:p>
          </table:table-cell>
          <table:table-cell office:value-type="float" office:value="36.5703" calcext:value-type="float">
            <text:p>36.5703</text:p>
          </table:table-cell>
          <table:table-cell office:value-type="float" office:value="340.1969" calcext:value-type="float">
            <text:p>340.1969</text:p>
          </table:table-cell>
          <table:table-cell table:number-columns-repeated="2" office:value-type="float" office:value="158.8664" calcext:value-type="float">
            <text:p>158.8664</text:p>
          </table:table-cell>
          <table:table-cell office:value-type="date" office:date-value="2015-01-15T12:39:03" calcext:value-type="date">
            <text:p>01/15/15 12:3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657" calcext:value-type="float">
            <text:p>193.657</text:p>
          </table:table-cell>
          <table:table-cell office:value-type="float" office:value="10.1766" calcext:value-type="float">
            <text:p>10.1766</text:p>
          </table:table-cell>
          <table:table-cell office:value-type="float" office:value="1076.2674" calcext:value-type="float">
            <text:p>1076.2674</text:p>
          </table:table-cell>
          <table:table-cell office:value-type="float" office:value="36.5641" calcext:value-type="float">
            <text:p>36.5641</text:p>
          </table:table-cell>
          <table:table-cell office:value-type="float" office:value="337.9377" calcext:value-type="float">
            <text:p>337.9377</text:p>
          </table:table-cell>
          <table:table-cell table:number-columns-repeated="2" office:value-type="float" office:value="158.8963" calcext:value-type="float">
            <text:p>158.8963</text:p>
          </table:table-cell>
          <table:table-cell office:value-type="date" office:date-value="2015-01-15T12:39:37" calcext:value-type="date">
            <text:p>01/15/15 12:3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7599" calcext:value-type="float">
            <text:p>193.7599</text:p>
          </table:table-cell>
          <table:table-cell office:value-type="float" office:value="10.3791" calcext:value-type="float">
            <text:p>10.3791</text:p>
          </table:table-cell>
          <table:table-cell office:value-type="float" office:value="1076.5207" calcext:value-type="float">
            <text:p>1076.5207</text:p>
          </table:table-cell>
          <table:table-cell office:value-type="float" office:value="36.5517" calcext:value-type="float">
            <text:p>36.5517</text:p>
          </table:table-cell>
          <table:table-cell office:value-type="float" office:value="337.5006" calcext:value-type="float">
            <text:p>337.5006</text:p>
          </table:table-cell>
          <table:table-cell table:number-columns-repeated="2" office:value-type="float" office:value="158.922" calcext:value-type="float">
            <text:p>158.922</text:p>
          </table:table-cell>
          <table:table-cell office:value-type="date" office:date-value="2015-01-15T12:40:11" calcext:value-type="date">
            <text:p>01/15/15 12:4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8377" calcext:value-type="float">
            <text:p>193.8377</text:p>
          </table:table-cell>
          <table:table-cell office:value-type="float" office:value="10.4648" calcext:value-type="float">
            <text:p>10.4648</text:p>
          </table:table-cell>
          <table:table-cell office:value-type="float" office:value="1076.495" calcext:value-type="float">
            <text:p>1076.495</text:p>
          </table:table-cell>
          <table:table-cell office:value-type="float" office:value="36.5476" calcext:value-type="float">
            <text:p>36.5476</text:p>
          </table:table-cell>
          <table:table-cell office:value-type="float" office:value="336.27" calcext:value-type="float">
            <text:p>336.27</text:p>
          </table:table-cell>
          <table:table-cell table:number-columns-repeated="2" office:value-type="float" office:value="158.9602" calcext:value-type="float">
            <text:p>158.9602</text:p>
          </table:table-cell>
          <table:table-cell office:value-type="date" office:date-value="2015-01-15T12:40:41" calcext:value-type="date">
            <text:p>01/15/15 12:4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3.9426" calcext:value-type="float">
            <text:p>193.9426</text:p>
          </table:table-cell>
          <table:table-cell office:value-type="float" office:value="10.5162" calcext:value-type="float">
            <text:p>10.5162</text:p>
          </table:table-cell>
          <table:table-cell office:value-type="float" office:value="1076.1071" calcext:value-type="float">
            <text:p>1076.1071</text:p>
          </table:table-cell>
          <table:table-cell office:value-type="float" office:value="36.5571" calcext:value-type="float">
            <text:p>36.5571</text:p>
          </table:table-cell>
          <table:table-cell office:value-type="float" office:value="337.7308" calcext:value-type="float">
            <text:p>337.7308</text:p>
          </table:table-cell>
          <table:table-cell table:number-columns-repeated="2" office:value-type="float" office:value="158.9364" calcext:value-type="float">
            <text:p>158.9364</text:p>
          </table:table-cell>
          <table:table-cell office:value-type="date" office:date-value="2015-01-15T12:41:15" calcext:value-type="date">
            <text:p>01/15/15 12:4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004" calcext:value-type="float">
            <text:p>194.004</text:p>
          </table:table-cell>
          <table:table-cell office:value-type="float" office:value="10.5046" calcext:value-type="float">
            <text:p>10.5046</text:p>
          </table:table-cell>
          <table:table-cell office:value-type="float" office:value="1075.9869" calcext:value-type="float">
            <text:p>1075.9869</text:p>
          </table:table-cell>
          <table:table-cell office:value-type="float" office:value="36.5887" calcext:value-type="float">
            <text:p>36.5887</text:p>
          </table:table-cell>
          <table:table-cell office:value-type="float" office:value="336.6208" calcext:value-type="float">
            <text:p>336.6208</text:p>
          </table:table-cell>
          <table:table-cell table:number-columns-repeated="2" office:value-type="float" office:value="158.8946" calcext:value-type="float">
            <text:p>158.8946</text:p>
          </table:table-cell>
          <table:table-cell office:value-type="date" office:date-value="2015-01-15T12:41:46" calcext:value-type="date">
            <text:p>01/15/15 12:4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1212" calcext:value-type="float">
            <text:p>194.1212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075.9802" calcext:value-type="float">
            <text:p>1075.9802</text:p>
          </table:table-cell>
          <table:table-cell office:value-type="float" office:value="36.5981" calcext:value-type="float">
            <text:p>36.5981</text:p>
          </table:table-cell>
          <table:table-cell office:value-type="float" office:value="336.8616" calcext:value-type="float">
            <text:p>336.8616</text:p>
          </table:table-cell>
          <table:table-cell table:number-columns-repeated="2" office:value-type="float" office:value="158.9077" calcext:value-type="float">
            <text:p>158.9077</text:p>
          </table:table-cell>
          <table:table-cell office:value-type="date" office:date-value="2015-01-15T12:42:20" calcext:value-type="date">
            <text:p>01/15/15 12:4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2553" calcext:value-type="float">
            <text:p>194.2553</text:p>
          </table:table-cell>
          <table:table-cell office:value-type="float" office:value="10.4908" calcext:value-type="float">
            <text:p>10.4908</text:p>
          </table:table-cell>
          <table:table-cell office:value-type="float" office:value="1075.9585" calcext:value-type="float">
            <text:p>1075.9585</text:p>
          </table:table-cell>
          <table:table-cell office:value-type="float" office:value="36.5759" calcext:value-type="float">
            <text:p>36.5759</text:p>
          </table:table-cell>
          <table:table-cell office:value-type="float" office:value="337.5594" calcext:value-type="float">
            <text:p>337.5594</text:p>
          </table:table-cell>
          <table:table-cell table:number-columns-repeated="2" office:value-type="float" office:value="158.937" calcext:value-type="float">
            <text:p>158.937</text:p>
          </table:table-cell>
          <table:table-cell office:value-type="date" office:date-value="2015-01-15T12:42:50" calcext:value-type="date">
            <text:p>01/15/15 12:4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2335" calcext:value-type="float">
            <text:p>194.2335</text:p>
          </table:table-cell>
          <table:table-cell office:value-type="float" office:value="10.4122" calcext:value-type="float">
            <text:p>10.4122</text:p>
          </table:table-cell>
          <table:table-cell office:value-type="float" office:value="1076.0361" calcext:value-type="float">
            <text:p>1076.0361</text:p>
          </table:table-cell>
          <table:table-cell office:value-type="float" office:value="36.6065" calcext:value-type="float">
            <text:p>36.6065</text:p>
          </table:table-cell>
          <table:table-cell office:value-type="float" office:value="337.6809" calcext:value-type="float">
            <text:p>337.6809</text:p>
          </table:table-cell>
          <table:table-cell table:number-columns-repeated="2" office:value-type="float" office:value="158.9688" calcext:value-type="float">
            <text:p>158.9688</text:p>
          </table:table-cell>
          <table:table-cell office:value-type="date" office:date-value="2015-01-15T12:43:21" calcext:value-type="date">
            <text:p>01/15/15 12:4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table:number-columns-repeated="5"/>
          <table:table-cell table:number-columns-repeated="2" office:value-type="float" office:value="158.9761" calcext:value-type="float">
            <text:p>158.9761</text:p>
          </table:table-cell>
          <table:table-cell office:value-type="date" office:date-value="2015-01-15T12:43:55.000001" calcext:value-type="date">
            <text:p>01/15/15 12:4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4766" calcext:value-type="float">
            <text:p>194.4766</text:p>
          </table:table-cell>
          <table:table-cell office:value-type="float" office:value="10.4268" calcext:value-type="float">
            <text:p>10.4268</text:p>
          </table:table-cell>
          <table:table-cell office:value-type="float" office:value="1075.6971" calcext:value-type="float">
            <text:p>1075.6971</text:p>
          </table:table-cell>
          <table:table-cell office:value-type="float" office:value="36.6743" calcext:value-type="float">
            <text:p>36.6743</text:p>
          </table:table-cell>
          <table:table-cell office:value-type="float" office:value="338.6221" calcext:value-type="float">
            <text:p>338.6221</text:p>
          </table:table-cell>
          <table:table-cell table:number-columns-repeated="2" office:value-type="float" office:value="158.985" calcext:value-type="float">
            <text:p>158.985</text:p>
          </table:table-cell>
          <table:table-cell office:value-type="date" office:date-value="2015-01-15T12:44:28" calcext:value-type="date">
            <text:p>01/15/15 12:4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5797" calcext:value-type="float">
            <text:p>194.5797</text:p>
          </table:table-cell>
          <table:table-cell office:value-type="float" office:value="10.4387" calcext:value-type="float">
            <text:p>10.4387</text:p>
          </table:table-cell>
          <table:table-cell office:value-type="float" office:value="1075.3719" calcext:value-type="float">
            <text:p>1075.3719</text:p>
          </table:table-cell>
          <table:table-cell office:value-type="float" office:value="36.6744" calcext:value-type="float">
            <text:p>36.6744</text:p>
          </table:table-cell>
          <table:table-cell/>
          <table:table-cell table:number-columns-repeated="2" office:value-type="float" office:value="159.0156" calcext:value-type="float">
            <text:p>159.0156</text:p>
          </table:table-cell>
          <table:table-cell office:value-type="date" office:date-value="2015-01-15T12:45:02" calcext:value-type="date">
            <text:p>01/15/15 12:4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6608" calcext:value-type="float">
            <text:p>194.6608</text:p>
          </table:table-cell>
          <table:table-cell office:value-type="float" office:value="10.3861" calcext:value-type="float">
            <text:p>10.3861</text:p>
          </table:table-cell>
          <table:table-cell office:value-type="float" office:value="1075.5275" calcext:value-type="float">
            <text:p>1075.5275</text:p>
          </table:table-cell>
          <table:table-cell office:value-type="float" office:value="36.6858" calcext:value-type="float">
            <text:p>36.6858</text:p>
          </table:table-cell>
          <table:table-cell office:value-type="float" office:value="338.1572" calcext:value-type="float">
            <text:p>338.1572</text:p>
          </table:table-cell>
          <table:table-cell table:number-columns-repeated="2" office:value-type="float" office:value="159.0279" calcext:value-type="float">
            <text:p>159.0279</text:p>
          </table:table-cell>
          <table:table-cell office:value-type="date" office:date-value="2015-01-15T12:45:35" calcext:value-type="date">
            <text:p>01/15/15 12:4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7218" calcext:value-type="float">
            <text:p>194.7218</text:p>
          </table:table-cell>
          <table:table-cell office:value-type="float" office:value="10.3804" calcext:value-type="float">
            <text:p>10.3804</text:p>
          </table:table-cell>
          <table:table-cell office:value-type="float" office:value="1075.1119" calcext:value-type="float">
            <text:p>1075.1119</text:p>
          </table:table-cell>
          <table:table-cell office:value-type="float" office:value="36.6718" calcext:value-type="float">
            <text:p>36.6718</text:p>
          </table:table-cell>
          <table:table-cell office:value-type="float" office:value="337.5647" calcext:value-type="float">
            <text:p>337.5647</text:p>
          </table:table-cell>
          <table:table-cell table:number-columns-repeated="2" office:value-type="float" office:value="159.0044" calcext:value-type="float">
            <text:p>159.0044</text:p>
          </table:table-cell>
          <table:table-cell office:value-type="date" office:date-value="2015-01-15T12:46:06" calcext:value-type="date">
            <text:p>01/15/15 12:4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194.8756" calcext:value-type="float">
            <text:p>194.8756</text:p>
          </table:table-cell>
          <table:table-cell office:value-type="float" office:value="10.4114" calcext:value-type="float">
            <text:p>10.4114</text:p>
          </table:table-cell>
          <table:table-cell office:value-type="float" office:value="1075.1755" calcext:value-type="float">
            <text:p>1075.1755</text:p>
          </table:table-cell>
          <table:table-cell office:value-type="float" office:value="36.6927" calcext:value-type="float">
            <text:p>36.6927</text:p>
          </table:table-cell>
          <table:table-cell office:value-type="float" office:value="338.5367" calcext:value-type="float">
            <text:p>338.5367</text:p>
          </table:table-cell>
          <table:table-cell table:number-columns-repeated="2" office:value-type="float" office:value="159.0151" calcext:value-type="float">
            <text:p>159.0151</text:p>
          </table:table-cell>
          <table:table-cell office:value-type="date" office:date-value="2015-01-15T12:46:36" calcext:value-type="date">
            <text:p>01/15/15 12:4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table:number-columns-repeated="5"/>
          <table:table-cell table:number-columns-repeated="2" office:value-type="float" office:value="159.0271" calcext:value-type="float">
            <text:p>159.0271</text:p>
          </table:table-cell>
          <table:table-cell office:value-type="date" office:date-value="2015-01-15T12:47:07" calcext:value-type="date">
            <text:p>01/15/15 12:4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514" calcext:value-type="float">
            <text:p>159.0514</text:p>
          </table:table-cell>
          <table:table-cell office:value-type="date" office:date-value="2015-01-15T12:47:41" calcext:value-type="date">
            <text:p>01/15/15 12:4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341" calcext:value-type="float">
            <text:p>159.1341</text:p>
          </table:table-cell>
          <table:table-cell office:value-type="date" office:date-value="2015-01-15T12:48:14" calcext:value-type="date">
            <text:p>01/15/15 12:4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855" calcext:value-type="float">
            <text:p>159.0855</text:p>
          </table:table-cell>
          <table:table-cell office:value-type="date" office:date-value="2015-01-15T12:48:47" calcext:value-type="date">
            <text:p>01/15/15 12:4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004" calcext:value-type="float">
            <text:p>159.1004</text:p>
          </table:table-cell>
          <table:table-cell office:value-type="date" office:date-value="2015-01-15T12:49:20" calcext:value-type="date">
            <text:p>01/15/15 12:4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03" calcext:value-type="float">
            <text:p>159.103</text:p>
          </table:table-cell>
          <table:table-cell office:value-type="date" office:date-value="2015-01-15T12:49:53" calcext:value-type="date">
            <text:p>01/15/15 12:4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604" calcext:value-type="float">
            <text:p>159.0604</text:p>
          </table:table-cell>
          <table:table-cell office:value-type="date" office:date-value="2015-01-15T12:50:26" calcext:value-type="date">
            <text:p>01/15/15 12:5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33" calcext:value-type="float">
            <text:p>159.033</text:p>
          </table:table-cell>
          <table:table-cell office:value-type="date" office:date-value="2015-01-15T12:50:59" calcext:value-type="date">
            <text:p>01/15/15 12:5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329" calcext:value-type="float">
            <text:p>159.0329</text:p>
          </table:table-cell>
          <table:table-cell office:value-type="date" office:date-value="2015-01-15T12:51:32" calcext:value-type="date">
            <text:p>01/15/15 12:5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103" calcext:value-type="float">
            <text:p>159.0103</text:p>
          </table:table-cell>
          <table:table-cell office:value-type="date" office:date-value="2015-01-15T12:52:05" calcext:value-type="date">
            <text:p>01/15/15 12:5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095" calcext:value-type="float">
            <text:p>159.0095</text:p>
          </table:table-cell>
          <table:table-cell office:value-type="date" office:date-value="2015-01-15T12:52:39" calcext:value-type="date">
            <text:p>01/15/15 12:5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999" calcext:value-type="float">
            <text:p>158.999</text:p>
          </table:table-cell>
          <table:table-cell office:value-type="date" office:date-value="2015-01-15T12:53:12.000001" calcext:value-type="date">
            <text:p>01/15/15 12:5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9874" calcext:value-type="float">
            <text:p>158.9874</text:p>
          </table:table-cell>
          <table:table-cell office:value-type="date" office:date-value="2015-01-15T12:53:45" calcext:value-type="date">
            <text:p>01/15/15 12:5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9952" calcext:value-type="float">
            <text:p>158.9952</text:p>
          </table:table-cell>
          <table:table-cell office:value-type="date" office:date-value="2015-01-15T12:54:18" calcext:value-type="date">
            <text:p>01/15/15 12:5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031" calcext:value-type="float">
            <text:p>159.0031</text:p>
          </table:table-cell>
          <table:table-cell office:value-type="date" office:date-value="2015-01-15T12:54:51" calcext:value-type="date">
            <text:p>01/15/15 12:5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8.9997" calcext:value-type="float">
            <text:p>158.9997</text:p>
          </table:table-cell>
          <table:table-cell office:value-type="date" office:date-value="2015-01-15T12:55:24" calcext:value-type="date">
            <text:p>01/15/15 12:5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467" calcext:value-type="float">
            <text:p>159.0467</text:p>
          </table:table-cell>
          <table:table-cell office:value-type="date" office:date-value="2015-01-15T12:55:57" calcext:value-type="date">
            <text:p>01/15/15 12:5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59" calcext:value-type="float">
            <text:p>159.059</text:p>
          </table:table-cell>
          <table:table-cell office:value-type="date" office:date-value="2015-01-15T12:56:30" calcext:value-type="date">
            <text:p>01/15/15 12:56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27" calcext:value-type="float">
            <text:p>159.027</text:p>
          </table:table-cell>
          <table:table-cell office:value-type="date" office:date-value="2015-01-15T12:57:03" calcext:value-type="date">
            <text:p>01/15/15 12:5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574" calcext:value-type="float">
            <text:p>159.0574</text:p>
          </table:table-cell>
          <table:table-cell office:value-type="date" office:date-value="2015-01-15T12:57:37" calcext:value-type="date">
            <text:p>01/15/15 12:57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686" calcext:value-type="float">
            <text:p>159.0686</text:p>
          </table:table-cell>
          <table:table-cell office:value-type="date" office:date-value="2015-01-15T12:58:10" calcext:value-type="date">
            <text:p>01/15/15 12:5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768" calcext:value-type="float">
            <text:p>159.0768</text:p>
          </table:table-cell>
          <table:table-cell office:value-type="date" office:date-value="2015-01-15T12:58:43" calcext:value-type="date">
            <text:p>01/15/15 12:58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503" calcext:value-type="float">
            <text:p>159.0503</text:p>
          </table:table-cell>
          <table:table-cell office:value-type="date" office:date-value="2015-01-15T12:59:16" calcext:value-type="date">
            <text:p>01/15/15 12:5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504" calcext:value-type="float">
            <text:p>159.0504</text:p>
          </table:table-cell>
          <table:table-cell office:value-type="date" office:date-value="2015-01-15T12:59:49" calcext:value-type="date">
            <text:p>01/15/15 12:59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495" calcext:value-type="float">
            <text:p>159.0495</text:p>
          </table:table-cell>
          <table:table-cell office:value-type="date" office:date-value="2015-01-15T13:00:22" calcext:value-type="date">
            <text:p>01/15/15 01:0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898" calcext:value-type="float">
            <text:p>159.0898</text:p>
          </table:table-cell>
          <table:table-cell office:value-type="date" office:date-value="2015-01-15T13:00:55" calcext:value-type="date">
            <text:p>01/15/15 01:00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42" calcext:value-type="float">
            <text:p>159.1142</text:p>
          </table:table-cell>
          <table:table-cell office:value-type="date" office:date-value="2015-01-15T13:01:28" calcext:value-type="date">
            <text:p>01/15/15 01:01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915" calcext:value-type="float">
            <text:p>159.0915</text:p>
          </table:table-cell>
          <table:table-cell office:value-type="date" office:date-value="2015-01-15T13:02:01.999999" calcext:value-type="date">
            <text:p>01/15/15 01:0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03" calcext:value-type="float">
            <text:p>159.103</text:p>
          </table:table-cell>
          <table:table-cell office:value-type="date" office:date-value="2015-01-15T13:02:35" calcext:value-type="date">
            <text:p>01/15/15 01:02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964" calcext:value-type="float">
            <text:p>159.0964</text:p>
          </table:table-cell>
          <table:table-cell office:value-type="date" office:date-value="2015-01-15T13:03:08" calcext:value-type="date">
            <text:p>01/15/15 01:0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31" calcext:value-type="float">
            <text:p>159.131</text:p>
          </table:table-cell>
          <table:table-cell office:value-type="date" office:date-value="2015-01-15T13:03:41" calcext:value-type="date">
            <text:p>01/15/15 01:03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99" calcext:value-type="float">
            <text:p>159.1199</text:p>
          </table:table-cell>
          <table:table-cell office:value-type="date" office:date-value="2015-01-15T13:04:14" calcext:value-type="date">
            <text:p>01/15/15 01:0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38" calcext:value-type="float">
            <text:p>159.1138</text:p>
          </table:table-cell>
          <table:table-cell office:value-type="date" office:date-value="2015-01-15T13:04:47" calcext:value-type="date">
            <text:p>01/15/15 01:04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969" calcext:value-type="float">
            <text:p>159.0969</text:p>
          </table:table-cell>
          <table:table-cell office:value-type="date" office:date-value="2015-01-15T13:05:20" calcext:value-type="date">
            <text:p>01/15/15 01:05 PM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Leaving for lunch but as of 11:50 dry ice is still good on pill and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552" calcext:value-type="float">
            <text:p>159.1552</text:p>
          </table:table-cell>
          <table:table-cell office:value-type="date" office:date-value="2015-01-15T13:05:52.999999" calcext:value-type="date">
            <text:p>01/15/15 01:05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409" calcext:value-type="float">
            <text:p>159.1409</text:p>
          </table:table-cell>
          <table:table-cell office:value-type="date" office:date-value="2015-01-15T13:06:25.999999" calcext:value-type="date">
            <text:p>01/15/15 01:06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91" calcext:value-type="float">
            <text:p>159.1191</text:p>
          </table:table-cell>
          <table:table-cell office:value-type="date" office:date-value="2015-01-15T13:07:00" calcext:value-type="date">
            <text:p>01/15/15 01:07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339 occurred at VISA Write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711" calcext:value-type="float">
            <text:p>159.0711</text:p>
          </table:table-cell>
          <table:table-cell office:value-type="date" office:date-value="2015-01-15T13:07:33" calcext:value-type="date">
            <text:p>01/15/15 01:07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019" calcext:value-type="float">
            <text:p>159.1019</text:p>
          </table:table-cell>
          <table:table-cell office:value-type="date" office:date-value="2015-01-15T13:07:38" calcext:value-type="date">
            <text:p>01/15/15 01:07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36" calcext:value-type="float">
            <text:p>159.136</text:p>
          </table:table-cell>
          <table:table-cell office:value-type="date" office:date-value="2015-01-15T13:07:43" calcext:value-type="date">
            <text:p>01/15/15 01:07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439" calcext:value-type="float">
            <text:p>159.1439</text:p>
          </table:table-cell>
          <table:table-cell office:value-type="date" office:date-value="2015-01-15T13:07:48" calcext:value-type="date">
            <text:p>01/15/15 01:07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43" calcext:value-type="float">
            <text:p>159.143</text:p>
          </table:table-cell>
          <table:table-cell office:value-type="date" office:date-value="2015-01-15T13:07:53" calcext:value-type="date">
            <text:p>01/15/15 01:07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281" calcext:value-type="float">
            <text:p>159.1281</text:p>
          </table:table-cell>
          <table:table-cell office:value-type="date" office:date-value="2015-01-15T13:07:58" calcext:value-type="date">
            <text:p>01/15/15 01:07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39" calcext:value-type="float">
            <text:p>159.139</text:p>
          </table:table-cell>
          <table:table-cell office:value-type="date" office:date-value="2015-01-15T13:08:03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078" calcext:value-type="float">
            <text:p>159.1078</text:p>
          </table:table-cell>
          <table:table-cell office:value-type="date" office:date-value="2015-01-15T13:08:08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839" calcext:value-type="float">
            <text:p>159.0839</text:p>
          </table:table-cell>
          <table:table-cell office:value-type="date" office:date-value="2015-01-15T13:08:13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67" calcext:value-type="float">
            <text:p>159.067</text:p>
          </table:table-cell>
          <table:table-cell office:value-type="date" office:date-value="2015-01-15T13:08:18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837" calcext:value-type="float">
            <text:p>159.0837</text:p>
          </table:table-cell>
          <table:table-cell office:value-type="date" office:date-value="2015-01-15T13:08:23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82" calcext:value-type="float">
            <text:p>159.1182</text:p>
          </table:table-cell>
          <table:table-cell office:value-type="date" office:date-value="2015-01-15T13:08:28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48" calcext:value-type="float">
            <text:p>159.1148</text:p>
          </table:table-cell>
          <table:table-cell office:value-type="date" office:date-value="2015-01-15T13:08:33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894" calcext:value-type="float">
            <text:p>159.0894</text:p>
          </table:table-cell>
          <table:table-cell office:value-type="date" office:date-value="2015-01-15T13:08:38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958" calcext:value-type="float">
            <text:p>159.0958</text:p>
          </table:table-cell>
          <table:table-cell office:value-type="date" office:date-value="2015-01-15T13:08:43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87" calcext:value-type="float">
            <text:p>159.1187</text:p>
          </table:table-cell>
          <table:table-cell office:value-type="date" office:date-value="2015-01-15T13:08:49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52" calcext:value-type="float">
            <text:p>159.1152</text:p>
          </table:table-cell>
          <table:table-cell office:value-type="date" office:date-value="2015-01-15T13:08:54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099" calcext:value-type="float">
            <text:p>159.1099</text:p>
          </table:table-cell>
          <table:table-cell office:value-type="date" office:date-value="2015-01-15T13:08:59" calcext:value-type="date">
            <text:p>01/15/15 01:08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24" calcext:value-type="float">
            <text:p>159.1124</text:p>
          </table:table-cell>
          <table:table-cell office:value-type="date" office:date-value="2015-01-15T13:09:04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991" calcext:value-type="float">
            <text:p>159.0991</text:p>
          </table:table-cell>
          <table:table-cell office:value-type="date" office:date-value="2015-01-15T13:09:09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28" calcext:value-type="float">
            <text:p>159.1128</text:p>
          </table:table-cell>
          <table:table-cell office:value-type="date" office:date-value="2015-01-15T13:09:14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564" calcext:value-type="float">
            <text:p>159.1564</text:p>
          </table:table-cell>
          <table:table-cell office:value-type="date" office:date-value="2015-01-15T13:09:19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493" calcext:value-type="float">
            <text:p>159.1493</text:p>
          </table:table-cell>
          <table:table-cell office:value-type="date" office:date-value="2015-01-15T13:09:24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114" calcext:value-type="float">
            <text:p>159.114</text:p>
          </table:table-cell>
          <table:table-cell office:value-type="date" office:date-value="2015-01-15T13:09:29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59.0866" calcext:value-type="float">
            <text:p>159.0866</text:p>
          </table:table-cell>
          <table:table-cell office:value-type="date" office:date-value="2015-01-15T13:09:33.999999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265 occurred at VISA Write in Helium Fridge Cool-Down.vi:Instance:4-&gt;Helium Fridge Cool-Down.vi\0D\0A\0D\0APossible reason(s):\0A\0D\0AVISA: <text:s/>(Hex 0xBFFF005F) No listeners condition is detected (both NRFD and NDAC are deasserted).</text:p>
          </table:table-cell>
          <table:table-cell office:value-type="string" calcext:value-type="string">
            <text:p><text:s/>VISA Write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2576" calcext:value-type="float">
            <text:p>205.2576</text:p>
          </table:table-cell>
          <table:table-cell office:value-type="float" office:value="20.2452" calcext:value-type="float">
            <text:p>20.2452</text:p>
          </table:table-cell>
          <table:table-cell office:value-type="float" office:value="1063.5884" calcext:value-type="float">
            <text:p>1063.5884</text:p>
          </table:table-cell>
          <table:table-cell office:value-type="float" office:value="36.659" calcext:value-type="float">
            <text:p>36.659</text:p>
          </table:table-cell>
          <table:table-cell office:value-type="float" office:value="346.4654" calcext:value-type="float">
            <text:p>346.4654</text:p>
          </table:table-cell>
          <table:table-cell table:number-columns-repeated="2" office:value-type="float" office:value="159.1106" calcext:value-type="float">
            <text:p>159.1106</text:p>
          </table:table-cell>
          <table:table-cell office:value-type="date" office:date-value="2015-01-15T13:09:38.999999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table:number-columns-repeated="5"/>
          <table:table-cell table:number-columns-repeated="2" office:value-type="float" office:value="159.1194" calcext:value-type="float">
            <text:p>159.1194</text:p>
          </table:table-cell>
          <table:table-cell office:value-type="date" office:date-value="2015-01-15T13:09:44.999999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8582" calcext:value-type="float">
            <text:p>205.8582</text:p>
          </table:table-cell>
          <table:table-cell office:value-type="float" office:value="9.761" calcext:value-type="float">
            <text:p>9.761</text:p>
          </table:table-cell>
          <table:table-cell office:value-type="float" office:value="1063.3495" calcext:value-type="float">
            <text:p>1063.3495</text:p>
          </table:table-cell>
          <table:table-cell office:value-type="float" office:value="36.655" calcext:value-type="float">
            <text:p>36.655</text:p>
          </table:table-cell>
          <table:table-cell office:value-type="float" office:value="346.1508" calcext:value-type="float">
            <text:p>346.1508</text:p>
          </table:table-cell>
          <table:table-cell table:number-columns-repeated="2" office:value-type="float" office:value="159.1268" calcext:value-type="float">
            <text:p>159.1268</text:p>
          </table:table-cell>
          <table:table-cell office:value-type="date" office:date-value="2015-01-15T13:09:52.999999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4573" calcext:value-type="float">
            <text:p>205.4573</text:p>
          </table:table-cell>
          <table:table-cell office:value-type="float" office:value="9.7473" calcext:value-type="float">
            <text:p>9.7473</text:p>
          </table:table-cell>
          <table:table-cell office:value-type="float" office:value="1063.3437" calcext:value-type="float">
            <text:p>1063.3437</text:p>
          </table:table-cell>
          <table:table-cell office:value-type="float" office:value="36.649" calcext:value-type="float">
            <text:p>36.649</text:p>
          </table:table-cell>
          <table:table-cell office:value-type="float" office:value="346.4258" calcext:value-type="float">
            <text:p>346.4258</text:p>
          </table:table-cell>
          <table:table-cell table:number-columns-repeated="2" office:value-type="float" office:value="159.1046" calcext:value-type="float">
            <text:p>159.1046</text:p>
          </table:table-cell>
          <table:table-cell office:value-type="date" office:date-value="2015-01-15T13:09:59" calcext:value-type="date">
            <text:p>01/15/15 01:09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2876" calcext:value-type="float">
            <text:p>205.2876</text:p>
          </table:table-cell>
          <table:table-cell office:value-type="float" office:value="9.7291" calcext:value-type="float">
            <text:p>9.7291</text:p>
          </table:table-cell>
          <table:table-cell office:value-type="float" office:value="1063.5575" calcext:value-type="float">
            <text:p>1063.5575</text:p>
          </table:table-cell>
          <table:table-cell office:value-type="float" office:value="36.6613" calcext:value-type="float">
            <text:p>36.6613</text:p>
          </table:table-cell>
          <table:table-cell office:value-type="float" office:value="346.5091" calcext:value-type="float">
            <text:p>346.5091</text:p>
          </table:table-cell>
          <table:table-cell table:number-columns-repeated="2" office:value-type="float" office:value="159.1163" calcext:value-type="float">
            <text:p>159.1163</text:p>
          </table:table-cell>
          <table:table-cell office:value-type="date" office:date-value="2015-01-15T13:10:05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3536" calcext:value-type="float">
            <text:p>205.3536</text:p>
          </table:table-cell>
          <table:table-cell office:value-type="float" office:value="9.7212" calcext:value-type="float">
            <text:p>9.7212</text:p>
          </table:table-cell>
          <table:table-cell office:value-type="float" office:value="1063.0789" calcext:value-type="float">
            <text:p>1063.0789</text:p>
          </table:table-cell>
          <table:table-cell office:value-type="float" office:value="36.6505" calcext:value-type="float">
            <text:p>36.6505</text:p>
          </table:table-cell>
          <table:table-cell office:value-type="float" office:value="346.4586" calcext:value-type="float">
            <text:p>346.4586</text:p>
          </table:table-cell>
          <table:table-cell table:number-columns-repeated="2" office:value-type="float" office:value="159.135" calcext:value-type="float">
            <text:p>159.135</text:p>
          </table:table-cell>
          <table:table-cell office:value-type="date" office:date-value="2015-01-15T13:10:10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4181" calcext:value-type="float">
            <text:p>205.4181</text:p>
          </table:table-cell>
          <table:table-cell office:value-type="float" office:value="9.7229" calcext:value-type="float">
            <text:p>9.7229</text:p>
          </table:table-cell>
          <table:table-cell office:value-type="float" office:value="1063.0481" calcext:value-type="float">
            <text:p>1063.0481</text:p>
          </table:table-cell>
          <table:table-cell office:value-type="float" office:value="36.6589" calcext:value-type="float">
            <text:p>36.6589</text:p>
          </table:table-cell>
          <table:table-cell office:value-type="float" office:value="346.3205" calcext:value-type="float">
            <text:p>346.3205</text:p>
          </table:table-cell>
          <table:table-cell table:number-columns-repeated="2" office:value-type="float" office:value="159.0953" calcext:value-type="float">
            <text:p>159.0953</text:p>
          </table:table-cell>
          <table:table-cell office:value-type="date" office:date-value="2015-01-15T13:10:16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5362" calcext:value-type="float">
            <text:p>205.5362</text:p>
          </table:table-cell>
          <table:table-cell office:value-type="float" office:value="9.7345" calcext:value-type="float">
            <text:p>9.7345</text:p>
          </table:table-cell>
          <table:table-cell office:value-type="float" office:value="1063.3413" calcext:value-type="float">
            <text:p>1063.3413</text:p>
          </table:table-cell>
          <table:table-cell office:value-type="float" office:value="36.6548" calcext:value-type="float">
            <text:p>36.6548</text:p>
          </table:table-cell>
          <table:table-cell office:value-type="float" office:value="346.0977" calcext:value-type="float">
            <text:p>346.0977</text:p>
          </table:table-cell>
          <table:table-cell table:number-columns-repeated="2" office:value-type="float" office:value="159.1046" calcext:value-type="float">
            <text:p>159.1046</text:p>
          </table:table-cell>
          <table:table-cell office:value-type="date" office:date-value="2015-01-15T13:10:22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5367" calcext:value-type="float">
            <text:p>205.5367</text:p>
          </table:table-cell>
          <table:table-cell office:value-type="float" office:value="9.7449" calcext:value-type="float">
            <text:p>9.7449</text:p>
          </table:table-cell>
          <table:table-cell office:value-type="float" office:value="1062.9718" calcext:value-type="float">
            <text:p>1062.9718</text:p>
          </table:table-cell>
          <table:table-cell office:value-type="float" office:value="36.656" calcext:value-type="float">
            <text:p>36.656</text:p>
          </table:table-cell>
          <table:table-cell office:value-type="float" office:value="346.2065" calcext:value-type="float">
            <text:p>346.2065</text:p>
          </table:table-cell>
          <table:table-cell table:number-columns-repeated="2" office:value-type="float" office:value="159.1072" calcext:value-type="float">
            <text:p>159.1072</text:p>
          </table:table-cell>
          <table:table-cell office:value-type="date" office:date-value="2015-01-15T13:10:28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7259" calcext:value-type="float">
            <text:p>205.7259</text:p>
          </table:table-cell>
          <table:table-cell office:value-type="float" office:value="9.7413" calcext:value-type="float">
            <text:p>9.7413</text:p>
          </table:table-cell>
          <table:table-cell office:value-type="float" office:value="1063.1113" calcext:value-type="float">
            <text:p>1063.1113</text:p>
          </table:table-cell>
          <table:table-cell office:value-type="float" office:value="36.6518" calcext:value-type="float">
            <text:p>36.6518</text:p>
          </table:table-cell>
          <table:table-cell office:value-type="float" office:value="346.6772" calcext:value-type="float">
            <text:p>346.6772</text:p>
          </table:table-cell>
          <table:table-cell table:number-columns-repeated="2" office:value-type="float" office:value="159.1277" calcext:value-type="float">
            <text:p>159.1277</text:p>
          </table:table-cell>
          <table:table-cell office:value-type="date" office:date-value="2015-01-15T13:10:33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7207" calcext:value-type="float">
            <text:p>205.7207</text:p>
          </table:table-cell>
          <table:table-cell office:value-type="float" office:value="9.7185" calcext:value-type="float">
            <text:p>9.7185</text:p>
          </table:table-cell>
          <table:table-cell office:value-type="float" office:value="1062.7316" calcext:value-type="float">
            <text:p>1062.7316</text:p>
          </table:table-cell>
          <table:table-cell office:value-type="float" office:value="36.6541" calcext:value-type="float">
            <text:p>36.6541</text:p>
          </table:table-cell>
          <table:table-cell office:value-type="float" office:value="346.713" calcext:value-type="float">
            <text:p>346.713</text:p>
          </table:table-cell>
          <table:table-cell table:number-columns-repeated="2" office:value-type="float" office:value="159.1427" calcext:value-type="float">
            <text:p>159.1427</text:p>
          </table:table-cell>
          <table:table-cell office:value-type="date" office:date-value="2015-01-15T13:10:39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877" calcext:value-type="float">
            <text:p>205.877</text:p>
          </table:table-cell>
          <table:table-cell office:value-type="float" office:value="9.6995" calcext:value-type="float">
            <text:p>9.6995</text:p>
          </table:table-cell>
          <table:table-cell office:value-type="float" office:value="1062.9682" calcext:value-type="float">
            <text:p>1062.9682</text:p>
          </table:table-cell>
          <table:table-cell office:value-type="float" office:value="36.6618" calcext:value-type="float">
            <text:p>36.6618</text:p>
          </table:table-cell>
          <table:table-cell office:value-type="float" office:value="346.7225" calcext:value-type="float">
            <text:p>346.7225</text:p>
          </table:table-cell>
          <table:table-cell table:number-columns-repeated="2" office:value-type="float" office:value="159.1531" calcext:value-type="float">
            <text:p>159.1531</text:p>
          </table:table-cell>
          <table:table-cell office:value-type="date" office:date-value="2015-01-15T13:10:45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9006" calcext:value-type="float">
            <text:p>205.9006</text:p>
          </table:table-cell>
          <table:table-cell office:value-type="float" office:value="9.7068" calcext:value-type="float">
            <text:p>9.7068</text:p>
          </table:table-cell>
          <table:table-cell office:value-type="float" office:value="1062.9248" calcext:value-type="float">
            <text:p>1062.9248</text:p>
          </table:table-cell>
          <table:table-cell office:value-type="float" office:value="36.6502" calcext:value-type="float">
            <text:p>36.6502</text:p>
          </table:table-cell>
          <table:table-cell office:value-type="float" office:value="346.6315" calcext:value-type="float">
            <text:p>346.6315</text:p>
          </table:table-cell>
          <table:table-cell table:number-columns-repeated="2" office:value-type="float" office:value="159.1221" calcext:value-type="float">
            <text:p>159.1221</text:p>
          </table:table-cell>
          <table:table-cell office:value-type="date" office:date-value="2015-01-15T13:10:51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7869" calcext:value-type="float">
            <text:p>205.7869</text:p>
          </table:table-cell>
          <table:table-cell office:value-type="float" office:value="9.7157" calcext:value-type="float">
            <text:p>9.7157</text:p>
          </table:table-cell>
          <table:table-cell office:value-type="float" office:value="1062.6111" calcext:value-type="float">
            <text:p>1062.6111</text:p>
          </table:table-cell>
          <table:table-cell office:value-type="float" office:value="36.6612" calcext:value-type="float">
            <text:p>36.6612</text:p>
          </table:table-cell>
          <table:table-cell office:value-type="float" office:value="346.6312" calcext:value-type="float">
            <text:p>346.6312</text:p>
          </table:table-cell>
          <table:table-cell table:number-columns-repeated="2" office:value-type="float" office:value="159.1159" calcext:value-type="float">
            <text:p>159.1159</text:p>
          </table:table-cell>
          <table:table-cell office:value-type="date" office:date-value="2015-01-15T13:10:59" calcext:value-type="date">
            <text:p>01/15/15 01:10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9824" calcext:value-type="float">
            <text:p>205.9824</text:p>
          </table:table-cell>
          <table:table-cell table:number-columns-repeated="4"/>
          <table:table-cell table:number-columns-repeated="2" office:value-type="float" office:value="159.114" calcext:value-type="float">
            <text:p>159.114</text:p>
          </table:table-cell>
          <table:table-cell office:value-type="date" office:date-value="2015-01-15T13:11:05" calcext:value-type="date">
            <text:p>01/15/15 01:11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5.9732" calcext:value-type="float">
            <text:p>205.9732</text:p>
          </table:table-cell>
          <table:table-cell office:value-type="float" office:value="9.7702" calcext:value-type="float">
            <text:p>9.7702</text:p>
          </table:table-cell>
          <table:table-cell office:value-type="float" office:value="1062.7375" calcext:value-type="float">
            <text:p>1062.7375</text:p>
          </table:table-cell>
          <table:table-cell office:value-type="float" office:value="36.6608" calcext:value-type="float">
            <text:p>36.6608</text:p>
          </table:table-cell>
          <table:table-cell office:value-type="float" office:value="345.7189" calcext:value-type="float">
            <text:p>345.7189</text:p>
          </table:table-cell>
          <table:table-cell table:number-columns-repeated="2" office:value-type="float" office:value="159.1362" calcext:value-type="float">
            <text:p>159.1362</text:p>
          </table:table-cell>
          <table:table-cell office:value-type="date" office:date-value="2015-01-15T13:11:13" calcext:value-type="date">
            <text:p>01/15/15 01:11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0281" calcext:value-type="float">
            <text:p>206.0281</text:p>
          </table:table-cell>
          <table:table-cell office:value-type="float" office:value="9.7539" calcext:value-type="float">
            <text:p>9.7539</text:p>
          </table:table-cell>
          <table:table-cell office:value-type="float" office:value="1062.84" calcext:value-type="float">
            <text:p>1062.84</text:p>
          </table:table-cell>
          <table:table-cell office:value-type="float" office:value="36.6572" calcext:value-type="float">
            <text:p>36.6572</text:p>
          </table:table-cell>
          <table:table-cell office:value-type="float" office:value="346.2191" calcext:value-type="float">
            <text:p>346.2191</text:p>
          </table:table-cell>
          <table:table-cell table:number-columns-repeated="2" office:value-type="float" office:value="159.1409" calcext:value-type="float">
            <text:p>159.1409</text:p>
          </table:table-cell>
          <table:table-cell office:value-type="date" office:date-value="2015-01-15T13:11:19" calcext:value-type="date">
            <text:p>01/15/15 01:11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0455" calcext:value-type="float">
            <text:p>206.0455</text:p>
          </table:table-cell>
          <table:table-cell office:value-type="float" office:value="9.733" calcext:value-type="float">
            <text:p>9.733</text:p>
          </table:table-cell>
          <table:table-cell office:value-type="float" office:value="1062.5992" calcext:value-type="float">
            <text:p>1062.5992</text:p>
          </table:table-cell>
          <table:table-cell office:value-type="float" office:value="36.6621" calcext:value-type="float">
            <text:p>36.6621</text:p>
          </table:table-cell>
          <table:table-cell office:value-type="float" office:value="346.992" calcext:value-type="float">
            <text:p>346.992</text:p>
          </table:table-cell>
          <table:table-cell table:number-columns-repeated="2" office:value-type="float" office:value="159.1236" calcext:value-type="float">
            <text:p>159.1236</text:p>
          </table:table-cell>
          <table:table-cell office:value-type="date" office:date-value="2015-01-15T13:11:28" calcext:value-type="date">
            <text:p>01/15/15 01:11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1494" calcext:value-type="float">
            <text:p>206.1494</text:p>
          </table:table-cell>
          <table:table-cell office:value-type="float" office:value="9.6894" calcext:value-type="float">
            <text:p>9.6894</text:p>
          </table:table-cell>
          <table:table-cell office:value-type="float" office:value="1062.5311" calcext:value-type="float">
            <text:p>1062.5311</text:p>
          </table:table-cell>
          <table:table-cell office:value-type="float" office:value="36.6596" calcext:value-type="float">
            <text:p>36.6596</text:p>
          </table:table-cell>
          <table:table-cell office:value-type="float" office:value="346.7197" calcext:value-type="float">
            <text:p>346.7197</text:p>
          </table:table-cell>
          <table:table-cell table:number-columns-repeated="2" office:value-type="float" office:value="159.1304" calcext:value-type="float">
            <text:p>159.1304</text:p>
          </table:table-cell>
          <table:table-cell office:value-type="date" office:date-value="2015-01-15T13:11:34" calcext:value-type="date">
            <text:p>01/15/15 01:11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2383" calcext:value-type="float">
            <text:p>206.2383</text:p>
          </table:table-cell>
          <table:table-cell office:value-type="float" office:value="9.7067" calcext:value-type="float">
            <text:p>9.7067</text:p>
          </table:table-cell>
          <table:table-cell office:value-type="float" office:value="1062.2212" calcext:value-type="float">
            <text:p>1062.2212</text:p>
          </table:table-cell>
          <table:table-cell office:value-type="float" office:value="36.6516" calcext:value-type="float">
            <text:p>36.6516</text:p>
          </table:table-cell>
          <table:table-cell office:value-type="float" office:value="346.5383" calcext:value-type="float">
            <text:p>346.5383</text:p>
          </table:table-cell>
          <table:table-cell table:number-columns-repeated="2" office:value-type="float" office:value="159.1286" calcext:value-type="float">
            <text:p>159.1286</text:p>
          </table:table-cell>
          <table:table-cell office:value-type="date" office:date-value="2015-01-15T13:11:39" calcext:value-type="date">
            <text:p>01/15/15 01:11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2939" calcext:value-type="float">
            <text:p>206.2939</text:p>
          </table:table-cell>
          <table:table-cell office:value-type="float" office:value="9.7191" calcext:value-type="float">
            <text:p>9.7191</text:p>
          </table:table-cell>
          <table:table-cell office:value-type="float" office:value="1062.442" calcext:value-type="float">
            <text:p>1062.442</text:p>
          </table:table-cell>
          <table:table-cell office:value-type="float" office:value="36.6633" calcext:value-type="float">
            <text:p>36.6633</text:p>
          </table:table-cell>
          <table:table-cell office:value-type="float" office:value="346.4503" calcext:value-type="float">
            <text:p>346.4503</text:p>
          </table:table-cell>
          <table:table-cell table:number-columns-repeated="2" office:value-type="float" office:value="159.1104" calcext:value-type="float">
            <text:p>159.1104</text:p>
          </table:table-cell>
          <table:table-cell office:value-type="date" office:date-value="2015-01-15T13:11:45" calcext:value-type="date">
            <text:p>01/15/15 01:11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4275" calcext:value-type="float">
            <text:p>206.4275</text:p>
          </table:table-cell>
          <table:table-cell office:value-type="float" office:value="9.7245" calcext:value-type="float">
            <text:p>9.7245</text:p>
          </table:table-cell>
          <table:table-cell office:value-type="float" office:value="1062.4683" calcext:value-type="float">
            <text:p>1062.4683</text:p>
          </table:table-cell>
          <table:table-cell office:value-type="float" office:value="36.6557" calcext:value-type="float">
            <text:p>36.6557</text:p>
          </table:table-cell>
          <table:table-cell office:value-type="float" office:value="346.746" calcext:value-type="float">
            <text:p>346.746</text:p>
          </table:table-cell>
          <table:table-cell table:number-columns-repeated="2" office:value-type="float" office:value="159.1206" calcext:value-type="float">
            <text:p>159.1206</text:p>
          </table:table-cell>
          <table:table-cell office:value-type="date" office:date-value="2015-01-15T13:11:51" calcext:value-type="date">
            <text:p>01/15/15 01:11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4355" calcext:value-type="float">
            <text:p>206.4355</text:p>
          </table:table-cell>
          <table:table-cell office:value-type="float" office:value="9.6945" calcext:value-type="float">
            <text:p>9.6945</text:p>
          </table:table-cell>
          <table:table-cell office:value-type="float" office:value="1062.2753" calcext:value-type="float">
            <text:p>1062.2753</text:p>
          </table:table-cell>
          <table:table-cell office:value-type="float" office:value="36.6566" calcext:value-type="float">
            <text:p>36.6566</text:p>
          </table:table-cell>
          <table:table-cell office:value-type="float" office:value="347.5568" calcext:value-type="float">
            <text:p>347.5568</text:p>
          </table:table-cell>
          <table:table-cell table:number-columns-repeated="2" office:value-type="float" office:value="159.1292" calcext:value-type="float">
            <text:p>159.1292</text:p>
          </table:table-cell>
          <table:table-cell office:value-type="date" office:date-value="2015-01-15T13:11:59" calcext:value-type="date">
            <text:p>01/15/15 01:11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3979" calcext:value-type="float">
            <text:p>206.3979</text:p>
          </table:table-cell>
          <table:table-cell office:value-type="float" office:value="9.6525" calcext:value-type="float">
            <text:p>9.6525</text:p>
          </table:table-cell>
          <table:table-cell office:value-type="float" office:value="1061.8863" calcext:value-type="float">
            <text:p>1061.8863</text:p>
          </table:table-cell>
          <table:table-cell office:value-type="float" office:value="36.656" calcext:value-type="float">
            <text:p>36.656</text:p>
          </table:table-cell>
          <table:table-cell office:value-type="float" office:value="347.4442" calcext:value-type="float">
            <text:p>347.4442</text:p>
          </table:table-cell>
          <table:table-cell table:number-columns-repeated="2" office:value-type="float" office:value="159.1184" calcext:value-type="float">
            <text:p>159.1184</text:p>
          </table:table-cell>
          <table:table-cell office:value-type="date" office:date-value="2015-01-15T13:12:05" calcext:value-type="date">
            <text:p>01/15/15 01:12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6093" calcext:value-type="float">
            <text:p>206.6093</text:p>
          </table:table-cell>
          <table:table-cell office:value-type="float" office:value="9.6451" calcext:value-type="float">
            <text:p>9.6451</text:p>
          </table:table-cell>
          <table:table-cell office:value-type="float" office:value="1062.1013" calcext:value-type="float">
            <text:p>1062.1013</text:p>
          </table:table-cell>
          <table:table-cell office:value-type="float" office:value="36.6553" calcext:value-type="float">
            <text:p>36.6553</text:p>
          </table:table-cell>
          <table:table-cell office:value-type="float" office:value="347.5634" calcext:value-type="float">
            <text:p>347.5634</text:p>
          </table:table-cell>
          <table:table-cell table:number-columns-repeated="2" office:value-type="float" office:value="159.1282" calcext:value-type="float">
            <text:p>159.1282</text:p>
          </table:table-cell>
          <table:table-cell office:value-type="date" office:date-value="2015-01-15T13:12:11" calcext:value-type="date">
            <text:p>01/15/15 01:12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5997" calcext:value-type="float">
            <text:p>206.5997</text:p>
          </table:table-cell>
          <table:table-cell office:value-type="float" office:value="9.656" calcext:value-type="float">
            <text:p>9.656</text:p>
          </table:table-cell>
          <table:table-cell office:value-type="float" office:value="1062.0484" calcext:value-type="float">
            <text:p>1062.0484</text:p>
          </table:table-cell>
          <table:table-cell office:value-type="float" office:value="36.6639" calcext:value-type="float">
            <text:p>36.6639</text:p>
          </table:table-cell>
          <table:table-cell office:value-type="float" office:value="347.5826" calcext:value-type="float">
            <text:p>347.5826</text:p>
          </table:table-cell>
          <table:table-cell table:number-columns-repeated="2" office:value-type="float" office:value="159.1161" calcext:value-type="float">
            <text:p>159.1161</text:p>
          </table:table-cell>
          <table:table-cell office:value-type="date" office:date-value="2015-01-15T13:12:19" calcext:value-type="date">
            <text:p>01/15/15 01:12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598" calcext:value-type="float">
            <text:p>206.598</text:p>
          </table:table-cell>
          <table:table-cell office:value-type="float" office:value="9.6513" calcext:value-type="float">
            <text:p>9.6513</text:p>
          </table:table-cell>
          <table:table-cell office:value-type="float" office:value="1062.2268" calcext:value-type="float">
            <text:p>1062.2268</text:p>
          </table:table-cell>
          <table:table-cell office:value-type="float" office:value="36.6551" calcext:value-type="float">
            <text:p>36.6551</text:p>
          </table:table-cell>
          <table:table-cell office:value-type="float" office:value="346.8363" calcext:value-type="float">
            <text:p>346.8363</text:p>
          </table:table-cell>
          <table:table-cell table:number-columns-repeated="2" office:value-type="float" office:value="159.1084" calcext:value-type="float">
            <text:p>159.1084</text:p>
          </table:table-cell>
          <table:table-cell office:value-type="date" office:date-value="2015-01-15T13:12:25" calcext:value-type="date">
            <text:p>01/15/15 01:12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7508" calcext:value-type="float">
            <text:p>206.7508</text:p>
          </table:table-cell>
          <table:table-cell office:value-type="float" office:value="9.6861" calcext:value-type="float">
            <text:p>9.6861</text:p>
          </table:table-cell>
          <table:table-cell office:value-type="float" office:value="1061.7986" calcext:value-type="float">
            <text:p>1061.7986</text:p>
          </table:table-cell>
          <table:table-cell office:value-type="float" office:value="36.6656" calcext:value-type="float">
            <text:p>36.6656</text:p>
          </table:table-cell>
          <table:table-cell office:value-type="float" office:value="346.5326" calcext:value-type="float">
            <text:p>346.5326</text:p>
          </table:table-cell>
          <table:table-cell table:number-columns-repeated="2" office:value-type="float" office:value="159.1211" calcext:value-type="float">
            <text:p>159.1211</text:p>
          </table:table-cell>
          <table:table-cell office:value-type="date" office:date-value="2015-01-15T13:12:30.999999" calcext:value-type="date">
            <text:p>01/15/15 01:12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7465" calcext:value-type="float">
            <text:p>206.7465</text:p>
          </table:table-cell>
          <table:table-cell office:value-type="float" office:value="9.685" calcext:value-type="float">
            <text:p>9.685</text:p>
          </table:table-cell>
          <table:table-cell office:value-type="float" office:value="1061.9565" calcext:value-type="float">
            <text:p>1061.9565</text:p>
          </table:table-cell>
          <table:table-cell office:value-type="float" office:value="36.6599" calcext:value-type="float">
            <text:p>36.6599</text:p>
          </table:table-cell>
          <table:table-cell office:value-type="float" office:value="346.9813" calcext:value-type="float">
            <text:p>346.9813</text:p>
          </table:table-cell>
          <table:table-cell table:number-columns-repeated="2" office:value-type="float" office:value="159.1233" calcext:value-type="float">
            <text:p>159.1233</text:p>
          </table:table-cell>
          <table:table-cell office:value-type="date" office:date-value="2015-01-15T13:12:36.999999" calcext:value-type="date">
            <text:p>01/15/15 01:12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9575" calcext:value-type="float">
            <text:p>206.9575</text:p>
          </table:table-cell>
          <table:table-cell office:value-type="float" office:value="9.6953" calcext:value-type="float">
            <text:p>9.6953</text:p>
          </table:table-cell>
          <table:table-cell office:value-type="float" office:value="1061.8156" calcext:value-type="float">
            <text:p>1061.8156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46.9138" calcext:value-type="float">
            <text:p>346.9138</text:p>
          </table:table-cell>
          <table:table-cell table:number-columns-repeated="2" office:value-type="float" office:value="159.1192" calcext:value-type="float">
            <text:p>159.1192</text:p>
          </table:table-cell>
          <table:table-cell office:value-type="date" office:date-value="2015-01-15T13:12:44.999999" calcext:value-type="date">
            <text:p>01/15/15 01:12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table:number-columns-repeated="5"/>
          <table:table-cell table:number-columns-repeated="2" office:value-type="float" office:value="159.1131" calcext:value-type="float">
            <text:p>159.1131</text:p>
          </table:table-cell>
          <table:table-cell office:value-type="date" office:date-value="2015-01-15T13:12:54" calcext:value-type="date">
            <text:p>01/15/15 01:12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6.9" calcext:value-type="float">
            <text:p>206.9</text:p>
          </table:table-cell>
          <table:table-cell office:value-type="float" office:value="9.6578" calcext:value-type="float">
            <text:p>9.6578</text:p>
          </table:table-cell>
          <table:table-cell office:value-type="float" office:value="1061.7484" calcext:value-type="float">
            <text:p>1061.7484</text:p>
          </table:table-cell>
          <table:table-cell office:value-type="float" office:value="36.6681" calcext:value-type="float">
            <text:p>36.6681</text:p>
          </table:table-cell>
          <table:table-cell office:value-type="float" office:value="347.0099" calcext:value-type="float">
            <text:p>347.0099</text:p>
          </table:table-cell>
          <table:table-cell table:number-columns-repeated="2" office:value-type="float" office:value="159.1056" calcext:value-type="float">
            <text:p>159.1056</text:p>
          </table:table-cell>
          <table:table-cell office:value-type="date" office:date-value="2015-01-15T13:13:02" calcext:value-type="date">
            <text:p>01/15/15 01:13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0433" calcext:value-type="float">
            <text:p>207.0433</text:p>
          </table:table-cell>
          <table:table-cell office:value-type="float" office:value="9.6695" calcext:value-type="float">
            <text:p>9.6695</text:p>
          </table:table-cell>
          <table:table-cell office:value-type="float" office:value="1061.5101" calcext:value-type="float">
            <text:p>1061.5101</text:p>
          </table:table-cell>
          <table:table-cell office:value-type="float" office:value="36.6636" calcext:value-type="float">
            <text:p>36.6636</text:p>
          </table:table-cell>
          <table:table-cell office:value-type="float" office:value="346.7922" calcext:value-type="float">
            <text:p>346.7922</text:p>
          </table:table-cell>
          <table:table-cell table:number-columns-repeated="2" office:value-type="float" office:value="159.0969" calcext:value-type="float">
            <text:p>159.0969</text:p>
          </table:table-cell>
          <table:table-cell office:value-type="date" office:date-value="2015-01-15T13:13:08" calcext:value-type="date">
            <text:p>01/15/15 01:13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2709" calcext:value-type="float">
            <text:p>207.2709</text:p>
          </table:table-cell>
          <table:table-cell office:value-type="float" office:value="9.68" calcext:value-type="float">
            <text:p>9.68</text:p>
          </table:table-cell>
          <table:table-cell office:value-type="float" office:value="1061.6655" calcext:value-type="float">
            <text:p>1061.6655</text:p>
          </table:table-cell>
          <table:table-cell office:value-type="float" office:value="36.6632" calcext:value-type="float">
            <text:p>36.6632</text:p>
          </table:table-cell>
          <table:table-cell office:value-type="float" office:value="347.1017" calcext:value-type="float">
            <text:p>347.1017</text:p>
          </table:table-cell>
          <table:table-cell table:number-columns-repeated="2" office:value-type="float" office:value="159.1097" calcext:value-type="float">
            <text:p>159.1097</text:p>
          </table:table-cell>
          <table:table-cell office:value-type="date" office:date-value="2015-01-15T13:13:17" calcext:value-type="date">
            <text:p>01/15/15 01:13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1589" calcext:value-type="float">
            <text:p>207.1589</text:p>
          </table:table-cell>
          <table:table-cell office:value-type="float" office:value="9.6764" calcext:value-type="float">
            <text:p>9.6764</text:p>
          </table:table-cell>
          <table:table-cell office:value-type="float" office:value="1061.6444" calcext:value-type="float">
            <text:p>1061.6444</text:p>
          </table:table-cell>
          <table:table-cell office:value-type="float" office:value="36.6633" calcext:value-type="float">
            <text:p>36.6633</text:p>
          </table:table-cell>
          <table:table-cell office:value-type="float" office:value="347.2192" calcext:value-type="float">
            <text:p>347.2192</text:p>
          </table:table-cell>
          <table:table-cell table:number-columns-repeated="2" office:value-type="float" office:value="159.1061" calcext:value-type="float">
            <text:p>159.1061</text:p>
          </table:table-cell>
          <table:table-cell office:value-type="date" office:date-value="2015-01-15T13:13:22" calcext:value-type="date">
            <text:p>01/15/15 01:13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1356" calcext:value-type="float">
            <text:p>207.1356</text:p>
          </table:table-cell>
          <table:table-cell office:value-type="float" office:value="9.682" calcext:value-type="float">
            <text:p>9.682</text:p>
          </table:table-cell>
          <table:table-cell office:value-type="float" office:value="1061.5437" calcext:value-type="float">
            <text:p>1061.5437</text:p>
          </table:table-cell>
          <table:table-cell office:value-type="float" office:value="36.6584" calcext:value-type="float">
            <text:p>36.6584</text:p>
          </table:table-cell>
          <table:table-cell office:value-type="float" office:value="347.2046" calcext:value-type="float">
            <text:p>347.2046</text:p>
          </table:table-cell>
          <table:table-cell table:number-columns-repeated="2" office:value-type="float" office:value="159.0944" calcext:value-type="float">
            <text:p>159.0944</text:p>
          </table:table-cell>
          <table:table-cell office:value-type="date" office:date-value="2015-01-15T13:13:28" calcext:value-type="date">
            <text:p>01/15/15 01:13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1831" calcext:value-type="float">
            <text:p>207.1831</text:p>
          </table:table-cell>
          <table:table-cell office:value-type="float" office:value="9.6749" calcext:value-type="float">
            <text:p>9.6749</text:p>
          </table:table-cell>
          <table:table-cell office:value-type="float" office:value="1061.3881" calcext:value-type="float">
            <text:p>1061.3881</text:p>
          </table:table-cell>
          <table:table-cell office:value-type="float" office:value="36.67" calcext:value-type="float">
            <text:p>36.67</text:p>
          </table:table-cell>
          <table:table-cell office:value-type="float" office:value="347.4344" calcext:value-type="float">
            <text:p>347.4344</text:p>
          </table:table-cell>
          <table:table-cell table:number-columns-repeated="2" office:value-type="float" office:value="159.1312" calcext:value-type="float">
            <text:p>159.1312</text:p>
          </table:table-cell>
          <table:table-cell office:value-type="date" office:date-value="2015-01-15T13:13:37" calcext:value-type="date">
            <text:p>01/15/15 01:13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4375" calcext:value-type="float">
            <text:p>207.4375</text:p>
          </table:table-cell>
          <table:table-cell office:value-type="float" office:value="9.6548" calcext:value-type="float">
            <text:p>9.6548</text:p>
          </table:table-cell>
          <table:table-cell office:value-type="float" office:value="1060.9041" calcext:value-type="float">
            <text:p>1060.9041</text:p>
          </table:table-cell>
          <table:table-cell office:value-type="float" office:value="36.6606" calcext:value-type="float">
            <text:p>36.6606</text:p>
          </table:table-cell>
          <table:table-cell office:value-type="float" office:value="347.3404" calcext:value-type="float">
            <text:p>347.3404</text:p>
          </table:table-cell>
          <table:table-cell table:number-columns-repeated="2" office:value-type="float" office:value="159.1392" calcext:value-type="float">
            <text:p>159.1392</text:p>
          </table:table-cell>
          <table:table-cell office:value-type="date" office:date-value="2015-01-15T13:13:42" calcext:value-type="date">
            <text:p>01/15/15 01:13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6211" calcext:value-type="float">
            <text:p>207.6211</text:p>
          </table:table-cell>
          <table:table-cell office:value-type="float" office:value="9.6782" calcext:value-type="float">
            <text:p>9.6782</text:p>
          </table:table-cell>
          <table:table-cell office:value-type="float" office:value="1060.8172" calcext:value-type="float">
            <text:p>1060.8172</text:p>
          </table:table-cell>
          <table:table-cell office:value-type="float" office:value="36.6557" calcext:value-type="float">
            <text:p>36.6557</text:p>
          </table:table-cell>
          <table:table-cell office:value-type="float" office:value="346.8164" calcext:value-type="float">
            <text:p>346.8164</text:p>
          </table:table-cell>
          <table:table-cell table:number-columns-repeated="2" office:value-type="float" office:value="159.1275" calcext:value-type="float">
            <text:p>159.1275</text:p>
          </table:table-cell>
          <table:table-cell office:value-type="date" office:date-value="2015-01-15T13:13:48" calcext:value-type="date">
            <text:p>01/15/15 01:13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7261" calcext:value-type="float">
            <text:p>207.7261</text:p>
          </table:table-cell>
          <table:table-cell office:value-type="float" office:value="9.7067" calcext:value-type="float">
            <text:p>9.7067</text:p>
          </table:table-cell>
          <table:table-cell office:value-type="float" office:value="1060.6685" calcext:value-type="float">
            <text:p>1060.6685</text:p>
          </table:table-cell>
          <table:table-cell office:value-type="float" office:value="36.6594" calcext:value-type="float">
            <text:p>36.6594</text:p>
          </table:table-cell>
          <table:table-cell office:value-type="float" office:value="346.3633" calcext:value-type="float">
            <text:p>346.3633</text:p>
          </table:table-cell>
          <table:table-cell table:number-columns-repeated="2" office:value-type="float" office:value="159.1366" calcext:value-type="float">
            <text:p>159.1366</text:p>
          </table:table-cell>
          <table:table-cell office:value-type="date" office:date-value="2015-01-15T13:13:57" calcext:value-type="date">
            <text:p>01/15/15 01:13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7.7459" calcext:value-type="float">
            <text:p>207.7459</text:p>
          </table:table-cell>
          <table:table-cell office:value-type="float" office:value="9.7199" calcext:value-type="float">
            <text:p>9.7199</text:p>
          </table:table-cell>
          <table:table-cell office:value-type="float" office:value="1060.62" calcext:value-type="float">
            <text:p>1060.62</text:p>
          </table:table-cell>
          <table:table-cell office:value-type="float" office:value="36.6584" calcext:value-type="float">
            <text:p>36.6584</text:p>
          </table:table-cell>
          <table:table-cell office:value-type="float" office:value="347.3456" calcext:value-type="float">
            <text:p>347.3456</text:p>
          </table:table-cell>
          <table:table-cell table:number-columns-repeated="2" office:value-type="float" office:value="159.1231" calcext:value-type="float">
            <text:p>159.1231</text:p>
          </table:table-cell>
          <table:table-cell office:value-type="date" office:date-value="2015-01-15T13:14:06" calcext:value-type="date">
            <text:p>01/15/15 01:14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8.0839" calcext:value-type="float">
            <text:p>208.0839</text:p>
          </table:table-cell>
          <table:table-cell office:value-type="float" office:value="9.7186" calcext:value-type="float">
            <text:p>9.7186</text:p>
          </table:table-cell>
          <table:table-cell office:value-type="float" office:value="1060.2359" calcext:value-type="float">
            <text:p>1060.2359</text:p>
          </table:table-cell>
          <table:table-cell office:value-type="float" office:value="36.6684" calcext:value-type="float">
            <text:p>36.6684</text:p>
          </table:table-cell>
          <table:table-cell office:value-type="float" office:value="346.8679" calcext:value-type="float">
            <text:p>346.8679</text:p>
          </table:table-cell>
          <table:table-cell table:number-columns-repeated="2" office:value-type="float" office:value="159.0949" calcext:value-type="float">
            <text:p>159.0949</text:p>
          </table:table-cell>
          <table:table-cell office:value-type="date" office:date-value="2015-01-15T13:14:36" calcext:value-type="date">
            <text:p>01/15/15 01:14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8.3603" calcext:value-type="float">
            <text:p>208.3603</text:p>
          </table:table-cell>
          <table:table-cell office:value-type="float" office:value="9.7028" calcext:value-type="float">
            <text:p>9.7028</text:p>
          </table:table-cell>
          <table:table-cell office:value-type="float" office:value="1059.8597" calcext:value-type="float">
            <text:p>1059.8597</text:p>
          </table:table-cell>
          <table:table-cell office:value-type="float" office:value="36.6638" calcext:value-type="float">
            <text:p>36.6638</text:p>
          </table:table-cell>
          <table:table-cell office:value-type="float" office:value="346.2233" calcext:value-type="float">
            <text:p>346.2233</text:p>
          </table:table-cell>
          <table:table-cell table:number-columns-repeated="2" office:value-type="float" office:value="159.0871" calcext:value-type="float">
            <text:p>159.0871</text:p>
          </table:table-cell>
          <table:table-cell office:value-type="date" office:date-value="2015-01-15T13:15:09.999999" calcext:value-type="date">
            <text:p>01/15/15 01:15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08.2709" calcext:value-type="float">
            <text:p>208.2709</text:p>
          </table:table-cell>
          <table:table-cell office:value-type="float" office:value="9.7541" calcext:value-type="float">
            <text:p>9.7541</text:p>
          </table:table-cell>
          <table:table-cell office:value-type="float" office:value="1063.1567" calcext:value-type="float">
            <text:p>1063.1567</text:p>
          </table:table-cell>
          <table:table-cell office:value-type="float" office:value="36.6626" calcext:value-type="float">
            <text:p>36.6626</text:p>
          </table:table-cell>
          <table:table-cell office:value-type="float" office:value="346.3525" calcext:value-type="float">
            <text:p>346.3525</text:p>
          </table:table-cell>
          <table:table-cell table:number-columns-repeated="2" office:value-type="float" office:value="159.0722" calcext:value-type="float">
            <text:p>159.0722</text:p>
          </table:table-cell>
          <table:table-cell office:value-type="date" office:date-value="2015-01-15T13:15:41" calcext:value-type="date">
            <text:p>01/15/15 01:15 PM</text:p>
          </table:table-cell>
          <table:table-cell office:value-type="string" calcext:value-type="string">
            <text:p><text:s/>User comment = <text:s/>Pill and AB3 no longer covered – quickly losing dry ice on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Pill and AB3 no longer covered</text:p>
          </table:table-cell>
          <table:table-cell office:value-type="string" calcext:value-type="string">
            <text:p><text:s/>quickly losing dry ice on CC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37.2261" calcext:value-type="float">
            <text:p>237.2261</text:p>
          </table:table-cell>
          <table:table-cell office:value-type="float" office:value="9.7219" calcext:value-type="float">
            <text:p>9.7219</text:p>
          </table:table-cell>
          <table:table-cell office:value-type="float" office:value="1011.6568" calcext:value-type="float">
            <text:p>1011.6568</text:p>
          </table:table-cell>
          <table:table-cell office:value-type="float" office:value="36.6672" calcext:value-type="float">
            <text:p>36.6672</text:p>
          </table:table-cell>
          <table:table-cell office:value-type="float" office:value="346.8431" calcext:value-type="float">
            <text:p>346.8431</text:p>
          </table:table-cell>
          <table:table-cell table:number-columns-repeated="2" office:value-type="float" office:value="159.1054" calcext:value-type="float">
            <text:p>159.1054</text:p>
          </table:table-cell>
          <table:table-cell office:value-type="date" office:date-value="2015-01-15T13:16:11" calcext:value-type="date">
            <text:p>01/15/15 01:16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7.9204" calcext:value-type="float">
            <text:p>267.9204</text:p>
          </table:table-cell>
          <table:table-cell office:value-type="float" office:value="9.7129" calcext:value-type="float">
            <text:p>9.7129</text:p>
          </table:table-cell>
          <table:table-cell office:value-type="float" office:value="999.8197" calcext:value-type="float">
            <text:p>999.8197</text:p>
          </table:table-cell>
          <table:table-cell office:value-type="float" office:value="36.6711" calcext:value-type="float">
            <text:p>36.6711</text:p>
          </table:table-cell>
          <table:table-cell office:value-type="float" office:value="346.5381" calcext:value-type="float">
            <text:p>346.5381</text:p>
          </table:table-cell>
          <table:table-cell table:number-columns-repeated="2" office:value-type="float" office:value="159.1285" calcext:value-type="float">
            <text:p>159.1285</text:p>
          </table:table-cell>
          <table:table-cell office:value-type="date" office:date-value="2015-01-15T13:16:42" calcext:value-type="date">
            <text:p>01/15/15 01:16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7.8787" calcext:value-type="float">
            <text:p>277.8787</text:p>
          </table:table-cell>
          <table:table-cell office:value-type="float" office:value="9.7401" calcext:value-type="float">
            <text:p>9.7401</text:p>
          </table:table-cell>
          <table:table-cell office:value-type="float" office:value="1003.6605" calcext:value-type="float">
            <text:p>1003.6605</text:p>
          </table:table-cell>
          <table:table-cell office:value-type="float" office:value="36.6634" calcext:value-type="float">
            <text:p>36.6634</text:p>
          </table:table-cell>
          <table:table-cell office:value-type="float" office:value="346.8064" calcext:value-type="float">
            <text:p>346.8064</text:p>
          </table:table-cell>
          <table:table-cell table:number-columns-repeated="2" office:value-type="float" office:value="159.0281" calcext:value-type="float">
            <text:p>159.0281</text:p>
          </table:table-cell>
          <table:table-cell office:value-type="date" office:date-value="2015-01-15T13:17:13" calcext:value-type="date">
            <text:p>01/15/15 01:17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7.2008" calcext:value-type="float">
            <text:p>267.2008</text:p>
          </table:table-cell>
          <table:table-cell office:value-type="float" office:value="9.6174" calcext:value-type="float">
            <text:p>9.6174</text:p>
          </table:table-cell>
          <table:table-cell office:value-type="float" office:value="1007.7663" calcext:value-type="float">
            <text:p>1007.7663</text:p>
          </table:table-cell>
          <table:table-cell office:value-type="float" office:value="36.6721" calcext:value-type="float">
            <text:p>36.6721</text:p>
          </table:table-cell>
          <table:table-cell office:value-type="float" office:value="347.6099" calcext:value-type="float">
            <text:p>347.6099</text:p>
          </table:table-cell>
          <table:table-cell table:number-columns-repeated="2" office:value-type="float" office:value="159.0434" calcext:value-type="float">
            <text:p>159.0434</text:p>
          </table:table-cell>
          <table:table-cell office:value-type="date" office:date-value="2015-01-15T13:17:44" calcext:value-type="date">
            <text:p>01/15/15 01:17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4.0352" calcext:value-type="float">
            <text:p>264.0352</text:p>
          </table:table-cell>
          <table:table-cell office:value-type="float" office:value="9.655" calcext:value-type="float">
            <text:p>9.655</text:p>
          </table:table-cell>
          <table:table-cell office:value-type="float" office:value="1008.9987" calcext:value-type="float">
            <text:p>1008.9987</text:p>
          </table:table-cell>
          <table:table-cell office:value-type="float" office:value="36.672" calcext:value-type="float">
            <text:p>36.672</text:p>
          </table:table-cell>
          <table:table-cell office:value-type="float" office:value="347.4086" calcext:value-type="float">
            <text:p>347.4086</text:p>
          </table:table-cell>
          <table:table-cell table:number-columns-repeated="2" office:value-type="float" office:value="159.0466" calcext:value-type="float">
            <text:p>159.0466</text:p>
          </table:table-cell>
          <table:table-cell office:value-type="date" office:date-value="2015-01-15T13:18:17.999999" calcext:value-type="date">
            <text:p>01/15/15 01:18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3.6863" calcext:value-type="float">
            <text:p>263.6863</text:p>
          </table:table-cell>
          <table:table-cell office:value-type="float" office:value="9.6801" calcext:value-type="float">
            <text:p>9.6801</text:p>
          </table:table-cell>
          <table:table-cell office:value-type="float" office:value="1008.7098" calcext:value-type="float">
            <text:p>1008.7098</text:p>
          </table:table-cell>
          <table:table-cell office:value-type="float" office:value="36.6717" calcext:value-type="float">
            <text:p>36.6717</text:p>
          </table:table-cell>
          <table:table-cell office:value-type="float" office:value="347.8611" calcext:value-type="float">
            <text:p>347.8611</text:p>
          </table:table-cell>
          <table:table-cell table:number-columns-repeated="2" office:value-type="float" office:value="159.0694" calcext:value-type="float">
            <text:p>159.0694</text:p>
          </table:table-cell>
          <table:table-cell office:value-type="date" office:date-value="2015-01-15T13:18:47.999999" calcext:value-type="date">
            <text:p>01/15/15 01:18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4.6331" calcext:value-type="float">
            <text:p>264.6331</text:p>
          </table:table-cell>
          <table:table-cell office:value-type="float" office:value="9.6353" calcext:value-type="float">
            <text:p>9.6353</text:p>
          </table:table-cell>
          <table:table-cell office:value-type="float" office:value="1007.9589" calcext:value-type="float">
            <text:p>1007.9589</text:p>
          </table:table-cell>
          <table:table-cell office:value-type="float" office:value="36.6659" calcext:value-type="float">
            <text:p>36.6659</text:p>
          </table:table-cell>
          <table:table-cell office:value-type="float" office:value="347.583" calcext:value-type="float">
            <text:p>347.583</text:p>
          </table:table-cell>
          <table:table-cell table:number-columns-repeated="2" office:value-type="float" office:value="159.0406" calcext:value-type="float">
            <text:p>159.0406</text:p>
          </table:table-cell>
          <table:table-cell office:value-type="date" office:date-value="2015-01-15T13:19:19" calcext:value-type="date">
            <text:p>01/15/15 01:19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5.1453" calcext:value-type="float">
            <text:p>265.1453</text:p>
          </table:table-cell>
          <table:table-cell office:value-type="float" office:value="9.6517" calcext:value-type="float">
            <text:p>9.6517</text:p>
          </table:table-cell>
          <table:table-cell office:value-type="float" office:value="1007.4308" calcext:value-type="float">
            <text:p>1007.4308</text:p>
          </table:table-cell>
          <table:table-cell office:value-type="float" office:value="36.6723" calcext:value-type="float">
            <text:p>36.6723</text:p>
          </table:table-cell>
          <table:table-cell office:value-type="float" office:value="347.4212" calcext:value-type="float">
            <text:p>347.4212</text:p>
          </table:table-cell>
          <table:table-cell table:number-columns-repeated="2" office:value-type="float" office:value="159.0539" calcext:value-type="float">
            <text:p>159.0539</text:p>
          </table:table-cell>
          <table:table-cell office:value-type="date" office:date-value="2015-01-15T13:19:49.999999" calcext:value-type="date">
            <text:p>01/15/15 01:19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6.0056" calcext:value-type="float">
            <text:p>266.0056</text:p>
          </table:table-cell>
          <table:table-cell office:value-type="float" office:value="9.6261" calcext:value-type="float">
            <text:p>9.6261</text:p>
          </table:table-cell>
          <table:table-cell office:value-type="float" office:value="1006.7089" calcext:value-type="float">
            <text:p>1006.7089</text:p>
          </table:table-cell>
          <table:table-cell office:value-type="float" office:value="36.6832" calcext:value-type="float">
            <text:p>36.6832</text:p>
          </table:table-cell>
          <table:table-cell office:value-type="float" office:value="348.1326" calcext:value-type="float">
            <text:p>348.1326</text:p>
          </table:table-cell>
          <table:table-cell table:number-columns-repeated="2" office:value-type="float" office:value="159.0296" calcext:value-type="float">
            <text:p>159.0296</text:p>
          </table:table-cell>
          <table:table-cell office:value-type="date" office:date-value="2015-01-15T13:20:21" calcext:value-type="date">
            <text:p>01/15/15 01:20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6.6569" calcext:value-type="float">
            <text:p>266.6569</text:p>
          </table:table-cell>
          <table:table-cell office:value-type="float" office:value="9.62" calcext:value-type="float">
            <text:p>9.62</text:p>
          </table:table-cell>
          <table:table-cell office:value-type="float" office:value="1006.0615" calcext:value-type="float">
            <text:p>1006.0615</text:p>
          </table:table-cell>
          <table:table-cell office:value-type="float" office:value="36.6749" calcext:value-type="float">
            <text:p>36.6749</text:p>
          </table:table-cell>
          <table:table-cell office:value-type="float" office:value="347.6785" calcext:value-type="float">
            <text:p>347.6785</text:p>
          </table:table-cell>
          <table:table-cell table:number-columns-repeated="2" office:value-type="float" office:value="159.0548" calcext:value-type="float">
            <text:p>159.0548</text:p>
          </table:table-cell>
          <table:table-cell office:value-type="date" office:date-value="2015-01-15T13:20:54" calcext:value-type="date">
            <text:p>01/15/15 01:20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Warning 1073676293 occurred at VISA Read in Helium Fridge Cool-Down.vi:Instance: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7.4228" calcext:value-type="float">
            <text:p>267.4228</text:p>
          </table:table-cell>
          <table:table-cell office:value-type="float" office:value="9.5739" calcext:value-type="float">
            <text:p>9.5739</text:p>
          </table:table-cell>
          <table:table-cell office:value-type="float" office:value="1005.4585" calcext:value-type="float">
            <text:p>1005.4585</text:p>
          </table:table-cell>
          <table:table-cell office:value-type="float" office:value="36.6764" calcext:value-type="float">
            <text:p>36.6764</text:p>
          </table:table-cell>
          <table:table-cell office:value-type="float" office:value="348.8561" calcext:value-type="float">
            <text:p>348.8561</text:p>
          </table:table-cell>
          <table:table-cell table:number-columns-repeated="2" office:value-type="float" office:value="159.014" calcext:value-type="float">
            <text:p>159.014</text:p>
          </table:table-cell>
          <table:table-cell office:value-type="date" office:date-value="2015-01-15T13:21:28" calcext:value-type="date">
            <text:p>01/15/15 01:21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8.2295" calcext:value-type="float">
            <text:p>268.2295</text:p>
          </table:table-cell>
          <table:table-cell office:value-type="float" office:value="9.5734" calcext:value-type="float">
            <text:p>9.5734</text:p>
          </table:table-cell>
          <table:table-cell office:value-type="float" office:value="1005.3326" calcext:value-type="float">
            <text:p>1005.3326</text:p>
          </table:table-cell>
          <table:table-cell office:value-type="float" office:value="36.6695" calcext:value-type="float">
            <text:p>36.6695</text:p>
          </table:table-cell>
          <table:table-cell office:value-type="float" office:value="348.7633" calcext:value-type="float">
            <text:p>348.7633</text:p>
          </table:table-cell>
          <table:table-cell table:number-columns-repeated="2" office:value-type="float" office:value="159.0042" calcext:value-type="float">
            <text:p>159.0042</text:p>
          </table:table-cell>
          <table:table-cell office:value-type="date" office:date-value="2015-01-15T13:22:05" calcext:value-type="date">
            <text:p>01/15/15 01:22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8.7754" calcext:value-type="float">
            <text:p>268.7754</text:p>
          </table:table-cell>
          <table:table-cell office:value-type="float" office:value="9.5495" calcext:value-type="float">
            <text:p>9.5495</text:p>
          </table:table-cell>
          <table:table-cell office:value-type="float" office:value="1004.9543" calcext:value-type="float">
            <text:p>1004.9543</text:p>
          </table:table-cell>
          <table:table-cell office:value-type="float" office:value="36.6863" calcext:value-type="float">
            <text:p>36.6863</text:p>
          </table:table-cell>
          <table:table-cell office:value-type="float" office:value="348.4238" calcext:value-type="float">
            <text:p>348.4238</text:p>
          </table:table-cell>
          <table:table-cell table:number-columns-repeated="2" office:value-type="float" office:value="159.0819" calcext:value-type="float">
            <text:p>159.0819</text:p>
          </table:table-cell>
          <table:table-cell office:value-type="date" office:date-value="2015-01-15T13:22:35" calcext:value-type="date">
            <text:p>01/15/15 01:22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9.0585" calcext:value-type="float">
            <text:p>269.0585</text:p>
          </table:table-cell>
          <table:table-cell table:number-columns-repeated="4"/>
          <table:table-cell table:number-columns-repeated="2" office:value-type="float" office:value="159.0714" calcext:value-type="float">
            <text:p>159.0714</text:p>
          </table:table-cell>
          <table:table-cell office:value-type="date" office:date-value="2015-01-15T13:23:06" calcext:value-type="date">
            <text:p>01/15/15 01:23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69.5349" calcext:value-type="float">
            <text:p>269.5349</text:p>
          </table:table-cell>
          <table:table-cell office:value-type="float" office:value="9.56" calcext:value-type="float">
            <text:p>9.56</text:p>
          </table:table-cell>
          <table:table-cell office:value-type="float" office:value="1004.1429" calcext:value-type="float">
            <text:p>1004.1429</text:p>
          </table:table-cell>
          <table:table-cell office:value-type="float" office:value="36.6795" calcext:value-type="float">
            <text:p>36.6795</text:p>
          </table:table-cell>
          <table:table-cell/>
          <table:table-cell table:number-columns-repeated="2" office:value-type="float" office:value="159.0815" calcext:value-type="float">
            <text:p>159.0815</text:p>
          </table:table-cell>
          <table:table-cell office:value-type="date" office:date-value="2015-01-15T13:23:39" calcext:value-type="date">
            <text:p>01/15/15 01:23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0.2298" calcext:value-type="float">
            <text:p>270.2298</text:p>
          </table:table-cell>
          <table:table-cell office:value-type="float" office:value="9.6108" calcext:value-type="float">
            <text:p>9.6108</text:p>
          </table:table-cell>
          <table:table-cell office:value-type="float" office:value="1003.5793" calcext:value-type="float">
            <text:p>1003.5793</text:p>
          </table:table-cell>
          <table:table-cell office:value-type="float" office:value="36.682" calcext:value-type="float">
            <text:p>36.682</text:p>
          </table:table-cell>
          <table:table-cell office:value-type="float" office:value="347.7215" calcext:value-type="float">
            <text:p>347.7215</text:p>
          </table:table-cell>
          <table:table-cell table:number-columns-repeated="2" office:value-type="float" office:value="159.099" calcext:value-type="float">
            <text:p>159.099</text:p>
          </table:table-cell>
          <table:table-cell office:value-type="date" office:date-value="2015-01-15T13:24:13" calcext:value-type="date">
            <text:p>01/15/15 01:24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0.8622" calcext:value-type="float">
            <text:p>270.8622</text:p>
          </table:table-cell>
          <table:table-cell office:value-type="float" office:value="9.614" calcext:value-type="float">
            <text:p>9.614</text:p>
          </table:table-cell>
          <table:table-cell/>
          <table:table-cell office:value-type="float" office:value="36.6818" calcext:value-type="float">
            <text:p>36.6818</text:p>
          </table:table-cell>
          <table:table-cell/>
          <table:table-cell table:number-columns-repeated="2" office:value-type="float" office:value="159.0859" calcext:value-type="float">
            <text:p>159.0859</text:p>
          </table:table-cell>
          <table:table-cell office:value-type="date" office:date-value="2015-01-15T13:24:44" calcext:value-type="date">
            <text:p>01/15/15 01:24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1.1309" calcext:value-type="float">
            <text:p>271.1309</text:p>
          </table:table-cell>
          <table:table-cell office:value-type="float" office:value="9.5973" calcext:value-type="float">
            <text:p>9.5973</text:p>
          </table:table-cell>
          <table:table-cell office:value-type="float" office:value="1002.8827" calcext:value-type="float">
            <text:p>1002.8827</text:p>
          </table:table-cell>
          <table:table-cell office:value-type="float" office:value="36.6795" calcext:value-type="float">
            <text:p>36.6795</text:p>
          </table:table-cell>
          <table:table-cell office:value-type="float" office:value="348.8807" calcext:value-type="float">
            <text:p>348.8807</text:p>
          </table:table-cell>
          <table:table-cell table:number-columns-repeated="2" office:value-type="float" office:value="159.0729" calcext:value-type="float">
            <text:p>159.0729</text:p>
          </table:table-cell>
          <table:table-cell office:value-type="date" office:date-value="2015-01-15T13:25:22.999999" calcext:value-type="date">
            <text:p>01/15/15 01:25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1.4514" calcext:value-type="float">
            <text:p>271.4514</text:p>
          </table:table-cell>
          <table:table-cell office:value-type="float" office:value="9.556" calcext:value-type="float">
            <text:p>9.556</text:p>
          </table:table-cell>
          <table:table-cell office:value-type="float" office:value="1002.8386" calcext:value-type="float">
            <text:p>1002.8386</text:p>
          </table:table-cell>
          <table:table-cell office:value-type="float" office:value="36.681" calcext:value-type="float">
            <text:p>36.681</text:p>
          </table:table-cell>
          <table:table-cell/>
          <table:table-cell table:number-columns-repeated="2" office:value-type="float" office:value="159.0638" calcext:value-type="float">
            <text:p>159.0638</text:p>
          </table:table-cell>
          <table:table-cell office:value-type="date" office:date-value="2015-01-15T13:25:54" calcext:value-type="date">
            <text:p>01/15/15 01:25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1.8929" calcext:value-type="float">
            <text:p>271.8929</text:p>
          </table:table-cell>
          <table:table-cell office:value-type="float" office:value="9.5705" calcext:value-type="float">
            <text:p>9.5705</text:p>
          </table:table-cell>
          <table:table-cell office:value-type="float" office:value="1002.5322" calcext:value-type="float">
            <text:p>1002.5322</text:p>
          </table:table-cell>
          <table:table-cell office:value-type="float" office:value="36.6862" calcext:value-type="float">
            <text:p>36.6862</text:p>
          </table:table-cell>
          <table:table-cell office:value-type="float" office:value="348.1387" calcext:value-type="float">
            <text:p>348.1387</text:p>
          </table:table-cell>
          <table:table-cell table:number-columns-repeated="2" office:value-type="float" office:value="159.0883" calcext:value-type="float">
            <text:p>159.0883</text:p>
          </table:table-cell>
          <table:table-cell office:value-type="date" office:date-value="2015-01-15T13:26:28" calcext:value-type="date">
            <text:p>01/15/15 01:26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No Err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2.3031" calcext:value-type="float">
            <text:p>272.3031</text:p>
          </table:table-cell>
          <table:table-cell office:value-type="float" office:value="9.5643" calcext:value-type="float">
            <text:p>9.5643</text:p>
          </table:table-cell>
          <table:table-cell office:value-type="float" office:value="1002.2541" calcext:value-type="float">
            <text:p>1002.2541</text:p>
          </table:table-cell>
          <table:table-cell office:value-type="float" office:value="36.6807" calcext:value-type="float">
            <text:p>36.6807</text:p>
          </table:table-cell>
          <table:table-cell office:value-type="float" office:value="348.7821" calcext:value-type="float">
            <text:p>348.7821</text:p>
          </table:table-cell>
          <table:table-cell table:number-columns-repeated="2" office:value-type="float" office:value="159.0976" calcext:value-type="float">
            <text:p>159.0976</text:p>
          </table:table-cell>
          <table:table-cell office:value-type="date" office:date-value="2015-01-15T13:26:59" calcext:value-type="date">
            <text:p>01/15/15 01:26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Warning 1073676293 occurred at VISA Read in Helium Fridge Cool-Down.vi:Instance:14-&gt;Helium Fridge Cool-Down.vi\0D\0A\0D\0APossible reason(s):\0A\0D\0AVISA: <text:s/>(Hex 0x3FFF0005) The specified termination character was rea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3.1391" calcext:value-type="float">
            <text:p>273.1391</text:p>
          </table:table-cell>
          <table:table-cell office:value-type="float" office:value="9.6013" calcext:value-type="float">
            <text:p>9.6013</text:p>
          </table:table-cell>
          <table:table-cell/>
          <table:table-cell office:value-type="float" office:value="36.6859" calcext:value-type="float">
            <text:p>36.6859</text:p>
          </table:table-cell>
          <table:table-cell/>
          <table:table-cell table:number-columns-repeated="2" office:value-type="float" office:value="159.1065" calcext:value-type="float">
            <text:p>159.1065</text:p>
          </table:table-cell>
          <table:table-cell office:value-type="date" office:date-value="2015-01-15T13:28:33.999999" calcext:value-type="date">
            <text:p>01/15/15 01:28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4.0437" calcext:value-type="float">
            <text:p>274.0437</text:p>
          </table:table-cell>
          <table:table-cell office:value-type="float" office:value="9.4984" calcext:value-type="float">
            <text:p>9.4984</text:p>
          </table:table-cell>
          <table:table-cell office:value-type="float" office:value="1000.8566" calcext:value-type="float">
            <text:p>1000.8566</text:p>
          </table:table-cell>
          <table:table-cell office:value-type="float" office:value="36.6844" calcext:value-type="float">
            <text:p>36.6844</text:p>
          </table:table-cell>
          <table:table-cell/>
          <table:table-cell table:number-columns-repeated="2" office:value-type="float" office:value="159.0799" calcext:value-type="float">
            <text:p>159.0799</text:p>
          </table:table-cell>
          <table:table-cell office:value-type="date" office:date-value="2015-01-15T13:30:09" calcext:value-type="date">
            <text:p>01/15/15 01:30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5.7968" calcext:value-type="float">
            <text:p>275.7968</text:p>
          </table:table-cell>
          <table:table-cell table:number-columns-repeated="4"/>
          <table:table-cell table:number-columns-repeated="2" office:value-type="float" office:value="159.0656" calcext:value-type="float">
            <text:p>159.0656</text:p>
          </table:table-cell>
          <table:table-cell office:value-type="date" office:date-value="2015-01-15T13:34:17.999999" calcext:value-type="date">
            <text:p>01/15/15 01:34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Error -1073807339 occurred at VISA Read in Helium Fridge Cool-Down.vi:Instance: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1503" calcext:value-type="float">
            <text:p>330.1503</text:p>
          </table:table-cell>
          <table:table-cell office:value-type="float" office:value="276.0469" calcext:value-type="float">
            <text:p>276.0469</text:p>
          </table:table-cell>
          <table:table-cell office:value-type="float" office:value="9.4447" calcext:value-type="float">
            <text:p>9.4447</text:p>
          </table:table-cell>
          <table:table-cell table:number-columns-repeated="3"/>
          <table:table-cell table:number-columns-repeated="2" office:value-type="float" office:value="159.0463" calcext:value-type="float">
            <text:p>159.0463</text:p>
          </table:table-cell>
          <table:table-cell office:value-type="date" office:date-value="2015-01-15T13:34:51" calcext:value-type="date">
            <text:p>01/15/15 01:34 PM</text:p>
          </table:table-cell>
          <table:table-cell office:value-type="string" calcext:value-type="string">
            <text:p><text:s/>User comment = <text:s/>Removed dry ice from CCS</text:p>
          </table:table-cell>
          <table:table-cell office:value-type="string" calcext:value-type="string">
            <text:p><text:s/>Error -1073807339 occurred at VISA Read in Helium Fridge Cool-Down.vi:Instance:14-&gt;Helium Fridge Cool-Down.vi\0D\0A\0D\0APossible reason(s):\0A\0D\0AVISA: <text:s/>(Hex 0xBFFF0015) Timeout expired before operation completed.</text:p>
          </table:table-cell>
          <table:table-cell office:value-type="string" calcext:value-type="string">
            <text:p><text:s/>VISA Read in Helium Fridge Cool-Down.vi:Instance:14-&gt;Helium Fridge Cool-Down.vi</text:p>
          </table:table-cell>
          <table:table-cell office:value-type="string" calcext:value-type="string">
            <text:p><text:s/>User comment = <text:s/>Removed dry ice from CCS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temp_record - Dry Ice Calibration'.A25:'temp_record - Dry Ice Calibration'.AMJ63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13:49:13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5T13:59:55.416000000</dc:date>
    <meta:editing-duration>PT19M18S</meta:editing-duration>
    <meta:editing-cycles>4</meta:editing-cycles>
    <meta:generator>LibreOffice/4.3.3.2$Windows_x86 LibreOffice_project/9bb7eadab57b6755b1265afa86e04bf45fbfc644</meta:generator>
    <meta:document-statistic meta:table-count="1" meta:cell-count="73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8cm" svg:y="3.454cm" style:legend-expansion="high" chart:style-name="ch2"/>
        <chart:plot-area chart:style-name="ch3" table:cell-range-address="'temp_record - Dry Ice Calibration'.J25:'temp_record - Dry Ice Calibration'.J617 'temp_record - Dry Ice Calibration'.E24:'temp_record - Dry Ice Calibration'.H617" chart:data-source-has-labels="row" svg:x="0.32cm" svg:y="0.18cm" svg:width="12.958cm" svg:height="8.64cm">
          <chartooo:coordinate-region svg:x="1.775cm" svg:y="0.38cm" svg:width="10.04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mp_record - Dry Ice Calibration'.E25:'temp_record - Dry Ice Calibration'.E617" chart:label-cell-address="'temp_record - Dry Ice Calibration'.E24:'temp_record - Dry Ice Calibration'.E24" chart:class="chart:scatter">
            <chart:domain table:cell-range-address="'temp_record - Dry Ice Calibration'.J25:'temp_record - Dry Ice Calibration'.J617"/>
            <chart:data-point chart:repeated="593"/>
          </chart:series>
          <chart:series chart:style-name="ch8" chart:values-cell-range-address="'temp_record - Dry Ice Calibration'.F25:'temp_record - Dry Ice Calibration'.F617" chart:label-cell-address="'temp_record - Dry Ice Calibration'.F24:'temp_record - Dry Ice Calibration'.F24" chart:class="chart:scatter">
            <chart:data-point chart:repeated="593"/>
          </chart:series>
          <chart:series chart:style-name="ch9" chart:values-cell-range-address="'temp_record - Dry Ice Calibration'.G25:'temp_record - Dry Ice Calibration'.G617" chart:label-cell-address="'temp_record - Dry Ice Calibration'.G24:'temp_record - Dry Ice Calibration'.G24" chart:class="chart:scatter">
            <chart:data-point chart:repeated="593"/>
          </chart:series>
          <chart:series chart:style-name="ch10" chart:values-cell-range-address="'temp_record - Dry Ice Calibration'.H25:'temp_record - Dry Ice Calibration'.H617" chart:label-cell-address="'temp_record - Dry Ice Calibration'.H24:'temp_record - Dry Ice Calibration'.H24" chart:class="chart:scatter">
            <chart:data-point chart:repeated="5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CS.R</text:p>
                <draw:g>
                  <svg:desc>'temp_record - Dry Ice Calibration'.E24:'temp_record - Dry Ice Calibration'.E24</svg:desc>
                </draw:g>
              </table:table-cell>
              <table:table-cell office:value-type="string">
                <text:p>Pill.R</text:p>
                <draw:g>
                  <svg:desc>'temp_record - Dry Ice Calibration'.F24:'temp_record - Dry Ice Calibration'.F24</svg:desc>
                </draw:g>
              </table:table-cell>
              <table:table-cell office:value-type="string">
                <text:p>AB1.R</text:p>
                <draw:g>
                  <svg:desc>'temp_record - Dry Ice Calibration'.G24:'temp_record - Dry Ice Calibration'.G24</svg:desc>
                </draw:g>
              </table:table-cell>
              <table:table-cell office:value-type="string">
                <text:p>AB3.R</text:p>
                <draw:g>
                  <svg:desc>'temp_record - Dry Ice Calibration'.H24:'temp_record - Dry Ice Calibration'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19.4594907408">
                <text:p>42019.4594907408</text:p>
                <draw:g>
                  <svg:desc>'temp_record - Dry Ice Calibration'.J25:'temp_record - Dry Ice Calibration'.J617</svg:desc>
                </draw:g>
              </table:table-cell>
              <table:table-cell office:value-type="float" office:value="986.3129">
                <text:p>986.3129</text:p>
                <draw:g>
                  <svg:desc>'temp_record - Dry Ice Calibration'.E25:'temp_record - Dry Ice Calibration'.E617</svg:desc>
                </draw:g>
              </table:table-cell>
              <table:table-cell office:value-type="float" office:value="36.7649">
                <text:p>36.7649</text:p>
                <draw:g>
                  <svg:desc>'temp_record - Dry Ice Calibration'.F25:'temp_record - Dry Ice Calibration'.F617</svg:desc>
                </draw:g>
              </table:table-cell>
              <table:table-cell office:value-type="float" office:value="166.6128">
                <text:p>166.6128</text:p>
                <draw:g>
                  <svg:desc>'temp_record - Dry Ice Calibration'.G25:'temp_record - Dry Ice Calibration'.G617</svg:desc>
                </draw:g>
              </table:table-cell>
              <table:table-cell office:value-type="float" office:value="159.3243">
                <text:p>159.3243</text:p>
                <draw:g>
                  <svg:desc>'temp_record - Dry Ice Calibration'.H25:'temp_record - Dry Ice Calibration'.H6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019.4595486111">
                <text:p>42019.4595486111</text:p>
              </table:table-cell>
              <table:table-cell office:value-type="float" office:value="NaN">
                <text:p>NaN</text:p>
              </table:table-cell>
              <table:table-cell office:value-type="float" office:value="36.7669">
                <text:p>36.7669</text:p>
              </table:table-cell>
              <table:table-cell office:value-type="float" office:value="NaN">
                <text:p>NaN</text:p>
              </table:table-cell>
              <table:table-cell office:value-type="float" office:value="159.3498">
                <text:p>159.3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19.4596527778">
                <text:p>42019.4596527778</text:p>
              </table:table-cell>
              <table:table-cell office:value-type="float" office:value="986.1457">
                <text:p>986.1457</text:p>
              </table:table-cell>
              <table:table-cell office:value-type="float" office:value="36.764">
                <text:p>36.764</text:p>
              </table:table-cell>
              <table:table-cell office:value-type="float" office:value="166.595">
                <text:p>166.595</text:p>
              </table:table-cell>
              <table:table-cell office:value-type="float" office:value="159.3707">
                <text:p>159.3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19.4597106482">
                <text:p>42019.4597106482</text:p>
              </table:table-cell>
              <table:table-cell office:value-type="float" office:value="986.2659">
                <text:p>986.2659</text:p>
              </table:table-cell>
              <table:table-cell office:value-type="float" office:value="36.7604">
                <text:p>36.7604</text:p>
              </table:table-cell>
              <table:table-cell office:value-type="float" office:value="166.5855">
                <text:p>166.5855</text:p>
              </table:table-cell>
              <table:table-cell office:value-type="float" office:value="159.3589">
                <text:p>159.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19.4598148148">
                <text:p>42019.4598148148</text:p>
              </table:table-cell>
              <table:table-cell office:value-type="float" office:value="986.39">
                <text:p>986.39</text:p>
              </table:table-cell>
              <table:table-cell office:value-type="float" office:value="36.764">
                <text:p>36.764</text:p>
              </table:table-cell>
              <table:table-cell office:value-type="float" office:value="166.6097">
                <text:p>166.6097</text:p>
              </table:table-cell>
              <table:table-cell office:value-type="float" office:value="159.372">
                <text:p>159.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19.4599189815">
                <text:p>42019.4599189815</text:p>
              </table:table-cell>
              <table:table-cell office:value-type="float" office:value="986.0017">
                <text:p>986.0017</text:p>
              </table:table-cell>
              <table:table-cell office:value-type="float" office:value="36.7634">
                <text:p>36.7634</text:p>
              </table:table-cell>
              <table:table-cell office:value-type="float" office:value="166.653">
                <text:p>166.653</text:p>
              </table:table-cell>
              <table:table-cell office:value-type="float" office:value="159.376">
                <text:p>159.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19.4599884259">
                <text:p>42019.4599884259</text:p>
              </table:table-cell>
              <table:table-cell office:value-type="float" office:value="986.0489">
                <text:p>986.0489</text:p>
              </table:table-cell>
              <table:table-cell office:value-type="float" office:value="36.7599">
                <text:p>36.7599</text:p>
              </table:table-cell>
              <table:table-cell office:value-type="float" office:value="166.5902">
                <text:p>166.5902</text:p>
              </table:table-cell>
              <table:table-cell office:value-type="float" office:value="159.3698">
                <text:p>159.3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19.4600462963">
                <text:p>42019.4600462963</text:p>
              </table:table-cell>
              <table:table-cell office:value-type="float" office:value="986.0317">
                <text:p>986.0317</text:p>
              </table:table-cell>
              <table:table-cell office:value-type="float" office:value="36.7606">
                <text:p>36.7606</text:p>
              </table:table-cell>
              <table:table-cell office:value-type="float" office:value="166.6015">
                <text:p>166.6015</text:p>
              </table:table-cell>
              <table:table-cell office:value-type="float" office:value="159.3298">
                <text:p>159.3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19.460150463">
                <text:p>42019.460150463</text:p>
              </table:table-cell>
              <table:table-cell office:value-type="float" office:value="986.2638">
                <text:p>986.2638</text:p>
              </table:table-cell>
              <table:table-cell office:value-type="float" office:value="36.7692">
                <text:p>36.7692</text:p>
              </table:table-cell>
              <table:table-cell office:value-type="float" office:value="166.5941">
                <text:p>166.5941</text:p>
              </table:table-cell>
              <table:table-cell office:value-type="float" office:value="159.3431">
                <text:p>159.3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19.4602546296">
                <text:p>42019.4602546296</text:p>
              </table:table-cell>
              <table:table-cell office:value-type="float" office:value="986.0767">
                <text:p>986.0767</text:p>
              </table:table-cell>
              <table:table-cell office:value-type="float" office:value="36.759">
                <text:p>36.759</text:p>
              </table:table-cell>
              <table:table-cell office:value-type="float" office:value="166.5448">
                <text:p>166.5448</text:p>
              </table:table-cell>
              <table:table-cell office:value-type="float" office:value="159.3497">
                <text:p>159.3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19.4603125">
                <text:p>42019.4603125</text:p>
              </table:table-cell>
              <table:table-cell office:value-type="float" office:value="NaN">
                <text:p>NaN</text:p>
              </table:table-cell>
              <table:table-cell office:value-type="float" office:value="36.76">
                <text:p>36.76</text:p>
              </table:table-cell>
              <table:table-cell office:value-type="float" office:value="NaN">
                <text:p>NaN</text:p>
              </table:table-cell>
              <table:table-cell office:value-type="float" office:value="159.3594">
                <text:p>159.3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19.4604513889">
                <text:p>42019.460451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6">
                <text:p>159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019.4605439815">
                <text:p>42019.460543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869">
                <text:p>159.3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19.4606365741">
                <text:p>42019.460636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329">
                <text:p>159.3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19.4606944444">
                <text:p>42019.46069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163">
                <text:p>159.3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19.4607523148">
                <text:p>42019.460752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345">
                <text:p>159.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019.4608101852">
                <text:p>42019.460810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667">
                <text:p>159.3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19.4608680556">
                <text:p>42019.460868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546">
                <text:p>159.3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019.4609375">
                <text:p>42019.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436">
                <text:p>159.3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19.4609953704">
                <text:p>42019.460995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657">
                <text:p>159.3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19.4610532407">
                <text:p>42019.461053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63">
                <text:p>159.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19.4611111111">
                <text:p>42019.4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726">
                <text:p>159.3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19.4611689815">
                <text:p>42019.461168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76">
                <text:p>159.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19.4612268519">
                <text:p>42019.461226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012">
                <text:p>159.4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19.4612847222">
                <text:p>42019.461284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482">
                <text:p>159.4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19.4613425926">
                <text:p>42019.46134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684">
                <text:p>159.4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019.461400463">
                <text:p>42019.46140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854">
                <text:p>159.48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19.4614583333">
                <text:p>42019.46145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795">
                <text:p>159.4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19.4615625">
                <text:p>42019.46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868">
                <text:p>159.4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019.4616550926">
                <text:p>42019.461655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751">
                <text:p>159.4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19.4617476852">
                <text:p>42019.461747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552">
                <text:p>159.4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019.4618055556">
                <text:p>42019.46180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487">
                <text:p>159.4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19.4618634259">
                <text:p>42019.46186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748">
                <text:p>159.4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19.4619212963">
                <text:p>42019.461921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524">
                <text:p>159.4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019.4619791667">
                <text:p>42019.461979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721">
                <text:p>159.4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19.462037037">
                <text:p>42019.462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044">
                <text:p>159.5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19.4620949074">
                <text:p>42019.462094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284">
                <text:p>159.5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019.4621527778">
                <text:p>42019.462152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413">
                <text:p>159.5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019.4622106482">
                <text:p>42019.462210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317">
                <text:p>159.53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019.4622685185">
                <text:p>42019.46226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542">
                <text:p>159.5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19.4623263889">
                <text:p>42019.462326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364">
                <text:p>159.5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19.4623958333">
                <text:p>42019.46239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29">
                <text:p>159.5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19.4624537037">
                <text:p>42019.46245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472">
                <text:p>159.5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19.4625115741">
                <text:p>42019.462511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351">
                <text:p>159.5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19.4625694445">
                <text:p>42019.462569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257">
                <text:p>159.5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19.4626273148">
                <text:p>42019.462627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326">
                <text:p>159.5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019.4626851852">
                <text:p>42019.4626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384">
                <text:p>159.5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019.4627430556">
                <text:p>42019.462743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349">
                <text:p>159.5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19.4628009259">
                <text:p>42019.462800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292">
                <text:p>159.5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019.4628587963">
                <text:p>42019.462858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348">
                <text:p>159.5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019.4629166667">
                <text:p>42019.46291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252">
                <text:p>159.5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019.462974537">
                <text:p>42019.46297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267">
                <text:p>159.52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19.4630324074">
                <text:p>42019.463032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054">
                <text:p>159.50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019.4630902778">
                <text:p>42019.463090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269">
                <text:p>159.5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019.4631481481">
                <text:p>42019.463148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26">
                <text:p>159.5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019.4632060185">
                <text:p>42019.463206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463">
                <text:p>159.54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019.4632638889">
                <text:p>42019.463263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153">
                <text:p>159.5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019.4633217593">
                <text:p>42019.463321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173">
                <text:p>159.5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019.4633912037">
                <text:p>42019.4633912037</text:p>
              </table:table-cell>
              <table:table-cell office:value-type="float" office:value="1050.6587">
                <text:p>1050.6587</text:p>
              </table:table-cell>
              <table:table-cell office:value-type="float" office:value="36.7634">
                <text:p>36.7634</text:p>
              </table:table-cell>
              <table:table-cell office:value-type="float" office:value="166.6815">
                <text:p>166.6815</text:p>
              </table:table-cell>
              <table:table-cell office:value-type="float" office:value="159.5016">
                <text:p>159.5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019.4634490741">
                <text:p>42019.4634490741</text:p>
              </table:table-cell>
              <table:table-cell office:value-type="float" office:value="1050.9867">
                <text:p>1050.9867</text:p>
              </table:table-cell>
              <table:table-cell office:value-type="float" office:value="36.762">
                <text:p>36.762</text:p>
              </table:table-cell>
              <table:table-cell office:value-type="float" office:value="166.7496">
                <text:p>166.7496</text:p>
              </table:table-cell>
              <table:table-cell office:value-type="float" office:value="159.5031">
                <text:p>159.5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019.4635185185">
                <text:p>42019.4635185185</text:p>
              </table:table-cell>
              <table:table-cell office:value-type="float" office:value="1051.0672">
                <text:p>1051.0672</text:p>
              </table:table-cell>
              <table:table-cell office:value-type="float" office:value="36.7635">
                <text:p>36.7635</text:p>
              </table:table-cell>
              <table:table-cell office:value-type="float" office:value="166.7277">
                <text:p>166.7277</text:p>
              </table:table-cell>
              <table:table-cell office:value-type="float" office:value="159.505">
                <text:p>159.5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19.4635763889">
                <text:p>42019.4635763889</text:p>
              </table:table-cell>
              <table:table-cell office:value-type="float" office:value="1051.3707">
                <text:p>1051.3707</text:p>
              </table:table-cell>
              <table:table-cell office:value-type="float" office:value="36.765">
                <text:p>36.765</text:p>
              </table:table-cell>
              <table:table-cell office:value-type="float" office:value="166.6935">
                <text:p>166.6935</text:p>
              </table:table-cell>
              <table:table-cell office:value-type="float" office:value="159.5387">
                <text:p>159.53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019.4636458333">
                <text:p>42019.4636458333</text:p>
              </table:table-cell>
              <table:table-cell office:value-type="float" office:value="1051.3854">
                <text:p>1051.3854</text:p>
              </table:table-cell>
              <table:table-cell office:value-type="float" office:value="36.7586">
                <text:p>36.7586</text:p>
              </table:table-cell>
              <table:table-cell office:value-type="float" office:value="166.6757">
                <text:p>166.6757</text:p>
              </table:table-cell>
              <table:table-cell office:value-type="float" office:value="159.5133">
                <text:p>159.5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019.4637152778">
                <text:p>42019.4637152778</text:p>
              </table:table-cell>
              <table:table-cell office:value-type="float" office:value="1051.8691">
                <text:p>1051.8691</text:p>
              </table:table-cell>
              <table:table-cell office:value-type="float" office:value="36.7605">
                <text:p>36.7605</text:p>
              </table:table-cell>
              <table:table-cell office:value-type="float" office:value="166.6423">
                <text:p>166.6423</text:p>
              </table:table-cell>
              <table:table-cell office:value-type="float" office:value="159.5151">
                <text:p>159.5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019.4637731481">
                <text:p>42019.4637731481</text:p>
              </table:table-cell>
              <table:table-cell office:value-type="float" office:value="1052.1989">
                <text:p>1052.1989</text:p>
              </table:table-cell>
              <table:table-cell office:value-type="float" office:value="36.7582">
                <text:p>36.7582</text:p>
              </table:table-cell>
              <table:table-cell office:value-type="float" office:value="166.6904">
                <text:p>166.6904</text:p>
              </table:table-cell>
              <table:table-cell office:value-type="float" office:value="159.4888">
                <text:p>159.4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019.4638425926">
                <text:p>42019.4638425926</text:p>
              </table:table-cell>
              <table:table-cell office:value-type="float" office:value="1052.3792">
                <text:p>1052.3792</text:p>
              </table:table-cell>
              <table:table-cell office:value-type="float" office:value="36.7563">
                <text:p>36.7563</text:p>
              </table:table-cell>
              <table:table-cell office:value-type="float" office:value="166.7129">
                <text:p>166.7129</text:p>
              </table:table-cell>
              <table:table-cell office:value-type="float" office:value="159.4689">
                <text:p>159.4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019.463900463">
                <text:p>42019.463900463</text:p>
              </table:table-cell>
              <table:table-cell office:value-type="float" office:value="1052.5073">
                <text:p>1052.5073</text:p>
              </table:table-cell>
              <table:table-cell office:value-type="float" office:value="36.7592">
                <text:p>36.7592</text:p>
              </table:table-cell>
              <table:table-cell office:value-type="float" office:value="166.702">
                <text:p>166.702</text:p>
              </table:table-cell>
              <table:table-cell office:value-type="float" office:value="159.5035">
                <text:p>159.50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019.4640046296">
                <text:p>42019.4640046296</text:p>
              </table:table-cell>
              <table:table-cell office:value-type="float" office:value="1052.7475">
                <text:p>1052.7475</text:p>
              </table:table-cell>
              <table:table-cell office:value-type="float" office:value="36.7559">
                <text:p>36.7559</text:p>
              </table:table-cell>
              <table:table-cell office:value-type="float" office:value="166.6864">
                <text:p>166.6864</text:p>
              </table:table-cell>
              <table:table-cell office:value-type="float" office:value="159.4985">
                <text:p>159.49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019.4640740741">
                <text:p>42019.4640740741</text:p>
              </table:table-cell>
              <table:table-cell office:value-type="float" office:value="1053.04">
                <text:p>1053.04</text:p>
              </table:table-cell>
              <table:table-cell office:value-type="float" office:value="36.7608">
                <text:p>36.7608</text:p>
              </table:table-cell>
              <table:table-cell office:value-type="float" office:value="166.6915">
                <text:p>166.6915</text:p>
              </table:table-cell>
              <table:table-cell office:value-type="float" office:value="159.4899">
                <text:p>159.48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19.4641319445">
                <text:p>42019.4641319445</text:p>
              </table:table-cell>
              <table:table-cell office:value-type="float" office:value="1052.8135">
                <text:p>1052.8135</text:p>
              </table:table-cell>
              <table:table-cell office:value-type="float" office:value="36.7592">
                <text:p>36.7592</text:p>
              </table:table-cell>
              <table:table-cell office:value-type="float" office:value="166.6689">
                <text:p>166.6689</text:p>
              </table:table-cell>
              <table:table-cell office:value-type="float" office:value="159.5044">
                <text:p>159.5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19.4642361111">
                <text:p>42019.4642361111</text:p>
              </table:table-cell>
              <table:table-cell office:value-type="float" office:value="1053.0347">
                <text:p>1053.0347</text:p>
              </table:table-cell>
              <table:table-cell office:value-type="float" office:value="36.767">
                <text:p>36.767</text:p>
              </table:table-cell>
              <table:table-cell office:value-type="float" office:value="166.6954">
                <text:p>166.6954</text:p>
              </table:table-cell>
              <table:table-cell office:value-type="float" office:value="159.4917">
                <text:p>159.4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19.4642939815">
                <text:p>42019.4642939815</text:p>
              </table:table-cell>
              <table:table-cell office:value-type="float" office:value="1052.8497">
                <text:p>1052.8497</text:p>
              </table:table-cell>
              <table:table-cell office:value-type="float" office:value="36.7676">
                <text:p>36.7676</text:p>
              </table:table-cell>
              <table:table-cell office:value-type="float" office:value="166.7445">
                <text:p>166.7445</text:p>
              </table:table-cell>
              <table:table-cell office:value-type="float" office:value="159.4814">
                <text:p>159.48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19.4643634259">
                <text:p>42019.4643634259</text:p>
              </table:table-cell>
              <table:table-cell office:value-type="float" office:value="1053.1112">
                <text:p>1053.1112</text:p>
              </table:table-cell>
              <table:table-cell office:value-type="float" office:value="36.76">
                <text:p>36.76</text:p>
              </table:table-cell>
              <table:table-cell office:value-type="float" office:value="166.7406">
                <text:p>166.7406</text:p>
              </table:table-cell>
              <table:table-cell office:value-type="float" office:value="159.4595">
                <text:p>159.4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019.4644212963">
                <text:p>42019.4644212963</text:p>
              </table:table-cell>
              <table:table-cell office:value-type="float" office:value="1053.2009">
                <text:p>1053.2009</text:p>
              </table:table-cell>
              <table:table-cell office:value-type="float" office:value="36.7624">
                <text:p>36.7624</text:p>
              </table:table-cell>
              <table:table-cell office:value-type="float" office:value="166.7329">
                <text:p>166.7329</text:p>
              </table:table-cell>
              <table:table-cell office:value-type="float" office:value="159.4447">
                <text:p>159.44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019.4644907408">
                <text:p>42019.4644907408</text:p>
              </table:table-cell>
              <table:table-cell office:value-type="float" office:value="1053.4511">
                <text:p>1053.4511</text:p>
              </table:table-cell>
              <table:table-cell office:value-type="float" office:value="36.7669">
                <text:p>36.7669</text:p>
              </table:table-cell>
              <table:table-cell office:value-type="float" office:value="166.7143">
                <text:p>166.7143</text:p>
              </table:table-cell>
              <table:table-cell office:value-type="float" office:value="159.4404">
                <text:p>159.4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019.4645949074">
                <text:p>42019.4645949074</text:p>
              </table:table-cell>
              <table:table-cell office:value-type="float" office:value="1053.8251">
                <text:p>1053.8251</text:p>
              </table:table-cell>
              <table:table-cell office:value-type="float" office:value="36.7646">
                <text:p>36.7646</text:p>
              </table:table-cell>
              <table:table-cell office:value-type="float" office:value="166.7225">
                <text:p>166.7225</text:p>
              </table:table-cell>
              <table:table-cell office:value-type="float" office:value="159.4648">
                <text:p>159.46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019.4646527778">
                <text:p>42019.4646527778</text:p>
              </table:table-cell>
              <table:table-cell office:value-type="float" office:value="1054.002">
                <text:p>1054.002</text:p>
              </table:table-cell>
              <table:table-cell office:value-type="float" office:value="36.7685">
                <text:p>36.7685</text:p>
              </table:table-cell>
              <table:table-cell office:value-type="float" office:value="166.6825">
                <text:p>166.6825</text:p>
              </table:table-cell>
              <table:table-cell office:value-type="float" office:value="159.4668">
                <text:p>159.46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019.4647222222">
                <text:p>42019.4647222222</text:p>
              </table:table-cell>
              <table:table-cell office:value-type="float" office:value="1053.9639">
                <text:p>1053.9639</text:p>
              </table:table-cell>
              <table:table-cell office:value-type="float" office:value="36.7676">
                <text:p>36.7676</text:p>
              </table:table-cell>
              <table:table-cell office:value-type="float" office:value="NaN">
                <text:p>NaN</text:p>
              </table:table-cell>
              <table:table-cell office:value-type="float" office:value="159.5091">
                <text:p>159.5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019.4648148148">
                <text:p>42019.4648148148</text:p>
              </table:table-cell>
              <table:table-cell office:value-type="float" office:value="1053.9047">
                <text:p>1053.9047</text:p>
              </table:table-cell>
              <table:table-cell office:value-type="float" office:value="36.7656">
                <text:p>36.7656</text:p>
              </table:table-cell>
              <table:table-cell office:value-type="float" office:value="166.7344">
                <text:p>166.7344</text:p>
              </table:table-cell>
              <table:table-cell office:value-type="float" office:value="159.4761">
                <text:p>159.47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19.4648842593">
                <text:p>42019.4648842593</text:p>
              </table:table-cell>
              <table:table-cell office:value-type="float" office:value="1054.2284">
                <text:p>1054.2284</text:p>
              </table:table-cell>
              <table:table-cell office:value-type="float" office:value="36.77">
                <text:p>36.77</text:p>
              </table:table-cell>
              <table:table-cell office:value-type="float" office:value="166.6965">
                <text:p>166.6965</text:p>
              </table:table-cell>
              <table:table-cell office:value-type="float" office:value="159.4742">
                <text:p>159.4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019.4649537037">
                <text:p>42019.4649537037</text:p>
              </table:table-cell>
              <table:table-cell office:value-type="float" office:value="1054.2338">
                <text:p>1054.2338</text:p>
              </table:table-cell>
              <table:table-cell office:value-type="float" office:value="36.7636">
                <text:p>36.7636</text:p>
              </table:table-cell>
              <table:table-cell office:value-type="float" office:value="166.6721">
                <text:p>166.6721</text:p>
              </table:table-cell>
              <table:table-cell office:value-type="float" office:value="159.5066">
                <text:p>159.5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19.4650115741">
                <text:p>42019.4650115741</text:p>
              </table:table-cell>
              <table:table-cell office:value-type="float" office:value="1054.4946">
                <text:p>1054.4946</text:p>
              </table:table-cell>
              <table:table-cell office:value-type="float" office:value="36.7658">
                <text:p>36.7658</text:p>
              </table:table-cell>
              <table:table-cell office:value-type="float" office:value="166.7248">
                <text:p>166.7248</text:p>
              </table:table-cell>
              <table:table-cell office:value-type="float" office:value="159.5006">
                <text:p>159.5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19.4650810185">
                <text:p>42019.4650810185</text:p>
              </table:table-cell>
              <table:table-cell office:value-type="float" office:value="1054.6596">
                <text:p>1054.6596</text:p>
              </table:table-cell>
              <table:table-cell office:value-type="float" office:value="36.7627">
                <text:p>36.7627</text:p>
              </table:table-cell>
              <table:table-cell office:value-type="float" office:value="166.7108">
                <text:p>166.7108</text:p>
              </table:table-cell>
              <table:table-cell office:value-type="float" office:value="159.484">
                <text:p>159.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19.4651388889">
                <text:p>42019.4651388889</text:p>
              </table:table-cell>
              <table:table-cell office:value-type="float" office:value="1054.7149">
                <text:p>1054.7149</text:p>
              </table:table-cell>
              <table:table-cell office:value-type="float" office:value="36.7578">
                <text:p>36.7578</text:p>
              </table:table-cell>
              <table:table-cell office:value-type="float" office:value="166.662">
                <text:p>166.662</text:p>
              </table:table-cell>
              <table:table-cell office:value-type="float" office:value="159.4605">
                <text:p>159.4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19.4652083333">
                <text:p>42019.4652083333</text:p>
              </table:table-cell>
              <table:table-cell office:value-type="float" office:value="1054.8243">
                <text:p>1054.8243</text:p>
              </table:table-cell>
              <table:table-cell office:value-type="float" office:value="36.7618">
                <text:p>36.7618</text:p>
              </table:table-cell>
              <table:table-cell office:value-type="float" office:value="166.708">
                <text:p>166.708</text:p>
              </table:table-cell>
              <table:table-cell office:value-type="float" office:value="159.4676">
                <text:p>159.46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019.4652777778">
                <text:p>42019.4652777778</text:p>
              </table:table-cell>
              <table:table-cell office:value-type="float" office:value="1054.6707">
                <text:p>1054.6707</text:p>
              </table:table-cell>
              <table:table-cell office:value-type="float" office:value="36.76">
                <text:p>36.76</text:p>
              </table:table-cell>
              <table:table-cell office:value-type="float" office:value="166.681">
                <text:p>166.681</text:p>
              </table:table-cell>
              <table:table-cell office:value-type="float" office:value="159.4463">
                <text:p>159.4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019.4653356482">
                <text:p>42019.4653356482</text:p>
              </table:table-cell>
              <table:table-cell office:value-type="float" office:value="1054.909">
                <text:p>1054.909</text:p>
              </table:table-cell>
              <table:table-cell office:value-type="float" office:value="36.7678">
                <text:p>36.7678</text:p>
              </table:table-cell>
              <table:table-cell office:value-type="float" office:value="166.6654">
                <text:p>166.6654</text:p>
              </table:table-cell>
              <table:table-cell office:value-type="float" office:value="159.4637">
                <text:p>159.4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019.4654050926">
                <text:p>42019.4654050926</text:p>
              </table:table-cell>
              <table:table-cell office:value-type="float" office:value="1054.7872">
                <text:p>1054.7872</text:p>
              </table:table-cell>
              <table:table-cell office:value-type="float" office:value="36.766">
                <text:p>36.766</text:p>
              </table:table-cell>
              <table:table-cell office:value-type="float" office:value="166.6988">
                <text:p>166.6988</text:p>
              </table:table-cell>
              <table:table-cell office:value-type="float" office:value="159.4508">
                <text:p>159.4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019.4654976852">
                <text:p>42019.4654976852</text:p>
              </table:table-cell>
              <table:table-cell office:value-type="float" office:value="1054.4379">
                <text:p>1054.4379</text:p>
              </table:table-cell>
              <table:table-cell office:value-type="float" office:value="36.7668">
                <text:p>36.7668</text:p>
              </table:table-cell>
              <table:table-cell office:value-type="float" office:value="166.6983">
                <text:p>166.6983</text:p>
              </table:table-cell>
              <table:table-cell office:value-type="float" office:value="159.4611">
                <text:p>159.46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019.4656018519">
                <text:p>42019.4656018519</text:p>
              </table:table-cell>
              <table:table-cell office:value-type="float" office:value="1054.5417">
                <text:p>1054.5417</text:p>
              </table:table-cell>
              <table:table-cell office:value-type="float" office:value="36.7629">
                <text:p>36.7629</text:p>
              </table:table-cell>
              <table:table-cell office:value-type="float" office:value="166.7163">
                <text:p>166.7163</text:p>
              </table:table-cell>
              <table:table-cell office:value-type="float" office:value="159.4615">
                <text:p>159.46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019.4656712963">
                <text:p>42019.4656712963</text:p>
              </table:table-cell>
              <table:table-cell office:value-type="float" office:value="1054.8445">
                <text:p>1054.8445</text:p>
              </table:table-cell>
              <table:table-cell office:value-type="float" office:value="36.7662">
                <text:p>36.7662</text:p>
              </table:table-cell>
              <table:table-cell office:value-type="float" office:value="166.7288">
                <text:p>166.7288</text:p>
              </table:table-cell>
              <table:table-cell office:value-type="float" office:value="159.4531">
                <text:p>159.45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019.4657291667">
                <text:p>42019.4657291667</text:p>
              </table:table-cell>
              <table:table-cell office:value-type="float" office:value="1055.4062">
                <text:p>1055.4062</text:p>
              </table:table-cell>
              <table:table-cell office:value-type="float" office:value="36.7653">
                <text:p>36.7653</text:p>
              </table:table-cell>
              <table:table-cell office:value-type="float" office:value="166.7541">
                <text:p>166.7541</text:p>
              </table:table-cell>
              <table:table-cell office:value-type="float" office:value="159.4533">
                <text:p>159.45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019.4657986111">
                <text:p>42019.465798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66">
                <text:p>159.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019.4658912037">
                <text:p>42019.4658912037</text:p>
              </table:table-cell>
              <table:table-cell office:value-type="float" office:value="1055.5595">
                <text:p>1055.5595</text:p>
              </table:table-cell>
              <table:table-cell office:value-type="float" office:value="36.7579">
                <text:p>36.7579</text:p>
              </table:table-cell>
              <table:table-cell office:value-type="float" office:value="166.6771">
                <text:p>166.6771</text:p>
              </table:table-cell>
              <table:table-cell office:value-type="float" office:value="159.4755">
                <text:p>159.47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019.4659606482">
                <text:p>42019.4659606482</text:p>
              </table:table-cell>
              <table:table-cell office:value-type="float" office:value="1060.3776">
                <text:p>1060.3776</text:p>
              </table:table-cell>
              <table:table-cell office:value-type="float" office:value="36.7662">
                <text:p>36.7662</text:p>
              </table:table-cell>
              <table:table-cell office:value-type="float" office:value="166.6729">
                <text:p>166.6729</text:p>
              </table:table-cell>
              <table:table-cell office:value-type="float" office:value="159.475">
                <text:p>159.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019.4660648148">
                <text:p>42019.4660648148</text:p>
              </table:table-cell>
              <table:table-cell office:value-type="float" office:value="1059.6169">
                <text:p>1059.6169</text:p>
              </table:table-cell>
              <table:table-cell office:value-type="float" office:value="36.7634">
                <text:p>36.7634</text:p>
              </table:table-cell>
              <table:table-cell office:value-type="float" office:value="166.6799">
                <text:p>166.6799</text:p>
              </table:table-cell>
              <table:table-cell office:value-type="float" office:value="159.453">
                <text:p>159.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019.4661574074">
                <text:p>42019.4661574074</text:p>
              </table:table-cell>
              <table:table-cell office:value-type="float" office:value="1063.4912">
                <text:p>1063.4912</text:p>
              </table:table-cell>
              <table:table-cell office:value-type="float" office:value="36.7628">
                <text:p>36.7628</text:p>
              </table:table-cell>
              <table:table-cell office:value-type="float" office:value="166.6985">
                <text:p>166.6985</text:p>
              </table:table-cell>
              <table:table-cell office:value-type="float" office:value="159.4537">
                <text:p>159.45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019.4662268519">
                <text:p>42019.4662268519</text:p>
              </table:table-cell>
              <table:table-cell office:value-type="float" office:value="1066.7978">
                <text:p>1066.7978</text:p>
              </table:table-cell>
              <table:table-cell office:value-type="float" office:value="36.7613">
                <text:p>36.7613</text:p>
              </table:table-cell>
              <table:table-cell office:value-type="float" office:value="166.6744">
                <text:p>166.6744</text:p>
              </table:table-cell>
              <table:table-cell office:value-type="float" office:value="159.4746">
                <text:p>159.4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19.4662962963">
                <text:p>42019.4662962963</text:p>
              </table:table-cell>
              <table:table-cell office:value-type="float" office:value="1070.572">
                <text:p>1070.572</text:p>
              </table:table-cell>
              <table:table-cell office:value-type="float" office:value="36.7639">
                <text:p>36.7639</text:p>
              </table:table-cell>
              <table:table-cell office:value-type="float" office:value="166.703">
                <text:p>166.703</text:p>
              </table:table-cell>
              <table:table-cell office:value-type="float" office:value="159.4466">
                <text:p>159.44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019.4663888889">
                <text:p>42019.4663888889</text:p>
              </table:table-cell>
              <table:table-cell office:value-type="float" office:value="1072.5782">
                <text:p>1072.5782</text:p>
              </table:table-cell>
              <table:table-cell office:value-type="float" office:value="36.751">
                <text:p>36.751</text:p>
              </table:table-cell>
              <table:table-cell office:value-type="float" office:value="166.6561">
                <text:p>166.6561</text:p>
              </table:table-cell>
              <table:table-cell office:value-type="float" office:value="159.4394">
                <text:p>159.43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019.4664583333">
                <text:p>42019.4664583333</text:p>
              </table:table-cell>
              <table:table-cell office:value-type="float" office:value="1073.5967">
                <text:p>1073.5967</text:p>
              </table:table-cell>
              <table:table-cell office:value-type="float" office:value="36.7622">
                <text:p>36.7622</text:p>
              </table:table-cell>
              <table:table-cell office:value-type="float" office:value="166.6254">
                <text:p>166.6254</text:p>
              </table:table-cell>
              <table:table-cell office:value-type="float" office:value="159.4453">
                <text:p>159.44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19.4665625">
                <text:p>42019.4665625</text:p>
              </table:table-cell>
              <table:table-cell office:value-type="float" office:value="1075.2336">
                <text:p>1075.2336</text:p>
              </table:table-cell>
              <table:table-cell office:value-type="float" office:value="36.7605">
                <text:p>36.7605</text:p>
              </table:table-cell>
              <table:table-cell office:value-type="float" office:value="166.6345">
                <text:p>166.6345</text:p>
              </table:table-cell>
              <table:table-cell office:value-type="float" office:value="159.4483">
                <text:p>159.44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019.4666203704">
                <text:p>42019.4666203704</text:p>
              </table:table-cell>
              <table:table-cell office:value-type="float" office:value="1076.0972">
                <text:p>1076.0972</text:p>
              </table:table-cell>
              <table:table-cell office:value-type="float" office:value="36.7611">
                <text:p>36.7611</text:p>
              </table:table-cell>
              <table:table-cell office:value-type="float" office:value="166.6103">
                <text:p>166.6103</text:p>
              </table:table-cell>
              <table:table-cell office:value-type="float" office:value="159.382">
                <text:p>159.3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019.466724537">
                <text:p>42019.466724537</text:p>
              </table:table-cell>
              <table:table-cell office:value-type="float" office:value="1075.9988">
                <text:p>1075.9988</text:p>
              </table:table-cell>
              <table:table-cell office:value-type="float" office:value="36.7513">
                <text:p>36.7513</text:p>
              </table:table-cell>
              <table:table-cell office:value-type="float" office:value="166.6383">
                <text:p>166.6383</text:p>
              </table:table-cell>
              <table:table-cell office:value-type="float" office:value="159.4424">
                <text:p>159.44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019.4668287037">
                <text:p>42019.466828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18">
                <text:p>159.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019.4669212963">
                <text:p>42019.4669212963</text:p>
              </table:table-cell>
              <table:table-cell office:value-type="float" office:value="1077.4486">
                <text:p>1077.4486</text:p>
              </table:table-cell>
              <table:table-cell office:value-type="float" office:value="36.7599">
                <text:p>36.7599</text:p>
              </table:table-cell>
              <table:table-cell office:value-type="float" office:value="166.5717">
                <text:p>166.5717</text:p>
              </table:table-cell>
              <table:table-cell office:value-type="float" office:value="159.4023">
                <text:p>159.40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019.4669907407">
                <text:p>42019.4669907407</text:p>
              </table:table-cell>
              <table:table-cell office:value-type="float" office:value="1076.8402">
                <text:p>1076.8402</text:p>
              </table:table-cell>
              <table:table-cell office:value-type="float" office:value="36.7586">
                <text:p>36.7586</text:p>
              </table:table-cell>
              <table:table-cell office:value-type="float" office:value="166.5945">
                <text:p>166.5945</text:p>
              </table:table-cell>
              <table:table-cell office:value-type="float" office:value="159.4334">
                <text:p>159.4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019.4670833333">
                <text:p>42019.4670833333</text:p>
              </table:table-cell>
              <table:table-cell office:value-type="float" office:value="1077.3412">
                <text:p>1077.3412</text:p>
              </table:table-cell>
              <table:table-cell office:value-type="float" office:value="36.7619">
                <text:p>36.7619</text:p>
              </table:table-cell>
              <table:table-cell office:value-type="float" office:value="163.232">
                <text:p>163.232</text:p>
              </table:table-cell>
              <table:table-cell office:value-type="float" office:value="159.4578">
                <text:p>159.45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019.4671527778">
                <text:p>42019.467152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7164">
                <text:p>157.71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019.4672453704">
                <text:p>42019.467245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9172">
                <text:p>154.91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019.467337963">
                <text:p>42019.46733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492">
                <text:p>159.0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019.4674305556">
                <text:p>42019.467430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432">
                <text:p>159.3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019.4675347222">
                <text:p>42019.467534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523">
                <text:p>159.3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019.4676273148">
                <text:p>42019.467627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382">
                <text:p>159.33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019.4677199074">
                <text:p>42019.467719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936">
                <text:p>159.1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019.4678125">
                <text:p>42019.46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2458">
                <text:p>159.24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019.4679050926">
                <text:p>42019.467905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166">
                <text:p>159.3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019.4679976852">
                <text:p>42019.467997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284">
                <text:p>159.2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019.4680902778">
                <text:p>42019.468090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258">
                <text:p>159.32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019.4681828704">
                <text:p>42019.468182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462">
                <text:p>159.34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19.468275463">
                <text:p>42019.46827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2995">
                <text:p>159.2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019.4683680556">
                <text:p>42019.468368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263">
                <text:p>159.2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019.4684722222">
                <text:p>42019.46847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2491">
                <text:p>159.24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019.4685648148">
                <text:p>42019.46856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8696">
                <text:p>158.8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019.4686574074">
                <text:p>42019.46865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5312">
                <text:p>158.53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019.46875">
                <text:p>42019.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659">
                <text:p>156.6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019.4688425926">
                <text:p>42019.46884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4927">
                <text:p>158.49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019.4689351852">
                <text:p>42019.46893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567">
                <text:p>159.15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019.4690277778">
                <text:p>42019.4690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751">
                <text:p>159.17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019.4691203704">
                <text:p>42019.46912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1143">
                <text:p>158.11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019.469212963">
                <text:p>42019.46921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6663">
                <text:p>157.66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019.4693171296">
                <text:p>42019.46931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5298">
                <text:p>157.52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019.4694097222">
                <text:p>42019.469409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5255">
                <text:p>157.52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019.4695023148">
                <text:p>42019.469502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8027">
                <text:p>157.80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019.4695949074">
                <text:p>42019.469594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4892">
                <text:p>157.4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019.4696875">
                <text:p>42019.46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3624">
                <text:p>157.36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019.4697800926">
                <text:p>42019.469780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365">
                <text:p>157.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019.4698726852">
                <text:p>42019.469872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2727">
                <text:p>157.27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019.4699652778">
                <text:p>42019.469965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951">
                <text:p>157.19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019.4700578704">
                <text:p>42019.470057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0863">
                <text:p>157.08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019.470150463">
                <text:p>42019.47015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0519">
                <text:p>157.05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019.4702546296">
                <text:p>42019.470254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001">
                <text:p>157.1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019.4703472222">
                <text:p>42019.470347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0623">
                <text:p>157.06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019.4704050926">
                <text:p>42019.470405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987">
                <text:p>156.9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019.470462963">
                <text:p>42019.4704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0716">
                <text:p>157.07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019.4705208333">
                <text:p>42019.470520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416">
                <text:p>157.14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019.4705787037">
                <text:p>42019.470578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2189">
                <text:p>157.2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019.4706365741">
                <text:p>42019.470636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346">
                <text:p>157.13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019.4706944444">
                <text:p>42019.47069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9685">
                <text:p>156.9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019.4707523148">
                <text:p>42019.470752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9356">
                <text:p>156.93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019.4708101852">
                <text:p>42019.470810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9624">
                <text:p>156.9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019.4708680556">
                <text:p>42019.470868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0428">
                <text:p>157.04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019.4709259259">
                <text:p>42019.470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0898">
                <text:p>157.08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019.4709837963">
                <text:p>42019.470983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095">
                <text:p>157.1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019.4710416667">
                <text:p>42019.471041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638">
                <text:p>157.16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019.471099537">
                <text:p>42019.47109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479">
                <text:p>157.14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019.4711689815">
                <text:p>42019.471168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514">
                <text:p>157.15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019.4712268519">
                <text:p>42019.471226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339">
                <text:p>157.13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019.4712847222">
                <text:p>42019.471284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353">
                <text:p>157.13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019.4713425926">
                <text:p>42019.47134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574">
                <text:p>157.15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019.471400463">
                <text:p>42019.47140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426">
                <text:p>157.14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019.4714583333">
                <text:p>42019.47145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467">
                <text:p>157.14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019.4715162037">
                <text:p>42019.471516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301">
                <text:p>157.13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019.4715740741">
                <text:p>42019.4715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625">
                <text:p>157.1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019.4716319445">
                <text:p>42019.4716319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221">
                <text:p>157.12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019.4716898148">
                <text:p>42019.471689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569">
                <text:p>157.15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019.4717476852">
                <text:p>42019.471747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913">
                <text:p>157.19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019.4718055556">
                <text:p>42019.47180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2221">
                <text:p>157.22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019.4718634259">
                <text:p>42019.47186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2277">
                <text:p>157.22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019.4719212963">
                <text:p>42019.4719212963</text:p>
              </table:table-cell>
              <table:table-cell office:value-type="float" office:value="1081.6038">
                <text:p>1081.6038</text:p>
              </table:table-cell>
              <table:table-cell office:value-type="float" office:value="36.3593">
                <text:p>36.3593</text:p>
              </table:table-cell>
              <table:table-cell office:value-type="float" office:value="212.9332">
                <text:p>212.9332</text:p>
              </table:table-cell>
              <table:table-cell office:value-type="float" office:value="157.2697">
                <text:p>157.26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019.4720023148">
                <text:p>42019.4720023148</text:p>
              </table:table-cell>
              <table:table-cell office:value-type="float" office:value="1081.2752">
                <text:p>1081.2752</text:p>
              </table:table-cell>
              <table:table-cell office:value-type="float" office:value="36.3064">
                <text:p>36.3064</text:p>
              </table:table-cell>
              <table:table-cell office:value-type="float" office:value="212.4955">
                <text:p>212.4955</text:p>
              </table:table-cell>
              <table:table-cell office:value-type="float" office:value="157.2849">
                <text:p>157.28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019.4720601852">
                <text:p>42019.4720601852</text:p>
              </table:table-cell>
              <table:table-cell office:value-type="float" office:value="1081.7016">
                <text:p>1081.7016</text:p>
              </table:table-cell>
              <table:table-cell office:value-type="float" office:value="36.6529">
                <text:p>36.6529</text:p>
              </table:table-cell>
              <table:table-cell office:value-type="float" office:value="NaN">
                <text:p>NaN</text:p>
              </table:table-cell>
              <table:table-cell office:value-type="float" office:value="157.3493">
                <text:p>157.34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019.4721643519">
                <text:p>42019.472164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3304">
                <text:p>157.33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019.4722569445">
                <text:p>42019.4722569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0272">
                <text:p>157.0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019.472349537">
                <text:p>42019.47234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8408">
                <text:p>156.84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019.4724421296">
                <text:p>42019.472442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7799">
                <text:p>156.77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019.4725347222">
                <text:p>42019.472534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537">
                <text:p>157.15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019.4726273148">
                <text:p>42019.472627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2985">
                <text:p>157.29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019.4727199074">
                <text:p>42019.472719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3439">
                <text:p>157.34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019.4728125">
                <text:p>42019.47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3889">
                <text:p>157.38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019.4729050926">
                <text:p>42019.472905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4495">
                <text:p>157.4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019.4729976852">
                <text:p>42019.472997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5173">
                <text:p>157.5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019.4730902778">
                <text:p>42019.473090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6077">
                <text:p>157.60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019.4731944444">
                <text:p>42019.47319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8515">
                <text:p>157.85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019.473287037">
                <text:p>42019.47328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0562">
                <text:p>158.05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019.4733796296">
                <text:p>42019.47337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1496">
                <text:p>158.14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019.4734722222">
                <text:p>42019.47347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213">
                <text:p>158.2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019.4735648148">
                <text:p>42019.47356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077">
                <text:p>158.30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019.4736574074">
                <text:p>42019.47365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6">
                <text:p>158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019.47375">
                <text:p>42019.4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788">
                <text:p>158.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019.4738425926">
                <text:p>42019.47384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701">
                <text:p>159.07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019.4739351852">
                <text:p>42019.47393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277">
                <text:p>159.2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019.4740277778">
                <text:p>42019.4740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301">
                <text:p>159.4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019.4741319444">
                <text:p>42019.474131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598">
                <text:p>159.5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019.474224537">
                <text:p>42019.47422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814">
                <text:p>159.58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019.4743171296">
                <text:p>42019.47431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1">
                <text:p>159.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019.4744097222">
                <text:p>42019.474409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2615">
                <text:p>159.2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019.4745023148">
                <text:p>42019.474502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9545">
                <text:p>158.95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019.4745949074">
                <text:p>42019.474594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7342">
                <text:p>158.73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019.4746875">
                <text:p>42019.47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7144">
                <text:p>158.71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019.4747800926">
                <text:p>42019.474780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6057">
                <text:p>158.60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019.4748726852">
                <text:p>42019.474872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4074">
                <text:p>158.4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019.4749768519">
                <text:p>42019.474976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5765">
                <text:p>158.57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019.4750694445">
                <text:p>42019.475069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9374">
                <text:p>158.93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019.475162037">
                <text:p>42019.47516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545">
                <text:p>159.05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019.4752546296">
                <text:p>42019.475254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3485">
                <text:p>159.34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019.4753472222">
                <text:p>42019.475347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561">
                <text:p>159.55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19.4754398148">
                <text:p>42019.475439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707">
                <text:p>159.47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019.4755324074">
                <text:p>42019.475532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6447">
                <text:p>159.64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19.475625">
                <text:p>42019.47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9672">
                <text:p>159.96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019.4757291667">
                <text:p>42019.475729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1318">
                <text:p>160.13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019.4758217593">
                <text:p>42019.475821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0434">
                <text:p>160.04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019.4759143519">
                <text:p>42019.475914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0414">
                <text:p>160.04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019.4760069445">
                <text:p>42019.4760069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923">
                <text:p>159.9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019.476099537">
                <text:p>42019.47609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59">
                <text:p>159.8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019.4761921296">
                <text:p>42019.476192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86">
                <text:p>159.8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019.4762847222">
                <text:p>42019.476284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512">
                <text:p>159.85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019.4763425926">
                <text:p>42019.47634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489">
                <text:p>159.84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019.476400463">
                <text:p>42019.47640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448">
                <text:p>159.84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019.4764583333">
                <text:p>42019.47645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889">
                <text:p>159.88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019.4765162037">
                <text:p>42019.476516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731">
                <text:p>159.87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019.4765856482">
                <text:p>42019.476585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838">
                <text:p>159.88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019.4767013889">
                <text:p>42019.476701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688">
                <text:p>159.8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019.4768171296">
                <text:p>42019.47681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8733">
                <text:p>159.87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019.4769328704">
                <text:p>42019.476932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7943">
                <text:p>159.79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019.4770486111">
                <text:p>42019.477048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7693">
                <text:p>159.76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019.4771643519">
                <text:p>42019.477164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7073">
                <text:p>159.7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019.4772800926">
                <text:p>42019.477280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6714">
                <text:p>159.67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019.4773958333">
                <text:p>42019.47739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992">
                <text:p>159.59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019.4775115741">
                <text:p>42019.477511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458">
                <text:p>159.54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019.4776273148">
                <text:p>42019.477627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6928">
                <text:p>159.69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019.4777430556">
                <text:p>42019.477743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4528">
                <text:p>159.45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019.4778587963">
                <text:p>42019.4778587963</text:p>
              </table:table-cell>
              <table:table-cell office:value-type="float" office:value="1079.6885">
                <text:p>1079.6885</text:p>
              </table:table-cell>
              <table:table-cell office:value-type="float" office:value="38.2809">
                <text:p>38.2809</text:p>
              </table:table-cell>
              <table:table-cell office:value-type="float" office:value="369.9959">
                <text:p>369.9959</text:p>
              </table:table-cell>
              <table:table-cell office:value-type="float" office:value="159.3777">
                <text:p>159.37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019.4779861111">
                <text:p>42019.4779861111</text:p>
              </table:table-cell>
              <table:table-cell office:value-type="float" office:value="1077.3934">
                <text:p>1077.3934</text:p>
              </table:table-cell>
              <table:table-cell office:value-type="float" office:value="38.2194">
                <text:p>38.2194</text:p>
              </table:table-cell>
              <table:table-cell office:value-type="float" office:value="378.791">
                <text:p>378.791</text:p>
              </table:table-cell>
              <table:table-cell office:value-type="float" office:value="159.3245">
                <text:p>159.32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019.4781134259">
                <text:p>42019.4781134259</text:p>
              </table:table-cell>
              <table:table-cell office:value-type="float" office:value="1075.8911">
                <text:p>1075.8911</text:p>
              </table:table-cell>
              <table:table-cell office:value-type="float" office:value="38.1096">
                <text:p>38.1096</text:p>
              </table:table-cell>
              <table:table-cell office:value-type="float" office:value="380.6999">
                <text:p>380.6999</text:p>
              </table:table-cell>
              <table:table-cell office:value-type="float" office:value="159.3657">
                <text:p>159.36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019.4782291667">
                <text:p>42019.4782291667</text:p>
              </table:table-cell>
              <table:table-cell office:value-type="float" office:value="1077.3542">
                <text:p>1077.3542</text:p>
              </table:table-cell>
              <table:table-cell office:value-type="float" office:value="38.6071">
                <text:p>38.6071</text:p>
              </table:table-cell>
              <table:table-cell office:value-type="float" office:value="379.8609">
                <text:p>379.8609</text:p>
              </table:table-cell>
              <table:table-cell office:value-type="float" office:value="159.7546">
                <text:p>159.75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019.4783796296">
                <text:p>42019.4783796296</text:p>
              </table:table-cell>
              <table:table-cell office:value-type="float" office:value="1076.3022">
                <text:p>1076.3022</text:p>
              </table:table-cell>
              <table:table-cell office:value-type="float" office:value="38.554">
                <text:p>38.554</text:p>
              </table:table-cell>
              <table:table-cell office:value-type="float" office:value="385.8329">
                <text:p>385.8329</text:p>
              </table:table-cell>
              <table:table-cell office:value-type="float" office:value="159.8427">
                <text:p>159.84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019.4784953704">
                <text:p>42019.4784953704</text:p>
              </table:table-cell>
              <table:table-cell office:value-type="float" office:value="1076.2954">
                <text:p>1076.2954</text:p>
              </table:table-cell>
              <table:table-cell office:value-type="float" office:value="38.1728">
                <text:p>38.1728</text:p>
              </table:table-cell>
              <table:table-cell office:value-type="float" office:value="388.1892">
                <text:p>388.1892</text:p>
              </table:table-cell>
              <table:table-cell office:value-type="float" office:value="146.8312">
                <text:p>146.83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019.4786226852">
                <text:p>42019.4786226852</text:p>
              </table:table-cell>
              <table:table-cell office:value-type="float" office:value="1078.4672">
                <text:p>1078.4672</text:p>
              </table:table-cell>
              <table:table-cell office:value-type="float" office:value="37.9677">
                <text:p>37.9677</text:p>
              </table:table-cell>
              <table:table-cell office:value-type="float" office:value="393.0536">
                <text:p>393.0536</text:p>
              </table:table-cell>
              <table:table-cell office:value-type="float" office:value="159.6482">
                <text:p>159.64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019.47875">
                <text:p>42019.47875</text:p>
              </table:table-cell>
              <table:table-cell office:value-type="float" office:value="1079.1899">
                <text:p>1079.1899</text:p>
              </table:table-cell>
              <table:table-cell office:value-type="float" office:value="38.3066">
                <text:p>38.3066</text:p>
              </table:table-cell>
              <table:table-cell office:value-type="float" office:value="395.5629">
                <text:p>395.5629</text:p>
              </table:table-cell>
              <table:table-cell office:value-type="float" office:value="159.7535">
                <text:p>159.75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019.4788657407">
                <text:p>42019.4788657407</text:p>
              </table:table-cell>
              <table:table-cell office:value-type="float" office:value="1078.905">
                <text:p>1078.905</text:p>
              </table:table-cell>
              <table:table-cell office:value-type="float" office:value="38.2218">
                <text:p>38.2218</text:p>
              </table:table-cell>
              <table:table-cell office:value-type="float" office:value="389.7623">
                <text:p>389.7623</text:p>
              </table:table-cell>
              <table:table-cell office:value-type="float" office:value="160.9277">
                <text:p>160.92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019.4789930556">
                <text:p>42019.4789930556</text:p>
              </table:table-cell>
              <table:table-cell office:value-type="float" office:value="1078.384">
                <text:p>1078.384</text:p>
              </table:table-cell>
              <table:table-cell office:value-type="float" office:value="38.1339">
                <text:p>38.1339</text:p>
              </table:table-cell>
              <table:table-cell office:value-type="float" office:value="394.3603">
                <text:p>394.3603</text:p>
              </table:table-cell>
              <table:table-cell office:value-type="float" office:value="161.9871">
                <text:p>161.98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019.4791203704">
                <text:p>42019.47912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4884">
                <text:p>162.48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019.4792708334">
                <text:p>42019.4792708334</text:p>
              </table:table-cell>
              <table:table-cell office:value-type="float" office:value="1078.678">
                <text:p>1078.678</text:p>
              </table:table-cell>
              <table:table-cell office:value-type="float" office:value="38.2064">
                <text:p>38.2064</text:p>
              </table:table-cell>
              <table:table-cell office:value-type="float" office:value="386.8624">
                <text:p>386.8624</text:p>
              </table:table-cell>
              <table:table-cell office:value-type="float" office:value="162.8499">
                <text:p>162.84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019.4793981482">
                <text:p>42019.4793981482</text:p>
              </table:table-cell>
              <table:table-cell office:value-type="float" office:value="1079.0613">
                <text:p>1079.0613</text:p>
              </table:table-cell>
              <table:table-cell office:value-type="float" office:value="38.126">
                <text:p>38.126</text:p>
              </table:table-cell>
              <table:table-cell office:value-type="float" office:value="382.2438">
                <text:p>382.2438</text:p>
              </table:table-cell>
              <table:table-cell office:value-type="float" office:value="162.2658">
                <text:p>162.26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019.4795138889">
                <text:p>42019.4795138889</text:p>
              </table:table-cell>
              <table:table-cell office:value-type="float" office:value="1079.1569">
                <text:p>1079.1569</text:p>
              </table:table-cell>
              <table:table-cell office:value-type="float" office:value="38.051">
                <text:p>38.051</text:p>
              </table:table-cell>
              <table:table-cell office:value-type="float" office:value="382.55">
                <text:p>382.55</text:p>
              </table:table-cell>
              <table:table-cell office:value-type="float" office:value="161.7805">
                <text:p>161.7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019.4796412037">
                <text:p>42019.4796412037</text:p>
              </table:table-cell>
              <table:table-cell office:value-type="float" office:value="1079.0007">
                <text:p>1079.0007</text:p>
              </table:table-cell>
              <table:table-cell office:value-type="float" office:value="36.0692">
                <text:p>36.0692</text:p>
              </table:table-cell>
              <table:table-cell office:value-type="float" office:value="NaN">
                <text:p>NaN</text:p>
              </table:table-cell>
              <table:table-cell office:value-type="float" office:value="161.6826">
                <text:p>161.68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019.4798032408">
                <text:p>42019.479803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9902">
                <text:p>161.99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019.4799537037">
                <text:p>42019.4799537037</text:p>
              </table:table-cell>
              <table:table-cell office:value-type="float" office:value="1079.3542">
                <text:p>1079.3542</text:p>
              </table:table-cell>
              <table:table-cell office:value-type="float" office:value="40.7945">
                <text:p>40.7945</text:p>
              </table:table-cell>
              <table:table-cell office:value-type="float" office:value="381.5397">
                <text:p>381.5397</text:p>
              </table:table-cell>
              <table:table-cell office:value-type="float" office:value="162.6063">
                <text:p>162.60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019.4800810185">
                <text:p>42019.4800810185</text:p>
              </table:table-cell>
              <table:table-cell office:value-type="float" office:value="1079.9084">
                <text:p>1079.9084</text:p>
              </table:table-cell>
              <table:table-cell office:value-type="float" office:value="41.294">
                <text:p>41.294</text:p>
              </table:table-cell>
              <table:table-cell office:value-type="float" office:value="386.4873">
                <text:p>386.4873</text:p>
              </table:table-cell>
              <table:table-cell office:value-type="float" office:value="163.0388">
                <text:p>163.03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019.4802083333">
                <text:p>42019.4802083333</text:p>
              </table:table-cell>
              <table:table-cell office:value-type="float" office:value="1079.4438">
                <text:p>1079.4438</text:p>
              </table:table-cell>
              <table:table-cell office:value-type="float" office:value="41.6489">
                <text:p>41.6489</text:p>
              </table:table-cell>
              <table:table-cell office:value-type="float" office:value="389.0573">
                <text:p>389.0573</text:p>
              </table:table-cell>
              <table:table-cell office:value-type="float" office:value="163.3484">
                <text:p>163.34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019.4803356482">
                <text:p>42019.4803356482</text:p>
              </table:table-cell>
              <table:table-cell office:value-type="float" office:value="1079.4695">
                <text:p>1079.4695</text:p>
              </table:table-cell>
              <table:table-cell office:value-type="float" office:value="42.0671">
                <text:p>42.0671</text:p>
              </table:table-cell>
              <table:table-cell office:value-type="float" office:value="392.8778">
                <text:p>392.8778</text:p>
              </table:table-cell>
              <table:table-cell office:value-type="float" office:value="163.4443">
                <text:p>163.44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019.4804513889">
                <text:p>42019.4804513889</text:p>
              </table:table-cell>
              <table:table-cell office:value-type="float" office:value="1079.1862">
                <text:p>1079.1862</text:p>
              </table:table-cell>
              <table:table-cell office:value-type="float" office:value="42.2465">
                <text:p>42.2465</text:p>
              </table:table-cell>
              <table:table-cell office:value-type="float" office:value="332.0569">
                <text:p>332.0569</text:p>
              </table:table-cell>
              <table:table-cell office:value-type="float" office:value="163.4976">
                <text:p>163.49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019.4805787037">
                <text:p>42019.4805787037</text:p>
              </table:table-cell>
              <table:table-cell office:value-type="float" office:value="1079.6778">
                <text:p>1079.6778</text:p>
              </table:table-cell>
              <table:table-cell office:value-type="float" office:value="42.6783">
                <text:p>42.6783</text:p>
              </table:table-cell>
              <table:table-cell office:value-type="float" office:value="333.3261">
                <text:p>333.3261</text:p>
              </table:table-cell>
              <table:table-cell office:value-type="float" office:value="163.5855">
                <text:p>163.58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019.4807407407">
                <text:p>42019.4807407407</text:p>
              </table:table-cell>
              <table:table-cell office:value-type="float" office:value="1079.8067">
                <text:p>1079.8067</text:p>
              </table:table-cell>
              <table:table-cell office:value-type="float" office:value="43.5985">
                <text:p>43.5985</text:p>
              </table:table-cell>
              <table:table-cell office:value-type="float" office:value="332.6528">
                <text:p>332.6528</text:p>
              </table:table-cell>
              <table:table-cell office:value-type="float" office:value="163.7299">
                <text:p>163.72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019.4808680556">
                <text:p>42019.4808680556</text:p>
              </table:table-cell>
              <table:table-cell office:value-type="float" office:value="1079.4753">
                <text:p>1079.4753</text:p>
              </table:table-cell>
              <table:table-cell office:value-type="float" office:value="43.8824">
                <text:p>43.8824</text:p>
              </table:table-cell>
              <table:table-cell office:value-type="float" office:value="329.5751">
                <text:p>329.5751</text:p>
              </table:table-cell>
              <table:table-cell office:value-type="float" office:value="163.9237">
                <text:p>163.92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019.4809837963">
                <text:p>42019.4809837963</text:p>
              </table:table-cell>
              <table:table-cell office:value-type="float" office:value="1079.6296">
                <text:p>1079.6296</text:p>
              </table:table-cell>
              <table:table-cell office:value-type="float" office:value="41.6707">
                <text:p>41.6707</text:p>
              </table:table-cell>
              <table:table-cell office:value-type="float" office:value="317.122">
                <text:p>317.122</text:p>
              </table:table-cell>
              <table:table-cell office:value-type="float" office:value="164.0432">
                <text:p>164.04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019.4811458333">
                <text:p>42019.4811458333</text:p>
              </table:table-cell>
              <table:table-cell office:value-type="float" office:value="1079.8296">
                <text:p>1079.8296</text:p>
              </table:table-cell>
              <table:table-cell office:value-type="float" office:value="41.9543">
                <text:p>41.9543</text:p>
              </table:table-cell>
              <table:table-cell office:value-type="float" office:value="328.8564">
                <text:p>328.8564</text:p>
              </table:table-cell>
              <table:table-cell office:value-type="float" office:value="164.1595">
                <text:p>164.15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019.4812615741">
                <text:p>42019.481261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496">
                <text:p>164.24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019.4814236111">
                <text:p>42019.4814236111</text:p>
              </table:table-cell>
              <table:table-cell office:value-type="float" office:value="1079.4973">
                <text:p>1079.4973</text:p>
              </table:table-cell>
              <table:table-cell office:value-type="float" office:value="42.9634">
                <text:p>42.9634</text:p>
              </table:table-cell>
              <table:table-cell office:value-type="float" office:value="309.7384">
                <text:p>309.7384</text:p>
              </table:table-cell>
              <table:table-cell office:value-type="float" office:value="164.2603">
                <text:p>164.26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019.4815509259">
                <text:p>42019.481550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869">
                <text:p>164.28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019.4817013889">
                <text:p>42019.4817013889</text:p>
              </table:table-cell>
              <table:table-cell office:value-type="float" office:value="1079.5994">
                <text:p>1079.5994</text:p>
              </table:table-cell>
              <table:table-cell office:value-type="float" office:value="43.8403">
                <text:p>43.8403</text:p>
              </table:table-cell>
              <table:table-cell office:value-type="float" office:value="336.7495">
                <text:p>336.7495</text:p>
              </table:table-cell>
              <table:table-cell office:value-type="float" office:value="164.3516">
                <text:p>164.35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019.4818287037">
                <text:p>42019.4818287037</text:p>
              </table:table-cell>
              <table:table-cell office:value-type="float" office:value="1079.4226">
                <text:p>1079.4226</text:p>
              </table:table-cell>
              <table:table-cell office:value-type="float" office:value="44.1651">
                <text:p>44.1651</text:p>
              </table:table-cell>
              <table:table-cell office:value-type="float" office:value="338.0292">
                <text:p>338.0292</text:p>
              </table:table-cell>
              <table:table-cell office:value-type="float" office:value="164.3879">
                <text:p>164.38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019.4819444444">
                <text:p>42019.4819444444</text:p>
              </table:table-cell>
              <table:table-cell office:value-type="float" office:value="1079.3375">
                <text:p>1079.3375</text:p>
              </table:table-cell>
              <table:table-cell office:value-type="float" office:value="44.7597">
                <text:p>44.7597</text:p>
              </table:table-cell>
              <table:table-cell office:value-type="float" office:value="338.2347">
                <text:p>338.2347</text:p>
              </table:table-cell>
              <table:table-cell office:value-type="float" office:value="164.3878">
                <text:p>164.38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019.4821064815">
                <text:p>42019.4821064815</text:p>
              </table:table-cell>
              <table:table-cell office:value-type="float" office:value="1079.4552">
                <text:p>1079.4552</text:p>
              </table:table-cell>
              <table:table-cell office:value-type="float" office:value="44.2156">
                <text:p>44.2156</text:p>
              </table:table-cell>
              <table:table-cell office:value-type="float" office:value="340.9277">
                <text:p>340.9277</text:p>
              </table:table-cell>
              <table:table-cell office:value-type="float" office:value="164.3934">
                <text:p>164.39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019.4822337963">
                <text:p>42019.4822337963</text:p>
              </table:table-cell>
              <table:table-cell office:value-type="float" office:value="1079.5208">
                <text:p>1079.5208</text:p>
              </table:table-cell>
              <table:table-cell office:value-type="float" office:value="44.2569">
                <text:p>44.2569</text:p>
              </table:table-cell>
              <table:table-cell office:value-type="float" office:value="340.8634">
                <text:p>340.8634</text:p>
              </table:table-cell>
              <table:table-cell office:value-type="float" office:value="164.3564">
                <text:p>164.35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019.482349537">
                <text:p>42019.482349537</text:p>
              </table:table-cell>
              <table:table-cell office:value-type="float" office:value="1079.3647">
                <text:p>1079.3647</text:p>
              </table:table-cell>
              <table:table-cell office:value-type="float" office:value="43.9738">
                <text:p>43.9738</text:p>
              </table:table-cell>
              <table:table-cell office:value-type="float" office:value="341.7173">
                <text:p>341.7173</text:p>
              </table:table-cell>
              <table:table-cell office:value-type="float" office:value="164.3496">
                <text:p>164.34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019.4825115741">
                <text:p>42019.4825115741</text:p>
              </table:table-cell>
              <table:table-cell office:value-type="float" office:value="1078.8312">
                <text:p>1078.8312</text:p>
              </table:table-cell>
              <table:table-cell office:value-type="float" office:value="45.1577">
                <text:p>45.1577</text:p>
              </table:table-cell>
              <table:table-cell office:value-type="float" office:value="342.3124">
                <text:p>342.3124</text:p>
              </table:table-cell>
              <table:table-cell office:value-type="float" office:value="164.3442">
                <text:p>164.34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019.4826388889">
                <text:p>42019.4826388889</text:p>
              </table:table-cell>
              <table:table-cell office:value-type="float" office:value="NaN">
                <text:p>NaN</text:p>
              </table:table-cell>
              <table:table-cell office:value-type="float" office:value="45.4116">
                <text:p>45.4116</text:p>
              </table:table-cell>
              <table:table-cell office:value-type="float" office:value="NaN">
                <text:p>NaN</text:p>
              </table:table-cell>
              <table:table-cell office:value-type="float" office:value="164.3199">
                <text:p>164.31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019.4828009259">
                <text:p>42019.4828009259</text:p>
              </table:table-cell>
              <table:table-cell office:value-type="float" office:value="1079.2584">
                <text:p>1079.2584</text:p>
              </table:table-cell>
              <table:table-cell office:value-type="float" office:value="45.7998">
                <text:p>45.7998</text:p>
              </table:table-cell>
              <table:table-cell office:value-type="float" office:value="349.9992">
                <text:p>349.9992</text:p>
              </table:table-cell>
              <table:table-cell office:value-type="float" office:value="164.3641">
                <text:p>164.36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019.4829166667">
                <text:p>42019.4829166667</text:p>
              </table:table-cell>
              <table:table-cell office:value-type="float" office:value="1078.8565">
                <text:p>1078.8565</text:p>
              </table:table-cell>
              <table:table-cell office:value-type="float" office:value="45.9893">
                <text:p>45.9893</text:p>
              </table:table-cell>
              <table:table-cell office:value-type="float" office:value="351.8108">
                <text:p>351.8108</text:p>
              </table:table-cell>
              <table:table-cell office:value-type="float" office:value="164.3223">
                <text:p>164.32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019.4830439815">
                <text:p>42019.4830439815</text:p>
              </table:table-cell>
              <table:table-cell office:value-type="float" office:value="1078.4266">
                <text:p>1078.4266</text:p>
              </table:table-cell>
              <table:table-cell office:value-type="float" office:value="46.2102">
                <text:p>46.2102</text:p>
              </table:table-cell>
              <table:table-cell office:value-type="float" office:value="357.1323">
                <text:p>357.1323</text:p>
              </table:table-cell>
              <table:table-cell office:value-type="float" office:value="164.3503">
                <text:p>164.35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019.4831712963">
                <text:p>42019.4831712963</text:p>
              </table:table-cell>
              <table:table-cell office:value-type="float" office:value="1078.8878">
                <text:p>1078.8878</text:p>
              </table:table-cell>
              <table:table-cell office:value-type="float" office:value="42.3292">
                <text:p>42.3292</text:p>
              </table:table-cell>
              <table:table-cell office:value-type="float" office:value="347.9487">
                <text:p>347.9487</text:p>
              </table:table-cell>
              <table:table-cell office:value-type="float" office:value="164.3287">
                <text:p>164.32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019.483287037">
                <text:p>42019.48328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994">
                <text:p>164.29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019.4834490741">
                <text:p>42019.4834490741</text:p>
              </table:table-cell>
              <table:table-cell office:value-type="float" office:value="1078.1484">
                <text:p>1078.1484</text:p>
              </table:table-cell>
              <table:table-cell office:value-type="float" office:value="42.8506">
                <text:p>42.8506</text:p>
              </table:table-cell>
              <table:table-cell office:value-type="float" office:value="368.1676">
                <text:p>368.1676</text:p>
              </table:table-cell>
              <table:table-cell office:value-type="float" office:value="164.3175">
                <text:p>164.31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019.4836458333">
                <text:p>42019.4836458333</text:p>
              </table:table-cell>
              <table:table-cell office:value-type="float" office:value="1081.5076">
                <text:p>1081.5076</text:p>
              </table:table-cell>
              <table:table-cell office:value-type="float" office:value="42.6748">
                <text:p>42.6748</text:p>
              </table:table-cell>
              <table:table-cell office:value-type="float" office:value="346.5249">
                <text:p>346.5249</text:p>
              </table:table-cell>
              <table:table-cell office:value-type="float" office:value="164.6148">
                <text:p>164.61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019.4837615741">
                <text:p>42019.4837615741</text:p>
              </table:table-cell>
              <table:table-cell office:value-type="float" office:value="1083.7582">
                <text:p>1083.7582</text:p>
              </table:table-cell>
              <table:table-cell office:value-type="float" office:value="41.4916">
                <text:p>41.4916</text:p>
              </table:table-cell>
              <table:table-cell office:value-type="float" office:value="354.7632">
                <text:p>354.7632</text:p>
              </table:table-cell>
              <table:table-cell office:value-type="float" office:value="164.7372">
                <text:p>164.73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019.4838888889">
                <text:p>42019.4838888889</text:p>
              </table:table-cell>
              <table:table-cell office:value-type="float" office:value="1085.1958">
                <text:p>1085.1958</text:p>
              </table:table-cell>
              <table:table-cell office:value-type="float" office:value="41.8445">
                <text:p>41.8445</text:p>
              </table:table-cell>
              <table:table-cell office:value-type="float" office:value="354.6641">
                <text:p>354.6641</text:p>
              </table:table-cell>
              <table:table-cell office:value-type="float" office:value="164.8229">
                <text:p>164.82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019.4840162037">
                <text:p>42019.4840162037</text:p>
              </table:table-cell>
              <table:table-cell office:value-type="float" office:value="1085.7959">
                <text:p>1085.7959</text:p>
              </table:table-cell>
              <table:table-cell office:value-type="float" office:value="41.8463">
                <text:p>41.8463</text:p>
              </table:table-cell>
              <table:table-cell office:value-type="float" office:value="355.9042">
                <text:p>355.9042</text:p>
              </table:table-cell>
              <table:table-cell office:value-type="float" office:value="164.9225">
                <text:p>164.92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019.4841435185">
                <text:p>42019.4841435185</text:p>
              </table:table-cell>
              <table:table-cell office:value-type="float" office:value="1086.26">
                <text:p>1086.26</text:p>
              </table:table-cell>
              <table:table-cell office:value-type="float" office:value="41.9196">
                <text:p>41.9196</text:p>
              </table:table-cell>
              <table:table-cell office:value-type="float" office:value="353.1395">
                <text:p>353.1395</text:p>
              </table:table-cell>
              <table:table-cell office:value-type="float" office:value="164.8925">
                <text:p>164.89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019.4842592593">
                <text:p>42019.4842592593</text:p>
              </table:table-cell>
              <table:table-cell office:value-type="float" office:value="1086.7565">
                <text:p>1086.7565</text:p>
              </table:table-cell>
              <table:table-cell office:value-type="float" office:value="41.8163">
                <text:p>41.8163</text:p>
              </table:table-cell>
              <table:table-cell office:value-type="float" office:value="350.714">
                <text:p>350.714</text:p>
              </table:table-cell>
              <table:table-cell office:value-type="float" office:value="164.847">
                <text:p>164.8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019.4844212963">
                <text:p>42019.4844212963</text:p>
              </table:table-cell>
              <table:table-cell office:value-type="float" office:value="1087.0497">
                <text:p>1087.0497</text:p>
              </table:table-cell>
              <table:table-cell office:value-type="float" office:value="41.8385">
                <text:p>41.8385</text:p>
              </table:table-cell>
              <table:table-cell office:value-type="float" office:value="349.1203">
                <text:p>349.1203</text:p>
              </table:table-cell>
              <table:table-cell office:value-type="float" office:value="164.8159">
                <text:p>164.81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019.4845486111">
                <text:p>42019.484548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8027">
                <text:p>164.80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019.4846990741">
                <text:p>42019.4846990741</text:p>
              </table:table-cell>
              <table:table-cell office:value-type="float" office:value="1087.1167">
                <text:p>1087.1167</text:p>
              </table:table-cell>
              <table:table-cell office:value-type="float" office:value="41.4624">
                <text:p>41.4624</text:p>
              </table:table-cell>
              <table:table-cell office:value-type="float" office:value="341.3513">
                <text:p>341.3513</text:p>
              </table:table-cell>
              <table:table-cell office:value-type="float" office:value="164.7606">
                <text:p>164.76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019.4848611111">
                <text:p>42019.4848611111</text:p>
              </table:table-cell>
              <table:table-cell office:value-type="float" office:value="1087.8008">
                <text:p>1087.8008</text:p>
              </table:table-cell>
              <table:table-cell office:value-type="float" office:value="42.7719">
                <text:p>42.7719</text:p>
              </table:table-cell>
              <table:table-cell office:value-type="float" office:value="NaN">
                <text:p>NaN</text:p>
              </table:table-cell>
              <table:table-cell office:value-type="float" office:value="164.7901">
                <text:p>164.79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019.4850231481">
                <text:p>42019.4850231481</text:p>
              </table:table-cell>
              <table:table-cell office:value-type="float" office:value="1087.6174">
                <text:p>1087.6174</text:p>
              </table:table-cell>
              <table:table-cell office:value-type="float" office:value="43.2921">
                <text:p>43.2921</text:p>
              </table:table-cell>
              <table:table-cell office:value-type="float" office:value="338.9164">
                <text:p>338.9164</text:p>
              </table:table-cell>
              <table:table-cell office:value-type="float" office:value="164.6976">
                <text:p>164.69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019.4851388889">
                <text:p>42019.48513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5868">
                <text:p>164.58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019.4853009259">
                <text:p>42019.4853009259</text:p>
              </table:table-cell>
              <table:table-cell office:value-type="float" office:value="1087.489">
                <text:p>1087.489</text:p>
              </table:table-cell>
              <table:table-cell office:value-type="float" office:value="42.3933">
                <text:p>42.3933</text:p>
              </table:table-cell>
              <table:table-cell office:value-type="float" office:value="341.3376">
                <text:p>341.3376</text:p>
              </table:table-cell>
              <table:table-cell office:value-type="float" office:value="164.6094">
                <text:p>164.60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019.485462963">
                <text:p>42019.485462963</text:p>
              </table:table-cell>
              <table:table-cell office:value-type="float" office:value="1088.0216">
                <text:p>1088.0216</text:p>
              </table:table-cell>
              <table:table-cell office:value-type="float" office:value="42.2251">
                <text:p>42.2251</text:p>
              </table:table-cell>
              <table:table-cell office:value-type="float" office:value="340.3621">
                <text:p>340.3621</text:p>
              </table:table-cell>
              <table:table-cell office:value-type="float" office:value="164.6534">
                <text:p>164.65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019.4855787037">
                <text:p>42019.4855787037</text:p>
              </table:table-cell>
              <table:table-cell office:value-type="float" office:value="1087.7319">
                <text:p>1087.7319</text:p>
              </table:table-cell>
              <table:table-cell office:value-type="float" office:value="42.1515">
                <text:p>42.1515</text:p>
              </table:table-cell>
              <table:table-cell office:value-type="float" office:value="339.1477">
                <text:p>339.1477</text:p>
              </table:table-cell>
              <table:table-cell office:value-type="float" office:value="164.6389">
                <text:p>164.6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019.4857060185">
                <text:p>42019.4857060185</text:p>
              </table:table-cell>
              <table:table-cell office:value-type="float" office:value="1087.6606">
                <text:p>1087.6606</text:p>
              </table:table-cell>
              <table:table-cell office:value-type="float" office:value="41.3923">
                <text:p>41.3923</text:p>
              </table:table-cell>
              <table:table-cell office:value-type="float" office:value="339.977">
                <text:p>339.977</text:p>
              </table:table-cell>
              <table:table-cell office:value-type="float" office:value="164.5967">
                <text:p>164.59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019.4858333333">
                <text:p>42019.4858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6458">
                <text:p>164.64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019.4859837963">
                <text:p>42019.4859837963</text:p>
              </table:table-cell>
              <table:table-cell office:value-type="float" office:value="1087.4346">
                <text:p>1087.4346</text:p>
              </table:table-cell>
              <table:table-cell office:value-type="float" office:value="42.4786">
                <text:p>42.4786</text:p>
              </table:table-cell>
              <table:table-cell office:value-type="float" office:value="341.7993">
                <text:p>341.7993</text:p>
              </table:table-cell>
              <table:table-cell office:value-type="float" office:value="164.6795">
                <text:p>164.67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019.4861111111">
                <text:p>42019.4861111111</text:p>
              </table:table-cell>
              <table:table-cell office:value-type="float" office:value="1086.8595">
                <text:p>1086.8595</text:p>
              </table:table-cell>
              <table:table-cell office:value-type="float" office:value="42.4186">
                <text:p>42.4186</text:p>
              </table:table-cell>
              <table:table-cell office:value-type="float" office:value="339.7974">
                <text:p>339.7974</text:p>
              </table:table-cell>
              <table:table-cell office:value-type="float" office:value="164.6837">
                <text:p>164.68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019.4862384259">
                <text:p>42019.4862384259</text:p>
              </table:table-cell>
              <table:table-cell office:value-type="float" office:value="1086.4927">
                <text:p>1086.4927</text:p>
              </table:table-cell>
              <table:table-cell office:value-type="float" office:value="42.4767">
                <text:p>42.4767</text:p>
              </table:table-cell>
              <table:table-cell office:value-type="float" office:value="346.7687">
                <text:p>346.7687</text:p>
              </table:table-cell>
              <table:table-cell office:value-type="float" office:value="164.6551">
                <text:p>164.65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019.4864351852">
                <text:p>42019.4864351852</text:p>
              </table:table-cell>
              <table:table-cell office:value-type="float" office:value="1086.3125">
                <text:p>1086.3125</text:p>
              </table:table-cell>
              <table:table-cell office:value-type="float" office:value="42.5485">
                <text:p>42.5485</text:p>
              </table:table-cell>
              <table:table-cell office:value-type="float" office:value="347.098">
                <text:p>347.098</text:p>
              </table:table-cell>
              <table:table-cell office:value-type="float" office:value="164.7122">
                <text:p>164.71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019.486550926">
                <text:p>42019.486550926</text:p>
              </table:table-cell>
              <table:table-cell office:value-type="float" office:value="1085.953">
                <text:p>1085.953</text:p>
              </table:table-cell>
              <table:table-cell office:value-type="float" office:value="42.5982">
                <text:p>42.5982</text:p>
              </table:table-cell>
              <table:table-cell office:value-type="float" office:value="346.6532">
                <text:p>346.6532</text:p>
              </table:table-cell>
              <table:table-cell office:value-type="float" office:value="164.6695">
                <text:p>164.66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019.4866782408">
                <text:p>42019.4866782408</text:p>
              </table:table-cell>
              <table:table-cell office:value-type="float" office:value="1086.0332">
                <text:p>1086.0332</text:p>
              </table:table-cell>
              <table:table-cell office:value-type="float" office:value="42.6125">
                <text:p>42.6125</text:p>
              </table:table-cell>
              <table:table-cell office:value-type="float" office:value="344.5832">
                <text:p>344.5832</text:p>
              </table:table-cell>
              <table:table-cell office:value-type="float" office:value="164.637">
                <text:p>164.6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019.4868055556">
                <text:p>42019.4868055556</text:p>
              </table:table-cell>
              <table:table-cell office:value-type="float" office:value="1086.071">
                <text:p>1086.071</text:p>
              </table:table-cell>
              <table:table-cell office:value-type="float" office:value="42.8904">
                <text:p>42.8904</text:p>
              </table:table-cell>
              <table:table-cell office:value-type="float" office:value="344.5302">
                <text:p>344.5302</text:p>
              </table:table-cell>
              <table:table-cell office:value-type="float" office:value="164.6491">
                <text:p>164.64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019.4869212963">
                <text:p>42019.4869212963</text:p>
              </table:table-cell>
              <table:table-cell office:value-type="float" office:value="1085.6881">
                <text:p>1085.6881</text:p>
              </table:table-cell>
              <table:table-cell office:value-type="float" office:value="42.9452">
                <text:p>42.9452</text:p>
              </table:table-cell>
              <table:table-cell office:value-type="float" office:value="346.9147">
                <text:p>346.9147</text:p>
              </table:table-cell>
              <table:table-cell office:value-type="float" office:value="164.6648">
                <text:p>164.66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019.4870486111">
                <text:p>42019.4870486111</text:p>
              </table:table-cell>
              <table:table-cell office:value-type="float" office:value="1085.54">
                <text:p>1085.54</text:p>
              </table:table-cell>
              <table:table-cell office:value-type="float" office:value="42.7638">
                <text:p>42.7638</text:p>
              </table:table-cell>
              <table:table-cell office:value-type="float" office:value="346.894">
                <text:p>346.894</text:p>
              </table:table-cell>
              <table:table-cell office:value-type="float" office:value="164.658">
                <text:p>164.6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019.4871759259">
                <text:p>42019.4871759259</text:p>
              </table:table-cell>
              <table:table-cell office:value-type="float" office:value="1085.6584">
                <text:p>1085.6584</text:p>
              </table:table-cell>
              <table:table-cell office:value-type="float" office:value="43.1492">
                <text:p>43.1492</text:p>
              </table:table-cell>
              <table:table-cell office:value-type="float" office:value="292.6383">
                <text:p>292.6383</text:p>
              </table:table-cell>
              <table:table-cell office:value-type="float" office:value="164.6399">
                <text:p>164.63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019.4873032407">
                <text:p>42019.4873032407</text:p>
              </table:table-cell>
              <table:table-cell office:value-type="float" office:value="1085.7916">
                <text:p>1085.7916</text:p>
              </table:table-cell>
              <table:table-cell office:value-type="float" office:value="42.7466">
                <text:p>42.7466</text:p>
              </table:table-cell>
              <table:table-cell office:value-type="float" office:value="304.7594">
                <text:p>304.7594</text:p>
              </table:table-cell>
              <table:table-cell office:value-type="float" office:value="164.6141">
                <text:p>164.61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019.4874537037">
                <text:p>42019.4874537037</text:p>
              </table:table-cell>
              <table:table-cell office:value-type="float" office:value="1085.4307">
                <text:p>1085.4307</text:p>
              </table:table-cell>
              <table:table-cell office:value-type="float" office:value="42.7463">
                <text:p>42.7463</text:p>
              </table:table-cell>
              <table:table-cell office:value-type="float" office:value="336.7992">
                <text:p>336.7992</text:p>
              </table:table-cell>
              <table:table-cell office:value-type="float" office:value="164.658">
                <text:p>164.6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019.4875810185">
                <text:p>42019.4875810185</text:p>
              </table:table-cell>
              <table:table-cell office:value-type="float" office:value="1085.5022">
                <text:p>1085.5022</text:p>
              </table:table-cell>
              <table:table-cell office:value-type="float" office:value="42.5875">
                <text:p>42.5875</text:p>
              </table:table-cell>
              <table:table-cell office:value-type="float" office:value="323.6643">
                <text:p>323.6643</text:p>
              </table:table-cell>
              <table:table-cell office:value-type="float" office:value="164.6543">
                <text:p>164.65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019.4877083333">
                <text:p>42019.4877083333</text:p>
              </table:table-cell>
              <table:table-cell office:value-type="float" office:value="1085.4024">
                <text:p>1085.4024</text:p>
              </table:table-cell>
              <table:table-cell office:value-type="float" office:value="42.8473">
                <text:p>42.8473</text:p>
              </table:table-cell>
              <table:table-cell office:value-type="float" office:value="323.6428">
                <text:p>323.6428</text:p>
              </table:table-cell>
              <table:table-cell office:value-type="float" office:value="164.6054">
                <text:p>164.60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019.4878703704">
                <text:p>42019.4878703704</text:p>
              </table:table-cell>
              <table:table-cell office:value-type="float" office:value="1085.2771">
                <text:p>1085.2771</text:p>
              </table:table-cell>
              <table:table-cell office:value-type="float" office:value="42.8415">
                <text:p>42.8415</text:p>
              </table:table-cell>
              <table:table-cell office:value-type="float" office:value="327.0836">
                <text:p>327.0836</text:p>
              </table:table-cell>
              <table:table-cell office:value-type="float" office:value="164.6204">
                <text:p>164.62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019.4880324074">
                <text:p>42019.4880324074</text:p>
              </table:table-cell>
              <table:table-cell office:value-type="float" office:value="1085.3708">
                <text:p>1085.3708</text:p>
              </table:table-cell>
              <table:table-cell office:value-type="float" office:value="42.8985">
                <text:p>42.8985</text:p>
              </table:table-cell>
              <table:table-cell office:value-type="float" office:value="324.5739">
                <text:p>324.5739</text:p>
              </table:table-cell>
              <table:table-cell office:value-type="float" office:value="164.6356">
                <text:p>164.63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019.4881828704">
                <text:p>42019.4881828704</text:p>
              </table:table-cell>
              <table:table-cell office:value-type="float" office:value="1085.033">
                <text:p>1085.033</text:p>
              </table:table-cell>
              <table:table-cell office:value-type="float" office:value="43.1489">
                <text:p>43.1489</text:p>
              </table:table-cell>
              <table:table-cell office:value-type="float" office:value="324.3997">
                <text:p>324.3997</text:p>
              </table:table-cell>
              <table:table-cell office:value-type="float" office:value="164.5933">
                <text:p>164.59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019.4883101852">
                <text:p>42019.4883101852</text:p>
              </table:table-cell>
              <table:table-cell office:value-type="float" office:value="1084.7268">
                <text:p>1084.7268</text:p>
              </table:table-cell>
              <table:table-cell office:value-type="float" office:value="43.2534">
                <text:p>43.2534</text:p>
              </table:table-cell>
              <table:table-cell office:value-type="float" office:value="323.2766">
                <text:p>323.2766</text:p>
              </table:table-cell>
              <table:table-cell office:value-type="float" office:value="164.5962">
                <text:p>164.59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019.4884722222">
                <text:p>42019.4884722222</text:p>
              </table:table-cell>
              <table:table-cell office:value-type="float" office:value="1084.9517">
                <text:p>1084.9517</text:p>
              </table:table-cell>
              <table:table-cell office:value-type="float" office:value="43.2186">
                <text:p>43.2186</text:p>
              </table:table-cell>
              <table:table-cell office:value-type="float" office:value="324.0871">
                <text:p>324.0871</text:p>
              </table:table-cell>
              <table:table-cell office:value-type="float" office:value="164.6323">
                <text:p>164.63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019.488599537">
                <text:p>42019.488599537</text:p>
              </table:table-cell>
              <table:table-cell office:value-type="float" office:value="1084.4504">
                <text:p>1084.4504</text:p>
              </table:table-cell>
              <table:table-cell office:value-type="float" office:value="43.2402">
                <text:p>43.2402</text:p>
              </table:table-cell>
              <table:table-cell office:value-type="float" office:value="323.9047">
                <text:p>323.9047</text:p>
              </table:table-cell>
              <table:table-cell office:value-type="float" office:value="164.6392">
                <text:p>164.63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019.4887152778">
                <text:p>42019.4887152778</text:p>
              </table:table-cell>
              <table:table-cell office:value-type="float" office:value="1084.2697">
                <text:p>1084.2697</text:p>
              </table:table-cell>
              <table:table-cell office:value-type="float" office:value="43.166">
                <text:p>43.166</text:p>
              </table:table-cell>
              <table:table-cell office:value-type="float" office:value="324.6254">
                <text:p>324.6254</text:p>
              </table:table-cell>
              <table:table-cell office:value-type="float" office:value="164.6059">
                <text:p>164.60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019.4888425926">
                <text:p>42019.4888425926</text:p>
              </table:table-cell>
              <table:table-cell office:value-type="float" office:value="1084.3662">
                <text:p>1084.3662</text:p>
              </table:table-cell>
              <table:table-cell office:value-type="float" office:value="43.1281">
                <text:p>43.1281</text:p>
              </table:table-cell>
              <table:table-cell office:value-type="float" office:value="327.9678">
                <text:p>327.9678</text:p>
              </table:table-cell>
              <table:table-cell office:value-type="float" office:value="164.6063">
                <text:p>164.60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019.4889699074">
                <text:p>42019.4889699074</text:p>
              </table:table-cell>
              <table:table-cell office:value-type="float" office:value="1084.3995">
                <text:p>1084.3995</text:p>
              </table:table-cell>
              <table:table-cell office:value-type="float" office:value="42.8782">
                <text:p>42.8782</text:p>
              </table:table-cell>
              <table:table-cell office:value-type="float" office:value="328.1803">
                <text:p>328.1803</text:p>
              </table:table-cell>
              <table:table-cell office:value-type="float" office:value="164.599">
                <text:p>164.5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019.4890972222">
                <text:p>42019.4890972222</text:p>
              </table:table-cell>
              <table:table-cell office:value-type="float" office:value="1084.2528">
                <text:p>1084.2528</text:p>
              </table:table-cell>
              <table:table-cell office:value-type="float" office:value="42.6259">
                <text:p>42.6259</text:p>
              </table:table-cell>
              <table:table-cell office:value-type="float" office:value="327.0511">
                <text:p>327.0511</text:p>
              </table:table-cell>
              <table:table-cell office:value-type="float" office:value="164.6558">
                <text:p>164.65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019.4892476852">
                <text:p>42019.4892476852</text:p>
              </table:table-cell>
              <table:table-cell office:value-type="float" office:value="1083.8136">
                <text:p>1083.8136</text:p>
              </table:table-cell>
              <table:table-cell office:value-type="float" office:value="42.2428">
                <text:p>42.2428</text:p>
              </table:table-cell>
              <table:table-cell office:value-type="float" office:value="325.4852">
                <text:p>325.4852</text:p>
              </table:table-cell>
              <table:table-cell office:value-type="float" office:value="164.6477">
                <text:p>164.64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019.489375">
                <text:p>42019.489375</text:p>
              </table:table-cell>
              <table:table-cell office:value-type="float" office:value="1083.7874">
                <text:p>1083.7874</text:p>
              </table:table-cell>
              <table:table-cell office:value-type="float" office:value="41.7408">
                <text:p>41.7408</text:p>
              </table:table-cell>
              <table:table-cell office:value-type="float" office:value="325.6004">
                <text:p>325.6004</text:p>
              </table:table-cell>
              <table:table-cell office:value-type="float" office:value="164.647">
                <text:p>164.6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019.4895023148">
                <text:p>42019.4895023148</text:p>
              </table:table-cell>
              <table:table-cell office:value-type="float" office:value="1084.0022">
                <text:p>1084.0022</text:p>
              </table:table-cell>
              <table:table-cell office:value-type="float" office:value="41.5371">
                <text:p>41.5371</text:p>
              </table:table-cell>
              <table:table-cell office:value-type="float" office:value="NaN">
                <text:p>NaN</text:p>
              </table:table-cell>
              <table:table-cell office:value-type="float" office:value="164.7065">
                <text:p>164.70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019.4896990741">
                <text:p>42019.4896990741</text:p>
              </table:table-cell>
              <table:table-cell office:value-type="float" office:value="1083.8049">
                <text:p>1083.8049</text:p>
              </table:table-cell>
              <table:table-cell office:value-type="float" office:value="41.0199">
                <text:p>41.0199</text:p>
              </table:table-cell>
              <table:table-cell office:value-type="float" office:value="324.2853">
                <text:p>324.2853</text:p>
              </table:table-cell>
              <table:table-cell office:value-type="float" office:value="164.746">
                <text:p>164.7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019.4898148148">
                <text:p>42019.4898148148</text:p>
              </table:table-cell>
              <table:table-cell office:value-type="float" office:value="1083.4942">
                <text:p>1083.4942</text:p>
              </table:table-cell>
              <table:table-cell office:value-type="float" office:value="40.7983">
                <text:p>40.7983</text:p>
              </table:table-cell>
              <table:table-cell office:value-type="float" office:value="325.2754">
                <text:p>325.2754</text:p>
              </table:table-cell>
              <table:table-cell office:value-type="float" office:value="164.7056">
                <text:p>164.70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019.4899421296">
                <text:p>42019.4899421296</text:p>
              </table:table-cell>
              <table:table-cell office:value-type="float" office:value="1083.5581">
                <text:p>1083.5581</text:p>
              </table:table-cell>
              <table:table-cell office:value-type="float" office:value="40.7647">
                <text:p>40.7647</text:p>
              </table:table-cell>
              <table:table-cell office:value-type="float" office:value="325.413">
                <text:p>325.413</text:p>
              </table:table-cell>
              <table:table-cell office:value-type="float" office:value="164.7042">
                <text:p>164.70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019.4900694444">
                <text:p>42019.4900694444</text:p>
              </table:table-cell>
              <table:table-cell office:value-type="float" office:value="1083.3701">
                <text:p>1083.3701</text:p>
              </table:table-cell>
              <table:table-cell office:value-type="float" office:value="40.7289">
                <text:p>40.7289</text:p>
              </table:table-cell>
              <table:table-cell office:value-type="float" office:value="326.0597">
                <text:p>326.0597</text:p>
              </table:table-cell>
              <table:table-cell office:value-type="float" office:value="164.7292">
                <text:p>164.72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019.4901851852">
                <text:p>42019.4901851852</text:p>
              </table:table-cell>
              <table:table-cell office:value-type="float" office:value="1083.5789">
                <text:p>1083.5789</text:p>
              </table:table-cell>
              <table:table-cell office:value-type="float" office:value="40.6023">
                <text:p>40.6023</text:p>
              </table:table-cell>
              <table:table-cell office:value-type="float" office:value="324.693">
                <text:p>324.693</text:p>
              </table:table-cell>
              <table:table-cell office:value-type="float" office:value="164.7257">
                <text:p>164.72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019.4903125">
                <text:p>42019.4903125</text:p>
              </table:table-cell>
              <table:table-cell office:value-type="float" office:value="1083.4119">
                <text:p>1083.4119</text:p>
              </table:table-cell>
              <table:table-cell office:value-type="float" office:value="40.4024">
                <text:p>40.4024</text:p>
              </table:table-cell>
              <table:table-cell office:value-type="float" office:value="325.7217">
                <text:p>325.7217</text:p>
              </table:table-cell>
              <table:table-cell office:value-type="float" office:value="164.7427">
                <text:p>164.74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019.4904398148">
                <text:p>42019.4904398148</text:p>
              </table:table-cell>
              <table:table-cell office:value-type="float" office:value="1083.248">
                <text:p>1083.248</text:p>
              </table:table-cell>
              <table:table-cell office:value-type="float" office:value="40.193">
                <text:p>40.193</text:p>
              </table:table-cell>
              <table:table-cell office:value-type="float" office:value="325.1993">
                <text:p>325.1993</text:p>
              </table:table-cell>
              <table:table-cell office:value-type="float" office:value="164.7343">
                <text:p>164.73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019.4905555556">
                <text:p>42019.4905555556</text:p>
              </table:table-cell>
              <table:table-cell office:value-type="float" office:value="1083.0827">
                <text:p>1083.0827</text:p>
              </table:table-cell>
              <table:table-cell office:value-type="float" office:value="39.9811">
                <text:p>39.9811</text:p>
              </table:table-cell>
              <table:table-cell office:value-type="float" office:value="325.4828">
                <text:p>325.4828</text:p>
              </table:table-cell>
              <table:table-cell office:value-type="float" office:value="164.7266">
                <text:p>164.72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019.4906828704">
                <text:p>42019.4906828704</text:p>
              </table:table-cell>
              <table:table-cell office:value-type="float" office:value="1082.9684">
                <text:p>1082.9684</text:p>
              </table:table-cell>
              <table:table-cell office:value-type="float" office:value="40.6788">
                <text:p>40.6788</text:p>
              </table:table-cell>
              <table:table-cell office:value-type="float" office:value="325.4988">
                <text:p>325.4988</text:p>
              </table:table-cell>
              <table:table-cell office:value-type="float" office:value="164.7518">
                <text:p>164.75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019.4908101852">
                <text:p>42019.4908101852</text:p>
              </table:table-cell>
              <table:table-cell office:value-type="float" office:value="1083.0576">
                <text:p>1083.0576</text:p>
              </table:table-cell>
              <table:table-cell office:value-type="float" office:value="40.4334">
                <text:p>40.4334</text:p>
              </table:table-cell>
              <table:table-cell office:value-type="float" office:value="325.9989">
                <text:p>325.9989</text:p>
              </table:table-cell>
              <table:table-cell office:value-type="float" office:value="164.7773">
                <text:p>164.77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019.4909375">
                <text:p>42019.4909375</text:p>
              </table:table-cell>
              <table:table-cell office:value-type="float" office:value="1082.8999">
                <text:p>1082.8999</text:p>
              </table:table-cell>
              <table:table-cell office:value-type="float" office:value="40.3119">
                <text:p>40.3119</text:p>
              </table:table-cell>
              <table:table-cell office:value-type="float" office:value="325.1937">
                <text:p>325.1937</text:p>
              </table:table-cell>
              <table:table-cell office:value-type="float" office:value="164.7995">
                <text:p>164.79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019.4910648148">
                <text:p>42019.4910648148</text:p>
              </table:table-cell>
              <table:table-cell office:value-type="float" office:value="1082.9038">
                <text:p>1082.9038</text:p>
              </table:table-cell>
              <table:table-cell office:value-type="float" office:value="40.169">
                <text:p>40.169</text:p>
              </table:table-cell>
              <table:table-cell office:value-type="float" office:value="325.6455">
                <text:p>325.6455</text:p>
              </table:table-cell>
              <table:table-cell office:value-type="float" office:value="164.8114">
                <text:p>164.8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019.4911805556">
                <text:p>42019.4911805556</text:p>
              </table:table-cell>
              <table:table-cell office:value-type="float" office:value="1082.9699">
                <text:p>1082.9699</text:p>
              </table:table-cell>
              <table:table-cell office:value-type="float" office:value="40.0913">
                <text:p>40.0913</text:p>
              </table:table-cell>
              <table:table-cell office:value-type="float" office:value="325.4142">
                <text:p>325.4142</text:p>
              </table:table-cell>
              <table:table-cell office:value-type="float" office:value="164.8174">
                <text:p>164.81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019.4913078704">
                <text:p>42019.4913078704</text:p>
              </table:table-cell>
              <table:table-cell office:value-type="float" office:value="1082.618">
                <text:p>1082.618</text:p>
              </table:table-cell>
              <table:table-cell office:value-type="float" office:value="40.0883">
                <text:p>40.0883</text:p>
              </table:table-cell>
              <table:table-cell office:value-type="float" office:value="324.945">
                <text:p>324.945</text:p>
              </table:table-cell>
              <table:table-cell office:value-type="float" office:value="164.7975">
                <text:p>164.79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019.4914351852">
                <text:p>42019.4914351852</text:p>
              </table:table-cell>
              <table:table-cell office:value-type="float" office:value="1082.5566">
                <text:p>1082.5566</text:p>
              </table:table-cell>
              <table:table-cell office:value-type="float" office:value="40.0804">
                <text:p>40.0804</text:p>
              </table:table-cell>
              <table:table-cell office:value-type="float" office:value="324.1407">
                <text:p>324.1407</text:p>
              </table:table-cell>
              <table:table-cell office:value-type="float" office:value="164.7996">
                <text:p>164.7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019.4915625">
                <text:p>42019.4915625</text:p>
              </table:table-cell>
              <table:table-cell office:value-type="float" office:value="1082.8677">
                <text:p>1082.8677</text:p>
              </table:table-cell>
              <table:table-cell office:value-type="float" office:value="39.9959">
                <text:p>39.9959</text:p>
              </table:table-cell>
              <table:table-cell office:value-type="float" office:value="325.3885">
                <text:p>325.3885</text:p>
              </table:table-cell>
              <table:table-cell office:value-type="float" office:value="164.7899">
                <text:p>164.78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019.4916782407">
                <text:p>42019.49167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861">
                <text:p>164.78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019.4918287037">
                <text:p>42019.4918287037</text:p>
              </table:table-cell>
              <table:table-cell office:value-type="float" office:value="1082.5813">
                <text:p>1082.5813</text:p>
              </table:table-cell>
              <table:table-cell office:value-type="float" office:value="39.9088">
                <text:p>39.9088</text:p>
              </table:table-cell>
              <table:table-cell office:value-type="float" office:value="324.4966">
                <text:p>324.4966</text:p>
              </table:table-cell>
              <table:table-cell office:value-type="float" office:value="164.7793">
                <text:p>164.77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019.4919560185">
                <text:p>42019.4919560185</text:p>
              </table:table-cell>
              <table:table-cell office:value-type="float" office:value="1082.4373">
                <text:p>1082.4373</text:p>
              </table:table-cell>
              <table:table-cell office:value-type="float" office:value="39.8943">
                <text:p>39.8943</text:p>
              </table:table-cell>
              <table:table-cell office:value-type="float" office:value="325.7654">
                <text:p>325.7654</text:p>
              </table:table-cell>
              <table:table-cell office:value-type="float" office:value="164.7767">
                <text:p>164.77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019.4920833333">
                <text:p>42019.4920833333</text:p>
              </table:table-cell>
              <table:table-cell office:value-type="float" office:value="1082.2679">
                <text:p>1082.2679</text:p>
              </table:table-cell>
              <table:table-cell office:value-type="float" office:value="39.8488">
                <text:p>39.8488</text:p>
              </table:table-cell>
              <table:table-cell office:value-type="float" office:value="NaN">
                <text:p>NaN</text:p>
              </table:table-cell>
              <table:table-cell office:value-type="float" office:value="164.7928">
                <text:p>164.79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019.4922337963">
                <text:p>42019.4922337963</text:p>
              </table:table-cell>
              <table:table-cell office:value-type="float" office:value="1082.3099">
                <text:p>1082.3099</text:p>
              </table:table-cell>
              <table:table-cell office:value-type="float" office:value="39.8575">
                <text:p>39.8575</text:p>
              </table:table-cell>
              <table:table-cell office:value-type="float" office:value="NaN">
                <text:p>NaN</text:p>
              </table:table-cell>
              <table:table-cell office:value-type="float" office:value="164.7708">
                <text:p>164.77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019.4923958333">
                <text:p>42019.4923958333</text:p>
              </table:table-cell>
              <table:table-cell office:value-type="float" office:value="1082.0793">
                <text:p>1082.0793</text:p>
              </table:table-cell>
              <table:table-cell office:value-type="float" office:value="39.8224">
                <text:p>39.8224</text:p>
              </table:table-cell>
              <table:table-cell office:value-type="float" office:value="326.1879">
                <text:p>326.1879</text:p>
              </table:table-cell>
              <table:table-cell office:value-type="float" office:value="164.7452">
                <text:p>164.74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019.4925231482">
                <text:p>42019.4925231482</text:p>
              </table:table-cell>
              <table:table-cell office:value-type="float" office:value="1082.4196">
                <text:p>1082.4196</text:p>
              </table:table-cell>
              <table:table-cell office:value-type="float" office:value="39.809">
                <text:p>39.809</text:p>
              </table:table-cell>
              <table:table-cell office:value-type="float" office:value="324.7603">
                <text:p>324.7603</text:p>
              </table:table-cell>
              <table:table-cell office:value-type="float" office:value="164.703">
                <text:p>164.7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019.4926851852">
                <text:p>42019.4926851852</text:p>
              </table:table-cell>
              <table:table-cell office:value-type="float" office:value="1082.0172">
                <text:p>1082.0172</text:p>
              </table:table-cell>
              <table:table-cell office:value-type="float" office:value="39.7975">
                <text:p>39.7975</text:p>
              </table:table-cell>
              <table:table-cell office:value-type="float" office:value="325.8128">
                <text:p>325.8128</text:p>
              </table:table-cell>
              <table:table-cell office:value-type="float" office:value="164.6774">
                <text:p>164.67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019.4928009259">
                <text:p>42019.4928009259</text:p>
              </table:table-cell>
              <table:table-cell office:value-type="float" office:value="1082.1635">
                <text:p>1082.1635</text:p>
              </table:table-cell>
              <table:table-cell office:value-type="float" office:value="39.8291">
                <text:p>39.8291</text:p>
              </table:table-cell>
              <table:table-cell office:value-type="float" office:value="326.5199">
                <text:p>326.5199</text:p>
              </table:table-cell>
              <table:table-cell office:value-type="float" office:value="164.6631">
                <text:p>164.66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019.4929282408">
                <text:p>42019.4929282408</text:p>
              </table:table-cell>
              <table:table-cell office:value-type="float" office:value="1082.2035">
                <text:p>1082.2035</text:p>
              </table:table-cell>
              <table:table-cell office:value-type="float" office:value="40.182">
                <text:p>40.182</text:p>
              </table:table-cell>
              <table:table-cell office:value-type="float" office:value="327.0356">
                <text:p>327.0356</text:p>
              </table:table-cell>
              <table:table-cell office:value-type="float" office:value="164.6336">
                <text:p>164.63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019.4930555556">
                <text:p>42019.4930555556</text:p>
              </table:table-cell>
              <table:table-cell office:value-type="float" office:value="1081.9149">
                <text:p>1081.9149</text:p>
              </table:table-cell>
              <table:table-cell office:value-type="float" office:value="40.6816">
                <text:p>40.6816</text:p>
              </table:table-cell>
              <table:table-cell office:value-type="float" office:value="326.6441">
                <text:p>326.6441</text:p>
              </table:table-cell>
              <table:table-cell office:value-type="float" office:value="164.6206">
                <text:p>164.62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019.4931828704">
                <text:p>42019.4931828704</text:p>
              </table:table-cell>
              <table:table-cell office:value-type="float" office:value="1081.9534">
                <text:p>1081.9534</text:p>
              </table:table-cell>
              <table:table-cell office:value-type="float" office:value="40.728">
                <text:p>40.728</text:p>
              </table:table-cell>
              <table:table-cell office:value-type="float" office:value="326.6548">
                <text:p>326.6548</text:p>
              </table:table-cell>
              <table:table-cell office:value-type="float" office:value="164.6456">
                <text:p>164.64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019.4932986111">
                <text:p>42019.4932986111</text:p>
              </table:table-cell>
              <table:table-cell office:value-type="float" office:value="1081.7849">
                <text:p>1081.7849</text:p>
              </table:table-cell>
              <table:table-cell office:value-type="float" office:value="40.7889">
                <text:p>40.7889</text:p>
              </table:table-cell>
              <table:table-cell office:value-type="float" office:value="322.3824">
                <text:p>322.3824</text:p>
              </table:table-cell>
              <table:table-cell office:value-type="float" office:value="164.6491">
                <text:p>164.64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019.4934606482">
                <text:p>42019.4934606482</text:p>
              </table:table-cell>
              <table:table-cell office:value-type="float" office:value="1082.038">
                <text:p>1082.038</text:p>
              </table:table-cell>
              <table:table-cell office:value-type="float" office:value="40.838">
                <text:p>40.838</text:p>
              </table:table-cell>
              <table:table-cell office:value-type="float" office:value="321.4659">
                <text:p>321.4659</text:p>
              </table:table-cell>
              <table:table-cell office:value-type="float" office:value="164.6568">
                <text:p>164.65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019.4936226852">
                <text:p>42019.4936226852</text:p>
              </table:table-cell>
              <table:table-cell office:value-type="float" office:value="1081.8915">
                <text:p>1081.8915</text:p>
              </table:table-cell>
              <table:table-cell office:value-type="float" office:value="40.9668">
                <text:p>40.9668</text:p>
              </table:table-cell>
              <table:table-cell office:value-type="float" office:value="320.7413">
                <text:p>320.7413</text:p>
              </table:table-cell>
              <table:table-cell office:value-type="float" office:value="164.6366">
                <text:p>164.63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019.4937384259">
                <text:p>42019.4937384259</text:p>
              </table:table-cell>
              <table:table-cell office:value-type="float" office:value="1081.7083">
                <text:p>1081.7083</text:p>
              </table:table-cell>
              <table:table-cell office:value-type="float" office:value="41.0438">
                <text:p>41.0438</text:p>
              </table:table-cell>
              <table:table-cell office:value-type="float" office:value="319.8619">
                <text:p>319.8619</text:p>
              </table:table-cell>
              <table:table-cell office:value-type="float" office:value="164.6292">
                <text:p>164.62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019.4938657407">
                <text:p>42019.4938657407</text:p>
              </table:table-cell>
              <table:table-cell office:value-type="float" office:value="1081.9397">
                <text:p>1081.9397</text:p>
              </table:table-cell>
              <table:table-cell office:value-type="float" office:value="41.0991">
                <text:p>41.0991</text:p>
              </table:table-cell>
              <table:table-cell office:value-type="float" office:value="319.0418">
                <text:p>319.0418</text:p>
              </table:table-cell>
              <table:table-cell office:value-type="float" office:value="164.6297">
                <text:p>164.62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019.4939930556">
                <text:p>42019.4939930556</text:p>
              </table:table-cell>
              <table:table-cell office:value-type="float" office:value="1081.7655">
                <text:p>1081.7655</text:p>
              </table:table-cell>
              <table:table-cell office:value-type="float" office:value="41.2503">
                <text:p>41.2503</text:p>
              </table:table-cell>
              <table:table-cell office:value-type="float" office:value="318.3092">
                <text:p>318.3092</text:p>
              </table:table-cell>
              <table:table-cell office:value-type="float" office:value="164.6286">
                <text:p>164.62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019.4941203704">
                <text:p>42019.4941203704</text:p>
              </table:table-cell>
              <table:table-cell office:value-type="float" office:value="1081.6625">
                <text:p>1081.6625</text:p>
              </table:table-cell>
              <table:table-cell office:value-type="float" office:value="41.277">
                <text:p>41.277</text:p>
              </table:table-cell>
              <table:table-cell office:value-type="float" office:value="317.6955">
                <text:p>317.6955</text:p>
              </table:table-cell>
              <table:table-cell office:value-type="float" office:value="164.5968">
                <text:p>164.59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019.4942361111">
                <text:p>42019.4942361111</text:p>
              </table:table-cell>
              <table:table-cell office:value-type="float" office:value="1081.865">
                <text:p>1081.865</text:p>
              </table:table-cell>
              <table:table-cell office:value-type="float" office:value="41.1831">
                <text:p>41.1831</text:p>
              </table:table-cell>
              <table:table-cell office:value-type="float" office:value="317.9156">
                <text:p>317.9156</text:p>
              </table:table-cell>
              <table:table-cell office:value-type="float" office:value="164.6098">
                <text:p>164.60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019.4943634259">
                <text:p>42019.49436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6001">
                <text:p>164.60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019.4945601852">
                <text:p>42019.4945601852</text:p>
              </table:table-cell>
              <table:table-cell office:value-type="float" office:value="1081.7921">
                <text:p>1081.7921</text:p>
              </table:table-cell>
              <table:table-cell office:value-type="float" office:value="40.9065">
                <text:p>40.9065</text:p>
              </table:table-cell>
              <table:table-cell office:value-type="float" office:value="320.3451">
                <text:p>320.3451</text:p>
              </table:table-cell>
              <table:table-cell office:value-type="float" office:value="164.5793">
                <text:p>164.57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019.494675926">
                <text:p>42019.494675926</text:p>
              </table:table-cell>
              <table:table-cell office:value-type="float" office:value="1081.9431">
                <text:p>1081.9431</text:p>
              </table:table-cell>
              <table:table-cell office:value-type="float" office:value="40.5448">
                <text:p>40.5448</text:p>
              </table:table-cell>
              <table:table-cell office:value-type="float" office:value="321.1785">
                <text:p>321.1785</text:p>
              </table:table-cell>
              <table:table-cell office:value-type="float" office:value="164.4797">
                <text:p>164.47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019.494837963">
                <text:p>42019.494837963</text:p>
              </table:table-cell>
              <table:table-cell office:value-type="float" office:value="1081.4281">
                <text:p>1081.4281</text:p>
              </table:table-cell>
              <table:table-cell office:value-type="float" office:value="40.5168">
                <text:p>40.5168</text:p>
              </table:table-cell>
              <table:table-cell office:value-type="float" office:value="322.9394">
                <text:p>322.9394</text:p>
              </table:table-cell>
              <table:table-cell office:value-type="float" office:value="164.493">
                <text:p>164.4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019.4949652778">
                <text:p>42019.4949652778</text:p>
              </table:table-cell>
              <table:table-cell office:value-type="float" office:value="1081.6106">
                <text:p>1081.6106</text:p>
              </table:table-cell>
              <table:table-cell office:value-type="float" office:value="40.6224">
                <text:p>40.6224</text:p>
              </table:table-cell>
              <table:table-cell office:value-type="float" office:value="325.1054">
                <text:p>325.1054</text:p>
              </table:table-cell>
              <table:table-cell office:value-type="float" office:value="164.5074">
                <text:p>164.50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019.4953240741">
                <text:p>42019.4953240741</text:p>
              </table:table-cell>
              <table:table-cell office:value-type="float" office:value="1081.4477">
                <text:p>1081.4477</text:p>
              </table:table-cell>
              <table:table-cell office:value-type="float" office:value="40.7211">
                <text:p>40.7211</text:p>
              </table:table-cell>
              <table:table-cell office:value-type="float" office:value="328.8444">
                <text:p>328.8444</text:p>
              </table:table-cell>
              <table:table-cell office:value-type="float" office:value="164.5114">
                <text:p>164.51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019.4956712963">
                <text:p>42019.4956712963</text:p>
              </table:table-cell>
              <table:table-cell office:value-type="float" office:value="1081.1905">
                <text:p>1081.1905</text:p>
              </table:table-cell>
              <table:table-cell office:value-type="float" office:value="40.9014">
                <text:p>40.9014</text:p>
              </table:table-cell>
              <table:table-cell office:value-type="float" office:value="327.7666">
                <text:p>327.7666</text:p>
              </table:table-cell>
              <table:table-cell office:value-type="float" office:value="164.4969">
                <text:p>164.49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019.4960300926">
                <text:p>42019.4960300926</text:p>
              </table:table-cell>
              <table:table-cell office:value-type="float" office:value="1081.3621">
                <text:p>1081.3621</text:p>
              </table:table-cell>
              <table:table-cell office:value-type="float" office:value="40.9273">
                <text:p>40.9273</text:p>
              </table:table-cell>
              <table:table-cell office:value-type="float" office:value="331.1235">
                <text:p>331.1235</text:p>
              </table:table-cell>
              <table:table-cell office:value-type="float" office:value="164.4816">
                <text:p>164.48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019.4963888889">
                <text:p>42019.4963888889</text:p>
              </table:table-cell>
              <table:table-cell office:value-type="float" office:value="1081.3312">
                <text:p>1081.3312</text:p>
              </table:table-cell>
              <table:table-cell office:value-type="float" office:value="40.8856">
                <text:p>40.8856</text:p>
              </table:table-cell>
              <table:table-cell office:value-type="float" office:value="333.1405">
                <text:p>333.1405</text:p>
              </table:table-cell>
              <table:table-cell office:value-type="float" office:value="164.3236">
                <text:p>164.32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019.4967361111">
                <text:p>42019.4967361111</text:p>
              </table:table-cell>
              <table:table-cell office:value-type="float" office:value="1081.0702">
                <text:p>1081.0702</text:p>
              </table:table-cell>
              <table:table-cell office:value-type="float" office:value="40.9556">
                <text:p>40.9556</text:p>
              </table:table-cell>
              <table:table-cell office:value-type="float" office:value="337.4052">
                <text:p>337.4052</text:p>
              </table:table-cell>
              <table:table-cell office:value-type="float" office:value="164.2385">
                <text:p>164.23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019.4971296296">
                <text:p>42019.4971296296</text:p>
              </table:table-cell>
              <table:table-cell office:value-type="float" office:value="NaN">
                <text:p>NaN</text:p>
              </table:table-cell>
              <table:table-cell office:value-type="float" office:value="40.6881">
                <text:p>40.6881</text:p>
              </table:table-cell>
              <table:table-cell office:value-type="float" office:value="NaN">
                <text:p>NaN</text:p>
              </table:table-cell>
              <table:table-cell office:value-type="float" office:value="164.1809">
                <text:p>164.18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019.4975231482">
                <text:p>42019.4975231482</text:p>
              </table:table-cell>
              <table:table-cell office:value-type="float" office:value="1080.8263">
                <text:p>1080.8263</text:p>
              </table:table-cell>
              <table:table-cell office:value-type="float" office:value="40.0965">
                <text:p>40.0965</text:p>
              </table:table-cell>
              <table:table-cell office:value-type="float" office:value="334.5745">
                <text:p>334.5745</text:p>
              </table:table-cell>
              <table:table-cell office:value-type="float" office:value="163.7601">
                <text:p>163.76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019.4978703704">
                <text:p>42019.4978703704</text:p>
              </table:table-cell>
              <table:table-cell office:value-type="float" office:value="1080.6395">
                <text:p>1080.6395</text:p>
              </table:table-cell>
              <table:table-cell office:value-type="float" office:value="39.5032">
                <text:p>39.5032</text:p>
              </table:table-cell>
              <table:table-cell office:value-type="float" office:value="332.9318">
                <text:p>332.9318</text:p>
              </table:table-cell>
              <table:table-cell office:value-type="float" office:value="163.6019">
                <text:p>163.60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019.4982291667">
                <text:p>42019.4982291667</text:p>
              </table:table-cell>
              <table:table-cell office:value-type="float" office:value="1080.5334">
                <text:p>1080.5334</text:p>
              </table:table-cell>
              <table:table-cell office:value-type="float" office:value="38.8585">
                <text:p>38.8585</text:p>
              </table:table-cell>
              <table:table-cell office:value-type="float" office:value="334.0203">
                <text:p>334.0203</text:p>
              </table:table-cell>
              <table:table-cell office:value-type="float" office:value="163.5164">
                <text:p>163.51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019.4985763889">
                <text:p>42019.4985763889</text:p>
              </table:table-cell>
              <table:table-cell office:value-type="float" office:value="1080.7031">
                <text:p>1080.7031</text:p>
              </table:table-cell>
              <table:table-cell office:value-type="float" office:value="38.4174">
                <text:p>38.4174</text:p>
              </table:table-cell>
              <table:table-cell office:value-type="float" office:value="334.6153">
                <text:p>334.6153</text:p>
              </table:table-cell>
              <table:table-cell office:value-type="float" office:value="163.4407">
                <text:p>163.44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019.4989351852">
                <text:p>42019.4989351852</text:p>
              </table:table-cell>
              <table:table-cell office:value-type="float" office:value="1080.4311">
                <text:p>1080.4311</text:p>
              </table:table-cell>
              <table:table-cell office:value-type="float" office:value="38.0927">
                <text:p>38.0927</text:p>
              </table:table-cell>
              <table:table-cell office:value-type="float" office:value="333.9453">
                <text:p>333.9453</text:p>
              </table:table-cell>
              <table:table-cell office:value-type="float" office:value="161.6048">
                <text:p>161.60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019.4992939815">
                <text:p>42019.4992939815</text:p>
              </table:table-cell>
              <table:table-cell office:value-type="float" office:value="1080.3431">
                <text:p>1080.3431</text:p>
              </table:table-cell>
              <table:table-cell office:value-type="float" office:value="37.8837">
                <text:p>37.8837</text:p>
              </table:table-cell>
              <table:table-cell office:value-type="float" office:value="333.9795">
                <text:p>333.9795</text:p>
              </table:table-cell>
              <table:table-cell office:value-type="float" office:value="160.9216">
                <text:p>160.92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019.4996412037">
                <text:p>42019.4996412037</text:p>
              </table:table-cell>
              <table:table-cell office:value-type="float" office:value="1080.1947">
                <text:p>1080.1947</text:p>
              </table:table-cell>
              <table:table-cell office:value-type="float" office:value="37.6989">
                <text:p>37.6989</text:p>
              </table:table-cell>
              <table:table-cell office:value-type="float" office:value="335.321">
                <text:p>335.321</text:p>
              </table:table-cell>
              <table:table-cell office:value-type="float" office:value="160.4809">
                <text:p>160.48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019.5000347222">
                <text:p>42019.5000347222</text:p>
              </table:table-cell>
              <table:table-cell office:value-type="float" office:value="1080.5548">
                <text:p>1080.5548</text:p>
              </table:table-cell>
              <table:table-cell office:value-type="float" office:value="37.5333">
                <text:p>37.5333</text:p>
              </table:table-cell>
              <table:table-cell office:value-type="float" office:value="335.4217">
                <text:p>335.4217</text:p>
              </table:table-cell>
              <table:table-cell office:value-type="float" office:value="160.1534">
                <text:p>160.15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019.5003935185">
                <text:p>42019.5003935185</text:p>
              </table:table-cell>
              <table:table-cell office:value-type="float" office:value="1080.3707">
                <text:p>1080.3707</text:p>
              </table:table-cell>
              <table:table-cell office:value-type="float" office:value="37.317">
                <text:p>37.317</text:p>
              </table:table-cell>
              <table:table-cell office:value-type="float" office:value="335.739">
                <text:p>335.739</text:p>
              </table:table-cell>
              <table:table-cell office:value-type="float" office:value="159.9263">
                <text:p>159.92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019.500787037">
                <text:p>42019.500787037</text:p>
              </table:table-cell>
              <table:table-cell office:value-type="float" office:value="1080.0708">
                <text:p>1080.0708</text:p>
              </table:table-cell>
              <table:table-cell office:value-type="float" office:value="37.0741">
                <text:p>37.0741</text:p>
              </table:table-cell>
              <table:table-cell office:value-type="float" office:value="NaN">
                <text:p>NaN</text:p>
              </table:table-cell>
              <table:table-cell office:value-type="float" office:value="159.8554">
                <text:p>159.85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019.5012037037">
                <text:p>42019.5012037037</text:p>
              </table:table-cell>
              <table:table-cell office:value-type="float" office:value="1080.1523">
                <text:p>1080.1523</text:p>
              </table:table-cell>
              <table:table-cell office:value-type="float" office:value="37.1769">
                <text:p>37.1769</text:p>
              </table:table-cell>
              <table:table-cell office:value-type="float" office:value="337.7749">
                <text:p>337.7749</text:p>
              </table:table-cell>
              <table:table-cell office:value-type="float" office:value="157.2581">
                <text:p>157.25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019.5015625">
                <text:p>42019.5015625</text:p>
              </table:table-cell>
              <table:table-cell office:value-type="float" office:value="1079.9904">
                <text:p>1079.9904</text:p>
              </table:table-cell>
              <table:table-cell office:value-type="float" office:value="37.018">
                <text:p>37.018</text:p>
              </table:table-cell>
              <table:table-cell office:value-type="float" office:value="337.2962">
                <text:p>337.2962</text:p>
              </table:table-cell>
              <table:table-cell office:value-type="float" office:value="156.937">
                <text:p>156.9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019.5019212963">
                <text:p>42019.5019212963</text:p>
              </table:table-cell>
              <table:table-cell office:value-type="float" office:value="1080.1742">
                <text:p>1080.1742</text:p>
              </table:table-cell>
              <table:table-cell office:value-type="float" office:value="37.1059">
                <text:p>37.1059</text:p>
              </table:table-cell>
              <table:table-cell office:value-type="float" office:value="337.8152">
                <text:p>337.8152</text:p>
              </table:table-cell>
              <table:table-cell office:value-type="float" office:value="157.0482">
                <text:p>157.04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019.5022685185">
                <text:p>42019.5022685185</text:p>
              </table:table-cell>
              <table:table-cell office:value-type="float" office:value="1079.9004">
                <text:p>1079.9004</text:p>
              </table:table-cell>
              <table:table-cell office:value-type="float" office:value="37.0369">
                <text:p>37.0369</text:p>
              </table:table-cell>
              <table:table-cell office:value-type="float" office:value="NaN">
                <text:p>NaN</text:p>
              </table:table-cell>
              <table:table-cell office:value-type="float" office:value="157.184">
                <text:p>157.1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019.502662037">
                <text:p>42019.502662037</text:p>
              </table:table-cell>
              <table:table-cell office:value-type="float" office:value="1080.01">
                <text:p>1080.01</text:p>
              </table:table-cell>
              <table:table-cell office:value-type="float" office:value="37.0897">
                <text:p>37.0897</text:p>
              </table:table-cell>
              <table:table-cell office:value-type="float" office:value="338.5125">
                <text:p>338.5125</text:p>
              </table:table-cell>
              <table:table-cell office:value-type="float" office:value="157.2733">
                <text:p>157.27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019.5030208333">
                <text:p>42019.5030208333</text:p>
              </table:table-cell>
              <table:table-cell office:value-type="float" office:value="1079.7328">
                <text:p>1079.7328</text:p>
              </table:table-cell>
              <table:table-cell office:value-type="float" office:value="36.9783">
                <text:p>36.9783</text:p>
              </table:table-cell>
              <table:table-cell office:value-type="float" office:value="337.8993">
                <text:p>337.8993</text:p>
              </table:table-cell>
              <table:table-cell office:value-type="float" office:value="157.3709">
                <text:p>157.37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019.5033796296">
                <text:p>42019.5033796296</text:p>
              </table:table-cell>
              <table:table-cell office:value-type="float" office:value="1079.9891">
                <text:p>1079.9891</text:p>
              </table:table-cell>
              <table:table-cell office:value-type="float" office:value="36.9128">
                <text:p>36.9128</text:p>
              </table:table-cell>
              <table:table-cell office:value-type="float" office:value="337.1997">
                <text:p>337.1997</text:p>
              </table:table-cell>
              <table:table-cell office:value-type="float" office:value="157.4238">
                <text:p>157.42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019.5037615741">
                <text:p>42019.5037615741</text:p>
              </table:table-cell>
              <table:table-cell office:value-type="float" office:value="1079.6098">
                <text:p>1079.6098</text:p>
              </table:table-cell>
              <table:table-cell office:value-type="float" office:value="36.9152">
                <text:p>36.9152</text:p>
              </table:table-cell>
              <table:table-cell office:value-type="float" office:value="337.6792">
                <text:p>337.6792</text:p>
              </table:table-cell>
              <table:table-cell office:value-type="float" office:value="157.5204">
                <text:p>157.52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019.5041550926">
                <text:p>42019.5041550926</text:p>
              </table:table-cell>
              <table:table-cell office:value-type="float" office:value="1079.7532">
                <text:p>1079.7532</text:p>
              </table:table-cell>
              <table:table-cell office:value-type="float" office:value="36.8264">
                <text:p>36.8264</text:p>
              </table:table-cell>
              <table:table-cell office:value-type="float" office:value="338.5999">
                <text:p>338.5999</text:p>
              </table:table-cell>
              <table:table-cell office:value-type="float" office:value="157.5893">
                <text:p>157.58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019.5045486111">
                <text:p>42019.5045486111</text:p>
              </table:table-cell>
              <table:table-cell office:value-type="float" office:value="1079.6941">
                <text:p>1079.6941</text:p>
              </table:table-cell>
              <table:table-cell office:value-type="float" office:value="36.8137">
                <text:p>36.8137</text:p>
              </table:table-cell>
              <table:table-cell office:value-type="float" office:value="339.9791">
                <text:p>339.9791</text:p>
              </table:table-cell>
              <table:table-cell office:value-type="float" office:value="157.6274">
                <text:p>157.62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019.5048958333">
                <text:p>42019.5048958333</text:p>
              </table:table-cell>
              <table:table-cell office:value-type="float" office:value="1079.7009">
                <text:p>1079.7009</text:p>
              </table:table-cell>
              <table:table-cell office:value-type="float" office:value="36.7311">
                <text:p>36.7311</text:p>
              </table:table-cell>
              <table:table-cell office:value-type="float" office:value="339.641">
                <text:p>339.641</text:p>
              </table:table-cell>
              <table:table-cell office:value-type="float" office:value="157.7887">
                <text:p>157.78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019.5052893519">
                <text:p>42019.5052893519</text:p>
              </table:table-cell>
              <table:table-cell office:value-type="float" office:value="1079.7487">
                <text:p>1079.7487</text:p>
              </table:table-cell>
              <table:table-cell office:value-type="float" office:value="36.6571">
                <text:p>36.6571</text:p>
              </table:table-cell>
              <table:table-cell office:value-type="float" office:value="340.0623">
                <text:p>340.0623</text:p>
              </table:table-cell>
              <table:table-cell office:value-type="float" office:value="157.7997">
                <text:p>157.79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019.5056481482">
                <text:p>42019.5056481482</text:p>
              </table:table-cell>
              <table:table-cell office:value-type="float" office:value="1079.8422">
                <text:p>1079.8422</text:p>
              </table:table-cell>
              <table:table-cell office:value-type="float" office:value="36.5962">
                <text:p>36.5962</text:p>
              </table:table-cell>
              <table:table-cell office:value-type="float" office:value="340.6571">
                <text:p>340.6571</text:p>
              </table:table-cell>
              <table:table-cell office:value-type="float" office:value="157.6609">
                <text:p>157.66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019.5060069444">
                <text:p>42019.5060069444</text:p>
              </table:table-cell>
              <table:table-cell office:value-type="float" office:value="1079.5527">
                <text:p>1079.5527</text:p>
              </table:table-cell>
              <table:table-cell office:value-type="float" office:value="36.5759">
                <text:p>36.5759</text:p>
              </table:table-cell>
              <table:table-cell office:value-type="float" office:value="339.8311">
                <text:p>339.8311</text:p>
              </table:table-cell>
              <table:table-cell office:value-type="float" office:value="157.747">
                <text:p>157.7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019.5063541667">
                <text:p>42019.5063541667</text:p>
              </table:table-cell>
              <table:table-cell office:value-type="float" office:value="1079.4123">
                <text:p>1079.4123</text:p>
              </table:table-cell>
              <table:table-cell office:value-type="float" office:value="36.6235">
                <text:p>36.6235</text:p>
              </table:table-cell>
              <table:table-cell office:value-type="float" office:value="340.125">
                <text:p>340.125</text:p>
              </table:table-cell>
              <table:table-cell office:value-type="float" office:value="155.5206">
                <text:p>155.52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019.506712963">
                <text:p>42019.506712963</text:p>
              </table:table-cell>
              <table:table-cell office:value-type="float" office:value="1079.2529">
                <text:p>1079.2529</text:p>
              </table:table-cell>
              <table:table-cell office:value-type="float" office:value="36.6523">
                <text:p>36.6523</text:p>
              </table:table-cell>
              <table:table-cell office:value-type="float" office:value="339.4776">
                <text:p>339.4776</text:p>
              </table:table-cell>
              <table:table-cell office:value-type="float" office:value="155.256">
                <text:p>155.2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019.5070717593">
                <text:p>42019.5070717593</text:p>
              </table:table-cell>
              <table:table-cell office:value-type="float" office:value="1079.4613">
                <text:p>1079.4613</text:p>
              </table:table-cell>
              <table:table-cell office:value-type="float" office:value="36.6694">
                <text:p>36.6694</text:p>
              </table:table-cell>
              <table:table-cell office:value-type="float" office:value="339.8327">
                <text:p>339.8327</text:p>
              </table:table-cell>
              <table:table-cell office:value-type="float" office:value="155.2681">
                <text:p>155.26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019.5074189815">
                <text:p>42019.5074189815</text:p>
              </table:table-cell>
              <table:table-cell office:value-type="float" office:value="1079.3673">
                <text:p>1079.3673</text:p>
              </table:table-cell>
              <table:table-cell office:value-type="float" office:value="36.7106">
                <text:p>36.7106</text:p>
              </table:table-cell>
              <table:table-cell office:value-type="float" office:value="340.5805">
                <text:p>340.5805</text:p>
              </table:table-cell>
              <table:table-cell office:value-type="float" office:value="155.256">
                <text:p>155.2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019.5077777778">
                <text:p>42019.5077777778</text:p>
              </table:table-cell>
              <table:table-cell office:value-type="float" office:value="1079.289">
                <text:p>1079.289</text:p>
              </table:table-cell>
              <table:table-cell office:value-type="float" office:value="36.6884">
                <text:p>36.6884</text:p>
              </table:table-cell>
              <table:table-cell office:value-type="float" office:value="340.7375">
                <text:p>340.7375</text:p>
              </table:table-cell>
              <table:table-cell office:value-type="float" office:value="155.2517">
                <text:p>155.2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019.5081365741">
                <text:p>42019.508136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2122">
                <text:p>155.21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019.5085185185">
                <text:p>42019.5085185185</text:p>
              </table:table-cell>
              <table:table-cell office:value-type="float" office:value="1079.2037">
                <text:p>1079.2037</text:p>
              </table:table-cell>
              <table:table-cell office:value-type="float" office:value="36.745">
                <text:p>36.745</text:p>
              </table:table-cell>
              <table:table-cell office:value-type="float" office:value="340.9874">
                <text:p>340.9874</text:p>
              </table:table-cell>
              <table:table-cell office:value-type="float" office:value="155.2129">
                <text:p>155.21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019.5088773148">
                <text:p>42019.5088773148</text:p>
              </table:table-cell>
              <table:table-cell office:value-type="float" office:value="1079.1193">
                <text:p>1079.1193</text:p>
              </table:table-cell>
              <table:table-cell office:value-type="float" office:value="36.8215">
                <text:p>36.8215</text:p>
              </table:table-cell>
              <table:table-cell office:value-type="float" office:value="339.0978">
                <text:p>339.0978</text:p>
              </table:table-cell>
              <table:table-cell office:value-type="float" office:value="155.2392">
                <text:p>155.23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019.5092361111">
                <text:p>42019.5092361111</text:p>
              </table:table-cell>
              <table:table-cell office:value-type="float" office:value="1079.3298">
                <text:p>1079.3298</text:p>
              </table:table-cell>
              <table:table-cell office:value-type="float" office:value="36.8041">
                <text:p>36.8041</text:p>
              </table:table-cell>
              <table:table-cell office:value-type="float" office:value="338.2675">
                <text:p>338.2675</text:p>
              </table:table-cell>
              <table:table-cell office:value-type="float" office:value="155.2744">
                <text:p>155.27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019.5095833333">
                <text:p>42019.5095833333</text:p>
              </table:table-cell>
              <table:table-cell office:value-type="float" office:value="1078.7762">
                <text:p>1078.7762</text:p>
              </table:table-cell>
              <table:table-cell office:value-type="float" office:value="36.8525">
                <text:p>36.8525</text:p>
              </table:table-cell>
              <table:table-cell office:value-type="float" office:value="338.9194">
                <text:p>338.9194</text:p>
              </table:table-cell>
              <table:table-cell office:value-type="float" office:value="155.2563">
                <text:p>155.25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019.5099768519">
                <text:p>42019.5099768519</text:p>
              </table:table-cell>
              <table:table-cell office:value-type="float" office:value="1079.0146">
                <text:p>1079.0146</text:p>
              </table:table-cell>
              <table:table-cell office:value-type="float" office:value="36.9022">
                <text:p>36.9022</text:p>
              </table:table-cell>
              <table:table-cell office:value-type="float" office:value="NaN">
                <text:p>NaN</text:p>
              </table:table-cell>
              <table:table-cell office:value-type="float" office:value="155.2508">
                <text:p>155.25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019.5103703704">
                <text:p>42019.5103703704</text:p>
              </table:table-cell>
              <table:table-cell office:value-type="float" office:value="1078.6375">
                <text:p>1078.6375</text:p>
              </table:table-cell>
              <table:table-cell office:value-type="float" office:value="36.8938">
                <text:p>36.8938</text:p>
              </table:table-cell>
              <table:table-cell office:value-type="float" office:value="337.9538">
                <text:p>337.9538</text:p>
              </table:table-cell>
              <table:table-cell office:value-type="float" office:value="155.2541">
                <text:p>155.25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019.5107638889">
                <text:p>42019.5107638889</text:p>
              </table:table-cell>
              <table:table-cell office:value-type="float" office:value="1079.1827">
                <text:p>1079.1827</text:p>
              </table:table-cell>
              <table:table-cell office:value-type="float" office:value="36.9358">
                <text:p>36.9358</text:p>
              </table:table-cell>
              <table:table-cell office:value-type="float" office:value="337.6065">
                <text:p>337.6065</text:p>
              </table:table-cell>
              <table:table-cell office:value-type="float" office:value="155.2795">
                <text:p>155.27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019.5111111111">
                <text:p>42019.5111111111</text:p>
              </table:table-cell>
              <table:table-cell office:value-type="float" office:value="1078.7708">
                <text:p>1078.7708</text:p>
              </table:table-cell>
              <table:table-cell office:value-type="float" office:value="36.9581">
                <text:p>36.9581</text:p>
              </table:table-cell>
              <table:table-cell office:value-type="float" office:value="336.8716">
                <text:p>336.8716</text:p>
              </table:table-cell>
              <table:table-cell office:value-type="float" office:value="155.2384">
                <text:p>155.2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019.5115046296">
                <text:p>42019.5115046296</text:p>
              </table:table-cell>
              <table:table-cell office:value-type="float" office:value="1078.9623">
                <text:p>1078.9623</text:p>
              </table:table-cell>
              <table:table-cell office:value-type="float" office:value="36.9792">
                <text:p>36.9792</text:p>
              </table:table-cell>
              <table:table-cell office:value-type="float" office:value="338.0527">
                <text:p>338.0527</text:p>
              </table:table-cell>
              <table:table-cell office:value-type="float" office:value="157.7272">
                <text:p>157.72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019.5118634259">
                <text:p>42019.5118634259</text:p>
              </table:table-cell>
              <table:table-cell office:value-type="float" office:value="1078.9805">
                <text:p>1078.9805</text:p>
              </table:table-cell>
              <table:table-cell office:value-type="float" office:value="36.9845">
                <text:p>36.9845</text:p>
              </table:table-cell>
              <table:table-cell office:value-type="float" office:value="338.7656">
                <text:p>338.7656</text:p>
              </table:table-cell>
              <table:table-cell office:value-type="float" office:value="158.1207">
                <text:p>158.12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019.5122106481">
                <text:p>42019.5122106481</text:p>
              </table:table-cell>
              <table:table-cell office:value-type="float" office:value="1078.5602">
                <text:p>1078.5602</text:p>
              </table:table-cell>
              <table:table-cell office:value-type="float" office:value="36.9805">
                <text:p>36.9805</text:p>
              </table:table-cell>
              <table:table-cell office:value-type="float" office:value="338.8409">
                <text:p>338.8409</text:p>
              </table:table-cell>
              <table:table-cell office:value-type="float" office:value="158.1792">
                <text:p>158.17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019.5125694444">
                <text:p>42019.5125694444</text:p>
              </table:table-cell>
              <table:table-cell office:value-type="float" office:value="1079.0542">
                <text:p>1079.0542</text:p>
              </table:table-cell>
              <table:table-cell office:value-type="float" office:value="36.9073">
                <text:p>36.9073</text:p>
              </table:table-cell>
              <table:table-cell office:value-type="float" office:value="338.8912">
                <text:p>338.8912</text:p>
              </table:table-cell>
              <table:table-cell office:value-type="float" office:value="158.1808">
                <text:p>158.18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019.5129282407">
                <text:p>42019.5129282407</text:p>
              </table:table-cell>
              <table:table-cell office:value-type="float" office:value="1078.6829">
                <text:p>1078.6829</text:p>
              </table:table-cell>
              <table:table-cell office:value-type="float" office:value="36.9451">
                <text:p>36.9451</text:p>
              </table:table-cell>
              <table:table-cell office:value-type="float" office:value="339.3026">
                <text:p>339.3026</text:p>
              </table:table-cell>
              <table:table-cell office:value-type="float" office:value="158.2167">
                <text:p>158.21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019.5133217593">
                <text:p>42019.5133217593</text:p>
              </table:table-cell>
              <table:table-cell office:value-type="float" office:value="1079.0968">
                <text:p>1079.0968</text:p>
              </table:table-cell>
              <table:table-cell office:value-type="float" office:value="36.9">
                <text:p>36.9</text:p>
              </table:table-cell>
              <table:table-cell office:value-type="float" office:value="339.1269">
                <text:p>339.1269</text:p>
              </table:table-cell>
              <table:table-cell office:value-type="float" office:value="158.2673">
                <text:p>158.26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019.5136805556">
                <text:p>42019.5136805556</text:p>
              </table:table-cell>
              <table:table-cell office:value-type="float" office:value="1079.0717">
                <text:p>1079.0717</text:p>
              </table:table-cell>
              <table:table-cell office:value-type="float" office:value="36.8804">
                <text:p>36.8804</text:p>
              </table:table-cell>
              <table:table-cell office:value-type="float" office:value="339.3086">
                <text:p>339.3086</text:p>
              </table:table-cell>
              <table:table-cell office:value-type="float" office:value="158.2679">
                <text:p>158.26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019.5140625">
                <text:p>42019.5140625</text:p>
              </table:table-cell>
              <table:table-cell office:value-type="float" office:value="1078.9076">
                <text:p>1078.9076</text:p>
              </table:table-cell>
              <table:table-cell office:value-type="float" office:value="36.9423">
                <text:p>36.9423</text:p>
              </table:table-cell>
              <table:table-cell office:value-type="float" office:value="338.7872">
                <text:p>338.7872</text:p>
              </table:table-cell>
              <table:table-cell office:value-type="float" office:value="158.3002">
                <text:p>158.30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019.5144212963">
                <text:p>42019.5144212963</text:p>
              </table:table-cell>
              <table:table-cell office:value-type="float" office:value="1078.8009">
                <text:p>1078.8009</text:p>
              </table:table-cell>
              <table:table-cell office:value-type="float" office:value="36.9788">
                <text:p>36.9788</text:p>
              </table:table-cell>
              <table:table-cell office:value-type="float" office:value="339.8763">
                <text:p>339.8763</text:p>
              </table:table-cell>
              <table:table-cell office:value-type="float" office:value="158.3047">
                <text:p>158.30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019.5147685185">
                <text:p>42019.5147685185</text:p>
              </table:table-cell>
              <table:table-cell office:value-type="float" office:value="1079.0381">
                <text:p>1079.0381</text:p>
              </table:table-cell>
              <table:table-cell office:value-type="float" office:value="36.9265">
                <text:p>36.9265</text:p>
              </table:table-cell>
              <table:table-cell office:value-type="float" office:value="339.8746">
                <text:p>339.8746</text:p>
              </table:table-cell>
              <table:table-cell office:value-type="float" office:value="158.2934">
                <text:p>158.29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019.5151273148">
                <text:p>42019.5151273148</text:p>
              </table:table-cell>
              <table:table-cell office:value-type="float" office:value="1078.8163">
                <text:p>1078.8163</text:p>
              </table:table-cell>
              <table:table-cell office:value-type="float" office:value="36.9243">
                <text:p>36.9243</text:p>
              </table:table-cell>
              <table:table-cell office:value-type="float" office:value="340.0142">
                <text:p>340.0142</text:p>
              </table:table-cell>
              <table:table-cell office:value-type="float" office:value="158.2253">
                <text:p>158.22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019.5154861111">
                <text:p>42019.5154861111</text:p>
              </table:table-cell>
              <table:table-cell office:value-type="float" office:value="1078.7239">
                <text:p>1078.7239</text:p>
              </table:table-cell>
              <table:table-cell office:value-type="float" office:value="36.8984">
                <text:p>36.8984</text:p>
              </table:table-cell>
              <table:table-cell office:value-type="float" office:value="340.212">
                <text:p>340.212</text:p>
              </table:table-cell>
              <table:table-cell office:value-type="float" office:value="158.2583">
                <text:p>158.25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019.5158796296">
                <text:p>42019.5158796296</text:p>
              </table:table-cell>
              <table:table-cell office:value-type="float" office:value="1078.8022">
                <text:p>1078.8022</text:p>
              </table:table-cell>
              <table:table-cell office:value-type="float" office:value="36.9036">
                <text:p>36.9036</text:p>
              </table:table-cell>
              <table:table-cell office:value-type="float" office:value="339.3947">
                <text:p>339.3947</text:p>
              </table:table-cell>
              <table:table-cell office:value-type="float" office:value="158.2962">
                <text:p>158.29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019.5162615741">
                <text:p>42019.5162615741</text:p>
              </table:table-cell>
              <table:table-cell office:value-type="float" office:value="1078.5735">
                <text:p>1078.5735</text:p>
              </table:table-cell>
              <table:table-cell office:value-type="float" office:value="36.8802">
                <text:p>36.8802</text:p>
              </table:table-cell>
              <table:table-cell office:value-type="float" office:value="338.9033">
                <text:p>338.9033</text:p>
              </table:table-cell>
              <table:table-cell office:value-type="float" office:value="158.2889">
                <text:p>158.28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19.5166203704">
                <text:p>42019.5166203704</text:p>
              </table:table-cell>
              <table:table-cell office:value-type="float" office:value="1078.516">
                <text:p>1078.516</text:p>
              </table:table-cell>
              <table:table-cell office:value-type="float" office:value="36.8642">
                <text:p>36.8642</text:p>
              </table:table-cell>
              <table:table-cell office:value-type="float" office:value="339.0593">
                <text:p>339.0593</text:p>
              </table:table-cell>
              <table:table-cell office:value-type="float" office:value="158.3109">
                <text:p>158.31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19.5169791667">
                <text:p>42019.5169791667</text:p>
              </table:table-cell>
              <table:table-cell office:value-type="float" office:value="1078.745">
                <text:p>1078.745</text:p>
              </table:table-cell>
              <table:table-cell office:value-type="float" office:value="36.8585">
                <text:p>36.8585</text:p>
              </table:table-cell>
              <table:table-cell office:value-type="float" office:value="337.7154">
                <text:p>337.7154</text:p>
              </table:table-cell>
              <table:table-cell office:value-type="float" office:value="158.3514">
                <text:p>158.35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19.517337963">
                <text:p>42019.51733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711">
                <text:p>158.37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019.5177199074">
                <text:p>42019.5177199074</text:p>
              </table:table-cell>
              <table:table-cell office:value-type="float" office:value="1078.3389">
                <text:p>1078.3389</text:p>
              </table:table-cell>
              <table:table-cell office:value-type="float" office:value="36.8404">
                <text:p>36.8404</text:p>
              </table:table-cell>
              <table:table-cell office:value-type="float" office:value="339.882">
                <text:p>339.882</text:p>
              </table:table-cell>
              <table:table-cell office:value-type="float" office:value="158.3981">
                <text:p>158.39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019.5180787037">
                <text:p>42019.5180787037</text:p>
              </table:table-cell>
              <table:table-cell office:value-type="float" office:value="1078.3883">
                <text:p>1078.3883</text:p>
              </table:table-cell>
              <table:table-cell office:value-type="float" office:value="36.8467">
                <text:p>36.8467</text:p>
              </table:table-cell>
              <table:table-cell office:value-type="float" office:value="339.3171">
                <text:p>339.3171</text:p>
              </table:table-cell>
              <table:table-cell office:value-type="float" office:value="158.4221">
                <text:p>158.42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019.5184259259">
                <text:p>42019.5184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4188">
                <text:p>158.41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019.5188194445">
                <text:p>42019.5188194445</text:p>
              </table:table-cell>
              <table:table-cell office:value-type="float" office:value="1078.6024">
                <text:p>1078.6024</text:p>
              </table:table-cell>
              <table:table-cell office:value-type="float" office:value="36.8166">
                <text:p>36.8166</text:p>
              </table:table-cell>
              <table:table-cell office:value-type="float" office:value="340.0154">
                <text:p>340.0154</text:p>
              </table:table-cell>
              <table:table-cell office:value-type="float" office:value="158.4163">
                <text:p>158.41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019.5191666667">
                <text:p>42019.5191666667</text:p>
              </table:table-cell>
              <table:table-cell office:value-type="float" office:value="1078.2963">
                <text:p>1078.2963</text:p>
              </table:table-cell>
              <table:table-cell office:value-type="float" office:value="36.8337">
                <text:p>36.8337</text:p>
              </table:table-cell>
              <table:table-cell office:value-type="float" office:value="340">
                <text:p>340</text:p>
              </table:table-cell>
              <table:table-cell office:value-type="float" office:value="158.4107">
                <text:p>158.41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019.5195601852">
                <text:p>42019.5195601852</text:p>
              </table:table-cell>
              <table:table-cell office:value-type="float" office:value="1078.3028">
                <text:p>1078.3028</text:p>
              </table:table-cell>
              <table:table-cell office:value-type="float" office:value="36.8437">
                <text:p>36.8437</text:p>
              </table:table-cell>
              <table:table-cell office:value-type="float" office:value="340.1644">
                <text:p>340.1644</text:p>
              </table:table-cell>
              <table:table-cell office:value-type="float" office:value="158.4765">
                <text:p>158.47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019.5199189815">
                <text:p>42019.5199189815</text:p>
              </table:table-cell>
              <table:table-cell office:value-type="float" office:value="1078.2907">
                <text:p>1078.2907</text:p>
              </table:table-cell>
              <table:table-cell office:value-type="float" office:value="36.8742">
                <text:p>36.8742</text:p>
              </table:table-cell>
              <table:table-cell office:value-type="float" office:value="339.846">
                <text:p>339.846</text:p>
              </table:table-cell>
              <table:table-cell office:value-type="float" office:value="158.5094">
                <text:p>158.50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019.5202777778">
                <text:p>42019.5202777778</text:p>
              </table:table-cell>
              <table:table-cell office:value-type="float" office:value="1078.3622">
                <text:p>1078.3622</text:p>
              </table:table-cell>
              <table:table-cell office:value-type="float" office:value="36.7737">
                <text:p>36.7737</text:p>
              </table:table-cell>
              <table:table-cell office:value-type="float" office:value="339.6285">
                <text:p>339.6285</text:p>
              </table:table-cell>
              <table:table-cell office:value-type="float" office:value="158.5155">
                <text:p>158.51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019.520625">
                <text:p>42019.520625</text:p>
              </table:table-cell>
              <table:table-cell office:value-type="float" office:value="1078.1314">
                <text:p>1078.1314</text:p>
              </table:table-cell>
              <table:table-cell office:value-type="float" office:value="36.7799">
                <text:p>36.7799</text:p>
              </table:table-cell>
              <table:table-cell office:value-type="float" office:value="340.0845">
                <text:p>340.0845</text:p>
              </table:table-cell>
              <table:table-cell office:value-type="float" office:value="158.5231">
                <text:p>158.52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019.5209837963">
                <text:p>42019.5209837963</text:p>
              </table:table-cell>
              <table:table-cell office:value-type="float" office:value="1078.2598">
                <text:p>1078.2598</text:p>
              </table:table-cell>
              <table:table-cell office:value-type="float" office:value="36.778">
                <text:p>36.778</text:p>
              </table:table-cell>
              <table:table-cell office:value-type="float" office:value="341.1455">
                <text:p>341.1455</text:p>
              </table:table-cell>
              <table:table-cell office:value-type="float" office:value="158.5186">
                <text:p>158.51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019.5213425926">
                <text:p>42019.5213425926</text:p>
              </table:table-cell>
              <table:table-cell office:value-type="float" office:value="1078.1273">
                <text:p>1078.1273</text:p>
              </table:table-cell>
              <table:table-cell office:value-type="float" office:value="36.7602">
                <text:p>36.7602</text:p>
              </table:table-cell>
              <table:table-cell office:value-type="float" office:value="341.4343">
                <text:p>341.4343</text:p>
              </table:table-cell>
              <table:table-cell office:value-type="float" office:value="158.5512">
                <text:p>158.55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019.5216898148">
                <text:p>42019.5216898148</text:p>
              </table:table-cell>
              <table:table-cell office:value-type="float" office:value="1077.8388">
                <text:p>1077.8388</text:p>
              </table:table-cell>
              <table:table-cell office:value-type="float" office:value="36.7298">
                <text:p>36.7298</text:p>
              </table:table-cell>
              <table:table-cell office:value-type="float" office:value="340.7081">
                <text:p>340.7081</text:p>
              </table:table-cell>
              <table:table-cell office:value-type="float" office:value="158.5705">
                <text:p>158.57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019.5220486111">
                <text:p>42019.5220486111</text:p>
              </table:table-cell>
              <table:table-cell office:value-type="float" office:value="1077.81">
                <text:p>1077.81</text:p>
              </table:table-cell>
              <table:table-cell office:value-type="float" office:value="36.7379">
                <text:p>36.7379</text:p>
              </table:table-cell>
              <table:table-cell office:value-type="float" office:value="341.2541">
                <text:p>341.2541</text:p>
              </table:table-cell>
              <table:table-cell office:value-type="float" office:value="158.5785">
                <text:p>158.57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019.5224074074">
                <text:p>42019.5224074074</text:p>
              </table:table-cell>
              <table:table-cell office:value-type="float" office:value="1078.0265">
                <text:p>1078.0265</text:p>
              </table:table-cell>
              <table:table-cell office:value-type="float" office:value="36.7496">
                <text:p>36.7496</text:p>
              </table:table-cell>
              <table:table-cell office:value-type="float" office:value="340.5741">
                <text:p>340.5741</text:p>
              </table:table-cell>
              <table:table-cell office:value-type="float" office:value="158.6228">
                <text:p>158.62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019.5227662037">
                <text:p>42019.5227662037</text:p>
              </table:table-cell>
              <table:table-cell office:value-type="float" office:value="1077.7992">
                <text:p>1077.7992</text:p>
              </table:table-cell>
              <table:table-cell office:value-type="float" office:value="36.7466">
                <text:p>36.7466</text:p>
              </table:table-cell>
              <table:table-cell office:value-type="float" office:value="341.1226">
                <text:p>341.1226</text:p>
              </table:table-cell>
              <table:table-cell office:value-type="float" office:value="158.6119">
                <text:p>158.61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019.5231134259">
                <text:p>42019.5231134259</text:p>
              </table:table-cell>
              <table:table-cell office:value-type="float" office:value="1077.6938">
                <text:p>1077.6938</text:p>
              </table:table-cell>
              <table:table-cell office:value-type="float" office:value="36.6986">
                <text:p>36.6986</text:p>
              </table:table-cell>
              <table:table-cell office:value-type="float" office:value="340.1399">
                <text:p>340.1399</text:p>
              </table:table-cell>
              <table:table-cell office:value-type="float" office:value="158.6048">
                <text:p>158.60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019.5234722222">
                <text:p>42019.5234722222</text:p>
              </table:table-cell>
              <table:table-cell office:value-type="float" office:value="1077.6756">
                <text:p>1077.6756</text:p>
              </table:table-cell>
              <table:table-cell office:value-type="float" office:value="36.6822">
                <text:p>36.6822</text:p>
              </table:table-cell>
              <table:table-cell office:value-type="float" office:value="341.5313">
                <text:p>341.5313</text:p>
              </table:table-cell>
              <table:table-cell office:value-type="float" office:value="158.5814">
                <text:p>158.58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019.5238194444">
                <text:p>42019.5238194444</text:p>
              </table:table-cell>
              <table:table-cell office:value-type="float" office:value="1077.7969">
                <text:p>1077.7969</text:p>
              </table:table-cell>
              <table:table-cell office:value-type="float" office:value="36.6795">
                <text:p>36.6795</text:p>
              </table:table-cell>
              <table:table-cell office:value-type="float" office:value="341.1234">
                <text:p>341.1234</text:p>
              </table:table-cell>
              <table:table-cell office:value-type="float" office:value="158.5835">
                <text:p>158.58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019.5241782407">
                <text:p>42019.5241782407</text:p>
              </table:table-cell>
              <table:table-cell office:value-type="float" office:value="1077.2392">
                <text:p>1077.2392</text:p>
              </table:table-cell>
              <table:table-cell office:value-type="float" office:value="36.6681">
                <text:p>36.6681</text:p>
              </table:table-cell>
              <table:table-cell office:value-type="float" office:value="341.2395">
                <text:p>341.2395</text:p>
              </table:table-cell>
              <table:table-cell office:value-type="float" office:value="158.6396">
                <text:p>158.63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019.5245717593">
                <text:p>42019.5245717593</text:p>
              </table:table-cell>
              <table:table-cell office:value-type="float" office:value="1077.035">
                <text:p>1077.035</text:p>
              </table:table-cell>
              <table:table-cell office:value-type="float" office:value="36.6277">
                <text:p>36.6277</text:p>
              </table:table-cell>
              <table:table-cell office:value-type="float" office:value="340.3247">
                <text:p>340.3247</text:p>
              </table:table-cell>
              <table:table-cell office:value-type="float" office:value="158.656">
                <text:p>158.6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019.5249305556">
                <text:p>42019.5249305556</text:p>
              </table:table-cell>
              <table:table-cell office:value-type="float" office:value="1077.1744">
                <text:p>1077.1744</text:p>
              </table:table-cell>
              <table:table-cell office:value-type="float" office:value="36.6139">
                <text:p>36.6139</text:p>
              </table:table-cell>
              <table:table-cell office:value-type="float" office:value="340.8121">
                <text:p>340.8121</text:p>
              </table:table-cell>
              <table:table-cell office:value-type="float" office:value="158.7006">
                <text:p>158.70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019.5252777778">
                <text:p>42019.5252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5466">
                <text:p>158.54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019.5256712963">
                <text:p>42019.5256712963</text:p>
              </table:table-cell>
              <table:table-cell office:value-type="float" office:value="1076.9344">
                <text:p>1076.9344</text:p>
              </table:table-cell>
              <table:table-cell office:value-type="float" office:value="36.6051">
                <text:p>36.6051</text:p>
              </table:table-cell>
              <table:table-cell office:value-type="float" office:value="340.1798">
                <text:p>340.1798</text:p>
              </table:table-cell>
              <table:table-cell office:value-type="float" office:value="158.6671">
                <text:p>158.66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019.5260185185">
                <text:p>42019.5260185185</text:p>
              </table:table-cell>
              <table:table-cell office:value-type="float" office:value="1076.9762">
                <text:p>1076.9762</text:p>
              </table:table-cell>
              <table:table-cell office:value-type="float" office:value="36.579">
                <text:p>36.579</text:p>
              </table:table-cell>
              <table:table-cell office:value-type="float" office:value="340.9322">
                <text:p>340.9322</text:p>
              </table:table-cell>
              <table:table-cell office:value-type="float" office:value="158.7282">
                <text:p>158.72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019.5263773148">
                <text:p>42019.5263773148</text:p>
              </table:table-cell>
              <table:table-cell office:value-type="float" office:value="1077.0034">
                <text:p>1077.0034</text:p>
              </table:table-cell>
              <table:table-cell office:value-type="float" office:value="36.589">
                <text:p>36.589</text:p>
              </table:table-cell>
              <table:table-cell office:value-type="float" office:value="340.7944">
                <text:p>340.7944</text:p>
              </table:table-cell>
              <table:table-cell office:value-type="float" office:value="158.7364">
                <text:p>158.73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019.5267361111">
                <text:p>42019.526736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8211">
                <text:p>158.82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019.5271180556">
                <text:p>42019.5271180556</text:p>
              </table:table-cell>
              <table:table-cell office:value-type="float" office:value="1076.8114">
                <text:p>1076.8114</text:p>
              </table:table-cell>
              <table:table-cell office:value-type="float" office:value="36.5703">
                <text:p>36.5703</text:p>
              </table:table-cell>
              <table:table-cell office:value-type="float" office:value="340.1969">
                <text:p>340.1969</text:p>
              </table:table-cell>
              <table:table-cell office:value-type="float" office:value="158.8664">
                <text:p>158.86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019.5275115741">
                <text:p>42019.5275115741</text:p>
              </table:table-cell>
              <table:table-cell office:value-type="float" office:value="1076.2674">
                <text:p>1076.2674</text:p>
              </table:table-cell>
              <table:table-cell office:value-type="float" office:value="36.5641">
                <text:p>36.5641</text:p>
              </table:table-cell>
              <table:table-cell office:value-type="float" office:value="337.9377">
                <text:p>337.9377</text:p>
              </table:table-cell>
              <table:table-cell office:value-type="float" office:value="158.8963">
                <text:p>158.8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019.5279050926">
                <text:p>42019.5279050926</text:p>
              </table:table-cell>
              <table:table-cell office:value-type="float" office:value="1076.5207">
                <text:p>1076.5207</text:p>
              </table:table-cell>
              <table:table-cell office:value-type="float" office:value="36.5517">
                <text:p>36.5517</text:p>
              </table:table-cell>
              <table:table-cell office:value-type="float" office:value="337.5006">
                <text:p>337.5006</text:p>
              </table:table-cell>
              <table:table-cell office:value-type="float" office:value="158.922">
                <text:p>158.9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019.5282523148">
                <text:p>42019.5282523148</text:p>
              </table:table-cell>
              <table:table-cell office:value-type="float" office:value="1076.495">
                <text:p>1076.495</text:p>
              </table:table-cell>
              <table:table-cell office:value-type="float" office:value="36.5476">
                <text:p>36.5476</text:p>
              </table:table-cell>
              <table:table-cell office:value-type="float" office:value="336.27">
                <text:p>336.27</text:p>
              </table:table-cell>
              <table:table-cell office:value-type="float" office:value="158.9602">
                <text:p>158.96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019.5286458333">
                <text:p>42019.5286458333</text:p>
              </table:table-cell>
              <table:table-cell office:value-type="float" office:value="1076.1071">
                <text:p>1076.1071</text:p>
              </table:table-cell>
              <table:table-cell office:value-type="float" office:value="36.5571">
                <text:p>36.5571</text:p>
              </table:table-cell>
              <table:table-cell office:value-type="float" office:value="337.7308">
                <text:p>337.7308</text:p>
              </table:table-cell>
              <table:table-cell office:value-type="float" office:value="158.9364">
                <text:p>158.93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019.5290046296">
                <text:p>42019.5290046296</text:p>
              </table:table-cell>
              <table:table-cell office:value-type="float" office:value="1075.9869">
                <text:p>1075.9869</text:p>
              </table:table-cell>
              <table:table-cell office:value-type="float" office:value="36.5887">
                <text:p>36.5887</text:p>
              </table:table-cell>
              <table:table-cell office:value-type="float" office:value="336.6208">
                <text:p>336.6208</text:p>
              </table:table-cell>
              <table:table-cell office:value-type="float" office:value="158.8946">
                <text:p>158.89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019.5293981482">
                <text:p>42019.5293981482</text:p>
              </table:table-cell>
              <table:table-cell office:value-type="float" office:value="1075.9802">
                <text:p>1075.9802</text:p>
              </table:table-cell>
              <table:table-cell office:value-type="float" office:value="36.5981">
                <text:p>36.5981</text:p>
              </table:table-cell>
              <table:table-cell office:value-type="float" office:value="336.8616">
                <text:p>336.8616</text:p>
              </table:table-cell>
              <table:table-cell office:value-type="float" office:value="158.9077">
                <text:p>158.90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019.5297453704">
                <text:p>42019.5297453704</text:p>
              </table:table-cell>
              <table:table-cell office:value-type="float" office:value="1075.9585">
                <text:p>1075.9585</text:p>
              </table:table-cell>
              <table:table-cell office:value-type="float" office:value="36.5759">
                <text:p>36.5759</text:p>
              </table:table-cell>
              <table:table-cell office:value-type="float" office:value="337.5594">
                <text:p>337.5594</text:p>
              </table:table-cell>
              <table:table-cell office:value-type="float" office:value="158.937">
                <text:p>158.9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019.5301041667">
                <text:p>42019.5301041667</text:p>
              </table:table-cell>
              <table:table-cell office:value-type="float" office:value="1076.0361">
                <text:p>1076.0361</text:p>
              </table:table-cell>
              <table:table-cell office:value-type="float" office:value="36.6065">
                <text:p>36.6065</text:p>
              </table:table-cell>
              <table:table-cell office:value-type="float" office:value="337.6809">
                <text:p>337.6809</text:p>
              </table:table-cell>
              <table:table-cell office:value-type="float" office:value="158.9688">
                <text:p>158.96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019.5304976852">
                <text:p>42019.530497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9761">
                <text:p>158.97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019.5308796296">
                <text:p>42019.5308796296</text:p>
              </table:table-cell>
              <table:table-cell office:value-type="float" office:value="1075.6971">
                <text:p>1075.6971</text:p>
              </table:table-cell>
              <table:table-cell office:value-type="float" office:value="36.6743">
                <text:p>36.6743</text:p>
              </table:table-cell>
              <table:table-cell office:value-type="float" office:value="338.6221">
                <text:p>338.6221</text:p>
              </table:table-cell>
              <table:table-cell office:value-type="float" office:value="158.985">
                <text:p>158.9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019.5312731481">
                <text:p>42019.5312731481</text:p>
              </table:table-cell>
              <table:table-cell office:value-type="float" office:value="1075.3719">
                <text:p>1075.3719</text:p>
              </table:table-cell>
              <table:table-cell office:value-type="float" office:value="36.6744">
                <text:p>36.6744</text:p>
              </table:table-cell>
              <table:table-cell office:value-type="float" office:value="NaN">
                <text:p>NaN</text:p>
              </table:table-cell>
              <table:table-cell office:value-type="float" office:value="159.0156">
                <text:p>159.01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2019.5316550926">
                <text:p>42019.5316550926</text:p>
              </table:table-cell>
              <table:table-cell office:value-type="float" office:value="1075.5275">
                <text:p>1075.5275</text:p>
              </table:table-cell>
              <table:table-cell office:value-type="float" office:value="36.6858">
                <text:p>36.6858</text:p>
              </table:table-cell>
              <table:table-cell office:value-type="float" office:value="338.1572">
                <text:p>338.1572</text:p>
              </table:table-cell>
              <table:table-cell office:value-type="float" office:value="159.0279">
                <text:p>159.02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019.5320138889">
                <text:p>42019.5320138889</text:p>
              </table:table-cell>
              <table:table-cell office:value-type="float" office:value="1075.1119">
                <text:p>1075.1119</text:p>
              </table:table-cell>
              <table:table-cell office:value-type="float" office:value="36.6718">
                <text:p>36.6718</text:p>
              </table:table-cell>
              <table:table-cell office:value-type="float" office:value="337.5647">
                <text:p>337.5647</text:p>
              </table:table-cell>
              <table:table-cell office:value-type="float" office:value="159.0044">
                <text:p>159.00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019.5323611111">
                <text:p>42019.5323611111</text:p>
              </table:table-cell>
              <table:table-cell office:value-type="float" office:value="1075.1755">
                <text:p>1075.1755</text:p>
              </table:table-cell>
              <table:table-cell office:value-type="float" office:value="36.6927">
                <text:p>36.6927</text:p>
              </table:table-cell>
              <table:table-cell office:value-type="float" office:value="338.5367">
                <text:p>338.5367</text:p>
              </table:table-cell>
              <table:table-cell office:value-type="float" office:value="159.0151">
                <text:p>159.01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019.5327199074">
                <text:p>42019.532719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271">
                <text:p>159.02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019.5331134259">
                <text:p>42019.53311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514">
                <text:p>159.05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019.5334953704">
                <text:p>42019.533495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341">
                <text:p>159.13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019.5338773148">
                <text:p>42019.533877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855">
                <text:p>159.08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019.5342592593">
                <text:p>42019.534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004">
                <text:p>159.10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019.5346412037">
                <text:p>42019.534641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03">
                <text:p>159.1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019.5350231481">
                <text:p>42019.535023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604">
                <text:p>159.06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019.5354050926">
                <text:p>42019.535405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33">
                <text:p>159.0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019.535787037">
                <text:p>42019.53578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329">
                <text:p>159.03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019.5361689815">
                <text:p>42019.536168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103">
                <text:p>159.01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019.5365625">
                <text:p>42019.53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095">
                <text:p>159.00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019.5369444445">
                <text:p>42019.53694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999">
                <text:p>158.9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019.5373263889">
                <text:p>42019.537326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9874">
                <text:p>158.98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019.5377083333">
                <text:p>42019.53770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9952">
                <text:p>158.99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019.5380902778">
                <text:p>42019.538090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031">
                <text:p>159.00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019.5384722222">
                <text:p>42019.53847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9997">
                <text:p>158.99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019.5388541667">
                <text:p>42019.53885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467">
                <text:p>159.04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019.5392361111">
                <text:p>42019.539236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59">
                <text:p>159.0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019.5396180556">
                <text:p>42019.539618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27">
                <text:p>159.0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019.5400115741">
                <text:p>42019.540011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574">
                <text:p>159.05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019.5403935185">
                <text:p>42019.540393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686">
                <text:p>159.06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019.540775463">
                <text:p>42019.54077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768">
                <text:p>159.07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019.5411574074">
                <text:p>42019.54115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503">
                <text:p>159.05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019.5415393519">
                <text:p>42019.541539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504">
                <text:p>159.05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019.5419212963">
                <text:p>42019.541921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495">
                <text:p>159.04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019.5423032407">
                <text:p>42019.542303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898">
                <text:p>159.08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019.5426851852">
                <text:p>42019.5426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42">
                <text:p>159.11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019.5430787037">
                <text:p>42019.543078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915">
                <text:p>159.09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019.5434606481">
                <text:p>42019.543460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03">
                <text:p>159.1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019.5438425926">
                <text:p>42019.54384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964">
                <text:p>159.09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019.544224537">
                <text:p>42019.54422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31">
                <text:p>159.1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19.5446064815">
                <text:p>42019.544606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99">
                <text:p>159.11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019.5449884259">
                <text:p>42019.544988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38">
                <text:p>159.11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019.5453703704">
                <text:p>42019.545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969">
                <text:p>159.09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019.5457523148">
                <text:p>42019.545752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552">
                <text:p>159.15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019.5461342593">
                <text:p>42019.546134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409">
                <text:p>159.14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019.5465277778">
                <text:p>42019.5465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91">
                <text:p>159.11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019.5469097222">
                <text:p>42019.546909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711">
                <text:p>159.07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019.5469675926">
                <text:p>42019.546967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019">
                <text:p>159.10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019.547025463">
                <text:p>42019.54702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36">
                <text:p>159.1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019.5470833333">
                <text:p>42019.54708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439">
                <text:p>159.143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019.5471412037">
                <text:p>42019.547141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43">
                <text:p>159.1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019.5471990741">
                <text:p>42019.547199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281">
                <text:p>159.12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019.5472569445">
                <text:p>42019.5472569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39">
                <text:p>159.1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019.5473148148">
                <text:p>42019.5473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078">
                <text:p>159.10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019.5473726852">
                <text:p>42019.547372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839">
                <text:p>159.08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019.5474305556">
                <text:p>42019.547430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67">
                <text:p>159.0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019.5474884259">
                <text:p>42019.547488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837">
                <text:p>159.08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019.5475462963">
                <text:p>42019.54754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82">
                <text:p>159.11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019.5476041667">
                <text:p>42019.547604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48">
                <text:p>159.11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019.547662037">
                <text:p>42019.54766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894">
                <text:p>159.08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019.5477199074">
                <text:p>42019.547719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958">
                <text:p>159.09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019.5477893519">
                <text:p>42019.547789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87">
                <text:p>159.11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2019.5478472222">
                <text:p>42019.547847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52">
                <text:p>159.11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019.5479050926">
                <text:p>42019.547905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099">
                <text:p>159.10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019.547962963">
                <text:p>42019.547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24">
                <text:p>159.11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2019.5480208333">
                <text:p>42019.548020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991">
                <text:p>159.09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019.5480787037">
                <text:p>42019.548078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28">
                <text:p>159.11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2019.5481365741">
                <text:p>42019.548136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564">
                <text:p>159.15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2019.5481944444">
                <text:p>42019.54819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493">
                <text:p>159.14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2019.5482523148">
                <text:p>42019.548252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4">
                <text:p>159.1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019.5483101852">
                <text:p>42019.548310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866">
                <text:p>159.08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2019.5483680555">
                <text:p>42019.5483680555</text:p>
              </table:table-cell>
              <table:table-cell office:value-type="float" office:value="1063.5884">
                <text:p>1063.5884</text:p>
              </table:table-cell>
              <table:table-cell office:value-type="float" office:value="36.659">
                <text:p>36.659</text:p>
              </table:table-cell>
              <table:table-cell office:value-type="float" office:value="346.4654">
                <text:p>346.4654</text:p>
              </table:table-cell>
              <table:table-cell office:value-type="float" office:value="159.1106">
                <text:p>159.11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019.5484375">
                <text:p>42019.5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94">
                <text:p>159.11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2019.5485300926">
                <text:p>42019.5485300926</text:p>
              </table:table-cell>
              <table:table-cell office:value-type="float" office:value="1063.3495">
                <text:p>1063.3495</text:p>
              </table:table-cell>
              <table:table-cell office:value-type="float" office:value="36.655">
                <text:p>36.655</text:p>
              </table:table-cell>
              <table:table-cell office:value-type="float" office:value="346.1508">
                <text:p>346.1508</text:p>
              </table:table-cell>
              <table:table-cell office:value-type="float" office:value="159.1268">
                <text:p>159.12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019.548599537">
                <text:p>42019.548599537</text:p>
              </table:table-cell>
              <table:table-cell office:value-type="float" office:value="1063.3437">
                <text:p>1063.3437</text:p>
              </table:table-cell>
              <table:table-cell office:value-type="float" office:value="36.649">
                <text:p>36.649</text:p>
              </table:table-cell>
              <table:table-cell office:value-type="float" office:value="346.4258">
                <text:p>346.4258</text:p>
              </table:table-cell>
              <table:table-cell office:value-type="float" office:value="159.1046">
                <text:p>159.10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019.5486689815">
                <text:p>42019.5486689815</text:p>
              </table:table-cell>
              <table:table-cell office:value-type="float" office:value="1063.5575">
                <text:p>1063.5575</text:p>
              </table:table-cell>
              <table:table-cell office:value-type="float" office:value="36.6613">
                <text:p>36.6613</text:p>
              </table:table-cell>
              <table:table-cell office:value-type="float" office:value="346.5091">
                <text:p>346.5091</text:p>
              </table:table-cell>
              <table:table-cell office:value-type="float" office:value="159.1163">
                <text:p>159.11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2019.5487268519">
                <text:p>42019.5487268519</text:p>
              </table:table-cell>
              <table:table-cell office:value-type="float" office:value="1063.0789">
                <text:p>1063.0789</text:p>
              </table:table-cell>
              <table:table-cell office:value-type="float" office:value="36.6505">
                <text:p>36.6505</text:p>
              </table:table-cell>
              <table:table-cell office:value-type="float" office:value="346.4586">
                <text:p>346.4586</text:p>
              </table:table-cell>
              <table:table-cell office:value-type="float" office:value="159.135">
                <text:p>159.1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019.5487962963">
                <text:p>42019.5487962963</text:p>
              </table:table-cell>
              <table:table-cell office:value-type="float" office:value="1063.0481">
                <text:p>1063.0481</text:p>
              </table:table-cell>
              <table:table-cell office:value-type="float" office:value="36.6589">
                <text:p>36.6589</text:p>
              </table:table-cell>
              <table:table-cell office:value-type="float" office:value="346.3205">
                <text:p>346.3205</text:p>
              </table:table-cell>
              <table:table-cell office:value-type="float" office:value="159.0953">
                <text:p>159.09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019.5488657407">
                <text:p>42019.5488657407</text:p>
              </table:table-cell>
              <table:table-cell office:value-type="float" office:value="1063.3413">
                <text:p>1063.3413</text:p>
              </table:table-cell>
              <table:table-cell office:value-type="float" office:value="36.6548">
                <text:p>36.6548</text:p>
              </table:table-cell>
              <table:table-cell office:value-type="float" office:value="346.0977">
                <text:p>346.0977</text:p>
              </table:table-cell>
              <table:table-cell office:value-type="float" office:value="159.1046">
                <text:p>159.10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019.5489351852">
                <text:p>42019.5489351852</text:p>
              </table:table-cell>
              <table:table-cell office:value-type="float" office:value="1062.9718">
                <text:p>1062.9718</text:p>
              </table:table-cell>
              <table:table-cell office:value-type="float" office:value="36.656">
                <text:p>36.656</text:p>
              </table:table-cell>
              <table:table-cell office:value-type="float" office:value="346.2065">
                <text:p>346.2065</text:p>
              </table:table-cell>
              <table:table-cell office:value-type="float" office:value="159.1072">
                <text:p>159.10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019.5489930556">
                <text:p>42019.5489930556</text:p>
              </table:table-cell>
              <table:table-cell office:value-type="float" office:value="1063.1113">
                <text:p>1063.1113</text:p>
              </table:table-cell>
              <table:table-cell office:value-type="float" office:value="36.6518">
                <text:p>36.6518</text:p>
              </table:table-cell>
              <table:table-cell office:value-type="float" office:value="346.6772">
                <text:p>346.6772</text:p>
              </table:table-cell>
              <table:table-cell office:value-type="float" office:value="159.1277">
                <text:p>159.12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019.5490625">
                <text:p>42019.5490625</text:p>
              </table:table-cell>
              <table:table-cell office:value-type="float" office:value="1062.7316">
                <text:p>1062.7316</text:p>
              </table:table-cell>
              <table:table-cell office:value-type="float" office:value="36.6541">
                <text:p>36.6541</text:p>
              </table:table-cell>
              <table:table-cell office:value-type="float" office:value="346.713">
                <text:p>346.713</text:p>
              </table:table-cell>
              <table:table-cell office:value-type="float" office:value="159.1427">
                <text:p>159.14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019.5491319444">
                <text:p>42019.5491319444</text:p>
              </table:table-cell>
              <table:table-cell office:value-type="float" office:value="1062.9682">
                <text:p>1062.9682</text:p>
              </table:table-cell>
              <table:table-cell office:value-type="float" office:value="36.6618">
                <text:p>36.6618</text:p>
              </table:table-cell>
              <table:table-cell office:value-type="float" office:value="346.7225">
                <text:p>346.7225</text:p>
              </table:table-cell>
              <table:table-cell office:value-type="float" office:value="159.1531">
                <text:p>159.15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2019.5492013889">
                <text:p>42019.5492013889</text:p>
              </table:table-cell>
              <table:table-cell office:value-type="float" office:value="1062.9248">
                <text:p>1062.9248</text:p>
              </table:table-cell>
              <table:table-cell office:value-type="float" office:value="36.6502">
                <text:p>36.6502</text:p>
              </table:table-cell>
              <table:table-cell office:value-type="float" office:value="346.6315">
                <text:p>346.6315</text:p>
              </table:table-cell>
              <table:table-cell office:value-type="float" office:value="159.1221">
                <text:p>159.12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019.5492939815">
                <text:p>42019.5492939815</text:p>
              </table:table-cell>
              <table:table-cell office:value-type="float" office:value="1062.6111">
                <text:p>1062.6111</text:p>
              </table:table-cell>
              <table:table-cell office:value-type="float" office:value="36.6612">
                <text:p>36.6612</text:p>
              </table:table-cell>
              <table:table-cell office:value-type="float" office:value="346.6312">
                <text:p>346.6312</text:p>
              </table:table-cell>
              <table:table-cell office:value-type="float" office:value="159.1159">
                <text:p>159.11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019.5493634259">
                <text:p>42019.549363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4">
                <text:p>159.1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019.5494560185">
                <text:p>42019.5494560185</text:p>
              </table:table-cell>
              <table:table-cell office:value-type="float" office:value="1062.7375">
                <text:p>1062.7375</text:p>
              </table:table-cell>
              <table:table-cell office:value-type="float" office:value="36.6608">
                <text:p>36.6608</text:p>
              </table:table-cell>
              <table:table-cell office:value-type="float" office:value="345.7189">
                <text:p>345.7189</text:p>
              </table:table-cell>
              <table:table-cell office:value-type="float" office:value="159.1362">
                <text:p>159.13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019.549525463">
                <text:p>42019.549525463</text:p>
              </table:table-cell>
              <table:table-cell office:value-type="float" office:value="1062.84">
                <text:p>1062.84</text:p>
              </table:table-cell>
              <table:table-cell office:value-type="float" office:value="36.6572">
                <text:p>36.6572</text:p>
              </table:table-cell>
              <table:table-cell office:value-type="float" office:value="346.2191">
                <text:p>346.2191</text:p>
              </table:table-cell>
              <table:table-cell office:value-type="float" office:value="159.1409">
                <text:p>159.14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019.5496296296">
                <text:p>42019.5496296296</text:p>
              </table:table-cell>
              <table:table-cell office:value-type="float" office:value="1062.5992">
                <text:p>1062.5992</text:p>
              </table:table-cell>
              <table:table-cell office:value-type="float" office:value="36.6621">
                <text:p>36.6621</text:p>
              </table:table-cell>
              <table:table-cell office:value-type="float" office:value="346.992">
                <text:p>346.992</text:p>
              </table:table-cell>
              <table:table-cell office:value-type="float" office:value="159.1236">
                <text:p>159.12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019.5496990741">
                <text:p>42019.5496990741</text:p>
              </table:table-cell>
              <table:table-cell office:value-type="float" office:value="1062.5311">
                <text:p>1062.5311</text:p>
              </table:table-cell>
              <table:table-cell office:value-type="float" office:value="36.6596">
                <text:p>36.6596</text:p>
              </table:table-cell>
              <table:table-cell office:value-type="float" office:value="346.7197">
                <text:p>346.7197</text:p>
              </table:table-cell>
              <table:table-cell office:value-type="float" office:value="159.1304">
                <text:p>159.13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019.5497569444">
                <text:p>42019.5497569444</text:p>
              </table:table-cell>
              <table:table-cell office:value-type="float" office:value="1062.2212">
                <text:p>1062.2212</text:p>
              </table:table-cell>
              <table:table-cell office:value-type="float" office:value="36.6516">
                <text:p>36.6516</text:p>
              </table:table-cell>
              <table:table-cell office:value-type="float" office:value="346.5383">
                <text:p>346.5383</text:p>
              </table:table-cell>
              <table:table-cell office:value-type="float" office:value="159.1286">
                <text:p>159.12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019.5498263889">
                <text:p>42019.5498263889</text:p>
              </table:table-cell>
              <table:table-cell office:value-type="float" office:value="1062.442">
                <text:p>1062.442</text:p>
              </table:table-cell>
              <table:table-cell office:value-type="float" office:value="36.6633">
                <text:p>36.6633</text:p>
              </table:table-cell>
              <table:table-cell office:value-type="float" office:value="346.4503">
                <text:p>346.4503</text:p>
              </table:table-cell>
              <table:table-cell office:value-type="float" office:value="159.1104">
                <text:p>159.11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019.5498958333">
                <text:p>42019.5498958333</text:p>
              </table:table-cell>
              <table:table-cell office:value-type="float" office:value="1062.4683">
                <text:p>1062.4683</text:p>
              </table:table-cell>
              <table:table-cell office:value-type="float" office:value="36.6557">
                <text:p>36.6557</text:p>
              </table:table-cell>
              <table:table-cell office:value-type="float" office:value="346.746">
                <text:p>346.746</text:p>
              </table:table-cell>
              <table:table-cell office:value-type="float" office:value="159.1206">
                <text:p>159.12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019.5499884259">
                <text:p>42019.5499884259</text:p>
              </table:table-cell>
              <table:table-cell office:value-type="float" office:value="1062.2753">
                <text:p>1062.2753</text:p>
              </table:table-cell>
              <table:table-cell office:value-type="float" office:value="36.6566">
                <text:p>36.6566</text:p>
              </table:table-cell>
              <table:table-cell office:value-type="float" office:value="347.5568">
                <text:p>347.5568</text:p>
              </table:table-cell>
              <table:table-cell office:value-type="float" office:value="159.1292">
                <text:p>159.12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019.5500578704">
                <text:p>42019.5500578704</text:p>
              </table:table-cell>
              <table:table-cell office:value-type="float" office:value="1061.8863">
                <text:p>1061.8863</text:p>
              </table:table-cell>
              <table:table-cell office:value-type="float" office:value="36.656">
                <text:p>36.656</text:p>
              </table:table-cell>
              <table:table-cell office:value-type="float" office:value="347.4442">
                <text:p>347.4442</text:p>
              </table:table-cell>
              <table:table-cell office:value-type="float" office:value="159.1184">
                <text:p>159.11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019.5501273148">
                <text:p>42019.5501273148</text:p>
              </table:table-cell>
              <table:table-cell office:value-type="float" office:value="1062.1013">
                <text:p>1062.1013</text:p>
              </table:table-cell>
              <table:table-cell office:value-type="float" office:value="36.6553">
                <text:p>36.6553</text:p>
              </table:table-cell>
              <table:table-cell office:value-type="float" office:value="347.5634">
                <text:p>347.5634</text:p>
              </table:table-cell>
              <table:table-cell office:value-type="float" office:value="159.1282">
                <text:p>159.12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2019.5502199074">
                <text:p>42019.5502199074</text:p>
              </table:table-cell>
              <table:table-cell office:value-type="float" office:value="1062.0484">
                <text:p>1062.0484</text:p>
              </table:table-cell>
              <table:table-cell office:value-type="float" office:value="36.6639">
                <text:p>36.6639</text:p>
              </table:table-cell>
              <table:table-cell office:value-type="float" office:value="347.5826">
                <text:p>347.5826</text:p>
              </table:table-cell>
              <table:table-cell office:value-type="float" office:value="159.1161">
                <text:p>159.11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2019.5502893519">
                <text:p>42019.5502893519</text:p>
              </table:table-cell>
              <table:table-cell office:value-type="float" office:value="1062.2268">
                <text:p>1062.2268</text:p>
              </table:table-cell>
              <table:table-cell office:value-type="float" office:value="36.6551">
                <text:p>36.6551</text:p>
              </table:table-cell>
              <table:table-cell office:value-type="float" office:value="346.8363">
                <text:p>346.8363</text:p>
              </table:table-cell>
              <table:table-cell office:value-type="float" office:value="159.1084">
                <text:p>159.10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019.5503587963">
                <text:p>42019.5503587963</text:p>
              </table:table-cell>
              <table:table-cell office:value-type="float" office:value="1061.7986">
                <text:p>1061.7986</text:p>
              </table:table-cell>
              <table:table-cell office:value-type="float" office:value="36.6656">
                <text:p>36.6656</text:p>
              </table:table-cell>
              <table:table-cell office:value-type="float" office:value="346.5326">
                <text:p>346.5326</text:p>
              </table:table-cell>
              <table:table-cell office:value-type="float" office:value="159.1211">
                <text:p>159.12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2019.5504282407">
                <text:p>42019.5504282407</text:p>
              </table:table-cell>
              <table:table-cell office:value-type="float" office:value="1061.9565">
                <text:p>1061.9565</text:p>
              </table:table-cell>
              <table:table-cell office:value-type="float" office:value="36.6599">
                <text:p>36.6599</text:p>
              </table:table-cell>
              <table:table-cell office:value-type="float" office:value="346.9813">
                <text:p>346.9813</text:p>
              </table:table-cell>
              <table:table-cell office:value-type="float" office:value="159.1233">
                <text:p>159.12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019.5505208333">
                <text:p>42019.5505208333</text:p>
              </table:table-cell>
              <table:table-cell office:value-type="float" office:value="1061.8156">
                <text:p>1061.8156</text:p>
              </table:table-cell>
              <table:table-cell office:value-type="float" office:value="36.6635">
                <text:p>36.6635</text:p>
              </table:table-cell>
              <table:table-cell office:value-type="float" office:value="346.9138">
                <text:p>346.9138</text:p>
              </table:table-cell>
              <table:table-cell office:value-type="float" office:value="159.1192">
                <text:p>159.11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2019.550625">
                <text:p>42019.5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1131">
                <text:p>159.11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2019.5507175926">
                <text:p>42019.5507175926</text:p>
              </table:table-cell>
              <table:table-cell office:value-type="float" office:value="1061.7484">
                <text:p>1061.7484</text:p>
              </table:table-cell>
              <table:table-cell office:value-type="float" office:value="36.6681">
                <text:p>36.6681</text:p>
              </table:table-cell>
              <table:table-cell office:value-type="float" office:value="347.0099">
                <text:p>347.0099</text:p>
              </table:table-cell>
              <table:table-cell office:value-type="float" office:value="159.1056">
                <text:p>159.10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2019.550787037">
                <text:p>42019.550787037</text:p>
              </table:table-cell>
              <table:table-cell office:value-type="float" office:value="1061.5101">
                <text:p>1061.5101</text:p>
              </table:table-cell>
              <table:table-cell office:value-type="float" office:value="36.6636">
                <text:p>36.6636</text:p>
              </table:table-cell>
              <table:table-cell office:value-type="float" office:value="346.7922">
                <text:p>346.7922</text:p>
              </table:table-cell>
              <table:table-cell office:value-type="float" office:value="159.0969">
                <text:p>159.09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019.5508912037">
                <text:p>42019.5508912037</text:p>
              </table:table-cell>
              <table:table-cell office:value-type="float" office:value="1061.6655">
                <text:p>1061.6655</text:p>
              </table:table-cell>
              <table:table-cell office:value-type="float" office:value="36.6632">
                <text:p>36.6632</text:p>
              </table:table-cell>
              <table:table-cell office:value-type="float" office:value="347.1017">
                <text:p>347.1017</text:p>
              </table:table-cell>
              <table:table-cell office:value-type="float" office:value="159.1097">
                <text:p>159.10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019.5509490741">
                <text:p>42019.5509490741</text:p>
              </table:table-cell>
              <table:table-cell office:value-type="float" office:value="1061.6444">
                <text:p>1061.6444</text:p>
              </table:table-cell>
              <table:table-cell office:value-type="float" office:value="36.6633">
                <text:p>36.6633</text:p>
              </table:table-cell>
              <table:table-cell office:value-type="float" office:value="347.2192">
                <text:p>347.2192</text:p>
              </table:table-cell>
              <table:table-cell office:value-type="float" office:value="159.1061">
                <text:p>159.106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019.5510185185">
                <text:p>42019.5510185185</text:p>
              </table:table-cell>
              <table:table-cell office:value-type="float" office:value="1061.5437">
                <text:p>1061.5437</text:p>
              </table:table-cell>
              <table:table-cell office:value-type="float" office:value="36.6584">
                <text:p>36.6584</text:p>
              </table:table-cell>
              <table:table-cell office:value-type="float" office:value="347.2046">
                <text:p>347.2046</text:p>
              </table:table-cell>
              <table:table-cell office:value-type="float" office:value="159.0944">
                <text:p>159.09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019.5511226852">
                <text:p>42019.5511226852</text:p>
              </table:table-cell>
              <table:table-cell office:value-type="float" office:value="1061.3881">
                <text:p>1061.3881</text:p>
              </table:table-cell>
              <table:table-cell office:value-type="float" office:value="36.67">
                <text:p>36.67</text:p>
              </table:table-cell>
              <table:table-cell office:value-type="float" office:value="347.4344">
                <text:p>347.4344</text:p>
              </table:table-cell>
              <table:table-cell office:value-type="float" office:value="159.1312">
                <text:p>159.13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019.5511805556">
                <text:p>42019.5511805556</text:p>
              </table:table-cell>
              <table:table-cell office:value-type="float" office:value="1060.9041">
                <text:p>1060.9041</text:p>
              </table:table-cell>
              <table:table-cell office:value-type="float" office:value="36.6606">
                <text:p>36.6606</text:p>
              </table:table-cell>
              <table:table-cell office:value-type="float" office:value="347.3404">
                <text:p>347.3404</text:p>
              </table:table-cell>
              <table:table-cell office:value-type="float" office:value="159.1392">
                <text:p>159.13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2019.55125">
                <text:p>42019.55125</text:p>
              </table:table-cell>
              <table:table-cell office:value-type="float" office:value="1060.8172">
                <text:p>1060.8172</text:p>
              </table:table-cell>
              <table:table-cell office:value-type="float" office:value="36.6557">
                <text:p>36.6557</text:p>
              </table:table-cell>
              <table:table-cell office:value-type="float" office:value="346.8164">
                <text:p>346.8164</text:p>
              </table:table-cell>
              <table:table-cell office:value-type="float" office:value="159.1275">
                <text:p>159.12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2019.5513541667">
                <text:p>42019.5513541667</text:p>
              </table:table-cell>
              <table:table-cell office:value-type="float" office:value="1060.6685">
                <text:p>1060.6685</text:p>
              </table:table-cell>
              <table:table-cell office:value-type="float" office:value="36.6594">
                <text:p>36.6594</text:p>
              </table:table-cell>
              <table:table-cell office:value-type="float" office:value="346.3633">
                <text:p>346.3633</text:p>
              </table:table-cell>
              <table:table-cell office:value-type="float" office:value="159.1366">
                <text:p>159.13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2019.5514583333">
                <text:p>42019.5514583333</text:p>
              </table:table-cell>
              <table:table-cell office:value-type="float" office:value="1060.62">
                <text:p>1060.62</text:p>
              </table:table-cell>
              <table:table-cell office:value-type="float" office:value="36.6584">
                <text:p>36.6584</text:p>
              </table:table-cell>
              <table:table-cell office:value-type="float" office:value="347.3456">
                <text:p>347.3456</text:p>
              </table:table-cell>
              <table:table-cell office:value-type="float" office:value="159.1231">
                <text:p>159.123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019.5518055556">
                <text:p>42019.5518055556</text:p>
              </table:table-cell>
              <table:table-cell office:value-type="float" office:value="1060.2359">
                <text:p>1060.2359</text:p>
              </table:table-cell>
              <table:table-cell office:value-type="float" office:value="36.6684">
                <text:p>36.6684</text:p>
              </table:table-cell>
              <table:table-cell office:value-type="float" office:value="346.8679">
                <text:p>346.8679</text:p>
              </table:table-cell>
              <table:table-cell office:value-type="float" office:value="159.0949">
                <text:p>159.09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019.5521990741">
                <text:p>42019.5521990741</text:p>
              </table:table-cell>
              <table:table-cell office:value-type="float" office:value="1059.8597">
                <text:p>1059.8597</text:p>
              </table:table-cell>
              <table:table-cell office:value-type="float" office:value="36.6638">
                <text:p>36.6638</text:p>
              </table:table-cell>
              <table:table-cell office:value-type="float" office:value="346.2233">
                <text:p>346.2233</text:p>
              </table:table-cell>
              <table:table-cell office:value-type="float" office:value="159.0871">
                <text:p>159.08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2019.5525578704">
                <text:p>42019.5525578704</text:p>
              </table:table-cell>
              <table:table-cell office:value-type="float" office:value="1063.1567">
                <text:p>1063.1567</text:p>
              </table:table-cell>
              <table:table-cell office:value-type="float" office:value="36.6626">
                <text:p>36.6626</text:p>
              </table:table-cell>
              <table:table-cell office:value-type="float" office:value="346.3525">
                <text:p>346.3525</text:p>
              </table:table-cell>
              <table:table-cell office:value-type="float" office:value="159.0722">
                <text:p>159.07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019.5529050926">
                <text:p>42019.5529050926</text:p>
              </table:table-cell>
              <table:table-cell office:value-type="float" office:value="1011.6568">
                <text:p>1011.6568</text:p>
              </table:table-cell>
              <table:table-cell office:value-type="float" office:value="36.6672">
                <text:p>36.6672</text:p>
              </table:table-cell>
              <table:table-cell office:value-type="float" office:value="346.8431">
                <text:p>346.8431</text:p>
              </table:table-cell>
              <table:table-cell office:value-type="float" office:value="159.1054">
                <text:p>159.10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019.5532638889">
                <text:p>42019.5532638889</text:p>
              </table:table-cell>
              <table:table-cell office:value-type="float" office:value="999.8197">
                <text:p>999.8197</text:p>
              </table:table-cell>
              <table:table-cell office:value-type="float" office:value="36.6711">
                <text:p>36.6711</text:p>
              </table:table-cell>
              <table:table-cell office:value-type="float" office:value="346.5381">
                <text:p>346.5381</text:p>
              </table:table-cell>
              <table:table-cell office:value-type="float" office:value="159.1285">
                <text:p>159.12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2019.5536226852">
                <text:p>42019.5536226852</text:p>
              </table:table-cell>
              <table:table-cell office:value-type="float" office:value="1003.6605">
                <text:p>1003.6605</text:p>
              </table:table-cell>
              <table:table-cell office:value-type="float" office:value="36.6634">
                <text:p>36.6634</text:p>
              </table:table-cell>
              <table:table-cell office:value-type="float" office:value="346.8064">
                <text:p>346.8064</text:p>
              </table:table-cell>
              <table:table-cell office:value-type="float" office:value="159.0281">
                <text:p>159.02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019.5539814815">
                <text:p>42019.5539814815</text:p>
              </table:table-cell>
              <table:table-cell office:value-type="float" office:value="1007.7663">
                <text:p>1007.7663</text:p>
              </table:table-cell>
              <table:table-cell office:value-type="float" office:value="36.6721">
                <text:p>36.6721</text:p>
              </table:table-cell>
              <table:table-cell office:value-type="float" office:value="347.6099">
                <text:p>347.6099</text:p>
              </table:table-cell>
              <table:table-cell office:value-type="float" office:value="159.0434">
                <text:p>159.04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019.554375">
                <text:p>42019.554375</text:p>
              </table:table-cell>
              <table:table-cell office:value-type="float" office:value="1008.9987">
                <text:p>1008.9987</text:p>
              </table:table-cell>
              <table:table-cell office:value-type="float" office:value="36.672">
                <text:p>36.672</text:p>
              </table:table-cell>
              <table:table-cell office:value-type="float" office:value="347.4086">
                <text:p>347.4086</text:p>
              </table:table-cell>
              <table:table-cell office:value-type="float" office:value="159.0466">
                <text:p>159.04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019.5547222222">
                <text:p>42019.5547222222</text:p>
              </table:table-cell>
              <table:table-cell office:value-type="float" office:value="1008.7098">
                <text:p>1008.7098</text:p>
              </table:table-cell>
              <table:table-cell office:value-type="float" office:value="36.6717">
                <text:p>36.6717</text:p>
              </table:table-cell>
              <table:table-cell office:value-type="float" office:value="347.8611">
                <text:p>347.8611</text:p>
              </table:table-cell>
              <table:table-cell office:value-type="float" office:value="159.0694">
                <text:p>159.06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019.5550810185">
                <text:p>42019.5550810185</text:p>
              </table:table-cell>
              <table:table-cell office:value-type="float" office:value="1007.9589">
                <text:p>1007.9589</text:p>
              </table:table-cell>
              <table:table-cell office:value-type="float" office:value="36.6659">
                <text:p>36.6659</text:p>
              </table:table-cell>
              <table:table-cell office:value-type="float" office:value="347.583">
                <text:p>347.583</text:p>
              </table:table-cell>
              <table:table-cell office:value-type="float" office:value="159.0406">
                <text:p>159.04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019.5554398148">
                <text:p>42019.5554398148</text:p>
              </table:table-cell>
              <table:table-cell office:value-type="float" office:value="1007.4308">
                <text:p>1007.4308</text:p>
              </table:table-cell>
              <table:table-cell office:value-type="float" office:value="36.6723">
                <text:p>36.6723</text:p>
              </table:table-cell>
              <table:table-cell office:value-type="float" office:value="347.4212">
                <text:p>347.4212</text:p>
              </table:table-cell>
              <table:table-cell office:value-type="float" office:value="159.0539">
                <text:p>159.05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019.5557986111">
                <text:p>42019.5557986111</text:p>
              </table:table-cell>
              <table:table-cell office:value-type="float" office:value="1006.7089">
                <text:p>1006.7089</text:p>
              </table:table-cell>
              <table:table-cell office:value-type="float" office:value="36.6832">
                <text:p>36.6832</text:p>
              </table:table-cell>
              <table:table-cell office:value-type="float" office:value="348.1326">
                <text:p>348.1326</text:p>
              </table:table-cell>
              <table:table-cell office:value-type="float" office:value="159.0296">
                <text:p>159.02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019.5561805556">
                <text:p>42019.5561805556</text:p>
              </table:table-cell>
              <table:table-cell office:value-type="float" office:value="1006.0615">
                <text:p>1006.0615</text:p>
              </table:table-cell>
              <table:table-cell office:value-type="float" office:value="36.6749">
                <text:p>36.6749</text:p>
              </table:table-cell>
              <table:table-cell office:value-type="float" office:value="347.6785">
                <text:p>347.6785</text:p>
              </table:table-cell>
              <table:table-cell office:value-type="float" office:value="159.0548">
                <text:p>159.05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019.5565740741">
                <text:p>42019.5565740741</text:p>
              </table:table-cell>
              <table:table-cell office:value-type="float" office:value="1005.4585">
                <text:p>1005.4585</text:p>
              </table:table-cell>
              <table:table-cell office:value-type="float" office:value="36.6764">
                <text:p>36.6764</text:p>
              </table:table-cell>
              <table:table-cell office:value-type="float" office:value="348.8561">
                <text:p>348.8561</text:p>
              </table:table-cell>
              <table:table-cell office:value-type="float" office:value="159.014">
                <text:p>159.0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019.5570023148">
                <text:p>42019.5570023148</text:p>
              </table:table-cell>
              <table:table-cell office:value-type="float" office:value="1005.3326">
                <text:p>1005.3326</text:p>
              </table:table-cell>
              <table:table-cell office:value-type="float" office:value="36.6695">
                <text:p>36.6695</text:p>
              </table:table-cell>
              <table:table-cell office:value-type="float" office:value="348.7633">
                <text:p>348.7633</text:p>
              </table:table-cell>
              <table:table-cell office:value-type="float" office:value="159.0042">
                <text:p>159.004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019.557349537">
                <text:p>42019.557349537</text:p>
              </table:table-cell>
              <table:table-cell office:value-type="float" office:value="1004.9543">
                <text:p>1004.9543</text:p>
              </table:table-cell>
              <table:table-cell office:value-type="float" office:value="36.6863">
                <text:p>36.6863</text:p>
              </table:table-cell>
              <table:table-cell office:value-type="float" office:value="348.4238">
                <text:p>348.4238</text:p>
              </table:table-cell>
              <table:table-cell office:value-type="float" office:value="159.0819">
                <text:p>159.08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019.5577083333">
                <text:p>42019.55770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714">
                <text:p>159.07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019.5580902778">
                <text:p>42019.5580902778</text:p>
              </table:table-cell>
              <table:table-cell office:value-type="float" office:value="1004.1429">
                <text:p>1004.1429</text:p>
              </table:table-cell>
              <table:table-cell office:value-type="float" office:value="36.6795">
                <text:p>36.6795</text:p>
              </table:table-cell>
              <table:table-cell office:value-type="float" office:value="NaN">
                <text:p>NaN</text:p>
              </table:table-cell>
              <table:table-cell office:value-type="float" office:value="159.0815">
                <text:p>159.08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019.5584837963">
                <text:p>42019.5584837963</text:p>
              </table:table-cell>
              <table:table-cell office:value-type="float" office:value="1003.5793">
                <text:p>1003.5793</text:p>
              </table:table-cell>
              <table:table-cell office:value-type="float" office:value="36.682">
                <text:p>36.682</text:p>
              </table:table-cell>
              <table:table-cell office:value-type="float" office:value="347.7215">
                <text:p>347.7215</text:p>
              </table:table-cell>
              <table:table-cell office:value-type="float" office:value="159.099">
                <text:p>159.0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019.5588425926">
                <text:p>42019.5588425926</text:p>
              </table:table-cell>
              <table:table-cell office:value-type="float" office:value="NaN">
                <text:p>NaN</text:p>
              </table:table-cell>
              <table:table-cell office:value-type="float" office:value="36.6818">
                <text:p>36.6818</text:p>
              </table:table-cell>
              <table:table-cell office:value-type="float" office:value="NaN">
                <text:p>NaN</text:p>
              </table:table-cell>
              <table:table-cell office:value-type="float" office:value="159.0859">
                <text:p>159.08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2019.5592939815">
                <text:p>42019.5592939815</text:p>
              </table:table-cell>
              <table:table-cell office:value-type="float" office:value="1002.8827">
                <text:p>1002.8827</text:p>
              </table:table-cell>
              <table:table-cell office:value-type="float" office:value="36.6795">
                <text:p>36.6795</text:p>
              </table:table-cell>
              <table:table-cell office:value-type="float" office:value="348.8807">
                <text:p>348.8807</text:p>
              </table:table-cell>
              <table:table-cell office:value-type="float" office:value="159.0729">
                <text:p>159.07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019.5596527778">
                <text:p>42019.5596527778</text:p>
              </table:table-cell>
              <table:table-cell office:value-type="float" office:value="1002.8386">
                <text:p>1002.8386</text:p>
              </table:table-cell>
              <table:table-cell office:value-type="float" office:value="36.681">
                <text:p>36.681</text:p>
              </table:table-cell>
              <table:table-cell office:value-type="float" office:value="NaN">
                <text:p>NaN</text:p>
              </table:table-cell>
              <table:table-cell office:value-type="float" office:value="159.0638">
                <text:p>159.06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019.5600462963">
                <text:p>42019.5600462963</text:p>
              </table:table-cell>
              <table:table-cell office:value-type="float" office:value="1002.5322">
                <text:p>1002.5322</text:p>
              </table:table-cell>
              <table:table-cell office:value-type="float" office:value="36.6862">
                <text:p>36.6862</text:p>
              </table:table-cell>
              <table:table-cell office:value-type="float" office:value="348.1387">
                <text:p>348.1387</text:p>
              </table:table-cell>
              <table:table-cell office:value-type="float" office:value="159.0883">
                <text:p>159.08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019.5604050926">
                <text:p>42019.5604050926</text:p>
              </table:table-cell>
              <table:table-cell office:value-type="float" office:value="1002.2541">
                <text:p>1002.2541</text:p>
              </table:table-cell>
              <table:table-cell office:value-type="float" office:value="36.6807">
                <text:p>36.6807</text:p>
              </table:table-cell>
              <table:table-cell office:value-type="float" office:value="348.7821">
                <text:p>348.7821</text:p>
              </table:table-cell>
              <table:table-cell office:value-type="float" office:value="159.0976">
                <text:p>159.09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2019.5615046296">
                <text:p>42019.5615046296</text:p>
              </table:table-cell>
              <table:table-cell office:value-type="float" office:value="NaN">
                <text:p>NaN</text:p>
              </table:table-cell>
              <table:table-cell office:value-type="float" office:value="36.6859">
                <text:p>36.6859</text:p>
              </table:table-cell>
              <table:table-cell office:value-type="float" office:value="NaN">
                <text:p>NaN</text:p>
              </table:table-cell>
              <table:table-cell office:value-type="float" office:value="159.1065">
                <text:p>159.10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2019.5626041667">
                <text:p>42019.5626041667</text:p>
              </table:table-cell>
              <table:table-cell office:value-type="float" office:value="1000.8566">
                <text:p>1000.8566</text:p>
              </table:table-cell>
              <table:table-cell office:value-type="float" office:value="36.6844">
                <text:p>36.6844</text:p>
              </table:table-cell>
              <table:table-cell office:value-type="float" office:value="NaN">
                <text:p>NaN</text:p>
              </table:table-cell>
              <table:table-cell office:value-type="float" office:value="159.0799">
                <text:p>159.07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019.5654861111">
                <text:p>42019.565486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656">
                <text:p>159.06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019.5658680556">
                <text:p>42019.565868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0463">
                <text:p>159.0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